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48173428640598" table:style-name="ce1">
            <text:p>0.248173428640598</text:p>
          </table:table-cell>
          <table:table-cell office:value-type="float" office:value="0.0951215077179589" table:style-name="ce1">
            <text:p>0.0951215077179589</text:p>
          </table:table-cell>
          <table:table-cell office:value-type="float" office:value="0.325699407242996" table:style-name="ce1">
            <text:p>0.325699407242996</text:p>
          </table:table-cell>
          <table:table-cell office:value-type="float" office:value="0.200526940522874" table:style-name="ce1">
            <text:p>0.200526940522874</text:p>
          </table:table-cell>
          <table:table-cell office:value-type="float" office:value="0.917544368609327" table:style-name="ce1">
            <text:p>0.917544368609327</text:p>
          </table:table-cell>
          <table:table-cell office:value-type="float" office:value="0.138711701743764" table:style-name="ce1">
            <text:p>0.138711701743764</text:p>
          </table:table-cell>
          <table:table-cell office:value-type="float" office:value="0.625175303214417" table:style-name="ce1">
            <text:p>0.625175303214417</text:p>
          </table:table-cell>
          <table:table-cell office:value-type="float" office:value="0.210234583146604" table:style-name="ce1">
            <text:p>0.210234583146604</text:p>
          </table:table-cell>
          <table:table-cell office:value-type="float" office:value="0.0769504860094982" table:style-name="ce1">
            <text:p>0.0769504860094982</text:p>
          </table:table-cell>
          <table:table-cell office:value-type="float" office:value="0.101698315160274" table:style-name="ce1">
            <text:p>0.101698315160274</text:p>
          </table:table-cell>
          <table:table-cell office:value-type="float" office:value="0.218159586427572" table:style-name="ce1">
            <text:p>0.218159586427572</text:p>
          </table:table-cell>
          <table:table-cell office:value-type="float" office:value="0.400395750253422" table:style-name="ce1">
            <text:p>0.400395750253422</text:p>
          </table:table-cell>
          <table:table-cell office:value-type="float" office:value="0.357930184391085" table:style-name="ce1">
            <text:p>0.357930184391085</text:p>
          </table:table-cell>
          <table:table-cell office:value-type="float" office:value="0.225176651525777" table:style-name="ce1">
            <text:p>0.225176651525777</text:p>
          </table:table-cell>
          <table:table-cell office:value-type="float" office:value="0.177613661294504" table:style-name="ce1">
            <text:p>0.177613661294504</text:p>
          </table:table-cell>
          <table:table-cell office:value-type="float" office:value="0.265839311568058" table:style-name="ce1">
            <text:p>0.265839311568058</text:p>
          </table:table-cell>
          <table:table-cell office:value-type="float" office:value="0.357995037118425" table:style-name="ce1">
            <text:p>0.357995037118425</text:p>
          </table:table-cell>
          <table:table-cell office:value-type="float" office:value="0.383287600781088" table:style-name="ce1">
            <text:p>0.383287600781088</text:p>
          </table:table-cell>
          <table:table-cell office:value-type="float" office:value="0.232608774078959" table:style-name="ce1">
            <text:p>0.232608774078959</text:p>
          </table:table-cell>
          <table:table-cell office:value-type="float" office:value="0.552475395866097" table:style-name="ce1">
            <text:p>0.552475395866097</text:p>
          </table:table-cell>
          <table:table-cell office:value-type="float" office:value="0.248173428640598" table:style-name="ce1">
            <text:p>0.248173428640598</text:p>
          </table:table-cell>
          <table:table-cell office:value-type="float" office:value="0.278265094126432" table:style-name="ce1">
            <text:p>0.278265094126432</text:p>
          </table:table-cell>
          <table:table-cell office:value-type="float" office:value="0.487648609616873" table:style-name="ce1">
            <text:p>0.487648609616873</text:p>
          </table:table-cell>
          <table:table-cell office:value-type="float" office:value="0.65639540615597" table:style-name="ce1">
            <text:p>0.65639540615597</text:p>
          </table:table-cell>
          <table:table-cell office:value-type="float" office:value="0.440539588476981" table:style-name="ce1">
            <text:p>0.440539588476981</text:p>
          </table:table-cell>
          <table:table-cell office:value-type="float" office:value="0.344479728740736" table:style-name="ce1">
            <text:p>0.344479728740736</text:p>
          </table:table-cell>
          <table:table-cell office:value-type="float" office:value="0.407166374987735" table:style-name="ce1">
            <text:p>0.407166374987735</text:p>
          </table:table-cell>
          <table:table-cell office:value-type="float" office:value="0.427763601190969" table:style-name="ce1">
            <text:p>0.427763601190969</text:p>
          </table:table-cell>
          <table:table-cell office:value-type="float" office:value="0.418308073544774" table:style-name="ce1">
            <text:p>0.418308073544774</text:p>
          </table:table-cell>
          <table:table-cell office:value-type="float" office:value="0.376413211683031" table:style-name="ce1">
            <text:p>0.376413211683031</text:p>
          </table:table-cell>
          <table:table-cell office:value-type="float" office:value="0.504419524907039" table:style-name="ce1">
            <text:p>0.504419524907039</text:p>
          </table:table-cell>
          <table:table-cell office:value-type="float" office:value="0.626874444670729" table:style-name="ce1">
            <text:p>0.626874444670729</text:p>
          </table:table-cell>
          <table:table-cell office:value-type="float" office:value="0.285087601042617" table:style-name="ce1">
            <text:p>0.285087601042617</text:p>
          </table:table-cell>
          <table:table-cell office:value-type="float" office:value="0.433016672105522" table:style-name="ce1">
            <text:p>0.433016672105522</text:p>
          </table:table-cell>
          <table:table-cell office:value-type="float" office:value="0.261247738472374" table:style-name="ce1">
            <text:p>0.261247738472374</text:p>
          </table:table-cell>
          <table:table-cell office:value-type="float" office:value="0.418308073544774" table:style-name="ce1">
            <text:p>0.418308073544774</text:p>
          </table:table-cell>
          <table:table-cell office:value-type="float" office:value="0.2475638130036" table:style-name="ce1">
            <text:p>0.2475638130036</text:p>
          </table:table-cell>
          <table:table-cell office:value-type="float" office:value="0.273245493030304" table:style-name="ce1">
            <text:p>0.273245493030304</text:p>
          </table:table-cell>
          <table:table-cell office:value-type="float" office:value="0.117585976868451" table:style-name="ce1">
            <text:p>0.117585976868451</text:p>
          </table:table-cell>
          <table:table-cell office:value-type="float" office:value="0.263232231928983" table:style-name="ce1">
            <text:p>0.263232231928983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263893729747853" table:style-name="ce1">
            <text:p>0.263893729747853</text:p>
          </table:table-cell>
          <table:table-cell office:value-type="float" office:value="0.510852915459183" table:style-name="ce1">
            <text:p>0.510852915459183</text:p>
          </table:table-cell>
          <table:table-cell office:value-type="float" office:value="0.0781036364637619" table:style-name="ce1">
            <text:p>0.0781036364637619</text:p>
          </table:table-cell>
          <table:table-cell office:value-type="float" office:value="0.235769835707265" table:style-name="ce1">
            <text:p>0.235769835707265</text:p>
          </table:table-cell>
          <table:table-cell office:value-type="float" office:value="0.160638230650502" table:style-name="ce1">
            <text:p>0.160638230650502</text:p>
          </table:table-cell>
          <table:table-cell office:value-type="float" office:value="0.319375786283284" table:style-name="ce1">
            <text:p>0.319375786283284</text:p>
          </table:table-cell>
          <table:table-cell office:value-type="float" office:value="0.0811787973843655" table:style-name="ce1">
            <text:p>0.0811787973843655</text:p>
          </table:table-cell>
          <table:table-cell office:value-type="float" office:value="0.157713440383048" table:style-name="ce1">
            <text:p>0.157713440383048</text:p>
          </table:table-cell>
          <table:table-cell office:value-type="float" office:value="0.184947058350479" table:style-name="ce1">
            <text:p>0.184947058350479</text:p>
          </table:table-cell>
          <table:table-cell office:value-type="float" office:value="0.141879898062551" table:style-name="ce1">
            <text:p>0.141879898062551</text:p>
          </table:table-cell>
          <table:table-cell office:value-type="float" office:value="0.0923941585603169" table:style-name="ce1">
            <text:p>0.0923941585603169</text:p>
          </table:table-cell>
          <table:table-cell office:value-type="float" office:value="0.121879490002084" table:style-name="ce1">
            <text:p>0.121879490002084</text:p>
          </table:table-cell>
          <table:table-cell office:value-type="float" office:value="0.13751055175591" table:style-name="ce1">
            <text:p>0.13751055175591</text:p>
          </table:table-cell>
          <table:table-cell office:value-type="float" office:value="0.107018009524165" table:style-name="ce1">
            <text:p>0.107018009524165</text:p>
          </table:table-cell>
          <table:table-cell office:value-type="float" office:value="0.153539977371798" table:style-name="ce1">
            <text:p>0.153539977371798</text:p>
          </table:table-cell>
          <table:table-cell office:value-type="float" office:value="0.147512991375997" table:style-name="ce1">
            <text:p>0.147512991375997</text:p>
          </table:table-cell>
          <table:table-cell office:value-type="float" office:value="0.0622058481705433" table:style-name="ce1">
            <text:p>0.0622058481705433</text:p>
          </table:table-cell>
          <table:table-cell office:value-type="float" office:value="0.108441496269596" table:style-name="ce1">
            <text:p>0.108441496269596</text:p>
          </table:table-cell>
          <table:table-cell office:value-type="float" office:value="0.131728130165153" table:style-name="ce1">
            <text:p>0.131728130165153</text:p>
          </table:table-cell>
          <table:table-cell office:value-type="float" office:value="0.176595049782884" table:style-name="ce1">
            <text:p>0.176595049782884</text:p>
          </table:table-cell>
          <table:table-cell office:value-type="float" office:value="0.0660474127747867" table:style-name="ce1">
            <text:p>0.0660474127747867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  <table:table-cell office:value-type="float" office:value="0.276004945222881" table:style-name="ce1">
            <text:p>0.276004945222881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454119749582011" table:style-name="ce1">
            <text:p>0.454119749582011</text:p>
          </table:table-cell>
          <table:table-cell office:value-type="float" office:value="0.105837086892419" table:style-name="ce1">
            <text:p>0.105837086892419</text:p>
          </table:table-cell>
          <table:table-cell office:value-type="float" office:value="0.493433849614155" table:style-name="ce1">
            <text:p>0.493433849614155</text:p>
          </table:table-cell>
          <table:table-cell office:value-type="float" office:value="0.338225493847869" table:style-name="ce1">
            <text:p>0.338225493847869</text:p>
          </table:table-cell>
          <table:table-cell office:value-type="float" office:value="1.01280005452655" table:style-name="ce1">
            <text:p>1.01280005452655</text:p>
          </table:table-cell>
          <table:table-cell office:value-type="float" office:value="0.177240910529665" table:style-name="ce1">
            <text:p>0.177240910529665</text:p>
          </table:table-cell>
          <table:table-cell office:value-type="float" office:value="1.03226884327407" table:style-name="ce1">
            <text:p>1.03226884327407</text:p>
          </table:table-cell>
          <table:table-cell office:value-type="float" office:value="0.478660021607527" table:style-name="ce1">
            <text:p>0.478660021607527</text:p>
          </table:table-cell>
          <table:table-cell office:value-type="float" office:value="0.105035008477624" table:style-name="ce1">
            <text:p>0.105035008477624</text:p>
          </table:table-cell>
          <table:table-cell office:value-type="float" office:value="0.138420786371585" table:style-name="ce1">
            <text:p>0.138420786371585</text:p>
          </table:table-cell>
          <table:table-cell office:value-type="float" office:value="0.260793769380993" table:style-name="ce1">
            <text:p>0.260793769380993</text:p>
          </table:table-cell>
          <table:table-cell office:value-type="float" office:value="0.904042030777106" table:style-name="ce1">
            <text:p>0.904042030777106</text:p>
          </table:table-cell>
          <table:table-cell office:value-type="float" office:value="0.619701733026907" table:style-name="ce1">
            <text:p>0.619701733026907</text:p>
          </table:table-cell>
          <table:table-cell office:value-type="float" office:value="0.330445598544325" table:style-name="ce1">
            <text:p>0.330445598544325</text:p>
          </table:table-cell>
          <table:table-cell office:value-type="float" office:value="0.286241979589272" table:style-name="ce1">
            <text:p>0.286241979589272</text:p>
          </table:table-cell>
          <table:table-cell office:value-type="float" office:value="0.318331109077183" table:style-name="ce1">
            <text:p>0.318331109077183</text:p>
          </table:table-cell>
          <table:table-cell office:value-type="float" office:value="0.599000742459928" table:style-name="ce1">
            <text:p>0.599000742459928</text:p>
          </table:table-cell>
          <table:table-cell office:value-type="float" office:value="0.550970812591806" table:style-name="ce1">
            <text:p>0.550970812591806</text:p>
          </table:table-cell>
          <table:table-cell office:value-type="float" office:value="0.506481841636456" table:style-name="ce1">
            <text:p>0.506481841636456</text:p>
          </table:table-cell>
          <table:table-cell office:value-type="float" office:value="1.00679469197486" table:style-name="ce1">
            <text:p>1.00679469197486</text:p>
          </table:table-cell>
          <table:table-cell office:value-type="float" office:value="0.454119749582011" table:style-name="ce1">
            <text:p>0.454119749582011</text:p>
          </table:table-cell>
          <table:table-cell office:value-type="float" office:value="0.679768329089364" table:style-name="ce1">
            <text:p>0.679768329089364</text:p>
          </table:table-cell>
          <table:table-cell office:value-type="float" office:value="1.0215032905356" table:style-name="ce1">
            <text:p>1.0215032905356</text:p>
          </table:table-cell>
          <table:table-cell office:value-type="float" office:value="1.09626551461334" table:style-name="ce1">
            <text:p>1.09626551461334</text:p>
          </table:table-cell>
          <table:table-cell office:value-type="float" office:value="0.863522046734974" table:style-name="ce1">
            <text:p>0.863522046734974</text:p>
          </table:table-cell>
          <table:table-cell office:value-type="float" office:value="0.724127594590033" table:style-name="ce1">
            <text:p>0.724127594590033</text:p>
          </table:table-cell>
          <table:table-cell office:value-type="float" office:value="0.796191945210419" table:style-name="ce1">
            <text:p>0.796191945210419</text:p>
          </table:table-cell>
          <table:table-cell office:value-type="float" office:value="1.04446115601402" table:style-name="ce1">
            <text:p>1.04446115601402</text:p>
          </table:table-cell>
          <table:table-cell office:value-type="float" office:value="0.911759505330585" table:style-name="ce1">
            <text:p>0.911759505330585</text:p>
          </table:table-cell>
          <table:table-cell office:value-type="float" office:value="0.733596092781697" table:style-name="ce1">
            <text:p>0.733596092781697</text:p>
          </table:table-cell>
          <table:table-cell office:value-type="float" office:value="0.853534726724589" table:style-name="ce1">
            <text:p>0.853534726724589</text:p>
          </table:table-cell>
          <table:table-cell office:value-type="float" office:value="1.18494513397828" table:style-name="ce1">
            <text:p>1.18494513397828</text:p>
          </table:table-cell>
          <table:table-cell office:value-type="float" office:value="0.581023566441236" table:style-name="ce1">
            <text:p>0.581023566441236</text:p>
          </table:table-cell>
          <table:table-cell office:value-type="float" office:value="0.66595469816591" table:style-name="ce1">
            <text:p>0.66595469816591</text:p>
          </table:table-cell>
          <table:table-cell office:value-type="float" office:value="0.522539376925879" table:style-name="ce1">
            <text:p>0.522539376925879</text:p>
          </table:table-cell>
          <table:table-cell office:value-type="float" office:value="0.88945016712557" table:style-name="ce1">
            <text:p>0.88945016712557</text:p>
          </table:table-cell>
          <table:table-cell office:value-type="float" office:value="0.473290215783762" table:style-name="ce1">
            <text:p>0.473290215783762</text:p>
          </table:table-cell>
          <table:table-cell office:value-type="float" office:value="0.549051171862537" table:style-name="ce1">
            <text:p>0.549051171862537</text:p>
          </table:table-cell>
          <table:table-cell office:value-type="float" office:value="0.362015906213515" table:style-name="ce1">
            <text:p>0.362015906213515</text:p>
          </table:table-cell>
          <table:table-cell office:value-type="float" office:value="0.659884482886871" table:style-name="ce1">
            <text:p>0.659884482886871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701208640748021" table:style-name="ce1">
            <text:p>0.701208640748021</text:p>
          </table:table-cell>
          <table:table-cell office:value-type="float" office:value="1.18318113979462" table:style-name="ce1">
            <text:p>1.18318113979462</text:p>
          </table:table-cell>
          <table:table-cell office:value-type="float" office:value="0.158650723820241" table:style-name="ce1">
            <text:p>0.158650723820241</text:p>
          </table:table-cell>
          <table:table-cell office:value-type="float" office:value="0.439180006262569" table:style-name="ce1">
            <text:p>0.439180006262569</text:p>
          </table:table-cell>
          <table:table-cell office:value-type="float" office:value="0.305628551162583" table:style-name="ce1">
            <text:p>0.305628551162583</text:p>
          </table:table-cell>
          <table:table-cell office:value-type="float" office:value="0.4586389088364" table:style-name="ce1">
            <text:p>0.4586389088364</text:p>
          </table:table-cell>
          <table:table-cell office:value-type="float" office:value="0.169828603662621" table:style-name="ce1">
            <text:p>0.169828603662621</text:p>
          </table:table-cell>
          <table:table-cell office:value-type="float" office:value="0.265045386697128" table:style-name="ce1">
            <text:p>0.265045386697128</text:p>
          </table:table-cell>
          <table:table-cell office:value-type="float" office:value="0.435931712456126" table:style-name="ce1">
            <text:p>0.435931712456126</text:p>
          </table:table-cell>
          <table:table-cell office:value-type="float" office:value="0.230884935005993" table:style-name="ce1">
            <text:p>0.230884935005993</text:p>
          </table:table-cell>
          <table:table-cell office:value-type="float" office:value="0.180002818707114" table:style-name="ce1">
            <text:p>0.180002818707114</text:p>
          </table:table-cell>
          <table:table-cell office:value-type="float" office:value="0.244621859038801" table:style-name="ce1">
            <text:p>0.244621859038801</text:p>
          </table:table-cell>
          <table:table-cell office:value-type="float" office:value="0.350400946391394" table:style-name="ce1">
            <text:p>0.350400946391394</text:p>
          </table:table-cell>
          <table:table-cell office:value-type="float" office:value="0.196502439055761" table:style-name="ce1">
            <text:p>0.196502439055761</text:p>
          </table:table-cell>
          <table:table-cell office:value-type="float" office:value="0.327382072286211" table:style-name="ce1">
            <text:p>0.327382072286211</text:p>
          </table:table-cell>
          <table:table-cell office:value-type="float" office:value="0.296541863895353" table:style-name="ce1">
            <text:p>0.296541863895353</text:p>
          </table:table-cell>
          <table:table-cell office:value-type="float" office:value="0.102339248457036" table:style-name="ce1">
            <text:p>0.102339248457036</text:p>
          </table:table-cell>
          <table:table-cell office:value-type="float" office:value="0.275335122425444" table:style-name="ce1">
            <text:p>0.275335122425444</text:p>
          </table:table-cell>
          <table:table-cell office:value-type="float" office:value="0.329582394568501" table:style-name="ce1">
            <text:p>0.329582394568501</text:p>
          </table:table-cell>
          <table:table-cell office:value-type="float" office:value="0.383939164990064" table:style-name="ce1">
            <text:p>0.383939164990064</text:p>
          </table:table-cell>
          <table:table-cell office:value-type="float" office:value="0.100055753107364" table:style-name="ce1">
            <text:p>0.100055753107364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  <table:table-cell office:value-type="float" office:value="0.515592912149406" table:style-name="ce1">
            <text:p>0.515592912149406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44318557975246" table:style-name="ce1">
            <text:p>0.44318557975246</text:p>
          </table:table-cell>
          <table:table-cell office:value-type="float" office:value="0.105337701800094" table:style-name="ce1">
            <text:p>0.105337701800094</text:p>
          </table:table-cell>
          <table:table-cell office:value-type="float" office:value="0.483744969493576" table:style-name="ce1">
            <text:p>0.483744969493576</text:p>
          </table:table-cell>
          <table:table-cell office:value-type="float" office:value="0.252510454781471" table:style-name="ce1">
            <text:p>0.252510454781471</text:p>
          </table:table-cell>
          <table:table-cell office:value-type="float" office:value="1.02222964108181" table:style-name="ce1">
            <text:p>1.02222964108181</text:p>
          </table:table-cell>
          <table:table-cell office:value-type="float" office:value="0.167425166757412" table:style-name="ce1">
            <text:p>0.167425166757412</text:p>
          </table:table-cell>
          <table:table-cell office:value-type="float" office:value="1.07072651058679" table:style-name="ce1">
            <text:p>1.07072651058679</text:p>
          </table:table-cell>
          <table:table-cell office:value-type="float" office:value="0.42736151428146" table:style-name="ce1">
            <text:p>0.42736151428146</text:p>
          </table:table-cell>
          <table:table-cell office:value-type="float" office:value="0.102243634258733" table:style-name="ce1">
            <text:p>0.102243634258733</text:p>
          </table:table-cell>
          <table:table-cell office:value-type="float" office:value="0.137410238236644" table:style-name="ce1">
            <text:p>0.137410238236644</text:p>
          </table:table-cell>
          <table:table-cell office:value-type="float" office:value="0.277577655216627" table:style-name="ce1">
            <text:p>0.277577655216627</text:p>
          </table:table-cell>
          <table:table-cell office:value-type="float" office:value="0.855493279090262" table:style-name="ce1">
            <text:p>0.855493279090262</text:p>
          </table:table-cell>
          <table:table-cell office:value-type="float" office:value="0.566120409698467" table:style-name="ce1">
            <text:p>0.566120409698467</text:p>
          </table:table-cell>
          <table:table-cell office:value-type="float" office:value="0.287305564317651" table:style-name="ce1">
            <text:p>0.287305564317651</text:p>
          </table:table-cell>
          <table:table-cell office:value-type="float" office:value="0.309134992340348" table:style-name="ce1">
            <text:p>0.309134992340348</text:p>
          </table:table-cell>
          <table:table-cell office:value-type="float" office:value="0.238108285357405" table:style-name="ce1">
            <text:p>0.238108285357405</text:p>
          </table:table-cell>
          <table:table-cell office:value-type="float" office:value="0.589052334085948" table:style-name="ce1">
            <text:p>0.589052334085948</text:p>
          </table:table-cell>
          <table:table-cell office:value-type="float" office:value="0.458127648131632" table:style-name="ce1">
            <text:p>0.458127648131632</text:p>
          </table:table-cell>
          <table:table-cell office:value-type="float" office:value="0.48780425616249" table:style-name="ce1">
            <text:p>0.48780425616249</text:p>
          </table:table-cell>
          <table:table-cell office:value-type="float" office:value="0.825194084876939" table:style-name="ce1">
            <text:p>0.825194084876939</text:p>
          </table:table-cell>
          <table:table-cell office:value-type="float" office:value="0.44318557975246" table:style-name="ce1">
            <text:p>0.44318557975246</text:p>
          </table:table-cell>
          <table:table-cell office:value-type="float" office:value="0.683724345457114" table:style-name="ce1">
            <text:p>0.683724345457114</text:p>
          </table:table-cell>
          <table:table-cell office:value-type="float" office:value="0.886103766394817" table:style-name="ce1">
            <text:p>0.886103766394817</text:p>
          </table:table-cell>
          <table:table-cell office:value-type="float" office:value="1.09181661751781" table:style-name="ce1">
            <text:p>1.09181661751781</text:p>
          </table:table-cell>
          <table:table-cell office:value-type="float" office:value="0.649443193785105" table:style-name="ce1">
            <text:p>0.649443193785105</text:p>
          </table:table-cell>
          <table:table-cell office:value-type="float" office:value="0.574706910798304" table:style-name="ce1">
            <text:p>0.574706910798304</text:p>
          </table:table-cell>
          <table:table-cell office:value-type="float" office:value="0.511644118732733" table:style-name="ce1">
            <text:p>0.511644118732733</text:p>
          </table:table-cell>
          <table:table-cell office:value-type="float" office:value="1.04339757128564" table:style-name="ce1">
            <text:p>1.04339757128564</text:p>
          </table:table-cell>
          <table:table-cell office:value-type="float" office:value="0.792002459024245" table:style-name="ce1">
            <text:p>0.792002459024245</text:p>
          </table:table-cell>
          <table:table-cell office:value-type="float" office:value="0.53492624784785" table:style-name="ce1">
            <text:p>0.53492624784785</text:p>
          </table:table-cell>
          <table:table-cell office:value-type="float" office:value="0.811626894317377" table:style-name="ce1">
            <text:p>0.811626894317377</text:p>
          </table:table-cell>
          <table:table-cell office:value-type="float" office:value="1.04018087600957" table:style-name="ce1">
            <text:p>1.04018087600957</text:p>
          </table:table-cell>
          <table:table-cell office:value-type="float" office:value="0.37378019095302" table:style-name="ce1">
            <text:p>0.37378019095302</text:p>
          </table:table-cell>
          <table:table-cell office:value-type="float" office:value="0.593202908635718" table:style-name="ce1">
            <text:p>0.593202908635718</text:p>
          </table:table-cell>
          <table:table-cell office:value-type="float" office:value="0.113876400864594" table:style-name="ce1">
            <text:p>0.113876400864594</text:p>
          </table:table-cell>
          <table:table-cell office:value-type="float" office:value="0.629014584672954" table:style-name="ce1">
            <text:p>0.629014584672954</text:p>
          </table:table-cell>
          <table:table-cell office:value-type="float" office:value="0.313960035254456" table:style-name="ce1">
            <text:p>0.313960035254456</text:p>
          </table:table-cell>
          <table:table-cell office:value-type="float" office:value="0.530762702752612" table:style-name="ce1">
            <text:p>0.530762702752612</text:p>
          </table:table-cell>
          <table:table-cell office:value-type="float" office:value="0.182257116572059" table:style-name="ce1">
            <text:p>0.182257116572059</text:p>
          </table:table-cell>
          <table:table-cell office:value-type="float" office:value="0.482175039429364" table:style-name="ce1">
            <text:p>0.482175039429364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36870870767502" table:style-name="ce1">
            <text:p>0.36870870767502</text:p>
          </table:table-cell>
          <table:table-cell office:value-type="float" office:value="1.3596454108872" table:style-name="ce1">
            <text:p>1.3596454108872</text:p>
          </table:table-cell>
          <table:table-cell office:value-type="float" office:value="0.0777015495542529" table:style-name="ce1">
            <text:p>0.0777015495542529</text:p>
          </table:table-cell>
          <table:table-cell office:value-type="float" office:value="0.327736417840312" table:style-name="ce1">
            <text:p>0.327736417840312</text:p>
          </table:table-cell>
          <table:table-cell office:value-type="float" office:value="0.211447165599914" table:style-name="ce1">
            <text:p>0.211447165599914</text:p>
          </table:table-cell>
          <table:table-cell office:value-type="float" office:value="0.26133870572229" table:style-name="ce1">
            <text:p>0.26133870572229</text:p>
          </table:table-cell>
          <table:table-cell office:value-type="float" office:value="0.0869329319198427" table:style-name="ce1">
            <text:p>0.0869329319198427</text:p>
          </table:table-cell>
          <table:table-cell office:value-type="float" office:value="0.0929341675704811" table:style-name="ce1">
            <text:p>0.0929341675704811</text:p>
          </table:table-cell>
          <table:table-cell office:value-type="float" office:value="0.168325584667568" table:style-name="ce1">
            <text:p>0.168325584667568</text:p>
          </table:table-cell>
          <table:table-cell office:value-type="float" office:value="0.119233372853427" table:style-name="ce1">
            <text:p>0.119233372853427</text:p>
          </table:table-cell>
          <table:table-cell office:value-type="float" office:value="0.0894562284994423" table:style-name="ce1">
            <text:p>0.0894562284994423</text:p>
          </table:table-cell>
          <table:table-cell office:value-type="float" office:value="0.105837262212468" table:style-name="ce1">
            <text:p>0.105837262212468</text:p>
          </table:table-cell>
          <table:table-cell office:value-type="float" office:value="0.109491541873641" table:style-name="ce1">
            <text:p>0.109491541873641</text:p>
          </table:table-cell>
          <table:table-cell office:value-type="float" office:value="0.0659774588870776" table:style-name="ce1">
            <text:p>0.0659774588870776</text:p>
          </table:table-cell>
          <table:table-cell office:value-type="float" office:value="0.102148171223587" table:style-name="ce1">
            <text:p>0.102148171223587</text:p>
          </table:table-cell>
          <table:table-cell office:value-type="float" office:value="0.0639093448262551" table:style-name="ce1">
            <text:p>0.0639093448262551</text:p>
          </table:table-cell>
          <table:table-cell office:value-type="float" office:value="0.0496044212858399" table:style-name="ce1">
            <text:p>0.0496044212858399</text:p>
          </table:table-cell>
          <table:table-cell office:value-type="float" office:value="0.0702995959234267" table:style-name="ce1">
            <text:p>0.0702995959234267</text:p>
          </table:table-cell>
          <table:table-cell office:value-type="float" office:value="0.0646695594369227" table:style-name="ce1">
            <text:p>0.0646695594369227</text:p>
          </table:table-cell>
          <table:table-cell office:value-type="float" office:value="0.0611382399551122" table:style-name="ce1">
            <text:p>0.0611382399551122</text:p>
          </table:table-cell>
          <table:table-cell office:value-type="float" office:value="0.0519403845606292" table:style-name="ce1">
            <text:p>0.051940384560629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  <table:table-cell office:value-type="float" office:value="0.40874814807842" table:style-name="ce1">
            <text:p>0.4087481480784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449417926849849" table:style-name="ce1">
            <text:p>0.449417926849849</text:p>
          </table:table-cell>
          <table:table-cell office:value-type="float" office:value="0.106162158320442" table:style-name="ce1">
            <text:p>0.106162158320442</text:p>
          </table:table-cell>
          <table:table-cell office:value-type="float" office:value="0.491303670296865" table:style-name="ce1">
            <text:p>0.491303670296865</text:p>
          </table:table-cell>
          <table:table-cell office:value-type="float" office:value="0.340235928395414" table:style-name="ce1">
            <text:p>0.340235928395414</text:p>
          </table:table-cell>
          <table:table-cell office:value-type="float" office:value="1.07299635604369" table:style-name="ce1">
            <text:p>1.07299635604369</text:p>
          </table:table-cell>
          <table:table-cell office:value-type="float" office:value="0.18546074203753" table:style-name="ce1">
            <text:p>0.18546074203753</text:p>
          </table:table-cell>
          <table:table-cell office:value-type="float" office:value="1.11769285572653" table:style-name="ce1">
            <text:p>1.11769285572653</text:p>
          </table:table-cell>
          <table:table-cell office:value-type="float" office:value="0.416985077907035" table:style-name="ce1">
            <text:p>0.416985077907035</text:p>
          </table:table-cell>
          <table:table-cell office:value-type="float" office:value="0.0996995969959461" table:style-name="ce1">
            <text:p>0.0996995969959461</text:p>
          </table:table-cell>
          <table:table-cell office:value-type="float" office:value="0.132918127995779" table:style-name="ce1">
            <text:p>0.132918127995779</text:p>
          </table:table-cell>
          <table:table-cell office:value-type="float" office:value="0.280742468310826" table:style-name="ce1">
            <text:p>0.280742468310826</text:p>
          </table:table-cell>
          <table:table-cell office:value-type="float" office:value="0.839656243073795" table:style-name="ce1">
            <text:p>0.839656243073795</text:p>
          </table:table-cell>
          <table:table-cell office:value-type="float" office:value="0.603410727919059" table:style-name="ce1">
            <text:p>0.603410727919059</text:p>
          </table:table-cell>
          <table:table-cell office:value-type="float" office:value="0.348993478563611" table:style-name="ce1">
            <text:p>0.348993478563611</text:p>
          </table:table-cell>
          <table:table-cell office:value-type="float" office:value="0.359266150574292" table:style-name="ce1">
            <text:p>0.359266150574292</text:p>
          </table:table-cell>
          <table:table-cell office:value-type="float" office:value="0.38736035205805" table:style-name="ce1">
            <text:p>0.38736035205805</text:p>
          </table:table-cell>
          <table:table-cell office:value-type="float" office:value="0.578234899165609" table:style-name="ce1">
            <text:p>0.578234899165609</text:p>
          </table:table-cell>
          <table:table-cell office:value-type="float" office:value="0.529154355114576" table:style-name="ce1">
            <text:p>0.529154355114576</text:p>
          </table:table-cell>
          <table:table-cell office:value-type="float" office:value="0.477233261606044" table:style-name="ce1">
            <text:p>0.477233261606044</text:p>
          </table:table-cell>
          <table:table-cell office:value-type="float" office:value="0.972267099938954" table:style-name="ce1">
            <text:p>0.972267099938954</text:p>
          </table:table-cell>
          <table:table-cell office:value-type="float" office:value="0.449417926849849" table:style-name="ce1">
            <text:p>0.449417926849849</text:p>
          </table:table-cell>
          <table:table-cell office:value-type="float" office:value="0.575420290799046" table:style-name="ce1">
            <text:p>0.575420290799046</text:p>
          </table:table-cell>
          <table:table-cell office:value-type="float" office:value="0.989245543956608" table:style-name="ce1">
            <text:p>0.989245543956608</text:p>
          </table:table-cell>
          <table:table-cell office:value-type="float" office:value="1.13188263246856" table:style-name="ce1">
            <text:p>1.13188263246856</text:p>
          </table:table-cell>
          <table:table-cell office:value-type="float" office:value="0.772339112094708" table:style-name="ce1">
            <text:p>0.772339112094708</text:p>
          </table:table-cell>
          <table:table-cell office:value-type="float" office:value="0.655967378155525" table:style-name="ce1">
            <text:p>0.655967378155525</text:p>
          </table:table-cell>
          <table:table-cell office:value-type="float" office:value="0.75354479171153" table:style-name="ce1">
            <text:p>0.75354479171153</text:p>
          </table:table-cell>
          <table:table-cell office:value-type="float" office:value="0.956313329013275" table:style-name="ce1">
            <text:p>0.956313329013275</text:p>
          </table:table-cell>
          <table:table-cell office:value-type="float" office:value="0.916441872244544" table:style-name="ce1">
            <text:p>0.916441872244544</text:p>
          </table:table-cell>
          <table:table-cell office:value-type="float" office:value="0.604928281738819" table:style-name="ce1">
            <text:p>0.604928281738819</text:p>
          </table:table-cell>
          <table:table-cell office:value-type="float" office:value="0.837126986707528" table:style-name="ce1">
            <text:p>0.837126986707528</text:p>
          </table:table-cell>
          <table:table-cell office:value-type="float" office:value="1.03468136473112" table:style-name="ce1">
            <text:p>1.03468136473112</text:p>
          </table:table-cell>
          <table:table-cell office:value-type="float" office:value="0.600090268279243" table:style-name="ce1">
            <text:p>0.600090268279243</text:p>
          </table:table-cell>
          <table:table-cell office:value-type="float" office:value="0.732130421143809" table:style-name="ce1">
            <text:p>0.732130421143809</text:p>
          </table:table-cell>
          <table:table-cell office:value-type="float" office:value="0.499672305265739" table:style-name="ce1">
            <text:p>0.499672305265739</text:p>
          </table:table-cell>
          <table:table-cell office:value-type="float" office:value="0.872925692199297" table:style-name="ce1">
            <text:p>0.872925692199297</text:p>
          </table:table-cell>
          <table:table-cell office:value-type="float" office:value="0.527442243112796" table:style-name="ce1">
            <text:p>0.527442243112796</text:p>
          </table:table-cell>
          <table:table-cell office:value-type="float" office:value="0.569829985702324" table:style-name="ce1">
            <text:p>0.569829985702324</text:p>
          </table:table-cell>
          <table:table-cell office:value-type="float" office:value="0.514795961281464" table:style-name="ce1">
            <text:p>0.514795961281464</text:p>
          </table:table-cell>
          <table:table-cell office:value-type="float" office:value="0.562722126785843" table:style-name="ce1">
            <text:p>0.562722126785843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652231861060732" table:style-name="ce1">
            <text:p>0.652231861060732</text:p>
          </table:table-cell>
          <table:table-cell office:value-type="float" office:value="0.87092822819722" table:style-name="ce1">
            <text:p>0.87092822819722</text:p>
          </table:table-cell>
          <table:table-cell office:value-type="float" office:value="0.228561963892933" table:style-name="ce1">
            <text:p>0.228561963892933</text:p>
          </table:table-cell>
          <table:table-cell office:value-type="float" office:value="0.391048742215738" table:style-name="ce1">
            <text:p>0.391048742215738</text:p>
          </table:table-cell>
          <table:table-cell office:value-type="float" office:value="0.319336093157326" table:style-name="ce1">
            <text:p>0.319336093157326</text:p>
          </table:table-cell>
          <table:table-cell office:value-type="float" office:value="0.531101721475998" table:style-name="ce1">
            <text:p>0.531101721475998</text:p>
          </table:table-cell>
          <table:table-cell office:value-type="float" office:value="0.179123638779278" table:style-name="ce1">
            <text:p>0.179123638779278</text:p>
          </table:table-cell>
          <table:table-cell office:value-type="float" office:value="0.250941825928456" table:style-name="ce1">
            <text:p>0.250941825928456</text:p>
          </table:table-cell>
          <table:table-cell office:value-type="float" office:value="0.403164425612133" table:style-name="ce1">
            <text:p>0.403164425612133</text:p>
          </table:table-cell>
          <table:table-cell office:value-type="float" office:value="0.273513709811066" table:style-name="ce1">
            <text:p>0.273513709811066</text:p>
          </table:table-cell>
          <table:table-cell office:value-type="float" office:value="0.19723483654126" table:style-name="ce1">
            <text:p>0.19723483654126</text:p>
          </table:table-cell>
          <table:table-cell office:value-type="float" office:value="0.246537075178432" table:style-name="ce1">
            <text:p>0.246537075178432</text:p>
          </table:table-cell>
          <table:table-cell office:value-type="float" office:value="0.368993927453945" table:style-name="ce1">
            <text:p>0.368993927453945</text:p>
          </table:table-cell>
          <table:table-cell office:value-type="float" office:value="0.211862620318277" table:style-name="ce1">
            <text:p>0.211862620318277</text:p>
          </table:table-cell>
          <table:table-cell office:value-type="float" office:value="0.288331263229591" table:style-name="ce1">
            <text:p>0.288331263229591</text:p>
          </table:table-cell>
          <table:table-cell office:value-type="float" office:value="0.237472670810878" table:style-name="ce1">
            <text:p>0.237472670810878</text:p>
          </table:table-cell>
          <table:table-cell office:value-type="float" office:value="0.121980502164005" table:style-name="ce1">
            <text:p>0.121980502164005</text:p>
          </table:table-cell>
          <table:table-cell office:value-type="float" office:value="0.334646689949392" table:style-name="ce1">
            <text:p>0.334646689949392</text:p>
          </table:table-cell>
          <table:table-cell office:value-type="float" office:value="0.301961453815426" table:style-name="ce1">
            <text:p>0.301961453815426</text:p>
          </table:table-cell>
          <table:table-cell office:value-type="float" office:value="0.38307230361856" table:style-name="ce1">
            <text:p>0.38307230361856</text:p>
          </table:table-cell>
          <table:table-cell office:value-type="float" office:value="0.131125889633371" table:style-name="ce1">
            <text:p>0.131125889633371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  <table:table-cell office:value-type="float" office:value="0.505085627604853" table:style-name="ce1">
            <text:p>0.505085627604853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5541099301176" table:style-name="ce1">
            <text:p>0.25541099301176</text:p>
          </table:table-cell>
          <table:table-cell office:value-type="float" office:value="0.0940779813222047" table:style-name="ce1">
            <text:p>0.0940779813222047</text:p>
          </table:table-cell>
          <table:table-cell office:value-type="float" office:value="0.385481859050824" table:style-name="ce1">
            <text:p>0.385481859050824</text:p>
          </table:table-cell>
          <table:table-cell office:value-type="float" office:value="0.19880834324836" table:style-name="ce1">
            <text:p>0.19880834324836</text:p>
          </table:table-cell>
          <table:table-cell office:value-type="float" office:value="1.00147676833296" table:style-name="ce1">
            <text:p>1.00147676833296</text:p>
          </table:table-cell>
          <table:table-cell office:value-type="float" office:value="0.115113400541359" table:style-name="ce1">
            <text:p>0.115113400541359</text:p>
          </table:table-cell>
          <table:table-cell office:value-type="float" office:value="0.680546561817446" table:style-name="ce1">
            <text:p>0.680546561817446</text:p>
          </table:table-cell>
          <table:table-cell office:value-type="float" office:value="0.245579319546991" table:style-name="ce1">
            <text:p>0.245579319546991</text:p>
          </table:table-cell>
          <table:table-cell office:value-type="float" office:value="0.0785463982738853" table:style-name="ce1">
            <text:p>0.0785463982738853</text:p>
          </table:table-cell>
          <table:table-cell office:value-type="float" office:value="0.0962392352005444" table:style-name="ce1">
            <text:p>0.0962392352005444</text:p>
          </table:table-cell>
          <table:table-cell office:value-type="float" office:value="0.20623965514245" table:style-name="ce1">
            <text:p>0.20623965514245</text:p>
          </table:table-cell>
          <table:table-cell office:value-type="float" office:value="0.475897295422836" table:style-name="ce1">
            <text:p>0.475897295422836</text:p>
          </table:table-cell>
          <table:table-cell office:value-type="float" office:value="0.249755835187698" table:style-name="ce1">
            <text:p>0.249755835187698</text:p>
          </table:table-cell>
          <table:table-cell office:value-type="float" office:value="0.20373633986712" table:style-name="ce1">
            <text:p>0.20373633986712</text:p>
          </table:table-cell>
          <table:table-cell office:value-type="float" office:value="0.173527939472074" table:style-name="ce1">
            <text:p>0.173527939472074</text:p>
          </table:table-cell>
          <table:table-cell office:value-type="float" office:value="0.314803120709878" table:style-name="ce1">
            <text:p>0.314803120709878</text:p>
          </table:table-cell>
          <table:table-cell office:value-type="float" office:value="0.319057459623393" table:style-name="ce1">
            <text:p>0.319057459623393</text:p>
          </table:table-cell>
          <table:table-cell office:value-type="float" office:value="0.457349415403551" table:style-name="ce1">
            <text:p>0.457349415403551</text:p>
          </table:table-cell>
          <table:table-cell office:value-type="float" office:value="0.117430330322835" table:style-name="ce1">
            <text:p>0.117430330322835</text:p>
          </table:table-cell>
          <table:table-cell office:value-type="float" office:value="0.531683611480842" table:style-name="ce1">
            <text:p>0.531683611480842</text:p>
          </table:table-cell>
          <table:table-cell office:value-type="float" office:value="0.25541099301176" table:style-name="ce1">
            <text:p>0.25541099301176</text:p>
          </table:table-cell>
          <table:table-cell office:value-type="float" office:value="0.321392157807639" table:style-name="ce1">
            <text:p>0.321392157807639</text:p>
          </table:table-cell>
          <table:table-cell office:value-type="float" office:value="0.450799289942194" table:style-name="ce1">
            <text:p>0.450799289942194</text:p>
          </table:table-cell>
          <table:table-cell office:value-type="float" office:value="0.688199183643585" table:style-name="ce1">
            <text:p>0.688199183643585</text:p>
          </table:table-cell>
          <table:table-cell office:value-type="float" office:value="0.395739324430398" table:style-name="ce1">
            <text:p>0.395739324430398</text:p>
          </table:table-cell>
          <table:table-cell office:value-type="float" office:value="0.392665305154475" table:style-name="ce1">
            <text:p>0.392665305154475</text:p>
          </table:table-cell>
          <table:table-cell office:value-type="float" office:value="0.292441900322991" table:style-name="ce1">
            <text:p>0.292441900322991</text:p>
          </table:table-cell>
          <table:table-cell office:value-type="float" office:value="0.486079173615241" table:style-name="ce1">
            <text:p>0.486079173615241</text:p>
          </table:table-cell>
          <table:table-cell office:value-type="float" office:value="0.376867180774412" table:style-name="ce1">
            <text:p>0.376867180774412</text:p>
          </table:table-cell>
          <table:table-cell office:value-type="float" office:value="0.405519115713295" table:style-name="ce1">
            <text:p>0.405519115713295</text:p>
          </table:table-cell>
          <table:table-cell office:value-type="float" office:value="0.509893095094548" table:style-name="ce1">
            <text:p>0.509893095094548</text:p>
          </table:table-cell>
          <table:table-cell office:value-type="float" office:value="0.77377884264166" table:style-name="ce1">
            <text:p>0.77377884264166</text:p>
          </table:table-cell>
          <table:table-cell office:value-type="float" office:value="0.280612762856146" table:style-name="ce1">
            <text:p>0.280612762856146</text:p>
          </table:table-cell>
          <table:table-cell office:value-type="float" office:value="0.455987508129407" table:style-name="ce1">
            <text:p>0.455987508129407</text:p>
          </table:table-cell>
          <table:table-cell office:value-type="float" office:value="0.292415959232055" table:style-name="ce1">
            <text:p>0.292415959232055</text:p>
          </table:table-cell>
          <table:table-cell office:value-type="float" office:value="0.505288551453397" table:style-name="ce1">
            <text:p>0.505288551453397</text:p>
          </table:table-cell>
          <table:table-cell office:value-type="float" office:value="0.314984708346431" table:style-name="ce1">
            <text:p>0.314984708346431</text:p>
          </table:table-cell>
          <table:table-cell office:value-type="float" office:value="0.273673521030749" table:style-name="ce1">
            <text:p>0.273673521030749</text:p>
          </table:table-cell>
          <table:table-cell office:value-type="float" office:value="0.259016804651873" table:style-name="ce1">
            <text:p>0.259016804651873</text:p>
          </table:table-cell>
          <table:table-cell office:value-type="float" office:value="0.381406871688223" table:style-name="ce1">
            <text:p>0.381406871688223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34385714255827" table:style-name="ce1">
            <text:p>0.34385714255827</text:p>
          </table:table-cell>
          <table:table-cell office:value-type="float" office:value="0.388929788059682" table:style-name="ce1">
            <text:p>0.388929788059682</text:p>
          </table:table-cell>
          <table:table-cell office:value-type="float" office:value="0.101372795033411" table:style-name="ce1">
            <text:p>0.101372795033411</text:p>
          </table:table-cell>
          <table:table-cell office:value-type="float" office:value="0.218521256258495" table:style-name="ce1">
            <text:p>0.218521256258495</text:p>
          </table:table-cell>
          <table:table-cell office:value-type="float" office:value="0.211489139940007" table:style-name="ce1">
            <text:p>0.211489139940007</text:p>
          </table:table-cell>
          <table:table-cell office:value-type="float" office:value="0.321247522481492" table:style-name="ce1">
            <text:p>0.321247522481492</text:p>
          </table:table-cell>
          <table:table-cell office:value-type="float" office:value="0.128284500554712" table:style-name="ce1">
            <text:p>0.128284500554712</text:p>
          </table:table-cell>
          <table:table-cell office:value-type="float" office:value="0.177623786109445" table:style-name="ce1">
            <text:p>0.177623786109445</text:p>
          </table:table-cell>
          <table:table-cell office:value-type="float" office:value="0.242426309056482" table:style-name="ce1">
            <text:p>0.242426309056482</text:p>
          </table:table-cell>
          <table:table-cell office:value-type="float" office:value="0.174387473239642" table:style-name="ce1">
            <text:p>0.174387473239642</text:p>
          </table:table-cell>
          <table:table-cell office:value-type="float" office:value="0.114853715458893" table:style-name="ce1">
            <text:p>0.114853715458893</text:p>
          </table:table-cell>
          <table:table-cell office:value-type="float" office:value="0.163246297147379" table:style-name="ce1">
            <text:p>0.163246297147379</text:p>
          </table:table-cell>
          <table:table-cell office:value-type="float" office:value="0.196821288917913" table:style-name="ce1">
            <text:p>0.196821288917913</text:p>
          </table:table-cell>
          <table:table-cell office:value-type="float" office:value="0.167570566662701" table:style-name="ce1">
            <text:p>0.167570566662701</text:p>
          </table:table-cell>
          <table:table-cell office:value-type="float" office:value="0.225206381657254" table:style-name="ce1">
            <text:p>0.225206381657254</text:p>
          </table:table-cell>
          <table:table-cell office:value-type="float" office:value="0.207001927861411" table:style-name="ce1">
            <text:p>0.207001927861411</text:p>
          </table:table-cell>
          <table:table-cell office:value-type="float" office:value="0.0762250496404826" table:style-name="ce1">
            <text:p>0.0762250496404826</text:p>
          </table:table-cell>
          <table:table-cell office:value-type="float" office:value="0.162369398433678" table:style-name="ce1">
            <text:p>0.162369398433678</text:p>
          </table:table-cell>
          <table:table-cell office:value-type="float" office:value="0.173529097984723" table:style-name="ce1">
            <text:p>0.173529097984723</text:p>
          </table:table-cell>
          <table:table-cell office:value-type="float" office:value="0.187909871895145" table:style-name="ce1">
            <text:p>0.187909871895145</text:p>
          </table:table-cell>
          <table:table-cell office:value-type="float" office:value="0.0931391118484177" table:style-name="ce1">
            <text:p>0.093139111848417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  <table:table-cell office:value-type="float" office:value="0.297338290497427" table:style-name="ce1">
            <text:p>0.297338290497427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480975263973571" table:style-name="ce1">
            <text:p>0.480975263973571</text:p>
          </table:table-cell>
          <table:table-cell office:value-type="float" office:value="0.104276508478904" table:style-name="ce1">
            <text:p>0.104276508478904</text:p>
          </table:table-cell>
          <table:table-cell office:value-type="float" office:value="0.521538473510019" table:style-name="ce1">
            <text:p>0.521538473510019</text:p>
          </table:table-cell>
          <table:table-cell office:value-type="float" office:value="0.353396978750008" table:style-name="ce1">
            <text:p>0.353396978750008</text:p>
          </table:table-cell>
          <table:table-cell office:value-type="float" office:value="1.00420058288125" table:style-name="ce1">
            <text:p>1.00420058288125</text:p>
          </table:table-cell>
          <table:table-cell office:value-type="float" office:value="0.165791565052095" table:style-name="ce1">
            <text:p>0.165791565052095</text:p>
          </table:table-cell>
          <table:table-cell office:value-type="float" office:value="1.16203915068173" table:style-name="ce1">
            <text:p>1.16203915068173</text:p>
          </table:table-cell>
          <table:table-cell office:value-type="float" office:value="0.529569412569553" table:style-name="ce1">
            <text:p>0.529569412569553</text:p>
          </table:table-cell>
          <table:table-cell office:value-type="float" office:value="0.105146899005385" table:style-name="ce1">
            <text:p>0.105146899005385</text:p>
          </table:table-cell>
          <table:table-cell office:value-type="float" office:value="0.137915512304115" table:style-name="ce1">
            <text:p>0.137915512304115</text:p>
          </table:table-cell>
          <table:table-cell office:value-type="float" office:value="0.228977021347911" table:style-name="ce1">
            <text:p>0.228977021347911</text:p>
          </table:table-cell>
          <table:table-cell office:value-type="float" office:value="0.866258831828728" table:style-name="ce1">
            <text:p>0.866258831828728</text:p>
          </table:table-cell>
          <table:table-cell office:value-type="float" office:value="0.590349388632751" table:style-name="ce1">
            <text:p>0.590349388632751</text:p>
          </table:table-cell>
          <table:table-cell office:value-type="float" office:value="0.278355887944708" table:style-name="ce1">
            <text:p>0.278355887944708</text:p>
          </table:table-cell>
          <table:table-cell office:value-type="float" office:value="0.364000399670124" table:style-name="ce1">
            <text:p>0.364000399670124</text:p>
          </table:table-cell>
          <table:table-cell office:value-type="float" office:value="0.361600848758538" table:style-name="ce1">
            <text:p>0.361600848758538</text:p>
          </table:table-cell>
          <table:table-cell office:value-type="float" office:value="0.647744052328793" table:style-name="ce1">
            <text:p>0.647744052328793</text:p>
          </table:table-cell>
          <table:table-cell office:value-type="float" office:value="0.59490205009203" table:style-name="ce1">
            <text:p>0.59490205009203</text:p>
          </table:table-cell>
          <table:table-cell office:value-type="float" office:value="0.470488577962667" table:style-name="ce1">
            <text:p>0.470488577962667</text:p>
          </table:table-cell>
          <table:table-cell office:value-type="float" office:value="1.0740469702266" table:style-name="ce1">
            <text:p>1.0740469702266</text:p>
          </table:table-cell>
          <table:table-cell office:value-type="float" office:value="0.480975263973571" table:style-name="ce1">
            <text:p>0.480975263973571</text:p>
          </table:table-cell>
          <table:table-cell office:value-type="float" office:value="0.730223750960008" table:style-name="ce1">
            <text:p>0.730223750960008</text:p>
          </table:table-cell>
          <table:table-cell office:value-type="float" office:value="1.0727499156798" table:style-name="ce1">
            <text:p>1.0727499156798</text:p>
          </table:table-cell>
          <table:table-cell office:value-type="float" office:value="1.21034146200468" table:style-name="ce1">
            <text:p>1.21034146200468</text:p>
          </table:table-cell>
          <table:table-cell office:value-type="float" office:value="0.841536972166659" table:style-name="ce1">
            <text:p>0.841536972166659</text:p>
          </table:table-cell>
          <table:table-cell office:value-type="float" office:value="0.847412629263678" table:style-name="ce1">
            <text:p>0.847412629263678</text:p>
          </table:table-cell>
          <table:table-cell office:value-type="float" office:value="0.741326537880644" table:style-name="ce1">
            <text:p>0.741326537880644</text:p>
          </table:table-cell>
          <table:table-cell office:value-type="float" office:value="1.12838058519219" table:style-name="ce1">
            <text:p>1.12838058519219</text:p>
          </table:table-cell>
          <table:table-cell office:value-type="float" office:value="0.931747115896822" table:style-name="ce1">
            <text:p>0.931747115896822</text:p>
          </table:table-cell>
          <table:table-cell office:value-type="float" office:value="0.812949889955117" table:style-name="ce1">
            <text:p>0.812949889955117</text:p>
          </table:table-cell>
          <table:table-cell office:value-type="float" office:value="0.866232890737792" table:style-name="ce1">
            <text:p>0.866232890737792</text:p>
          </table:table-cell>
          <table:table-cell office:value-type="float" office:value="1.21477738855475" table:style-name="ce1">
            <text:p>1.21477738855475</text:p>
          </table:table-cell>
          <table:table-cell office:value-type="float" office:value="0.614798866839991" table:style-name="ce1">
            <text:p>0.614798866839991</text:p>
          </table:table-cell>
          <table:table-cell office:value-type="float" office:value="0.771483056093818" table:style-name="ce1">
            <text:p>0.771483056093818</text:p>
          </table:table-cell>
          <table:table-cell office:value-type="float" office:value="0.61494154284014" table:style-name="ce1">
            <text:p>0.61494154284014</text:p>
          </table:table-cell>
          <table:table-cell office:value-type="float" office:value="0.864832071827245" table:style-name="ce1">
            <text:p>0.864832071827245</text:p>
          </table:table-cell>
          <table:table-cell office:value-type="float" office:value="0.535561804575784" table:style-name="ce1">
            <text:p>0.535561804575784</text:p>
          </table:table-cell>
          <table:table-cell office:value-type="float" office:value="0.579648688621625" table:style-name="ce1">
            <text:p>0.579648688621625</text:p>
          </table:table-cell>
          <table:table-cell office:value-type="float" office:value="0.512668791824707" table:style-name="ce1">
            <text:p>0.512668791824707</text:p>
          </table:table-cell>
          <table:table-cell office:value-type="float" office:value="0.67583825381255" table:style-name="ce1">
            <text:p>0.67583825381255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75012056770797" table:style-name="ce1">
            <text:p>0.75012056770797</text:p>
          </table:table-cell>
          <table:table-cell office:value-type="float" office:value="1.25270326350327" table:style-name="ce1">
            <text:p>1.25270326350327</text:p>
          </table:table-cell>
          <table:table-cell office:value-type="float" office:value="0.243970971908956" table:style-name="ce1">
            <text:p>0.243970971908956</text:p>
          </table:table-cell>
          <table:table-cell office:value-type="float" office:value="0.552966547599727" table:style-name="ce1">
            <text:p>0.552966547599727</text:p>
          </table:table-cell>
          <table:table-cell office:value-type="float" office:value="0.334526059345905" table:style-name="ce1">
            <text:p>0.334526059345905</text:p>
          </table:table-cell>
          <table:table-cell office:value-type="float" office:value="0.570913224198254" table:style-name="ce1">
            <text:p>0.570913224198254</text:p>
          </table:table-cell>
          <table:table-cell office:value-type="float" office:value="0.212039186292368" table:style-name="ce1">
            <text:p>0.212039186292368</text:p>
          </table:table-cell>
          <table:table-cell office:value-type="float" office:value="0.265003959848427" table:style-name="ce1">
            <text:p>0.265003959848427</text:p>
          </table:table-cell>
          <table:table-cell office:value-type="float" office:value="0.385911648729353" table:style-name="ce1">
            <text:p>0.385911648729353</text:p>
          </table:table-cell>
          <table:table-cell office:value-type="float" office:value="0.296525868021835" table:style-name="ce1">
            <text:p>0.296525868021835</text:p>
          </table:table-cell>
          <table:table-cell office:value-type="float" office:value="0.217124560091871" table:style-name="ce1">
            <text:p>0.217124560091871</text:p>
          </table:table-cell>
          <table:table-cell office:value-type="float" office:value="0.270253216071427" table:style-name="ce1">
            <text:p>0.270253216071427</text:p>
          </table:table-cell>
          <table:table-cell office:value-type="float" office:value="0.367472111254415" table:style-name="ce1">
            <text:p>0.367472111254415</text:p>
          </table:table-cell>
          <table:table-cell office:value-type="float" office:value="0.262438661554163" table:style-name="ce1">
            <text:p>0.262438661554163</text:p>
          </table:table-cell>
          <table:table-cell office:value-type="float" office:value="0.349620771157041" table:style-name="ce1">
            <text:p>0.349620771157041</text:p>
          </table:table-cell>
          <table:table-cell office:value-type="float" office:value="0.345151681043537" table:style-name="ce1">
            <text:p>0.345151681043537</text:p>
          </table:table-cell>
          <table:table-cell office:value-type="float" office:value="0.164701939887264" table:style-name="ce1">
            <text:p>0.164701939887264</text:p>
          </table:table-cell>
          <table:table-cell office:value-type="float" office:value="0.353443894426212" table:style-name="ce1">
            <text:p>0.353443894426212</text:p>
          </table:table-cell>
          <table:table-cell office:value-type="float" office:value="0.329983888256355" table:style-name="ce1">
            <text:p>0.329983888256355</text:p>
          </table:table-cell>
          <table:table-cell office:value-type="float" office:value="0.358015447553828" table:style-name="ce1">
            <text:p>0.358015447553828</text:p>
          </table:table-cell>
          <table:table-cell office:value-type="float" office:value="0.168975794570192" table:style-name="ce1">
            <text:p>0.168975794570192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  <table:table-cell office:value-type="float" office:value="0.551417622503947" table:style-name="ce1">
            <text:p>0.551417622503947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41757523772583" table:style-name="ce1">
            <text:p>0.41757523772583</text:p>
          </table:table-cell>
          <table:table-cell office:value-type="float" office:value="0.108425880366311" table:style-name="ce1">
            <text:p>0.108425880366311</text:p>
          </table:table-cell>
          <table:table-cell office:value-type="float" office:value="0.350436973508305" table:style-name="ce1">
            <text:p>0.350436973508305</text:p>
          </table:table-cell>
          <table:table-cell office:value-type="float" office:value="0.323203980877704" table:style-name="ce1">
            <text:p>0.323203980877704</text:p>
          </table:table-cell>
          <table:table-cell office:value-type="float" office:value="0.957973558833183" table:style-name="ce1">
            <text:p>0.957973558833183</text:p>
          </table:table-cell>
          <table:table-cell office:value-type="float" office:value="0.198832249002539" table:style-name="ce1">
            <text:p>0.198832249002539</text:p>
          </table:table-cell>
          <table:table-cell office:value-type="float" office:value="0.812054922317823" table:style-name="ce1">
            <text:p>0.812054922317823</text:p>
          </table:table-cell>
          <table:table-cell office:value-type="float" office:value="0.310626605069172" table:style-name="ce1">
            <text:p>0.310626605069172</text:p>
          </table:table-cell>
          <table:table-cell office:value-type="float" office:value="0.0848711575799803" table:style-name="ce1">
            <text:p>0.0848711575799803</text:p>
          </table:table-cell>
          <table:table-cell office:value-type="float" office:value="0.108825152881165" table:style-name="ce1">
            <text:p>0.108825152881165</text:p>
          </table:table-cell>
          <table:table-cell office:value-type="float" office:value="0.296955650145866" table:style-name="ce1">
            <text:p>0.296955650145866</text:p>
          </table:table-cell>
          <table:table-cell office:value-type="float" office:value="0.490865304892945" table:style-name="ce1">
            <text:p>0.490865304892945</text:p>
          </table:table-cell>
          <table:table-cell office:value-type="float" office:value="0.625707095578606" table:style-name="ce1">
            <text:p>0.625707095578606</text:p>
          </table:table-cell>
          <table:table-cell office:value-type="float" office:value="0.243387297362894" table:style-name="ce1">
            <text:p>0.243387297362894</text:p>
          </table:table-cell>
          <table:table-cell office:value-type="float" office:value="0.410370099718338" table:style-name="ce1">
            <text:p>0.410370099718338</text:p>
          </table:table-cell>
          <table:table-cell office:value-type="float" office:value="0.332961884365123" table:style-name="ce1">
            <text:p>0.332961884365123</text:p>
          </table:table-cell>
          <table:table-cell office:value-type="float" office:value="0.588351924630674" table:style-name="ce1">
            <text:p>0.588351924630674</text:p>
          </table:table-cell>
          <table:table-cell office:value-type="float" office:value="0.531411230026013" table:style-name="ce1">
            <text:p>0.531411230026013</text:p>
          </table:table-cell>
          <table:table-cell office:value-type="float" office:value="0.614785896294523" table:style-name="ce1">
            <text:p>0.614785896294523</text:p>
          </table:table-cell>
          <table:table-cell office:value-type="float" office:value="0.817865726687501" table:style-name="ce1">
            <text:p>0.817865726687501</text:p>
          </table:table-cell>
          <table:table-cell office:value-type="float" office:value="0.41757523772583" table:style-name="ce1">
            <text:p>0.41757523772583</text:p>
          </table:table-cell>
          <table:table-cell office:value-type="float" office:value="0.503239205269448" table:style-name="ce1">
            <text:p>0.503239205269448</text:p>
          </table:table-cell>
          <table:table-cell office:value-type="float" office:value="1.132310660469" table:style-name="ce1">
            <text:p>1.132310660469</text:p>
          </table:table-cell>
          <table:table-cell office:value-type="float" office:value="0.999453363239949" table:style-name="ce1">
            <text:p>0.999453363239949</text:p>
          </table:table-cell>
          <table:table-cell office:value-type="float" office:value="0.810939455407572" table:style-name="ce1">
            <text:p>0.810939455407572</text:p>
          </table:table-cell>
          <table:table-cell office:value-type="float" office:value="0.600388590825008" table:style-name="ce1">
            <text:p>0.600388590825008</text:p>
          </table:table-cell>
          <table:table-cell office:value-type="float" office:value="0.803650008854538" table:style-name="ce1">
            <text:p>0.803650008854538</text:p>
          </table:table-cell>
          <table:table-cell office:value-type="float" office:value="0.826102023059701" table:style-name="ce1">
            <text:p>0.826102023059701</text:p>
          </table:table-cell>
          <table:table-cell office:value-type="float" office:value="0.984433471587968" table:style-name="ce1">
            <text:p>0.984433471587968</text:p>
          </table:table-cell>
          <table:table-cell office:value-type="float" office:value="0.585135229354602" table:style-name="ce1">
            <text:p>0.585135229354602</text:p>
          </table:table-cell>
          <table:table-cell office:value-type="float" office:value="0.910994243147971" table:style-name="ce1">
            <text:p>0.910994243147971</text:p>
          </table:table-cell>
          <table:table-cell office:value-type="float" office:value="1.08572046114783" table:style-name="ce1">
            <text:p>1.08572046114783</text:p>
          </table:table-cell>
          <table:table-cell office:value-type="float" office:value="0.730976042597154" table:style-name="ce1">
            <text:p>0.730976042597154</text:p>
          </table:table-cell>
          <table:table-cell office:value-type="float" office:value="0.695942599288" table:style-name="ce1">
            <text:p>0.695942599288</text:p>
          </table:table-cell>
          <table:table-cell office:value-type="float" office:value="0.514990519463485" table:style-name="ce1">
            <text:p>0.514990519463485</text:p>
          </table:table-cell>
          <table:table-cell office:value-type="float" office:value="0.667718692349562" table:style-name="ce1">
            <text:p>0.667718692349562</text:p>
          </table:table-cell>
          <table:table-cell office:value-type="float" office:value="0.425597520097808" table:style-name="ce1">
            <text:p>0.425597520097808</text:p>
          </table:table-cell>
          <table:table-cell office:value-type="float" office:value="0.441382673932403" table:style-name="ce1">
            <text:p>0.441382673932403</text:p>
          </table:table-cell>
          <table:table-cell office:value-type="float" office:value="0.256176255194374" table:style-name="ce1">
            <text:p>0.256176255194374</text:p>
          </table:table-cell>
          <table:table-cell office:value-type="float" office:value="0.458724293223162" table:style-name="ce1">
            <text:p>0.458724293223162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491059863074966" table:style-name="ce1">
            <text:p>0.491059863074966</text:p>
          </table:table-cell>
          <table:table-cell office:value-type="float" office:value="0.824675263058218" table:style-name="ce1">
            <text:p>0.824675263058218</text:p>
          </table:table-cell>
          <table:table-cell office:value-type="float" office:value="0.119803940143485" table:style-name="ce1">
            <text:p>0.119803940143485</text:p>
          </table:table-cell>
          <table:table-cell office:value-type="float" office:value="0.427542930716666" table:style-name="ce1">
            <text:p>0.427542930716666</text:p>
          </table:table-cell>
          <table:table-cell office:value-type="float" office:value="0.280809032616512" table:style-name="ce1">
            <text:p>0.280809032616512</text:p>
          </table:table-cell>
          <table:table-cell office:value-type="float" office:value="0.498027428833644" table:style-name="ce1">
            <text:p>0.498027428833644</text:p>
          </table:table-cell>
          <table:table-cell office:value-type="float" office:value="0.15896838190329" table:style-name="ce1">
            <text:p>0.15896838190329</text:p>
          </table:table-cell>
          <table:table-cell office:value-type="float" office:value="0.260101813168289" table:style-name="ce1">
            <text:p>0.260101813168289</text:p>
          </table:table-cell>
          <table:table-cell office:value-type="float" office:value="0.323381388433585" table:style-name="ce1">
            <text:p>0.323381388433585</text:p>
          </table:table-cell>
          <table:table-cell office:value-type="float" office:value="0.254335086330784" table:style-name="ce1">
            <text:p>0.254335086330784</text:p>
          </table:table-cell>
          <table:table-cell office:value-type="float" office:value="0.153299656025047" table:style-name="ce1">
            <text:p>0.153299656025047</text:p>
          </table:table-cell>
          <table:table-cell office:value-type="float" office:value="0.19589156640969" table:style-name="ce1">
            <text:p>0.19589156640969</text:p>
          </table:table-cell>
          <table:table-cell office:value-type="float" office:value="0.22389885358876" table:style-name="ce1">
            <text:p>0.22389885358876</text:p>
          </table:table-cell>
          <table:table-cell office:value-type="float" office:value="0.233926523437186" table:style-name="ce1">
            <text:p>0.233926523437186</text:p>
          </table:table-cell>
          <table:table-cell office:value-type="float" office:value="0.259717547209587" table:style-name="ce1">
            <text:p>0.259717547209587</text:p>
          </table:table-cell>
          <table:table-cell office:value-type="float" office:value="0.27476481889156" table:style-name="ce1">
            <text:p>0.27476481889156</text:p>
          </table:table-cell>
          <table:table-cell office:value-type="float" office:value="0.0943806626416834" table:style-name="ce1">
            <text:p>0.0943806626416834</text:p>
          </table:table-cell>
          <table:table-cell office:value-type="float" office:value="0.279076313607724" table:style-name="ce1">
            <text:p>0.279076313607724</text:p>
          </table:table-cell>
          <table:table-cell office:value-type="float" office:value="0.27557236869554" table:style-name="ce1">
            <text:p>0.27557236869554</text:p>
          </table:table-cell>
          <table:table-cell office:value-type="float" office:value="0.28960639805736" table:style-name="ce1">
            <text:p>0.28960639805736</text:p>
          </table:table-cell>
          <table:table-cell office:value-type="float" office:value="0.106607400104625" table:style-name="ce1">
            <text:p>0.106607400104625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  <table:table-cell office:value-type="float" office:value="0.460458275622087" table:style-name="ce1">
            <text:p>0.460458275622087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65508562658623" table:style-name="ce1">
            <text:p>0.265508562658623</text:p>
          </table:table-cell>
          <table:table-cell office:value-type="float" office:value="0.0973086730869381" table:style-name="ce1">
            <text:p>0.0973086730869381</text:p>
          </table:table-cell>
          <table:table-cell office:value-type="float" office:value="0.317453551821227" table:style-name="ce1">
            <text:p>0.317453551821227</text:p>
          </table:table-cell>
          <table:table-cell office:value-type="float" office:value="0.213019197126772" table:style-name="ce1">
            <text:p>0.213019197126772</text:p>
          </table:table-cell>
          <table:table-cell office:value-type="float" office:value="0.969361697754115" table:style-name="ce1">
            <text:p>0.969361697754115</text:p>
          </table:table-cell>
          <table:table-cell office:value-type="float" office:value="0.142844584500764" table:style-name="ce1">
            <text:p>0.142844584500764</text:p>
          </table:table-cell>
          <table:table-cell office:value-type="float" office:value="0.621777020301793" table:style-name="ce1">
            <text:p>0.621777020301793</text:p>
          </table:table-cell>
          <table:table-cell office:value-type="float" office:value="0.194151106766245" table:style-name="ce1">
            <text:p>0.194151106766245</text:p>
          </table:table-cell>
          <table:table-cell office:value-type="float" office:value="0.0780340574362408" table:style-name="ce1">
            <text:p>0.0780340574362408</text:p>
          </table:table-cell>
          <table:table-cell office:value-type="float" office:value="0.0968057546095261" table:style-name="ce1">
            <text:p>0.0968057546095261</text:p>
          </table:table-cell>
          <table:table-cell office:value-type="float" office:value="0.272272702120201" table:style-name="ce1">
            <text:p>0.272272702120201</text:p>
          </table:table-cell>
          <table:table-cell office:value-type="float" office:value="0.336736313096321" table:style-name="ce1">
            <text:p>0.336736313096321</text:p>
          </table:table-cell>
          <table:table-cell office:value-type="float" office:value="0.345685989469263" table:style-name="ce1">
            <text:p>0.345685989469263</text:p>
          </table:table-cell>
          <table:table-cell office:value-type="float" office:value="0.204501602049734" table:style-name="ce1">
            <text:p>0.204501602049734</text:p>
          </table:table-cell>
          <table:table-cell office:value-type="float" office:value="0.230987455895455" table:style-name="ce1">
            <text:p>0.230987455895455</text:p>
          </table:table-cell>
          <table:table-cell office:value-type="float" office:value="0.286786742498929" table:style-name="ce1">
            <text:p>0.286786742498929</text:p>
          </table:table-cell>
          <table:table-cell office:value-type="float" office:value="0.369071882948124" table:style-name="ce1">
            <text:p>0.369071882948124</text:p>
          </table:table-cell>
          <table:table-cell office:value-type="float" office:value="0.361445202212922" table:style-name="ce1">
            <text:p>0.361445202212922</text:p>
          </table:table-cell>
          <table:table-cell office:value-type="float" office:value="0.166523844919336" table:style-name="ce1">
            <text:p>0.166523844919336</text:p>
          </table:table-cell>
          <table:table-cell office:value-type="float" office:value="0.514666255826784" table:style-name="ce1">
            <text:p>0.514666255826784</text:p>
          </table:table-cell>
          <table:table-cell office:value-type="float" office:value="0.265508562658623" table:style-name="ce1">
            <text:p>0.265508562658623</text:p>
          </table:table-cell>
          <table:table-cell office:value-type="float" office:value="0.263089555928835" table:style-name="ce1">
            <text:p>0.263089555928835</text:p>
          </table:table-cell>
          <table:table-cell office:value-type="float" office:value="0.519491298740892" table:style-name="ce1">
            <text:p>0.519491298740892</text:p>
          </table:table-cell>
          <table:table-cell office:value-type="float" office:value="0.716890030218872" table:style-name="ce1">
            <text:p>0.716890030218872</text:p>
          </table:table-cell>
          <table:table-cell office:value-type="float" office:value="0.452096344488998" table:style-name="ce1">
            <text:p>0.452096344488998</text:p>
          </table:table-cell>
          <table:table-cell office:value-type="float" office:value="0.327812577814315" table:style-name="ce1">
            <text:p>0.327812577814315</text:p>
          </table:table-cell>
          <table:table-cell office:value-type="float" office:value="0.42466364082411" table:style-name="ce1">
            <text:p>0.42466364082411</text:p>
          </table:table-cell>
          <table:table-cell office:value-type="float" office:value="0.473199421965486" table:style-name="ce1">
            <text:p>0.473199421965486</text:p>
          </table:table-cell>
          <table:table-cell office:value-type="float" office:value="0.434404520470602" table:style-name="ce1">
            <text:p>0.434404520470602</text:p>
          </table:table-cell>
          <table:table-cell office:value-type="float" office:value="0.370161408767439" table:style-name="ce1">
            <text:p>0.370161408767439</text:p>
          </table:table-cell>
          <table:table-cell office:value-type="float" office:value="0.466312062321961" table:style-name="ce1">
            <text:p>0.466312062321961</text:p>
          </table:table-cell>
          <table:table-cell office:value-type="float" office:value="0.503278116905852" table:style-name="ce1">
            <text:p>0.503278116905852</text:p>
          </table:table-cell>
          <table:table-cell office:value-type="float" office:value="0.304361831608113" table:style-name="ce1">
            <text:p>0.304361831608113</text:p>
          </table:table-cell>
          <table:table-cell office:value-type="float" office:value="0.401978156800522" table:style-name="ce1">
            <text:p>0.401978156800522</text:p>
          </table:table-cell>
          <table:table-cell office:value-type="float" office:value="0.325322233084452" table:style-name="ce1">
            <text:p>0.325322233084452</text:p>
          </table:table-cell>
          <table:table-cell office:value-type="float" office:value="0.433224200833011" table:style-name="ce1">
            <text:p>0.433224200833011</text:p>
          </table:table-cell>
          <table:table-cell office:value-type="float" office:value="0.388073732058791" table:style-name="ce1">
            <text:p>0.388073732058791</text:p>
          </table:table-cell>
          <table:table-cell office:value-type="float" office:value="0.220636960611966" table:style-name="ce1">
            <text:p>0.220636960611966</text:p>
          </table:table-cell>
          <table:table-cell office:value-type="float" office:value="0.277759242853179" table:style-name="ce1">
            <text:p>0.277759242853179</text:p>
          </table:table-cell>
          <table:table-cell office:value-type="float" office:value="0.350108945473862" table:style-name="ce1">
            <text:p>0.350108945473862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296579504327293" table:style-name="ce1">
            <text:p>0.296579504327293</text:p>
          </table:table-cell>
          <table:table-cell office:value-type="float" office:value="0.631362253402668" table:style-name="ce1">
            <text:p>0.631362253402668</text:p>
          </table:table-cell>
          <table:table-cell office:value-type="float" office:value="0.134953537250146" table:style-name="ce1">
            <text:p>0.134953537250146</text:p>
          </table:table-cell>
          <table:table-cell office:value-type="float" office:value="0.281733818577345" table:style-name="ce1">
            <text:p>0.281733818577345</text:p>
          </table:table-cell>
          <table:table-cell office:value-type="float" office:value="0.224348982761984" table:style-name="ce1">
            <text:p>0.224348982761984</text:p>
          </table:table-cell>
          <table:table-cell office:value-type="float" office:value="0.393599258242402" table:style-name="ce1">
            <text:p>0.393599258242402</text:p>
          </table:table-cell>
          <table:table-cell office:value-type="float" office:value="0.159496254854253" table:style-name="ce1">
            <text:p>0.159496254854253</text:p>
          </table:table-cell>
          <table:table-cell office:value-type="float" office:value="0.187946006327051" table:style-name="ce1">
            <text:p>0.187946006327051</text:p>
          </table:table-cell>
          <table:table-cell office:value-type="float" office:value="0.28879541730732" table:style-name="ce1">
            <text:p>0.28879541730732</text:p>
          </table:table-cell>
          <table:table-cell office:value-type="float" office:value="0.242278048387385" table:style-name="ce1">
            <text:p>0.242278048387385</text:p>
          </table:table-cell>
          <table:table-cell office:value-type="float" office:value="0.161030234487553" table:style-name="ce1">
            <text:p>0.161030234487553</text:p>
          </table:table-cell>
          <table:table-cell office:value-type="float" office:value="0.223010822550079" table:style-name="ce1">
            <text:p>0.223010822550079</text:p>
          </table:table-cell>
          <table:table-cell office:value-type="float" office:value="0.240934522759833" table:style-name="ce1">
            <text:p>0.240934522759833</text:p>
          </table:table-cell>
          <table:table-cell office:value-type="float" office:value="0.209192075928657" table:style-name="ce1">
            <text:p>0.209192075928657</text:p>
          </table:table-cell>
          <table:table-cell office:value-type="float" office:value="0.233489853427362" table:style-name="ce1">
            <text:p>0.233489853427362</text:p>
          </table:table-cell>
          <table:table-cell office:value-type="float" office:value="0.204434987092971" table:style-name="ce1">
            <text:p>0.204434987092971</text:p>
          </table:table-cell>
          <table:table-cell office:value-type="float" office:value="0.0964965024396783" table:style-name="ce1">
            <text:p>0.0964965024396783</text:p>
          </table:table-cell>
          <table:table-cell office:value-type="float" office:value="0.22314094300437" table:style-name="ce1">
            <text:p>0.22314094300437</text:p>
          </table:table-cell>
          <table:table-cell office:value-type="float" office:value="0.199562313699465" table:style-name="ce1">
            <text:p>0.199562313699465</text:p>
          </table:table-cell>
          <table:table-cell office:value-type="float" office:value="0.223825307245031" table:style-name="ce1">
            <text:p>0.223825307245031</text:p>
          </table:table-cell>
          <table:table-cell office:value-type="float" office:value="0.13146350932543" table:style-name="ce1">
            <text:p>0.13146350932543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  <table:table-cell office:value-type="float" office:value="0.307048656007239" table:style-name="ce1">
            <text:p>0.307048656007239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389986887515326" table:style-name="ce1">
            <text:p>0.389986887515326</text:p>
          </table:table-cell>
          <table:table-cell office:value-type="float" office:value="0.0959294751078995" table:style-name="ce1">
            <text:p>0.0959294751078995</text:p>
          </table:table-cell>
          <table:table-cell office:value-type="float" office:value="0.323637943387554" table:style-name="ce1">
            <text:p>0.323637943387554</text:p>
          </table:table-cell>
          <table:table-cell office:value-type="float" office:value="0.317160517348693" table:style-name="ce1">
            <text:p>0.317160517348693</text:p>
          </table:table-cell>
          <table:table-cell office:value-type="float" office:value="0.962668896292611" table:style-name="ce1">
            <text:p>0.962668896292611</text:p>
          </table:table-cell>
          <table:table-cell office:value-type="float" office:value="0.180751917511317" table:style-name="ce1">
            <text:p>0.180751917511317</text:p>
          </table:table-cell>
          <table:table-cell office:value-type="float" office:value="0.797696528484711" table:style-name="ce1">
            <text:p>0.797696528484711</text:p>
          </table:table-cell>
          <table:table-cell office:value-type="float" office:value="0.272558054120498" table:style-name="ce1">
            <text:p>0.272558054120498</text:p>
          </table:table-cell>
          <table:table-cell office:value-type="float" office:value="0.0876978656497435" table:style-name="ce1">
            <text:p>0.0876978656497435</text:p>
          </table:table-cell>
          <table:table-cell office:value-type="float" office:value="0.113435042624937" table:style-name="ce1">
            <text:p>0.113435042624937</text:p>
          </table:table-cell>
          <table:table-cell office:value-type="float" office:value="0.425312168097511" table:style-name="ce1">
            <text:p>0.425312168097511</text:p>
          </table:table-cell>
          <table:table-cell office:value-type="float" office:value="0.463315866318845" table:style-name="ce1">
            <text:p>0.463315866318845</text:p>
          </table:table-cell>
          <table:table-cell office:value-type="float" office:value="0.485754909978541" table:style-name="ce1">
            <text:p>0.485754909978541</text:p>
          </table:table-cell>
          <table:table-cell office:value-type="float" office:value="0.206382331142599" table:style-name="ce1">
            <text:p>0.206382331142599</text:p>
          </table:table-cell>
          <table:table-cell office:value-type="float" office:value="0.404857617894425" table:style-name="ce1">
            <text:p>0.404857617894425</text:p>
          </table:table-cell>
          <table:table-cell office:value-type="float" office:value="0.424936022278938" table:style-name="ce1">
            <text:p>0.424936022278938</text:p>
          </table:table-cell>
          <table:table-cell office:value-type="float" office:value="0.476649587059982" table:style-name="ce1">
            <text:p>0.476649587059982</text:p>
          </table:table-cell>
          <table:table-cell office:value-type="float" office:value="0.604876399556947" table:style-name="ce1">
            <text:p>0.604876399556947</text:p>
          </table:table-cell>
          <table:table-cell office:value-type="float" office:value="0.284296397769067" table:style-name="ce1">
            <text:p>0.284296397769067</text:p>
          </table:table-cell>
          <table:table-cell office:value-type="float" office:value="0.83362493943116" table:style-name="ce1">
            <text:p>0.83362493943116</text:p>
          </table:table-cell>
          <table:table-cell office:value-type="float" office:value="0.389986887515326" table:style-name="ce1">
            <text:p>0.389986887515326</text:p>
          </table:table-cell>
          <table:table-cell office:value-type="float" office:value="0.460825521588983" table:style-name="ce1">
            <text:p>0.460825521588983</text:p>
          </table:table-cell>
          <table:table-cell office:value-type="float" office:value="0.774621928097082" table:style-name="ce1">
            <text:p>0.774621928097082</text:p>
          </table:table-cell>
          <table:table-cell office:value-type="float" office:value="0.949957761733939" table:style-name="ce1">
            <text:p>0.949957761733939</text:p>
          </table:table-cell>
          <table:table-cell office:value-type="float" office:value="0.637977231591365" table:style-name="ce1">
            <text:p>0.637977231591365</text:p>
          </table:table-cell>
          <table:table-cell office:value-type="float" office:value="0.622633076302683" table:style-name="ce1">
            <text:p>0.622633076302683</text:p>
          </table:table-cell>
          <table:table-cell office:value-type="float" office:value="0.729069372413354" table:style-name="ce1">
            <text:p>0.729069372413354</text:p>
          </table:table-cell>
          <table:table-cell office:value-type="float" office:value="0.741598919335473" table:style-name="ce1">
            <text:p>0.741598919335473</text:p>
          </table:table-cell>
          <table:table-cell office:value-type="float" office:value="0.669923685079127" table:style-name="ce1">
            <text:p>0.669923685079127</text:p>
          </table:table-cell>
          <table:table-cell office:value-type="float" office:value="0.564693649696984" table:style-name="ce1">
            <text:p>0.564693649696984</text:p>
          </table:table-cell>
          <table:table-cell office:value-type="float" office:value="0.720586635677261" table:style-name="ce1">
            <text:p>0.720586635677261</text:p>
          </table:table-cell>
          <table:table-cell office:value-type="float" office:value="0.922343470432499" table:style-name="ce1">
            <text:p>0.922343470432499</text:p>
          </table:table-cell>
          <table:table-cell office:value-type="float" office:value="0.562994508240671" table:style-name="ce1">
            <text:p>0.562994508240671</text:p>
          </table:table-cell>
          <table:table-cell office:value-type="float" office:value="0.672517794172734" table:style-name="ce1">
            <text:p>0.672517794172734</text:p>
          </table:table-cell>
          <table:table-cell office:value-type="float" office:value="0.666356785075419" table:style-name="ce1">
            <text:p>0.666356785075419</text:p>
          </table:table-cell>
          <table:table-cell office:value-type="float" office:value="0.803338715763305" table:style-name="ce1">
            <text:p>0.803338715763305</text:p>
          </table:table-cell>
          <table:table-cell office:value-type="float" office:value="0.613255371929296" table:style-name="ce1">
            <text:p>0.613255371929296</text:p>
          </table:table-cell>
          <table:table-cell office:value-type="float" office:value="0.436285249563466" table:style-name="ce1">
            <text:p>0.436285249563466</text:p>
          </table:table-cell>
          <table:table-cell office:value-type="float" office:value="0.514147434008063" table:style-name="ce1">
            <text:p>0.514147434008063</text:p>
          </table:table-cell>
          <table:table-cell office:value-type="float" office:value="0.430448504102852" table:style-name="ce1">
            <text:p>0.430448504102852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505612815090098" table:style-name="ce1">
            <text:p>0.505612815090098</text:p>
          </table:table-cell>
          <table:table-cell office:value-type="float" office:value="0.957338002105249" table:style-name="ce1">
            <text:p>0.957338002105249</text:p>
          </table:table-cell>
          <table:table-cell office:value-type="float" office:value="0.14955837144715" table:style-name="ce1">
            <text:p>0.14955837144715</text:p>
          </table:table-cell>
          <table:table-cell office:value-type="float" office:value="0.573027818453331" table:style-name="ce1">
            <text:p>0.573027818453331</text:p>
          </table:table-cell>
          <table:table-cell office:value-type="float" office:value="0.293112167940853" table:style-name="ce1">
            <text:p>0.293112167940853</text:p>
          </table:table-cell>
          <table:table-cell office:value-type="float" office:value="0.573904352172769" table:style-name="ce1">
            <text:p>0.573904352172769</text:p>
          </table:table-cell>
          <table:table-cell office:value-type="float" office:value="0.204147554111893" table:style-name="ce1">
            <text:p>0.204147554111893</text:p>
          </table:table-cell>
          <table:table-cell office:value-type="float" office:value="0.276401179415263" table:style-name="ce1">
            <text:p>0.276401179415263</text:p>
          </table:table-cell>
          <table:table-cell office:value-type="float" office:value="0.409067751552074" table:style-name="ce1">
            <text:p>0.409067751552074</text:p>
          </table:table-cell>
          <table:table-cell office:value-type="float" office:value="0.288274716493599" table:style-name="ce1">
            <text:p>0.288274716493599</text:p>
          </table:table-cell>
          <table:table-cell office:value-type="float" office:value="0.228465753039539" table:style-name="ce1">
            <text:p>0.228465753039539</text:p>
          </table:table-cell>
          <table:table-cell office:value-type="float" office:value="0.255066352334072" table:style-name="ce1">
            <text:p>0.255066352334072</text:p>
          </table:table-cell>
          <table:table-cell office:value-type="float" office:value="0.341086548329155" table:style-name="ce1">
            <text:p>0.341086548329155</text:p>
          </table:table-cell>
          <table:table-cell office:value-type="float" office:value="0.282558961104738" table:style-name="ce1">
            <text:p>0.282558961104738</text:p>
          </table:table-cell>
          <table:table-cell office:value-type="float" office:value="0.307002270940434" table:style-name="ce1">
            <text:p>0.307002270940434</text:p>
          </table:table-cell>
          <table:table-cell office:value-type="float" office:value="0.358017728767963" table:style-name="ce1">
            <text:p>0.358017728767963</text:p>
          </table:table-cell>
          <table:table-cell office:value-type="float" office:value="0.118729781145722" table:style-name="ce1">
            <text:p>0.118729781145722</text:p>
          </table:table-cell>
          <table:table-cell office:value-type="float" office:value="0.409926756422095" table:style-name="ce1">
            <text:p>0.409926756422095</text:p>
          </table:table-cell>
          <table:table-cell office:value-type="float" office:value="0.356336473950073" table:style-name="ce1">
            <text:p>0.356336473950073</text:p>
          </table:table-cell>
          <table:table-cell office:value-type="float" office:value="0.394569622861664" table:style-name="ce1">
            <text:p>0.394569622861664</text:p>
          </table:table-cell>
          <table:table-cell office:value-type="float" office:value="0.17874851592683" table:style-name="ce1">
            <text:p>0.17874851592683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  <table:table-cell office:value-type="float" office:value="0.460356013564791" table:style-name="ce1">
            <text:p>0.46035601356479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89027067150692" table:style-name="ce1">
            <text:p>0.389027067150692</text:p>
          </table:table-cell>
          <table:table-cell office:value-type="float" office:value="0.0903632158005243" table:style-name="ce1">
            <text:p>0.0903632158005243</text:p>
          </table:table-cell>
          <table:table-cell office:value-type="float" office:value="0.312643469491862" table:style-name="ce1">
            <text:p>0.312643469491862</text:p>
          </table:table-cell>
          <table:table-cell office:value-type="float" office:value="0.308818835294565" table:style-name="ce1">
            <text:p>0.308818835294565</text:p>
          </table:table-cell>
          <table:table-cell office:value-type="float" office:value="0.972202247211614" table:style-name="ce1">
            <text:p>0.972202247211614</text:p>
          </table:table-cell>
          <table:table-cell office:value-type="float" office:value="0.190453415165749" table:style-name="ce1">
            <text:p>0.190453415165749</text:p>
          </table:table-cell>
          <table:table-cell office:value-type="float" office:value="0.759822535718058" table:style-name="ce1">
            <text:p>0.759822535718058</text:p>
          </table:table-cell>
          <table:table-cell office:value-type="float" office:value="0.268666890480089" table:style-name="ce1">
            <text:p>0.268666890480089</text:p>
          </table:table-cell>
          <table:table-cell office:value-type="float" office:value="0.0822741195408855" table:style-name="ce1">
            <text:p>0.0822741195408855</text:p>
          </table:table-cell>
          <table:table-cell office:value-type="float" office:value="0.103123447145447" table:style-name="ce1">
            <text:p>0.103123447145447</text:p>
          </table:table-cell>
          <table:table-cell office:value-type="float" office:value="0.401796569163969" table:style-name="ce1">
            <text:p>0.401796569163969</text:p>
          </table:table-cell>
          <table:table-cell office:value-type="float" office:value="0.498466044537212" table:style-name="ce1">
            <text:p>0.498466044537212</text:p>
          </table:table-cell>
          <table:table-cell office:value-type="float" office:value="0.486338584524602" table:style-name="ce1">
            <text:p>0.486338584524602</text:p>
          </table:table-cell>
          <table:table-cell office:value-type="float" office:value="0.195603807858664" table:style-name="ce1">
            <text:p>0.195603807858664</text:p>
          </table:table-cell>
          <table:table-cell office:value-type="float" office:value="0.373598603316468" table:style-name="ce1">
            <text:p>0.373598603316468</text:p>
          </table:table-cell>
          <table:table-cell office:value-type="float" office:value="0.408178077534241" table:style-name="ce1">
            <text:p>0.408178077534241</text:p>
          </table:table-cell>
          <table:table-cell office:value-type="float" office:value="0.478231993607082" table:style-name="ce1">
            <text:p>0.478231993607082</text:p>
          </table:table-cell>
          <table:table-cell office:value-type="float" office:value="0.560387428601597" table:style-name="ce1">
            <text:p>0.560387428601597</text:p>
          </table:table-cell>
          <table:table-cell office:value-type="float" office:value="0.292402988686587" table:style-name="ce1">
            <text:p>0.292402988686587</text:p>
          </table:table-cell>
          <table:table-cell office:value-type="float" office:value="0.758668157171403" table:style-name="ce1">
            <text:p>0.758668157171403</text:p>
          </table:table-cell>
          <table:table-cell office:value-type="float" office:value="0.389027067150692" table:style-name="ce1">
            <text:p>0.389027067150692</text:p>
          </table:table-cell>
          <table:table-cell office:value-type="float" office:value="0.44318557975246" table:style-name="ce1">
            <text:p>0.44318557975246</text:p>
          </table:table-cell>
          <table:table-cell office:value-type="float" office:value="0.737383492058362" table:style-name="ce1">
            <text:p>0.737383492058362</text:p>
          </table:table-cell>
          <table:table-cell office:value-type="float" office:value="0.914418467151531" table:style-name="ce1">
            <text:p>0.914418467151531</text:p>
          </table:table-cell>
          <table:table-cell office:value-type="float" office:value="0.612606844655894" table:style-name="ce1">
            <text:p>0.612606844655894</text:p>
          </table:table-cell>
          <table:table-cell office:value-type="float" office:value="0.547857881679478" table:style-name="ce1">
            <text:p>0.547857881679478</text:p>
          </table:table-cell>
          <table:table-cell office:value-type="float" office:value="0.686668659278357" table:style-name="ce1">
            <text:p>0.686668659278357</text:p>
          </table:table-cell>
          <table:table-cell office:value-type="float" office:value="0.722584099679338" table:style-name="ce1">
            <text:p>0.722584099679338</text:p>
          </table:table-cell>
          <table:table-cell office:value-type="float" office:value="0.646135704690757" table:style-name="ce1">
            <text:p>0.646135704690757</text:p>
          </table:table-cell>
          <table:table-cell office:value-type="float" office:value="0.560400399147065" table:style-name="ce1">
            <text:p>0.560400399147065</text:p>
          </table:table-cell>
          <table:table-cell office:value-type="float" office:value="0.716046944763449" table:style-name="ce1">
            <text:p>0.716046944763449</text:p>
          </table:table-cell>
          <table:table-cell office:value-type="float" office:value="0.93505460499117" table:style-name="ce1">
            <text:p>0.93505460499117</text:p>
          </table:table-cell>
          <table:table-cell office:value-type="float" office:value="0.553253628594179" table:style-name="ce1">
            <text:p>0.553253628594179</text:p>
          </table:table-cell>
          <table:table-cell office:value-type="float" office:value="0.706773004753806" table:style-name="ce1">
            <text:p>0.706773004753806</text:p>
          </table:table-cell>
          <table:table-cell office:value-type="float" office:value="0.665332111983444" table:style-name="ce1">
            <text:p>0.665332111983444</text:p>
          </table:table-cell>
          <table:table-cell office:value-type="float" office:value="0.700339614201663" table:style-name="ce1">
            <text:p>0.700339614201663</text:p>
          </table:table-cell>
          <table:table-cell office:value-type="float" office:value="0.633346746859277" table:style-name="ce1">
            <text:p>0.633346746859277</text:p>
          </table:table-cell>
          <table:table-cell office:value-type="float" office:value="0.452991312126292" table:style-name="ce1">
            <text:p>0.452991312126292</text:p>
          </table:table-cell>
          <table:table-cell office:value-type="float" office:value="0.543460866765815" table:style-name="ce1">
            <text:p>0.543460866765815</text:p>
          </table:table-cell>
          <table:table-cell office:value-type="float" office:value="0.490683717256393" table:style-name="ce1">
            <text:p>0.490683717256393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450734437214854" table:style-name="ce1">
            <text:p>0.450734437214854</text:p>
          </table:table-cell>
          <table:table-cell office:value-type="float" office:value="0.909191337327914" table:style-name="ce1">
            <text:p>0.909191337327914</text:p>
          </table:table-cell>
          <table:table-cell office:value-type="float" office:value="0.159480838730195" table:style-name="ce1">
            <text:p>0.159480838730195</text:p>
          </table:table-cell>
          <table:table-cell office:value-type="float" office:value="0.495952710201657" table:style-name="ce1">
            <text:p>0.495952710201657</text:p>
          </table:table-cell>
          <table:table-cell office:value-type="float" office:value="0.299706154272469" table:style-name="ce1">
            <text:p>0.299706154272469</text:p>
          </table:table-cell>
          <table:table-cell office:value-type="float" office:value="0.532200290329677" table:style-name="ce1">
            <text:p>0.532200290329677</text:p>
          </table:table-cell>
          <table:table-cell office:value-type="float" office:value="0.216695600585825" table:style-name="ce1">
            <text:p>0.216695600585825</text:p>
          </table:table-cell>
          <table:table-cell office:value-type="float" office:value="0.298824510633367" table:style-name="ce1">
            <text:p>0.298824510633367</text:p>
          </table:table-cell>
          <table:table-cell office:value-type="float" office:value="0.425444733828795" table:style-name="ce1">
            <text:p>0.425444733828795</text:p>
          </table:table-cell>
          <table:table-cell office:value-type="float" office:value="0.310081207409454" table:style-name="ce1">
            <text:p>0.310081207409454</text:p>
          </table:table-cell>
          <table:table-cell office:value-type="float" office:value="0.235802046450859" table:style-name="ce1">
            <text:p>0.235802046450859</text:p>
          </table:table-cell>
          <table:table-cell office:value-type="float" office:value="0.2690436250882" table:style-name="ce1">
            <text:p>0.2690436250882</text:p>
          </table:table-cell>
          <table:table-cell office:value-type="float" office:value="0.341912320471649" table:style-name="ce1">
            <text:p>0.341912320471649</text:p>
          </table:table-cell>
          <table:table-cell office:value-type="float" office:value="0.269549963377724" table:style-name="ce1">
            <text:p>0.269549963377724</text:p>
          </table:table-cell>
          <table:table-cell office:value-type="float" office:value="0.342902413030755" table:style-name="ce1">
            <text:p>0.342902413030755</text:p>
          </table:table-cell>
          <table:table-cell office:value-type="float" office:value="0.335028793317094" table:style-name="ce1">
            <text:p>0.335028793317094</text:p>
          </table:table-cell>
          <table:table-cell office:value-type="float" office:value="0.116163406118387" table:style-name="ce1">
            <text:p>0.116163406118387</text:p>
          </table:table-cell>
          <table:table-cell office:value-type="float" office:value="0.374522313038569" table:style-name="ce1">
            <text:p>0.374522313038569</text:p>
          </table:table-cell>
          <table:table-cell office:value-type="float" office:value="0.347430613964938" table:style-name="ce1">
            <text:p>0.347430613964938</text:p>
          </table:table-cell>
          <table:table-cell office:value-type="float" office:value="0.361692764740312" table:style-name="ce1">
            <text:p>0.361692764740312</text:p>
          </table:table-cell>
          <table:table-cell office:value-type="float" office:value="0.181184852623583" table:style-name="ce1">
            <text:p>0.181184852623583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  <table:table-cell office:value-type="float" office:value="0.450132107351909" table:style-name="ce1">
            <text:p>0.450132107351909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199021546589491" table:style-name="ce1">
            <text:p>0.199021546589491</text:p>
          </table:table-cell>
          <table:table-cell office:value-type="float" office:value="0.0885376335054689" table:style-name="ce1">
            <text:p>0.0885376335054689</text:p>
          </table:table-cell>
          <table:table-cell office:value-type="float" office:value="0.279660047804784" table:style-name="ce1">
            <text:p>0.279660047804784</text:p>
          </table:table-cell>
          <table:table-cell office:value-type="float" office:value="0.167302077647418" table:style-name="ce1">
            <text:p>0.167302077647418</text:p>
          </table:table-cell>
          <table:table-cell office:value-type="float" office:value="0.990892803231048" table:style-name="ce1">
            <text:p>0.990892803231048</text:p>
          </table:table-cell>
          <table:table-cell office:value-type="float" office:value="0.112604697129444" table:style-name="ce1">
            <text:p>0.112604697129444</text:p>
          </table:table-cell>
          <table:table-cell office:value-type="float" office:value="0.57545920243545" table:style-name="ce1">
            <text:p>0.57545920243545</text:p>
          </table:table-cell>
          <table:table-cell office:value-type="float" office:value="0.187147012213507" table:style-name="ce1">
            <text:p>0.187147012213507</text:p>
          </table:table-cell>
          <table:table-cell office:value-type="float" office:value="0.0762732538677841" table:style-name="ce1">
            <text:p>0.0762732538677841</text:p>
          </table:table-cell>
          <table:table-cell office:value-type="float" office:value="0.0934243050810719" table:style-name="ce1">
            <text:p>0.0934243050810719</text:p>
          </table:table-cell>
          <table:table-cell office:value-type="float" office:value="0.12168466923635" table:style-name="ce1">
            <text:p>0.12168466923635</text:p>
          </table:table-cell>
          <table:table-cell office:value-type="float" office:value="0.341133328009984" table:style-name="ce1">
            <text:p>0.341133328009984</text:p>
          </table:table-cell>
          <table:table-cell office:value-type="float" office:value="0.223036511523552" table:style-name="ce1">
            <text:p>0.223036511523552</text:p>
          </table:table-cell>
          <table:table-cell office:value-type="float" office:value="0.190804706035492" table:style-name="ce1">
            <text:p>0.190804706035492</text:p>
          </table:table-cell>
          <table:table-cell office:value-type="float" office:value="0.0711903357293008" table:style-name="ce1">
            <text:p>0.0711903357293008</text:p>
          </table:table-cell>
          <table:table-cell office:value-type="float" office:value="0.19793850604291" table:style-name="ce1">
            <text:p>0.19793850604291</text:p>
          </table:table-cell>
          <table:table-cell office:value-type="float" office:value="0.197406713678721" table:style-name="ce1">
            <text:p>0.197406713678721</text:p>
          </table:table-cell>
          <table:table-cell office:value-type="float" office:value="0.330121334907624" table:style-name="ce1">
            <text:p>0.330121334907624</text:p>
          </table:table-cell>
          <table:table-cell office:value-type="float" office:value="0.103033024853319" table:style-name="ce1">
            <text:p>0.103033024853319</text:p>
          </table:table-cell>
          <table:table-cell office:value-type="float" office:value="0.469100729597588" table:style-name="ce1">
            <text:p>0.469100729597588</text:p>
          </table:table-cell>
          <table:table-cell office:value-type="float" office:value="0.199021546589491" table:style-name="ce1">
            <text:p>0.199021546589491</text:p>
          </table:table-cell>
          <table:table-cell office:value-type="float" office:value="0.252388855917708" table:style-name="ce1">
            <text:p>0.252388855917708</text:p>
          </table:table-cell>
          <table:table-cell office:value-type="float" office:value="0.367204124400728" table:style-name="ce1">
            <text:p>0.367204124400728</text:p>
          </table:table-cell>
          <table:table-cell office:value-type="float" office:value="0.621089581391987" table:style-name="ce1">
            <text:p>0.621089581391987</text:p>
          </table:table-cell>
          <table:table-cell office:value-type="float" office:value="0.341444621101216" table:style-name="ce1">
            <text:p>0.341444621101216</text:p>
          </table:table-cell>
          <table:table-cell office:value-type="float" office:value="0.300574432331447" table:style-name="ce1">
            <text:p>0.300574432331447</text:p>
          </table:table-cell>
          <table:table-cell office:value-type="float" office:value="0.264684933021403" table:style-name="ce1">
            <text:p>0.264684933021403</text:p>
          </table:table-cell>
          <table:table-cell office:value-type="float" office:value="0.331924240727681" table:style-name="ce1">
            <text:p>0.331924240727681</text:p>
          </table:table-cell>
          <table:table-cell office:value-type="float" office:value="0.322001773444636" table:style-name="ce1">
            <text:p>0.322001773444636</text:p>
          </table:table-cell>
          <table:table-cell office:value-type="float" office:value="0.34464834583182" table:style-name="ce1">
            <text:p>0.34464834583182</text:p>
          </table:table-cell>
          <table:table-cell office:value-type="float" office:value="0.332313357091722" table:style-name="ce1">
            <text:p>0.332313357091722</text:p>
          </table:table-cell>
          <table:table-cell office:value-type="float" office:value="0.521164499106268" table:style-name="ce1">
            <text:p>0.521164499106268</text:p>
          </table:table-cell>
          <table:table-cell office:value-type="float" office:value="0.20993626060084" table:style-name="ce1">
            <text:p>0.20993626060084</text:p>
          </table:table-cell>
          <table:table-cell office:value-type="float" office:value="0.396504586613012" table:style-name="ce1">
            <text:p>0.396504586613012</text:p>
          </table:table-cell>
          <table:table-cell office:value-type="float" office:value="0.203567722776036" table:style-name="ce1">
            <text:p>0.203567722776036</text:p>
          </table:table-cell>
          <table:table-cell office:value-type="float" office:value="0.364220898943081" table:style-name="ce1">
            <text:p>0.364220898943081</text:p>
          </table:table-cell>
          <table:table-cell office:value-type="float" office:value="0.236538849355773" table:style-name="ce1">
            <text:p>0.236538849355773</text:p>
          </table:table-cell>
          <table:table-cell office:value-type="float" office:value="0.176342547838637" table:style-name="ce1">
            <text:p>0.176342547838637</text:p>
          </table:table-cell>
          <table:table-cell office:value-type="float" office:value="0.184436168210689" table:style-name="ce1">
            <text:p>0.184436168210689</text:p>
          </table:table-cell>
          <table:table-cell office:value-type="float" office:value="0.221921044613301" table:style-name="ce1">
            <text:p>0.221921044613301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189118535124648" table:style-name="ce1">
            <text:p>0.189118535124648</text:p>
          </table:table-cell>
          <table:table-cell office:value-type="float" office:value="0.346593927652025" table:style-name="ce1">
            <text:p>0.346593927652025</text:p>
          </table:table-cell>
          <table:table-cell office:value-type="float" office:value="0.0802308059205192" table:style-name="ce1">
            <text:p>0.0802308059205192</text:p>
          </table:table-cell>
          <table:table-cell office:value-type="float" office:value="0.158848043295212" table:style-name="ce1">
            <text:p>0.158848043295212</text:p>
          </table:table-cell>
          <table:table-cell office:value-type="float" office:value="0.186956233137925" table:style-name="ce1">
            <text:p>0.186956233137925</text:p>
          </table:table-cell>
          <table:table-cell office:value-type="float" office:value="0.235741868021963" table:style-name="ce1">
            <text:p>0.235741868021963</text:p>
          </table:table-cell>
          <table:table-cell office:value-type="float" office:value="0.110281614839885" table:style-name="ce1">
            <text:p>0.110281614839885</text:p>
          </table:table-cell>
          <table:table-cell office:value-type="float" office:value="0.131289680808302" table:style-name="ce1">
            <text:p>0.131289680808302</text:p>
          </table:table-cell>
          <table:table-cell office:value-type="float" office:value="0.169957099892447" table:style-name="ce1">
            <text:p>0.169957099892447</text:p>
          </table:table-cell>
          <table:table-cell office:value-type="float" office:value="0.139802168227905" table:style-name="ce1">
            <text:p>0.139802168227905</text:p>
          </table:table-cell>
          <table:table-cell office:value-type="float" office:value="0.129369810991835" table:style-name="ce1">
            <text:p>0.129369810991835</text:p>
          </table:table-cell>
          <table:table-cell office:value-type="float" office:value="0.102877888738719" table:style-name="ce1">
            <text:p>0.102877888738719</text:p>
          </table:table-cell>
          <table:table-cell office:value-type="float" office:value="0.168835280904299" table:style-name="ce1">
            <text:p>0.168835280904299</text:p>
          </table:table-cell>
          <table:table-cell office:value-type="float" office:value="0.109116738391172" table:style-name="ce1">
            <text:p>0.109116738391172</text:p>
          </table:table-cell>
          <table:table-cell office:value-type="float" office:value="0.192940697302239" table:style-name="ce1">
            <text:p>0.192940697302239</text:p>
          </table:table-cell>
          <table:table-cell office:value-type="float" office:value="0.132713614671704" table:style-name="ce1">
            <text:p>0.132713614671704</text:p>
          </table:table-cell>
          <table:table-cell office:value-type="float" office:value="0.0671515204163863" table:style-name="ce1">
            <text:p>0.0671515204163863</text:p>
          </table:table-cell>
          <table:table-cell office:value-type="float" office:value="0.141747222648429" table:style-name="ce1">
            <text:p>0.141747222648429</text:p>
          </table:table-cell>
          <table:table-cell office:value-type="float" office:value="0.187207257941399" table:style-name="ce1">
            <text:p>0.187207257941399</text:p>
          </table:table-cell>
          <table:table-cell office:value-type="float" office:value="0.119363949550545" table:style-name="ce1">
            <text:p>0.119363949550545</text:p>
          </table:table-cell>
          <table:table-cell office:value-type="float" office:value="0.0758475087010513" table:style-name="ce1">
            <text:p>0.0758475087010513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  <table:table-cell office:value-type="float" office:value="0.232737415705286" table:style-name="ce1">
            <text:p>0.232737415705286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529057076023566" table:style-name="ce1">
            <text:p>0.529057076023566</text:p>
          </table:table-cell>
          <table:table-cell office:value-type="float" office:value="0.106486051953436" table:style-name="ce1">
            <text:p>0.106486051953436</text:p>
          </table:table-cell>
          <table:table-cell office:value-type="float" office:value="0.472750495597883" table:style-name="ce1">
            <text:p>0.472750495597883</text:p>
          </table:table-cell>
          <table:table-cell office:value-type="float" office:value="0.407143676533166" table:style-name="ce1">
            <text:p>0.407143676533166</text:p>
          </table:table-cell>
          <table:table-cell office:value-type="float" office:value="1.12390574700572" table:style-name="ce1">
            <text:p>1.12390574700572</text:p>
          </table:table-cell>
          <table:table-cell office:value-type="float" office:value="0.181711820460007" table:style-name="ce1">
            <text:p>0.181711820460007</text:p>
          </table:table-cell>
          <table:table-cell office:value-type="float" office:value="1.15722707831309" table:style-name="ce1">
            <text:p>1.15722707831309</text:p>
          </table:table-cell>
          <table:table-cell office:value-type="float" office:value="0.511929470733029" table:style-name="ce1">
            <text:p>0.511929470733029</text:p>
          </table:table-cell>
          <table:table-cell office:value-type="float" office:value="0.104292997609311" table:style-name="ce1">
            <text:p>0.104292997609311</text:p>
          </table:table-cell>
          <table:table-cell office:value-type="float" office:value="0.146879710270351" table:style-name="ce1">
            <text:p>0.146879710270351</text:p>
          </table:table-cell>
          <table:table-cell office:value-type="float" office:value="0.429631359738366" table:style-name="ce1">
            <text:p>0.429631359738366</text:p>
          </table:table-cell>
          <table:table-cell office:value-type="float" office:value="0.80449309430996" table:style-name="ce1">
            <text:p>0.80449309430996</text:p>
          </table:table-cell>
          <table:table-cell office:value-type="float" office:value="0.641544131595073" table:style-name="ce1">
            <text:p>0.641544131595073</text:p>
          </table:table-cell>
          <table:table-cell office:value-type="float" office:value="0.358202565845914" table:style-name="ce1">
            <text:p>0.358202565845914</text:p>
          </table:table-cell>
          <table:table-cell office:value-type="float" office:value="0.423600056095731" table:style-name="ce1">
            <text:p>0.423600056095731</text:p>
          </table:table-cell>
          <table:table-cell office:value-type="float" office:value="0.441201086295851" table:style-name="ce1">
            <text:p>0.441201086295851</text:p>
          </table:table-cell>
          <table:table-cell office:value-type="float" office:value="0.656576993792523" table:style-name="ce1">
            <text:p>0.656576993792523</text:p>
          </table:table-cell>
          <table:table-cell office:value-type="float" office:value="0.637899408318556" table:style-name="ce1">
            <text:p>0.637899408318556</text:p>
          </table:table-cell>
          <table:table-cell office:value-type="float" office:value="0.509465067094103" table:style-name="ce1">
            <text:p>0.509465067094103</text:p>
          </table:table-cell>
          <table:table-cell office:value-type="float" office:value="1.05568067784387" table:style-name="ce1">
            <text:p>1.05568067784387</text:p>
          </table:table-cell>
          <table:table-cell office:value-type="float" office:value="0.529057076023566" table:style-name="ce1">
            <text:p>0.529057076023566</text:p>
          </table:table-cell>
          <table:table-cell office:value-type="float" office:value="0.721598338223767" table:style-name="ce1">
            <text:p>0.721598338223767</text:p>
          </table:table-cell>
          <table:table-cell office:value-type="float" office:value="1.1861513947068" table:style-name="ce1">
            <text:p>1.1861513947068</text:p>
          </table:table-cell>
          <table:table-cell office:value-type="float" office:value="1.1706515928725" table:style-name="ce1">
            <text:p>1.1706515928725</text:p>
          </table:table-cell>
          <table:table-cell office:value-type="float" office:value="0.861822905278661" table:style-name="ce1">
            <text:p>0.861822905278661</text:p>
          </table:table-cell>
          <table:table-cell office:value-type="float" office:value="0.702920752749801" table:style-name="ce1">
            <text:p>0.702920752749801</text:p>
          </table:table-cell>
          <table:table-cell office:value-type="float" office:value="0.890020871126163" table:style-name="ce1">
            <text:p>0.890020871126163</text:p>
          </table:table-cell>
          <table:table-cell office:value-type="float" office:value="1.05378697820554" table:style-name="ce1">
            <text:p>1.05378697820554</text:p>
          </table:table-cell>
          <table:table-cell office:value-type="float" office:value="1.05924757784758" table:style-name="ce1">
            <text:p>1.05924757784758</text:p>
          </table:table-cell>
          <table:table-cell office:value-type="float" office:value="0.844857431806476" table:style-name="ce1">
            <text:p>0.844857431806476</text:p>
          </table:table-cell>
          <table:table-cell office:value-type="float" office:value="0.947104241730972" table:style-name="ce1">
            <text:p>0.947104241730972</text:p>
          </table:table-cell>
          <table:table-cell office:value-type="float" office:value="1.21464768310007" table:style-name="ce1">
            <text:p>1.21464768310007</text:p>
          </table:table-cell>
          <table:table-cell office:value-type="float" office:value="0.756385341169029" table:style-name="ce1">
            <text:p>0.756385341169029</text:p>
          </table:table-cell>
          <table:table-cell office:value-type="float" office:value="0.926169781345568" table:style-name="ce1">
            <text:p>0.926169781345568</text:p>
          </table:table-cell>
          <table:table-cell office:value-type="float" office:value="0.815466175775915" table:style-name="ce1">
            <text:p>0.815466175775915</text:p>
          </table:table-cell>
          <table:table-cell office:value-type="float" office:value="0.953226339191883" table:style-name="ce1">
            <text:p>0.953226339191883</text:p>
          </table:table-cell>
          <table:table-cell office:value-type="float" office:value="0.705722390570896" table:style-name="ce1">
            <text:p>0.705722390570896</text:p>
          </table:table-cell>
          <table:table-cell office:value-type="float" office:value="0.509166744548338" table:style-name="ce1">
            <text:p>0.509166744548338</text:p>
          </table:table-cell>
          <table:table-cell office:value-type="float" office:value="0.661311242888354" table:style-name="ce1">
            <text:p>0.661311242888354</text:p>
          </table:table-cell>
          <table:table-cell office:value-type="float" office:value="0.703478486204926" table:style-name="ce1">
            <text:p>0.703478486204926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761197413537669" table:style-name="ce1">
            <text:p>0.761197413537669</text:p>
          </table:table-cell>
          <table:table-cell office:value-type="float" office:value="1.6775405097632" table:style-name="ce1">
            <text:p>1.6775405097632</text:p>
          </table:table-cell>
          <table:table-cell office:value-type="float" office:value="0.438516183383968" table:style-name="ce1">
            <text:p>0.438516183383968</text:p>
          </table:table-cell>
          <table:table-cell office:value-type="float" office:value="0.519380961870747" table:style-name="ce1">
            <text:p>0.519380961870747</text:p>
          </table:table-cell>
          <table:table-cell office:value-type="float" office:value="0.438348950828137" table:style-name="ce1">
            <text:p>0.438348950828137</text:p>
          </table:table-cell>
          <table:table-cell office:value-type="float" office:value="0.626484166281028" table:style-name="ce1">
            <text:p>0.626484166281028</text:p>
          </table:table-cell>
          <table:table-cell office:value-type="float" office:value="0.336723051055557" table:style-name="ce1">
            <text:p>0.336723051055557</text:p>
          </table:table-cell>
          <table:table-cell office:value-type="float" office:value="0.302172876741507" table:style-name="ce1">
            <text:p>0.302172876741507</text:p>
          </table:table-cell>
          <table:table-cell office:value-type="float" office:value="0.504878553622618" table:style-name="ce1">
            <text:p>0.504878553622618</text:p>
          </table:table-cell>
          <table:table-cell office:value-type="float" office:value="0.33409947230256" table:style-name="ce1">
            <text:p>0.33409947230256</text:p>
          </table:table-cell>
          <table:table-cell office:value-type="float" office:value="0.270070353946322" table:style-name="ce1">
            <text:p>0.270070353946322</text:p>
          </table:table-cell>
          <table:table-cell office:value-type="float" office:value="0.312611073885764" table:style-name="ce1">
            <text:p>0.312611073885764</text:p>
          </table:table-cell>
          <table:table-cell office:value-type="float" office:value="0.497345802049946" table:style-name="ce1">
            <text:p>0.497345802049946</text:p>
          </table:table-cell>
          <table:table-cell office:value-type="float" office:value="0.344106118481512" table:style-name="ce1">
            <text:p>0.344106118481512</text:p>
          </table:table-cell>
          <table:table-cell office:value-type="float" office:value="0.381592443509411" table:style-name="ce1">
            <text:p>0.381592443509411</text:p>
          </table:table-cell>
          <table:table-cell office:value-type="float" office:value="0.33618080645554" table:style-name="ce1">
            <text:p>0.33618080645554</text:p>
          </table:table-cell>
          <table:table-cell office:value-type="float" office:value="0.184251954153668" table:style-name="ce1">
            <text:p>0.184251954153668</text:p>
          </table:table-cell>
          <table:table-cell office:value-type="float" office:value="0.456372276221618" table:style-name="ce1">
            <text:p>0.456372276221618</text:p>
          </table:table-cell>
          <table:table-cell office:value-type="float" office:value="0.342028698891988" table:style-name="ce1">
            <text:p>0.342028698891988</text:p>
          </table:table-cell>
          <table:table-cell office:value-type="float" office:value="0.363061493221634" table:style-name="ce1">
            <text:p>0.363061493221634</text:p>
          </table:table-cell>
          <table:table-cell office:value-type="float" office:value="0.242093270042407" table:style-name="ce1">
            <text:p>0.242093270042407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  <table:table-cell office:value-type="float" office:value="0.606896061589749" table:style-name="ce1">
            <text:p>0.60689606158974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473192936692752" table:style-name="ce1">
            <text:p>0.473192936692752</text:p>
          </table:table-cell>
          <table:table-cell office:value-type="float" office:value="0.109919324463169" table:style-name="ce1">
            <text:p>0.109919324463169</text:p>
          </table:table-cell>
          <table:table-cell office:value-type="float" office:value="0.500236680337115" table:style-name="ce1">
            <text:p>0.500236680337115</text:p>
          </table:table-cell>
          <table:table-cell office:value-type="float" office:value="0.339222604530724" table:style-name="ce1">
            <text:p>0.339222604530724</text:p>
          </table:table-cell>
          <table:table-cell office:value-type="float" office:value="1.08688781023995" table:style-name="ce1">
            <text:p>1.08688781023995</text:p>
          </table:table-cell>
          <table:table-cell office:value-type="float" office:value="0.167236719552762" table:style-name="ce1">
            <text:p>0.167236719552762</text:p>
          </table:table-cell>
          <table:table-cell office:value-type="float" office:value="1.11631797790692" table:style-name="ce1">
            <text:p>1.11631797790692</text:p>
          </table:table-cell>
          <table:table-cell office:value-type="float" office:value="0.498894072537657" table:style-name="ce1">
            <text:p>0.498894072537657</text:p>
          </table:table-cell>
          <table:table-cell office:value-type="float" office:value="0.0996760410953647" table:style-name="ce1">
            <text:p>0.0996760410953647</text:p>
          </table:table-cell>
          <table:table-cell office:value-type="float" office:value="0.135160649731125" table:style-name="ce1">
            <text:p>0.135160649731125</text:p>
          </table:table-cell>
          <table:table-cell office:value-type="float" office:value="0.228613846074806" table:style-name="ce1">
            <text:p>0.228613846074806</text:p>
          </table:table-cell>
          <table:table-cell office:value-type="float" office:value="0.874624833655609" table:style-name="ce1">
            <text:p>0.874624833655609</text:p>
          </table:table-cell>
          <table:table-cell office:value-type="float" office:value="0.542384311491969" table:style-name="ce1">
            <text:p>0.542384311491969</text:p>
          </table:table-cell>
          <table:table-cell office:value-type="float" office:value="0.273102817030155" table:style-name="ce1">
            <text:p>0.273102817030155</text:p>
          </table:table-cell>
          <table:table-cell office:value-type="float" office:value="0.259068686833745" table:style-name="ce1">
            <text:p>0.259068686833745</text:p>
          </table:table-cell>
          <table:table-cell office:value-type="float" office:value="0.342547117465999" table:style-name="ce1">
            <text:p>0.342547117465999</text:p>
          </table:table-cell>
          <table:table-cell office:value-type="float" office:value="0.572475976977803" table:style-name="ce1">
            <text:p>0.572475976977803</text:p>
          </table:table-cell>
          <table:table-cell office:value-type="float" office:value="0.586458224992341" table:style-name="ce1">
            <text:p>0.586458224992341</text:p>
          </table:table-cell>
          <table:table-cell office:value-type="float" office:value="0.425221374279235" table:style-name="ce1">
            <text:p>0.425221374279235</text:p>
          </table:table-cell>
          <table:table-cell office:value-type="float" office:value="0.992682738505637" table:style-name="ce1">
            <text:p>0.992682738505637</text:p>
          </table:table-cell>
          <table:table-cell office:value-type="float" office:value="0.473192936692752" table:style-name="ce1">
            <text:p>0.473192936692752</text:p>
          </table:table-cell>
          <table:table-cell office:value-type="float" office:value="0.699742969110133" table:style-name="ce1">
            <text:p>0.699742969110133</text:p>
          </table:table-cell>
          <table:table-cell office:value-type="float" office:value="1.07651137386553" table:style-name="ce1">
            <text:p>1.07651137386553</text:p>
          </table:table-cell>
          <table:table-cell office:value-type="float" office:value="1.16617675468603" table:style-name="ce1">
            <text:p>1.16617675468603</text:p>
          </table:table-cell>
          <table:table-cell office:value-type="float" office:value="0.804791416855725" table:style-name="ce1">
            <text:p>0.804791416855725</text:p>
          </table:table-cell>
          <table:table-cell office:value-type="float" office:value="0.759018361899039" table:style-name="ce1">
            <text:p>0.759018361899039</text:p>
          </table:table-cell>
          <table:table-cell office:value-type="float" office:value="0.746981695704706" table:style-name="ce1">
            <text:p>0.746981695704706</text:p>
          </table:table-cell>
          <table:table-cell office:value-type="float" office:value="1.06295715385143" table:style-name="ce1">
            <text:p>1.06295715385143</text:p>
          </table:table-cell>
          <table:table-cell office:value-type="float" office:value="0.880656137298244" table:style-name="ce1">
            <text:p>0.880656137298244</text:p>
          </table:table-cell>
          <table:table-cell office:value-type="float" office:value="0.755996224804988" table:style-name="ce1">
            <text:p>0.755996224804988</text:p>
          </table:table-cell>
          <table:table-cell office:value-type="float" office:value="0.815323499775767" table:style-name="ce1">
            <text:p>0.815323499775767</text:p>
          </table:table-cell>
          <table:table-cell office:value-type="float" office:value="1.12001458336531" table:style-name="ce1">
            <text:p>1.12001458336531</text:p>
          </table:table-cell>
          <table:table-cell office:value-type="float" office:value="0.588481630085354" table:style-name="ce1">
            <text:p>0.588481630085354</text:p>
          </table:table-cell>
          <table:table-cell office:value-type="float" office:value="0.8175414630508" table:style-name="ce1">
            <text:p>0.8175414630508</text:p>
          </table:table-cell>
          <table:table-cell office:value-type="float" office:value="0.532837990027497" table:style-name="ce1">
            <text:p>0.532837990027497</text:p>
          </table:table-cell>
          <table:table-cell office:value-type="float" office:value="0.859630883094564" table:style-name="ce1">
            <text:p>0.859630883094564</text:p>
          </table:table-cell>
          <table:table-cell office:value-type="float" office:value="0.588818864267523" table:style-name="ce1">
            <text:p>0.588818864267523</text:p>
          </table:table-cell>
          <table:table-cell office:value-type="float" office:value="0.42136912227523" table:style-name="ce1">
            <text:p>0.42136912227523</text:p>
          </table:table-cell>
          <table:table-cell office:value-type="float" office:value="0.488751105981656" table:style-name="ce1">
            <text:p>0.488751105981656</text:p>
          </table:table-cell>
          <table:table-cell office:value-type="float" office:value="0.667718692349562" table:style-name="ce1">
            <text:p>0.667718692349562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632957630495236" table:style-name="ce1">
            <text:p>0.632957630495236</text:p>
          </table:table-cell>
          <table:table-cell office:value-type="float" office:value="1.03827420582577" table:style-name="ce1">
            <text:p>1.03827420582577</text:p>
          </table:table-cell>
          <table:table-cell office:value-type="float" office:value="0.271727939210544" table:style-name="ce1">
            <text:p>0.271727939210544</text:p>
          </table:table-cell>
          <table:table-cell office:value-type="float" office:value="0.493927265794997" table:style-name="ce1">
            <text:p>0.493927265794997</text:p>
          </table:table-cell>
          <table:table-cell office:value-type="float" office:value="0.373986136468153" table:style-name="ce1">
            <text:p>0.373986136468153</text:p>
          </table:table-cell>
          <table:table-cell office:value-type="float" office:value="0.471371897902728" table:style-name="ce1">
            <text:p>0.471371897902728</text:p>
          </table:table-cell>
          <table:table-cell office:value-type="float" office:value="0.192207953072192" table:style-name="ce1">
            <text:p>0.192207953072192</text:p>
          </table:table-cell>
          <table:table-cell office:value-type="float" office:value="0.297762377331861" table:style-name="ce1">
            <text:p>0.297762377331861</text:p>
          </table:table-cell>
          <table:table-cell office:value-type="float" office:value="0.404356907489343" table:style-name="ce1">
            <text:p>0.404356907489343</text:p>
          </table:table-cell>
          <table:table-cell office:value-type="float" office:value="0.255560372067263" table:style-name="ce1">
            <text:p>0.255560372067263</text:p>
          </table:table-cell>
          <table:table-cell office:value-type="float" office:value="0.202229509266734" table:style-name="ce1">
            <text:p>0.202229509266734</text:p>
          </table:table-cell>
          <table:table-cell office:value-type="float" office:value="0.228367113340318" table:style-name="ce1">
            <text:p>0.228367113340318</text:p>
          </table:table-cell>
          <table:table-cell office:value-type="float" office:value="0.309550177258127" table:style-name="ce1">
            <text:p>0.309550177258127</text:p>
          </table:table-cell>
          <table:table-cell office:value-type="float" office:value="0.22400171809656" table:style-name="ce1">
            <text:p>0.22400171809656</text:p>
          </table:table-cell>
          <table:table-cell office:value-type="float" office:value="0.360330359784574" table:style-name="ce1">
            <text:p>0.360330359784574</text:p>
          </table:table-cell>
          <table:table-cell office:value-type="float" office:value="0.326767951191211" table:style-name="ce1">
            <text:p>0.326767951191211</text:p>
          </table:table-cell>
          <table:table-cell office:value-type="float" office:value="0.198580825880079" table:style-name="ce1">
            <text:p>0.198580825880079</text:p>
          </table:table-cell>
          <table:table-cell office:value-type="float" office:value="0.31201704572487" table:style-name="ce1">
            <text:p>0.31201704572487</text:p>
          </table:table-cell>
          <table:table-cell office:value-type="float" office:value="0.385563389454566" table:style-name="ce1">
            <text:p>0.385563389454566</text:p>
          </table:table-cell>
          <table:table-cell office:value-type="float" office:value="0.394222878313062" table:style-name="ce1">
            <text:p>0.394222878313062</text:p>
          </table:table-cell>
          <table:table-cell office:value-type="float" office:value="0.201615406421448" table:style-name="ce1">
            <text:p>0.201615406421448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  <table:table-cell office:value-type="float" office:value="0.525352324860446" table:style-name="ce1">
            <text:p>0.525352324860446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580400647680682" table:style-name="ce1">
            <text:p>0.580400647680682</text:p>
          </table:table-cell>
          <table:table-cell office:value-type="float" office:value="0.109496496047733" table:style-name="ce1">
            <text:p>0.109496496047733</text:p>
          </table:table-cell>
          <table:table-cell office:value-type="float" office:value="0.445951465477133" table:style-name="ce1">
            <text:p>0.445951465477133</text:p>
          </table:table-cell>
          <table:table-cell office:value-type="float" office:value="0.437454219973773" table:style-name="ce1">
            <text:p>0.437454219973773</text:p>
          </table:table-cell>
          <table:table-cell office:value-type="float" office:value="1.03500562836783" table:style-name="ce1">
            <text:p>1.03500562836783</text:p>
          </table:table-cell>
          <table:table-cell office:value-type="float" office:value="0.205089873991977" table:style-name="ce1">
            <text:p>0.205089873991977</text:p>
          </table:table-cell>
          <table:table-cell office:value-type="float" office:value="1.00412275960844" table:style-name="ce1">
            <text:p>1.00412275960844</text:p>
          </table:table-cell>
          <table:table-cell office:value-type="float" office:value="0.521527674379373" table:style-name="ce1">
            <text:p>0.521527674379373</text:p>
          </table:table-cell>
          <table:table-cell office:value-type="float" office:value="0.0967138865972588" table:style-name="ce1">
            <text:p>0.0967138865972588</text:p>
          </table:table-cell>
          <table:table-cell office:value-type="float" office:value="0.129616768529302" table:style-name="ce1">
            <text:p>0.129616768529302</text:p>
          </table:table-cell>
          <table:table-cell office:value-type="float" office:value="0.413067973175689" table:style-name="ce1">
            <text:p>0.413067973175689</text:p>
          </table:table-cell>
          <table:table-cell office:value-type="float" office:value="0.807165026676374" table:style-name="ce1">
            <text:p>0.807165026676374</text:p>
          </table:table-cell>
          <table:table-cell office:value-type="float" office:value="0.675397255266637" table:style-name="ce1">
            <text:p>0.675397255266637</text:p>
          </table:table-cell>
          <table:table-cell office:value-type="float" office:value="0.283297665768029" table:style-name="ce1">
            <text:p>0.283297665768029</text:p>
          </table:table-cell>
          <table:table-cell office:value-type="float" office:value="0.500385685266481" table:style-name="ce1">
            <text:p>0.500385685266481</text:p>
          </table:table-cell>
          <table:table-cell office:value-type="float" office:value="0.4318493230134" table:style-name="ce1">
            <text:p>0.4318493230134</text:p>
          </table:table-cell>
          <table:table-cell office:value-type="float" office:value="0.651129364695949" table:style-name="ce1">
            <text:p>0.651129364695949</text:p>
          </table:table-cell>
          <table:table-cell office:value-type="float" office:value="0.6668107541668" table:style-name="ce1">
            <text:p>0.6668107541668</text:p>
          </table:table-cell>
          <table:table-cell office:value-type="float" office:value="0.653049005425218" table:style-name="ce1">
            <text:p>0.653049005425218</text:p>
          </table:table-cell>
          <table:table-cell office:value-type="float" office:value="1.00277382287977" table:style-name="ce1">
            <text:p>1.00277382287977</text:p>
          </table:table-cell>
          <table:table-cell office:value-type="float" office:value="0.580400647680682" table:style-name="ce1">
            <text:p>0.580400647680682</text:p>
          </table:table-cell>
          <table:table-cell office:value-type="float" office:value="0.77555580737078" table:style-name="ce1">
            <text:p>0.77555580737078</text:p>
          </table:table-cell>
          <table:table-cell office:value-type="float" office:value="1.26235334933149" table:style-name="ce1">
            <text:p>1.26235334933149</text:p>
          </table:table-cell>
          <table:table-cell office:value-type="float" office:value="1.28610241808346" table:style-name="ce1">
            <text:p>1.28610241808346</text:p>
          </table:table-cell>
          <table:table-cell office:value-type="float" office:value="1.04342351237658" table:style-name="ce1">
            <text:p>1.04342351237658</text:p>
          </table:table-cell>
          <table:table-cell office:value-type="float" office:value="0.855454367453858" table:style-name="ce1">
            <text:p>0.855454367453858</text:p>
          </table:table-cell>
          <table:table-cell office:value-type="float" office:value="1.0274697414509" table:style-name="ce1">
            <text:p>1.0274697414509</text:p>
          </table:table-cell>
          <table:table-cell office:value-type="float" office:value="1.22850022565993" table:style-name="ce1">
            <text:p>1.22850022565993</text:p>
          </table:table-cell>
          <table:table-cell office:value-type="float" office:value="1.30646617446827" table:style-name="ce1">
            <text:p>1.30646617446827</text:p>
          </table:table-cell>
          <table:table-cell office:value-type="float" office:value="0.756696634260262" table:style-name="ce1">
            <text:p>0.756696634260262</text:p>
          </table:table-cell>
          <table:table-cell office:value-type="float" office:value="0.965159241022473" table:style-name="ce1">
            <text:p>0.965159241022473</text:p>
          </table:table-cell>
          <table:table-cell office:value-type="float" office:value="1.24034233367224" table:style-name="ce1">
            <text:p>1.24034233367224</text:p>
          </table:table-cell>
          <table:table-cell office:value-type="float" office:value="0.784531424834659" table:style-name="ce1">
            <text:p>0.784531424834659</text:p>
          </table:table-cell>
          <table:table-cell office:value-type="float" office:value="0.913497558423301" table:style-name="ce1">
            <text:p>0.913497558423301</text:p>
          </table:table-cell>
          <table:table-cell office:value-type="float" office:value="0.890902868217989" table:style-name="ce1">
            <text:p>0.890902868217989</text:p>
          </table:table-cell>
          <table:table-cell office:value-type="float" office:value="0.875766241656796" table:style-name="ce1">
            <text:p>0.875766241656796</text:p>
          </table:table-cell>
          <table:table-cell office:value-type="float" office:value="0.839734066346603" table:style-name="ce1">
            <text:p>0.839734066346603</text:p>
          </table:table-cell>
          <table:table-cell office:value-type="float" office:value="0.710858726576237" table:style-name="ce1">
            <text:p>0.710858726576237</text:p>
          </table:table-cell>
          <table:table-cell office:value-type="float" office:value="0.859669794730968" table:style-name="ce1">
            <text:p>0.859669794730968</text:p>
          </table:table-cell>
          <table:table-cell office:value-type="float" office:value="0.815855292139956" table:style-name="ce1">
            <text:p>0.815855292139956</text:p>
          </table:table-cell>
          <table:table-cell office:value-type="float" office:value="0.0460274775213187" table:style-name="ce1">
            <text:p>0.0460274775213187</text:p>
          </table:table-cell>
          <table:table-cell office:value-type="float" office:value="0.887115468941324" table:style-name="ce1">
            <text:p>0.887115468941324</text:p>
          </table:table-cell>
          <table:table-cell office:value-type="float" office:value="1.802382009893" table:style-name="ce1">
            <text:p>1.802382009893</text:p>
          </table:table-cell>
          <table:table-cell office:value-type="float" office:value="0.53314928311873" table:style-name="ce1">
            <text:p>0.53314928311873</text:p>
          </table:table-cell>
          <table:table-cell office:value-type="float" office:value="0.540241935151705" table:style-name="ce1">
            <text:p>0.540241935151705</text:p>
          </table:table-cell>
          <table:table-cell office:value-type="float" office:value="0.506410434538914" table:style-name="ce1">
            <text:p>0.506410434538914</text:p>
          </table:table-cell>
          <table:table-cell office:value-type="float" office:value="0.601343069540698" table:style-name="ce1">
            <text:p>0.601343069540698</text:p>
          </table:table-cell>
          <table:table-cell office:value-type="float" office:value="0.299738730010324" table:style-name="ce1">
            <text:p>0.299738730010324</text:p>
          </table:table-cell>
          <table:table-cell office:value-type="float" office:value="0.26620205351241" table:style-name="ce1">
            <text:p>0.26620205351241</text:p>
          </table:table-cell>
          <table:table-cell office:value-type="float" office:value="0.445306745190088" table:style-name="ce1">
            <text:p>0.445306745190088</text:p>
          </table:table-cell>
          <table:table-cell office:value-type="float" office:value="0.360413916095931" table:style-name="ce1">
            <text:p>0.360413916095931</text:p>
          </table:table-cell>
          <table:table-cell office:value-type="float" office:value="0.306677544670668" table:style-name="ce1">
            <text:p>0.306677544670668</text:p>
          </table:table-cell>
          <table:table-cell office:value-type="float" office:value="0.282860665361448" table:style-name="ce1">
            <text:p>0.282860665361448</text:p>
          </table:table-cell>
          <table:table-cell office:value-type="float" office:value="0.399062875595291" table:style-name="ce1">
            <text:p>0.399062875595291</text:p>
          </table:table-cell>
          <table:table-cell office:value-type="float" office:value="0.282470760241402" table:style-name="ce1">
            <text:p>0.282470760241402</text:p>
          </table:table-cell>
          <table:table-cell office:value-type="float" office:value="0.418480898811813" table:style-name="ce1">
            <text:p>0.418480898811813</text:p>
          </table:table-cell>
          <table:table-cell office:value-type="float" office:value="0.256617760443367" table:style-name="ce1">
            <text:p>0.256617760443367</text:p>
          </table:table-cell>
          <table:table-cell office:value-type="float" office:value="0.20783399615492" table:style-name="ce1">
            <text:p>0.20783399615492</text:p>
          </table:table-cell>
          <table:table-cell office:value-type="float" office:value="0.340486598136365" table:style-name="ce1">
            <text:p>0.340486598136365</text:p>
          </table:table-cell>
          <table:table-cell office:value-type="float" office:value="0.300282480211671" table:style-name="ce1">
            <text:p>0.300282480211671</text:p>
          </table:table-cell>
          <table:table-cell office:value-type="float" office:value="0.30461678706919" table:style-name="ce1">
            <text:p>0.30461678706919</text:p>
          </table:table-cell>
          <table:table-cell office:value-type="float" office:value="0.167178197831389" table:style-name="ce1">
            <text:p>0.16717819783138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  <table:table-cell office:value-type="float" office:value="0.632644280819149" table:style-name="ce1">
            <text:p>0.632644280819149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429966560124045" table:style-name="ce1">
            <text:p>0.0429966560124045</text:p>
          </table:table-cell>
          <table:table-cell office:value-type="float" office:value="0.114997087748801" table:style-name="ce1">
            <text:p>0.114997087748801</text:p>
          </table:table-cell>
          <table:table-cell office:value-type="float" office:value="0.0561425697691647" table:style-name="ce1">
            <text:p>0.0561425697691647</text:p>
          </table:table-cell>
          <table:table-cell office:value-type="float" office:value="0.032862197971303" table:style-name="ce1">
            <text:p>0.032862197971303</text:p>
          </table:table-cell>
          <table:table-cell office:value-type="float" office:value="0.185372557637824" table:style-name="ce1">
            <text:p>0.185372557637824</text:p>
          </table:table-cell>
          <table:table-cell office:value-type="float" office:value="0.217102075815473" table:style-name="ce1">
            <text:p>0.217102075815473</text:p>
          </table:table-cell>
          <table:table-cell office:value-type="float" office:value="0.123185350504323" table:style-name="ce1">
            <text:p>0.123185350504323</text:p>
          </table:table-cell>
          <table:table-cell office:value-type="float" office:value="0.0349270237482862" table:style-name="ce1">
            <text:p>0.0349270237482862</text:p>
          </table:table-cell>
          <table:table-cell office:value-type="float" office:value="0.072433570972453" table:style-name="ce1">
            <text:p>0.072433570972453</text:p>
          </table:table-cell>
          <table:table-cell office:value-type="float" office:value="0.130402498539514" table:style-name="ce1">
            <text:p>0.130402498539514</text:p>
          </table:table-cell>
          <table:table-cell office:value-type="float" office:value="0.0366126802656798" table:style-name="ce1">
            <text:p>0.0366126802656798</text:p>
          </table:table-cell>
          <table:table-cell office:value-type="float" office:value="0.0753745036198206" table:style-name="ce1">
            <text:p>0.0753745036198206</text:p>
          </table:table-cell>
          <table:table-cell office:value-type="float" office:value="0.0663420331812827" table:style-name="ce1">
            <text:p>0.0663420331812827</text:p>
          </table:table-cell>
          <table:table-cell office:value-type="float" office:value="0.0381052173784621" table:style-name="ce1">
            <text:p>0.0381052173784621</text:p>
          </table:table-cell>
          <table:table-cell office:value-type="float" office:value="0.0279885194254632" table:style-name="ce1">
            <text:p>0.0279885194254632</text:p>
          </table:table-cell>
          <table:table-cell office:value-type="float" office:value="0.0467542078564144" table:style-name="ce1">
            <text:p>0.0467542078564144</text:p>
          </table:table-cell>
          <table:table-cell office:value-type="float" office:value="0.0663558274244692" table:style-name="ce1">
            <text:p>0.0663558274244692</text:p>
          </table:table-cell>
          <table:table-cell office:value-type="float" office:value="0.0717355822672148" table:style-name="ce1">
            <text:p>0.0717355822672148</text:p>
          </table:table-cell>
          <table:table-cell office:value-type="float" office:value="0.039686037647638" table:style-name="ce1">
            <text:p>0.039686037647638</text:p>
          </table:table-cell>
          <table:table-cell office:value-type="float" office:value="0.107722003892226" table:style-name="ce1">
            <text:p>0.107722003892226</text:p>
          </table:table-cell>
          <table:table-cell office:value-type="float" office:value="0.0429966560124045" table:style-name="ce1">
            <text:p>0.0429966560124045</text:p>
          </table:table-cell>
          <table:table-cell office:value-type="float" office:value="0.049397184850953" table:style-name="ce1">
            <text:p>0.049397184850953</text:p>
          </table:table-cell>
          <table:table-cell office:value-type="float" office:value="0.0939332784029739" table:style-name="ce1">
            <text:p>0.0939332784029739</text:p>
          </table:table-cell>
          <table:table-cell office:value-type="float" office:value="0.129825899174317" table:style-name="ce1">
            <text:p>0.129825899174317</text:p>
          </table:table-cell>
          <table:table-cell office:value-type="float" office:value="0.0839131401522807" table:style-name="ce1">
            <text:p>0.0839131401522807</text:p>
          </table:table-cell>
          <table:table-cell office:value-type="float" office:value="0.063481107144397" table:style-name="ce1">
            <text:p>0.063481107144397</text:p>
          </table:table-cell>
          <table:table-cell office:value-type="float" office:value="0.076814622608494" table:style-name="ce1">
            <text:p>0.076814622608494</text:p>
          </table:table-cell>
          <table:table-cell office:value-type="float" office:value="0.0811956742445349" table:style-name="ce1">
            <text:p>0.0811956742445349</text:p>
          </table:table-cell>
          <table:table-cell office:value-type="float" office:value="0.0791844735879393" table:style-name="ce1">
            <text:p>0.0791844735879393</text:p>
          </table:table-cell>
          <table:table-cell office:value-type="float" office:value="0.0702733924894429" table:style-name="ce1">
            <text:p>0.0702733924894429</text:p>
          </table:table-cell>
          <table:table-cell office:value-type="float" office:value="0.0975004696910098" table:style-name="ce1">
            <text:p>0.0975004696910098</text:p>
          </table:table-cell>
          <table:table-cell office:value-type="float" office:value="0.12354675967581" table:style-name="ce1">
            <text:p>0.12354675967581</text:p>
          </table:table-cell>
          <table:table-cell office:value-type="float" office:value="0.0508483392341756" table:style-name="ce1">
            <text:p>0.0508483392341756</text:p>
          </table:table-cell>
          <table:table-cell office:value-type="float" office:value="0.0823130079426436" table:style-name="ce1">
            <text:p>0.0823130079426436</text:p>
          </table:table-cell>
          <table:table-cell office:value-type="float" office:value="0.0457775754388083" table:style-name="ce1">
            <text:p>0.0457775754388083</text:p>
          </table:table-cell>
          <table:table-cell office:value-type="float" office:value="0.0791844735879393" table:style-name="ce1">
            <text:p>0.0791844735879393</text:p>
          </table:table-cell>
          <table:table-cell office:value-type="float" office:value="0.0428669901264511" table:style-name="ce1">
            <text:p>0.0428669901264511</text:p>
          </table:table-cell>
          <table:table-cell office:value-type="float" office:value="0.0483295104283158" table:style-name="ce1">
            <text:p>0.0483295104283158</text:p>
          </table:table-cell>
          <table:table-cell office:value-type="float" office:value="0.0152205679320138" table:style-name="ce1">
            <text:p>0.0152205679320138</text:p>
          </table:table-cell>
          <table:table-cell office:value-type="float" office:value="0.0461996792803161" table:style-name="ce1">
            <text:p>0.0461996792803161</text:p>
          </table:table-cell>
          <table:table-cell office:value-type="float" office:value="0" table:style-name="ce1">
            <text:p>0</text:p>
          </table:table-cell>
          <table:table-cell office:value-type="float" office:value="0.0463403805608186" table:style-name="ce1">
            <text:p>0.0463403805608186</text:p>
          </table:table-cell>
          <table:table-cell office:value-type="float" office:value="0.0988688586151133" table:style-name="ce1">
            <text:p>0.0988688586151133</text:p>
          </table:table-cell>
          <table:table-cell office:value-type="float" office:value="0.00682263268005623" table:style-name="ce1">
            <text:p>0.00682263268005623</text:p>
          </table:table-cell>
          <table:table-cell office:value-type="float" office:value="0.108699732696671" table:style-name="ce1">
            <text:p>0.108699732696671</text:p>
          </table:table-cell>
          <table:table-cell office:value-type="float" office:value="0.0656582871026482" table:style-name="ce1">
            <text:p>0.0656582871026482</text:p>
          </table:table-cell>
          <table:table-cell office:value-type="float" office:value="0.156595967181952" table:style-name="ce1">
            <text:p>0.156595967181952</text:p>
          </table:table-cell>
          <table:table-cell office:value-type="float" office:value="0.0201375123065766" table:style-name="ce1">
            <text:p>0.0201375123065766</text:p>
          </table:table-cell>
          <table:table-cell office:value-type="float" office:value="0.0639827312420295" table:style-name="ce1">
            <text:p>0.0639827312420295</text:p>
          </table:table-cell>
          <table:table-cell office:value-type="float" office:value="0.0795843450394186" table:style-name="ce1">
            <text:p>0.0795843450394186</text:p>
          </table:table-cell>
          <table:table-cell office:value-type="float" office:value="0.0549120006242896" table:style-name="ce1">
            <text:p>0.0549120006242896</text:p>
          </table:table-cell>
          <table:table-cell office:value-type="float" office:value="0.0265625761330092" table:style-name="ce1">
            <text:p>0.0265625761330092</text:p>
          </table:table-cell>
          <table:table-cell office:value-type="float" office:value="0.0434541530947114" table:style-name="ce1">
            <text:p>0.0434541530947114</text:p>
          </table:table-cell>
          <table:table-cell office:value-type="float" office:value="0.0524088865061145" table:style-name="ce1">
            <text:p>0.0524088865061145</text:p>
          </table:table-cell>
          <table:table-cell office:value-type="float" office:value="0.0349402979341076" table:style-name="ce1">
            <text:p>0.0349402979341076</text:p>
          </table:table-cell>
          <table:table-cell office:value-type="float" office:value="0.0615918348808815" table:style-name="ce1">
            <text:p>0.0615918348808815</text:p>
          </table:table-cell>
          <table:table-cell office:value-type="float" office:value="0.0581390909971565" table:style-name="ce1">
            <text:p>0.0581390909971565</text:p>
          </table:table-cell>
          <table:table-cell office:value-type="float" office:value="0.00926827610793671" table:style-name="ce1">
            <text:p>0.00926827610793671</text:p>
          </table:table-cell>
          <table:table-cell office:value-type="float" office:value="0.0357557860001619" table:style-name="ce1">
            <text:p>0.0357557860001619</text:p>
          </table:table-cell>
          <table:table-cell office:value-type="float" office:value="0.0490962488470059" table:style-name="ce1">
            <text:p>0.0490962488470059</text:p>
          </table:table-cell>
          <table:table-cell office:value-type="float" office:value="0.0747996406251925" table:style-name="ce1">
            <text:p>0.0747996406251925</text:p>
          </table:table-cell>
          <table:table-cell office:value-type="float" office:value="0.0114690342813385" table:style-name="ce1">
            <text:p>0.011469034281338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  <table:table-cell office:value-type="float" office:value="0.066919181889365" table:style-name="ce1">
            <text:p>0.06691918188936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868016546755395" table:style-name="ce1">
            <text:p>0.0868016546755395</text:p>
          </table:table-cell>
          <table:table-cell office:value-type="float" office:value="0.140097092651005" table:style-name="ce1">
            <text:p>0.140097092651005</text:p>
          </table:table-cell>
          <table:table-cell office:value-type="float" office:value="0.089814317387477" table:style-name="ce1">
            <text:p>0.089814317387477</text:p>
          </table:table-cell>
          <table:table-cell office:value-type="float" office:value="0.0621508248170963" table:style-name="ce1">
            <text:p>0.0621508248170963</text:p>
          </table:table-cell>
          <table:table-cell office:value-type="float" office:value="0.205633542030195" table:style-name="ce1">
            <text:p>0.205633542030195</text:p>
          </table:table-cell>
          <table:table-cell office:value-type="float" office:value="0.307352291287644" table:style-name="ce1">
            <text:p>0.307352291287644</text:p>
          </table:table-cell>
          <table:table-cell office:value-type="float" office:value="0.20977457383479" table:style-name="ce1">
            <text:p>0.20977457383479</text:p>
          </table:table-cell>
          <table:table-cell office:value-type="float" office:value="0.0920213962973213" table:style-name="ce1">
            <text:p>0.0920213962973213</text:p>
          </table:table-cell>
          <table:table-cell office:value-type="float" office:value="0.138218316729" table:style-name="ce1">
            <text:p>0.138218316729</text:p>
          </table:table-cell>
          <table:table-cell office:value-type="float" office:value="0.216420640202059" table:style-name="ce1">
            <text:p>0.216420640202059</text:p>
          </table:table-cell>
          <table:table-cell office:value-type="float" office:value="0.0456810157365026" table:style-name="ce1">
            <text:p>0.0456810157365026</text:p>
          </table:table-cell>
          <table:table-cell office:value-type="float" office:value="0.182500596206389" table:style-name="ce1">
            <text:p>0.182500596206389</text:p>
          </table:table-cell>
          <table:table-cell office:value-type="float" office:value="0.12202111637938" table:style-name="ce1">
            <text:p>0.12202111637938</text:p>
          </table:table-cell>
          <table:table-cell office:value-type="float" office:value="0.0604960329188326" table:style-name="ce1">
            <text:p>0.0604960329188326</text:p>
          </table:table-cell>
          <table:table-cell office:value-type="float" office:value="0.0510938767628958" table:style-name="ce1">
            <text:p>0.0510938767628958</text:p>
          </table:table-cell>
          <table:table-cell office:value-type="float" office:value="0.0579192682915894" table:style-name="ce1">
            <text:p>0.0579192682915894</text:p>
          </table:table-cell>
          <table:table-cell office:value-type="float" office:value="0.117617993954241" table:style-name="ce1">
            <text:p>0.117617993954241</text:p>
          </table:table-cell>
          <table:table-cell office:value-type="float" office:value="0.107401977450299" table:style-name="ce1">
            <text:p>0.107401977450299</text:p>
          </table:table-cell>
          <table:table-cell office:value-type="float" office:value="0.0979391266243413" table:style-name="ce1">
            <text:p>0.0979391266243413</text:p>
          </table:table-cell>
          <table:table-cell office:value-type="float" office:value="0.204356195111122" table:style-name="ce1">
            <text:p>0.204356195111122</text:p>
          </table:table-cell>
          <table:table-cell office:value-type="float" office:value="0.0868016546755395" table:style-name="ce1">
            <text:p>0.0868016546755395</text:p>
          </table:table-cell>
          <table:table-cell office:value-type="float" office:value="0.134797344418741" table:style-name="ce1">
            <text:p>0.134797344418741</text:p>
          </table:table-cell>
          <table:table-cell office:value-type="float" office:value="0.207484729465826" table:style-name="ce1">
            <text:p>0.207484729465826</text:p>
          </table:table-cell>
          <table:table-cell office:value-type="float" office:value="0.223386733011255" table:style-name="ce1">
            <text:p>0.223386733011255</text:p>
          </table:table-cell>
          <table:table-cell office:value-type="float" office:value="0.173881953063447" table:style-name="ce1">
            <text:p>0.173881953063447</text:p>
          </table:table-cell>
          <table:table-cell office:value-type="float" office:value="0.144232606758326" table:style-name="ce1">
            <text:p>0.144232606758326</text:p>
          </table:table-cell>
          <table:table-cell office:value-type="float" office:value="0.159560769787195" table:style-name="ce1">
            <text:p>0.159560769787195</text:p>
          </table:table-cell>
          <table:table-cell office:value-type="float" office:value="0.212367891553857" table:style-name="ce1">
            <text:p>0.212367891553857</text:p>
          </table:table-cell>
          <table:table-cell office:value-type="float" office:value="0.184142111145586" table:style-name="ce1">
            <text:p>0.184142111145586</text:p>
          </table:table-cell>
          <table:table-cell office:value-type="float" office:value="0.146246566263559" table:style-name="ce1">
            <text:p>0.146246566263559</text:p>
          </table:table-cell>
          <table:table-cell office:value-type="float" office:value="0.171757639612722" table:style-name="ce1">
            <text:p>0.171757639612722</text:p>
          </table:table-cell>
          <table:table-cell office:value-type="float" office:value="0.242248981144512" table:style-name="ce1">
            <text:p>0.242248981144512</text:p>
          </table:table-cell>
          <table:table-cell office:value-type="float" office:value="0.113794229742935" table:style-name="ce1">
            <text:p>0.113794229742935</text:p>
          </table:table-cell>
          <table:table-cell office:value-type="float" office:value="0.131859170620011" table:style-name="ce1">
            <text:p>0.131859170620011</text:p>
          </table:table-cell>
          <table:table-cell office:value-type="float" office:value="0.101354581237325" table:style-name="ce1">
            <text:p>0.101354581237325</text:p>
          </table:table-cell>
          <table:table-cell office:value-type="float" office:value="0.17939689148942" table:style-name="ce1">
            <text:p>0.17939689148942</text:p>
          </table:table-cell>
          <table:table-cell office:value-type="float" office:value="0.0908792329614769" table:style-name="ce1">
            <text:p>0.0908792329614769</text:p>
          </table:table-cell>
          <table:table-cell office:value-type="float" office:value="0.106993667851978" table:style-name="ce1">
            <text:p>0.106993667851978</text:p>
          </table:table-cell>
          <table:table-cell office:value-type="float" office:value="0.0672110705020339" table:style-name="ce1">
            <text:p>0.0672110705020339</text:p>
          </table:table-cell>
          <table:table-cell office:value-type="float" office:value="0.130568029457752" table:style-name="ce1">
            <text:p>0.130568029457752</text:p>
          </table:table-cell>
          <table:table-cell office:value-type="float" office:value="0" table:style-name="ce1">
            <text:p>0</text:p>
          </table:table-cell>
          <table:table-cell office:value-type="float" office:value="0.139357721216207" table:style-name="ce1">
            <text:p>0.139357721216207</text:p>
          </table:table-cell>
          <table:table-cell office:value-type="float" office:value="0.241873777729838" table:style-name="ce1">
            <text:p>0.241873777729838</text:p>
          </table:table-cell>
          <table:table-cell office:value-type="float" office:value="0.0239550827177227" table:style-name="ce1">
            <text:p>0.0239550827177227</text:p>
          </table:table-cell>
          <table:table-cell office:value-type="float" office:value="0.225229491146692" table:style-name="ce1">
            <text:p>0.225229491146692</text:p>
          </table:table-cell>
          <table:table-cell office:value-type="float" office:value="0.14872044166817" table:style-name="ce1">
            <text:p>0.14872044166817</text:p>
          </table:table-cell>
          <table:table-cell office:value-type="float" office:value="0.23637712064054" table:style-name="ce1">
            <text:p>0.23637712064054</text:p>
          </table:table-cell>
          <table:table-cell office:value-type="float" office:value="0.0709232743166311" table:style-name="ce1">
            <text:p>0.0709232743166311</text:p>
          </table:table-cell>
          <table:table-cell office:value-type="float" office:value="0.125471130488761" table:style-name="ce1">
            <text:p>0.125471130488761</text:p>
          </table:table-cell>
          <table:table-cell office:value-type="float" office:value="0.223368606356093" table:style-name="ce1">
            <text:p>0.223368606356093</text:p>
          </table:table-cell>
          <table:table-cell office:value-type="float" office:value="0.105901267422208" table:style-name="ce1">
            <text:p>0.105901267422208</text:p>
          </table:table-cell>
          <table:table-cell office:value-type="float" office:value="0.076751885630985" table:style-name="ce1">
            <text:p>0.076751885630985</text:p>
          </table:table-cell>
          <table:table-cell office:value-type="float" office:value="0.113770885912863" table:style-name="ce1">
            <text:p>0.113770885912863</text:p>
          </table:table-cell>
          <table:table-cell office:value-type="float" office:value="0.174369682249402" table:style-name="ce1">
            <text:p>0.174369682249402</text:p>
          </table:table-cell>
          <table:table-cell office:value-type="float" office:value="0.0862041994877406" table:style-name="ce1">
            <text:p>0.0862041994877406</text:p>
          </table:table-cell>
          <table:table-cell office:value-type="float" office:value="0.16118261381548" table:style-name="ce1">
            <text:p>0.16118261381548</text:p>
          </table:table-cell>
          <table:table-cell office:value-type="float" office:value="0.143514854015053" table:style-name="ce1">
            <text:p>0.143514854015053</text:p>
          </table:table-cell>
          <table:table-cell office:value-type="float" office:value="0.032259926075073" table:style-name="ce1">
            <text:p>0.032259926075073</text:p>
          </table:table-cell>
          <table:table-cell office:value-type="float" office:value="0.13136592137194" table:style-name="ce1">
            <text:p>0.13136592137194</text:p>
          </table:table-cell>
          <table:table-cell office:value-type="float" office:value="0.162443135958338" table:style-name="ce1">
            <text:p>0.162443135958338</text:p>
          </table:table-cell>
          <table:table-cell office:value-type="float" office:value="0.193583079993859" table:style-name="ce1">
            <text:p>0.193583079993859</text:p>
          </table:table-cell>
          <table:table-cell office:value-type="float" office:value="0.0309517556881518" table:style-name="ce1">
            <text:p>0.030951755688151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  <table:table-cell office:value-type="float" office:value="0.136320218677628" table:style-name="ce1">
            <text:p>0.136320218677628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84475945274291" table:style-name="ce1">
            <text:p>0.084475945274291</text:p>
          </table:table-cell>
          <table:table-cell office:value-type="float" office:value="0.138927340828788" table:style-name="ce1">
            <text:p>0.138927340828788</text:p>
          </table:table-cell>
          <table:table-cell office:value-type="float" office:value="0.0878693290981767" table:style-name="ce1">
            <text:p>0.0878693290981767</text:p>
          </table:table-cell>
          <table:table-cell office:value-type="float" office:value="0.0439191460255035" table:style-name="ce1">
            <text:p>0.0439191460255035</text:p>
          </table:table-cell>
          <table:table-cell office:value-type="float" office:value="0.207639224989516" table:style-name="ce1">
            <text:p>0.207639224989516</text:p>
          </table:table-cell>
          <table:table-cell office:value-type="float" office:value="0.284360046744341" table:style-name="ce1">
            <text:p>0.284360046744341</text:p>
          </table:table-cell>
          <table:table-cell office:value-type="float" office:value="0.2179545600444" table:style-name="ce1">
            <text:p>0.2179545600444</text:p>
          </table:table-cell>
          <table:table-cell office:value-type="float" office:value="0.0811101499367785" table:style-name="ce1">
            <text:p>0.0811101499367785</text:p>
          </table:table-cell>
          <table:table-cell office:value-type="float" office:value="0.131679845458586" table:style-name="ce1">
            <text:p>0.131679845458586</text:p>
          </table:table-cell>
          <table:table-cell office:value-type="float" office:value="0.214053548071251" table:style-name="ce1">
            <text:p>0.214053548071251</text:p>
          </table:table-cell>
          <table:table-cell office:value-type="float" office:value="0.0492509658731758" table:style-name="ce1">
            <text:p>0.0492509658731758</text:p>
          </table:table-cell>
          <table:table-cell office:value-type="float" office:value="0.172174225756955" table:style-name="ce1">
            <text:p>0.172174225756955</text:p>
          </table:table-cell>
          <table:table-cell office:value-type="float" office:value="0.110624312658672" table:style-name="ce1">
            <text:p>0.110624312658672</text:p>
          </table:table-cell>
          <table:table-cell office:value-type="float" office:value="0.0513201023511549" table:style-name="ce1">
            <text:p>0.0513201023511549</text:p>
          </table:table-cell>
          <table:table-cell office:value-type="float" office:value="0.0559632446077398" table:style-name="ce1">
            <text:p>0.0559632446077398</text:p>
          </table:table-cell>
          <table:table-cell office:value-type="float" office:value="0.0408557894698555" table:style-name="ce1">
            <text:p>0.0408557894698555</text:p>
          </table:table-cell>
          <table:table-cell office:value-type="float" office:value="0.115501957049427" table:style-name="ce1">
            <text:p>0.115501957049427</text:p>
          </table:table-cell>
          <table:table-cell office:value-type="float" office:value="0.0876541389044669" table:style-name="ce1">
            <text:p>0.0876541389044669</text:p>
          </table:table-cell>
          <table:table-cell office:value-type="float" office:value="0.0939663845866216" table:style-name="ce1">
            <text:p>0.0939663845866216</text:p>
          </table:table-cell>
          <table:table-cell office:value-type="float" office:value="0.165729555340209" table:style-name="ce1">
            <text:p>0.165729555340209</text:p>
          </table:table-cell>
          <table:table-cell office:value-type="float" office:value="0.084475945274291" table:style-name="ce1">
            <text:p>0.084475945274291</text:p>
          </table:table-cell>
          <table:table-cell office:value-type="float" office:value="0.13563879325312" table:style-name="ce1">
            <text:p>0.13563879325312</text:p>
          </table:table-cell>
          <table:table-cell office:value-type="float" office:value="0.178685108540996" table:style-name="ce1">
            <text:p>0.178685108540996</text:p>
          </table:table-cell>
          <table:table-cell office:value-type="float" office:value="0.222440447928659" table:style-name="ce1">
            <text:p>0.222440447928659</text:p>
          </table:table-cell>
          <table:table-cell office:value-type="float" office:value="0.128347156304721" table:style-name="ce1">
            <text:p>0.128347156304721</text:p>
          </table:table-cell>
          <table:table-cell office:value-type="float" office:value="0.112450670456568" table:style-name="ce1">
            <text:p>0.112450670456568</text:p>
          </table:table-cell>
          <table:table-cell office:value-type="float" office:value="0.0990371483819889" table:style-name="ce1">
            <text:p>0.0990371483819889</text:p>
          </table:table-cell>
          <table:table-cell office:value-type="float" office:value="0.212141665965598" table:style-name="ce1">
            <text:p>0.212141665965598</text:p>
          </table:table-cell>
          <table:table-cell office:value-type="float" office:value="0.158669661677345" table:style-name="ce1">
            <text:p>0.158669661677345</text:p>
          </table:table-cell>
          <table:table-cell office:value-type="float" office:value="0.103989281685952" table:style-name="ce1">
            <text:p>0.103989281685952</text:p>
          </table:table-cell>
          <table:table-cell office:value-type="float" office:value="0.162843799665588" table:style-name="ce1">
            <text:p>0.162843799665588</text:p>
          </table:table-cell>
          <table:table-cell office:value-type="float" office:value="0.211457471503546" table:style-name="ce1">
            <text:p>0.211457471503546</text:p>
          </table:table-cell>
          <table:table-cell office:value-type="float" office:value="0.0697133462160699" table:style-name="ce1">
            <text:p>0.0697133462160699</text:p>
          </table:table-cell>
          <table:table-cell office:value-type="float" office:value="0.116384788613365" table:style-name="ce1">
            <text:p>0.116384788613365</text:p>
          </table:table-cell>
          <table:table-cell office:value-type="float" office:value="0.0144315372217445" table:style-name="ce1">
            <text:p>0.0144315372217445</text:p>
          </table:table-cell>
          <table:table-cell office:value-type="float" office:value="0.124001969700965" table:style-name="ce1">
            <text:p>0.124001969700965</text:p>
          </table:table-cell>
          <table:table-cell office:value-type="float" office:value="0.0569895363008174" table:style-name="ce1">
            <text:p>0.0569895363008174</text:p>
          </table:table-cell>
          <table:table-cell office:value-type="float" office:value="0.103103691273377" table:style-name="ce1">
            <text:p>0.103103691273377</text:p>
          </table:table-cell>
          <table:table-cell office:value-type="float" office:value="0.0289761872376185" table:style-name="ce1">
            <text:p>0.0289761872376185</text:p>
          </table:table-cell>
          <table:table-cell office:value-type="float" office:value="0.092769044278031" table:style-name="ce1">
            <text:p>0.092769044278031</text:p>
          </table:table-cell>
          <table:table-cell office:value-type="float" office:value="0" table:style-name="ce1">
            <text:p>0</text:p>
          </table:table-cell>
          <table:table-cell office:value-type="float" office:value="0.0686346363988835" table:style-name="ce1">
            <text:p>0.0686346363988835</text:p>
          </table:table-cell>
          <table:table-cell office:value-type="float" office:value="0.279407913440378" table:style-name="ce1">
            <text:p>0.279407913440378</text:p>
          </table:table-cell>
          <table:table-cell office:value-type="float" office:value="0.00673710837229976" table:style-name="ce1">
            <text:p>0.00673710837229976</text:p>
          </table:table-cell>
          <table:table-cell office:value-type="float" office:value="0.161385611540296" table:style-name="ce1">
            <text:p>0.161385611540296</text:p>
          </table:table-cell>
          <table:table-cell office:value-type="float" office:value="0.0947657447120402" table:style-name="ce1">
            <text:p>0.0947657447120402</text:p>
          </table:table-cell>
          <table:table-cell office:value-type="float" office:value="0.123347644541771" table:style-name="ce1">
            <text:p>0.123347644541771</text:p>
          </table:table-cell>
          <table:table-cell office:value-type="float" office:value="0.023433944857995" table:style-name="ce1">
            <text:p>0.023433944857995</text:p>
          </table:table-cell>
          <table:table-cell office:value-type="float" office:value="0.0268719368662679" table:style-name="ce1">
            <text:p>0.0268719368662679</text:p>
          </table:table-cell>
          <table:table-cell office:value-type="float" office:value="0.0700622237606971" table:style-name="ce1">
            <text:p>0.0700622237606971</text:p>
          </table:table-cell>
          <table:table-cell office:value-type="float" office:value="0.041938243682111" table:style-name="ce1">
            <text:p>0.041938243682111</text:p>
          </table:table-cell>
          <table:table-cell office:value-type="float" office:value="0.0248794927384957" table:style-name="ce1">
            <text:p>0.0248794927384957</text:p>
          </table:table-cell>
          <table:table-cell office:value-type="float" office:value="0.0342638706018511" table:style-name="ce1">
            <text:p>0.0342638706018511</text:p>
          </table:table-cell>
          <table:table-cell office:value-type="float" office:value="0.0363573368482181" table:style-name="ce1">
            <text:p>0.0363573368482181</text:p>
          </table:table-cell>
          <table:table-cell office:value-type="float" office:value="0.0114289590500208" table:style-name="ce1">
            <text:p>0.0114289590500208</text:p>
          </table:table-cell>
          <table:table-cell office:value-type="float" office:value="0.032150461618117" table:style-name="ce1">
            <text:p>0.032150461618117</text:p>
          </table:table-cell>
          <table:table-cell office:value-type="float" office:value="0.010244176444034" table:style-name="ce1">
            <text:p>0.010244176444034</text:p>
          </table:table-cell>
          <table:table-cell office:value-type="float" office:value="0.00204916200468764" table:style-name="ce1">
            <text:p>0.00204916200468764</text:p>
          </table:table-cell>
          <table:table-cell office:value-type="float" office:value="0.0139050278889519" table:style-name="ce1">
            <text:p>0.0139050278889519</text:p>
          </table:table-cell>
          <table:table-cell office:value-type="float" office:value="0.0106796887132063" table:style-name="ce1">
            <text:p>0.0106796887132063</text:p>
          </table:table-cell>
          <table:table-cell office:value-type="float" office:value="0.00865666397898657" table:style-name="ce1">
            <text:p>0.00865666397898657</text:p>
          </table:table-cell>
          <table:table-cell office:value-type="float" office:value="0.00338739025264692" table:style-name="ce1">
            <text:p>0.00338739025264692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  <table:table-cell office:value-type="float" office:value="0.0957445855300359" table:style-name="ce1">
            <text:p>0.0957445855300359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858015720445163" table:style-name="ce1">
            <text:p>0.0858015720445163</text:p>
          </table:table-cell>
          <table:table-cell office:value-type="float" office:value="0.140858534874901" table:style-name="ce1">
            <text:p>0.140858534874901</text:p>
          </table:table-cell>
          <table:table-cell office:value-type="float" office:value="0.0893866958486946" table:style-name="ce1">
            <text:p>0.0893866958486946</text:p>
          </table:table-cell>
          <table:table-cell office:value-type="float" office:value="0.0625784463558787" table:style-name="ce1">
            <text:p>0.0625784463558787</text:p>
          </table:table-cell>
          <table:table-cell office:value-type="float" office:value="0.218437358555929" table:style-name="ce1">
            <text:p>0.218437358555929</text:p>
          </table:table-cell>
          <table:table-cell office:value-type="float" office:value="0.326606295927399" table:style-name="ce1">
            <text:p>0.326606295927399</text:p>
          </table:table-cell>
          <table:table-cell office:value-type="float" office:value="0.227944350960083" table:style-name="ce1">
            <text:p>0.227944350960083</text:p>
          </table:table-cell>
          <table:table-cell office:value-type="float" office:value="0.0789030710269342" table:style-name="ce1">
            <text:p>0.0789030710269342</text:p>
          </table:table-cell>
          <table:table-cell office:value-type="float" office:value="0.125720732402007" table:style-name="ce1">
            <text:p>0.125720732402007</text:p>
          </table:table-cell>
          <table:table-cell office:value-type="float" office:value="0.203531299368568" table:style-name="ce1">
            <text:p>0.203531299368568</text:p>
          </table:table-cell>
          <table:table-cell office:value-type="float" office:value="0.0499241249406783" table:style-name="ce1">
            <text:p>0.0499241249406783</text:p>
          </table:table-cell>
          <table:table-cell office:value-type="float" office:value="0.168805671570805" table:style-name="ce1">
            <text:p>0.168805671570805</text:p>
          </table:table-cell>
          <table:table-cell office:value-type="float" office:value="0.118556002490925" table:style-name="ce1">
            <text:p>0.118556002490925</text:p>
          </table:table-cell>
          <table:table-cell office:value-type="float" office:value="0.0644411864701793" table:style-name="ce1">
            <text:p>0.0644411864701793</text:p>
          </table:table-cell>
          <table:table-cell office:value-type="float" office:value="0.0666261945909252" table:style-name="ce1">
            <text:p>0.0666261945909252</text:p>
          </table:table-cell>
          <table:table-cell office:value-type="float" office:value="0.0726018607393287" table:style-name="ce1">
            <text:p>0.0726018607393287</text:p>
          </table:table-cell>
          <table:table-cell office:value-type="float" office:value="0.113201077285915" table:style-name="ce1">
            <text:p>0.113201077285915</text:p>
          </table:table-cell>
          <table:table-cell office:value-type="float" office:value="0.102761594042351" table:style-name="ce1">
            <text:p>0.102761594042351</text:p>
          </table:table-cell>
          <table:table-cell office:value-type="float" office:value="0.0917179229472177" table:style-name="ce1">
            <text:p>0.0917179229472177</text:p>
          </table:table-cell>
          <table:table-cell office:value-type="float" office:value="0.197012140038615" table:style-name="ce1">
            <text:p>0.197012140038615</text:p>
          </table:table-cell>
          <table:table-cell office:value-type="float" office:value="0.0858015720445163" table:style-name="ce1">
            <text:p>0.0858015720445163</text:p>
          </table:table-cell>
          <table:table-cell office:value-type="float" office:value="0.112602407131619" table:style-name="ce1">
            <text:p>0.112602407131619</text:p>
          </table:table-cell>
          <table:table-cell office:value-type="float" office:value="0.200623472904848" table:style-name="ce1">
            <text:p>0.200623472904848</text:p>
          </table:table-cell>
          <table:table-cell office:value-type="float" office:value="0.230962531369295" table:style-name="ce1">
            <text:p>0.230962531369295</text:p>
          </table:table-cell>
          <table:table-cell office:value-type="float" office:value="0.15448724714319" table:style-name="ce1">
            <text:p>0.15448724714319</text:p>
          </table:table-cell>
          <table:table-cell office:value-type="float" office:value="0.129734857169286" table:style-name="ce1">
            <text:p>0.129734857169286</text:p>
          </table:table-cell>
          <table:table-cell office:value-type="float" office:value="0.150489675467734" table:style-name="ce1">
            <text:p>0.150489675467734</text:p>
          </table:table-cell>
          <table:table-cell office:value-type="float" office:value="0.19361875621473" table:style-name="ce1">
            <text:p>0.19361875621473</text:p>
          </table:table-cell>
          <table:table-cell office:value-type="float" office:value="0.185138055503653" table:style-name="ce1">
            <text:p>0.185138055503653</text:p>
          </table:table-cell>
          <table:table-cell office:value-type="float" office:value="0.118878787781489" table:style-name="ce1">
            <text:p>0.118878787781489</text:p>
          </table:table-cell>
          <table:table-cell office:value-type="float" office:value="0.16826769608653" table:style-name="ce1">
            <text:p>0.16826769608653</text:p>
          </table:table-cell>
          <table:table-cell office:value-type="float" office:value="0.210287719681329" table:style-name="ce1">
            <text:p>0.210287719681329</text:p>
          </table:table-cell>
          <table:table-cell office:value-type="float" office:value="0.117849737239774" table:style-name="ce1">
            <text:p>0.117849737239774</text:p>
          </table:table-cell>
          <table:table-cell office:value-type="float" office:value="0.145934816367543" table:style-name="ce1">
            <text:p>0.145934816367543</text:p>
          </table:table-cell>
          <table:table-cell office:value-type="float" office:value="0.096490731089756" table:style-name="ce1">
            <text:p>0.096490731089756</text:p>
          </table:table-cell>
          <table:table-cell office:value-type="float" office:value="0.175882118325493" table:style-name="ce1">
            <text:p>0.175882118325493</text:p>
          </table:table-cell>
          <table:table-cell office:value-type="float" office:value="0.102397426022227" table:style-name="ce1">
            <text:p>0.102397426022227</text:p>
          </table:table-cell>
          <table:table-cell office:value-type="float" office:value="0.111413343368941" table:style-name="ce1">
            <text:p>0.111413343368941</text:p>
          </table:table-cell>
          <table:table-cell office:value-type="float" office:value="0.0997075486008541" table:style-name="ce1">
            <text:p>0.0997075486008541</text:p>
          </table:table-cell>
          <table:table-cell office:value-type="float" office:value="0.109901494315698" table:style-name="ce1">
            <text:p>0.109901494315698</text:p>
          </table:table-cell>
          <table:table-cell office:value-type="float" office:value="0" table:style-name="ce1">
            <text:p>0</text:p>
          </table:table-cell>
          <table:table-cell office:value-type="float" office:value="0.128940308761742" table:style-name="ce1">
            <text:p>0.128940308761742</text:p>
          </table:table-cell>
          <table:table-cell office:value-type="float" office:value="0.175457255635348" table:style-name="ce1">
            <text:p>0.175457255635348</text:p>
          </table:table-cell>
          <table:table-cell office:value-type="float" office:value="0.0388252768727988" table:style-name="ce1">
            <text:p>0.0388252768727988</text:p>
          </table:table-cell>
          <table:table-cell office:value-type="float" office:value="0.197656019486156" table:style-name="ce1">
            <text:p>0.197656019486156</text:p>
          </table:table-cell>
          <table:table-cell office:value-type="float" office:value="0.156573227756645" table:style-name="ce1">
            <text:p>0.156573227756645</text:p>
          </table:table-cell>
          <table:table-cell office:value-type="float" office:value="0.277889666598539" table:style-name="ce1">
            <text:p>0.277889666598539</text:p>
          </table:table-cell>
          <table:table-cell office:value-type="float" office:value="0.0762482204290675" table:style-name="ce1">
            <text:p>0.0762482204290675</text:p>
          </table:table-cell>
          <table:table-cell office:value-type="float" office:value="0.117391472892625" table:style-name="ce1">
            <text:p>0.117391472892625</text:p>
          </table:table-cell>
          <table:table-cell office:value-type="float" office:value="0.204596860525641" table:style-name="ce1">
            <text:p>0.204596860525641</text:p>
          </table:table-cell>
          <table:table-cell office:value-type="float" office:value="0.130322469260318" table:style-name="ce1">
            <text:p>0.130322469260318</text:p>
          </table:table-cell>
          <table:table-cell office:value-type="float" office:value="0.0866237758631086" table:style-name="ce1">
            <text:p>0.0866237758631086</text:p>
          </table:table-cell>
          <table:table-cell office:value-type="float" office:value="0.114868076252567" table:style-name="ce1">
            <text:p>0.114868076252567</text:p>
          </table:table-cell>
          <table:table-cell office:value-type="float" office:value="0.18502124203213" table:style-name="ce1">
            <text:p>0.18502124203213</text:p>
          </table:table-cell>
          <table:table-cell office:value-type="float" office:value="0.0950037506969214" table:style-name="ce1">
            <text:p>0.0950037506969214</text:p>
          </table:table-cell>
          <table:table-cell office:value-type="float" office:value="0.138811159456915" table:style-name="ce1">
            <text:p>0.138811159456915</text:p>
          </table:table-cell>
          <table:table-cell office:value-type="float" office:value="0.109675254042346" table:style-name="ce1">
            <text:p>0.109675254042346</text:p>
          </table:table-cell>
          <table:table-cell office:value-type="float" office:value="0.0435120210115274" table:style-name="ce1">
            <text:p>0.0435120210115274</text:p>
          </table:table-cell>
          <table:table-cell office:value-type="float" office:value="0.165344372980281" table:style-name="ce1">
            <text:p>0.165344372980281</text:p>
          </table:table-cell>
          <table:table-cell office:value-type="float" office:value="0.146619632417038" table:style-name="ce1">
            <text:p>0.146619632417038</text:p>
          </table:table-cell>
          <table:table-cell office:value-type="float" office:value="0.193086471854968" table:style-name="ce1">
            <text:p>0.193086471854968</text:p>
          </table:table-cell>
          <table:table-cell office:value-type="float" office:value="0.0487512368768289" table:style-name="ce1">
            <text:p>0.0487512368768289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  <table:table-cell office:value-type="float" office:value="0.134469417709901" table:style-name="ce1">
            <text:p>0.134469417709901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45360935520209" table:style-name="ce1">
            <text:p>0.0445360935520209</text:p>
          </table:table-cell>
          <table:table-cell office:value-type="float" office:value="0.112552747856148" table:style-name="ce1">
            <text:p>0.112552747856148</text:p>
          </table:table-cell>
          <table:table-cell office:value-type="float" office:value="0.0681435613414431" table:style-name="ce1">
            <text:p>0.0681435613414431</text:p>
          </table:table-cell>
          <table:table-cell office:value-type="float" office:value="0.03249665052686" table:style-name="ce1">
            <text:p>0.03249665052686</text:p>
          </table:table-cell>
          <table:table-cell office:value-type="float" office:value="0.203225067169827" table:style-name="ce1">
            <text:p>0.203225067169827</text:p>
          </table:table-cell>
          <table:table-cell office:value-type="float" office:value="0.161825784518422" table:style-name="ce1">
            <text:p>0.161825784518422</text:p>
          </table:table-cell>
          <table:table-cell office:value-type="float" office:value="0.13496287533698" table:style-name="ce1">
            <text:p>0.13496287533698</text:p>
          </table:table-cell>
          <table:table-cell office:value-type="float" office:value="0.0424448862849434" table:style-name="ce1">
            <text:p>0.0424448862849434</text:p>
          </table:table-cell>
          <table:table-cell office:value-type="float" office:value="0.0761718108760018" table:style-name="ce1">
            <text:p>0.0761718108760018</text:p>
          </table:table-cell>
          <table:table-cell office:value-type="float" office:value="0.117615235105603" table:style-name="ce1">
            <text:p>0.117615235105603</text:p>
          </table:table-cell>
          <table:table-cell office:value-type="float" office:value="0.0340772983679962" table:style-name="ce1">
            <text:p>0.0340772983679962</text:p>
          </table:table-cell>
          <table:table-cell office:value-type="float" office:value="0.0914337615375753" table:style-name="ce1">
            <text:p>0.0914337615375753</text:p>
          </table:table-cell>
          <table:table-cell office:value-type="float" office:value="0.0433332355461558" table:style-name="ce1">
            <text:p>0.0433332355461558</text:p>
          </table:table-cell>
          <table:table-cell office:value-type="float" office:value="0.0335448405809962" table:style-name="ce1">
            <text:p>0.0335448405809962</text:p>
          </table:table-cell>
          <table:table-cell office:value-type="float" office:value="0.027119482104712" table:style-name="ce1">
            <text:p>0.027119482104712</text:p>
          </table:table-cell>
          <table:table-cell office:value-type="float" office:value="0.0571688614622423" table:style-name="ce1">
            <text:p>0.0571688614622423</text:p>
          </table:table-cell>
          <table:table-cell office:value-type="float" office:value="0.0580737638152785" table:style-name="ce1">
            <text:p>0.0580737638152785</text:p>
          </table:table-cell>
          <table:table-cell office:value-type="float" office:value="0.0874886079862285" table:style-name="ce1">
            <text:p>0.0874886079862285</text:p>
          </table:table-cell>
          <table:table-cell office:value-type="float" office:value="0.0151874617483662" table:style-name="ce1">
            <text:p>0.0151874617483662</text:p>
          </table:table-cell>
          <table:table-cell office:value-type="float" office:value="0.103299569526626" table:style-name="ce1">
            <text:p>0.103299569526626</text:p>
          </table:table-cell>
          <table:table-cell office:value-type="float" office:value="0.0445360935520209" table:style-name="ce1">
            <text:p>0.0445360935520209</text:p>
          </table:table-cell>
          <table:table-cell office:value-type="float" office:value="0.0585703565699934" table:style-name="ce1">
            <text:p>0.0585703565699934</text:p>
          </table:table-cell>
          <table:table-cell office:value-type="float" office:value="0.0860953894243893" table:style-name="ce1">
            <text:p>0.0860953894243893</text:p>
          </table:table-cell>
          <table:table-cell office:value-type="float" office:value="0.13659059603299" table:style-name="ce1">
            <text:p>0.13659059603299</text:p>
          </table:table-cell>
          <table:table-cell office:value-type="float" office:value="0.0743840769590279" table:style-name="ce1">
            <text:p>0.0743840769590279</text:p>
          </table:table-cell>
          <table:table-cell office:value-type="float" office:value="0.0737302298319866" table:style-name="ce1">
            <text:p>0.0737302298319866</text:p>
          </table:table-cell>
          <table:table-cell office:value-type="float" office:value="0.0524126064115278" table:style-name="ce1">
            <text:p>0.0524126064115278</text:p>
          </table:table-cell>
          <table:table-cell office:value-type="float" office:value="0.09359945771786" table:style-name="ce1">
            <text:p>0.09359945771786</text:p>
          </table:table-cell>
          <table:table-cell office:value-type="float" office:value="0.0703699521917486" table:style-name="ce1">
            <text:p>0.0703699521917486</text:p>
          </table:table-cell>
          <table:table-cell office:value-type="float" office:value="0.0764642488315562" table:style-name="ce1">
            <text:p>0.0764642488315562</text:p>
          </table:table-cell>
          <table:table-cell office:value-type="float" office:value="0.0986647038159527" table:style-name="ce1">
            <text:p>0.0986647038159527</text:p>
          </table:table-cell>
          <table:table-cell office:value-type="float" office:value="0.154793479341931" table:style-name="ce1">
            <text:p>0.154793479341931</text:p>
          </table:table-cell>
          <table:table-cell office:value-type="float" office:value="0.0498965364543053" table:style-name="ce1">
            <text:p>0.0498965364543053</text:p>
          </table:table-cell>
          <table:table-cell office:value-type="float" office:value="0.0871989288793115" table:style-name="ce1">
            <text:p>0.0871989288793115</text:p>
          </table:table-cell>
          <table:table-cell office:value-type="float" office:value="0.0524070887142532" table:style-name="ce1">
            <text:p>0.0524070887142532</text:p>
          </table:table-cell>
          <table:table-cell office:value-type="float" office:value="0.0976853125497093" table:style-name="ce1">
            <text:p>0.0976853125497093</text:p>
          </table:table-cell>
          <table:table-cell office:value-type="float" office:value="0.0572074853431646" table:style-name="ce1">
            <text:p>0.0572074853431646</text:p>
          </table:table-cell>
          <table:table-cell office:value-type="float" office:value="0.0484205524333469" table:style-name="ce1">
            <text:p>0.0484205524333469</text:p>
          </table:table-cell>
          <table:table-cell office:value-type="float" office:value="0.0453030534731918" table:style-name="ce1">
            <text:p>0.0453030534731918</text:p>
          </table:table-cell>
          <table:table-cell office:value-type="float" office:value="0.0713355492148055" table:style-name="ce1">
            <text:p>0.0713355492148055</text:p>
          </table:table-cell>
          <table:table-cell office:value-type="float" office:value="0" table:style-name="ce1">
            <text:p>0</text:p>
          </table:table-cell>
          <table:table-cell office:value-type="float" office:value="0.0633486824098064" table:style-name="ce1">
            <text:p>0.0633486824098064</text:p>
          </table:table-cell>
          <table:table-cell office:value-type="float" office:value="0.0729356814244426" table:style-name="ce1">
            <text:p>0.0729356814244426</text:p>
          </table:table-cell>
          <table:table-cell office:value-type="float" office:value="0.0117720071353821" table:style-name="ce1">
            <text:p>0.0117720071353821</text:p>
          </table:table-cell>
          <table:table-cell office:value-type="float" office:value="0.0988183546353671" table:style-name="ce1">
            <text:p>0.0988183546353671</text:p>
          </table:table-cell>
          <table:table-cell office:value-type="float" office:value="0.0947897910008707" table:style-name="ce1">
            <text:p>0.0947897910008707</text:p>
          </table:table-cell>
          <table:table-cell office:value-type="float" office:value="0.1576682487029" table:style-name="ce1">
            <text:p>0.1576682487029</text:p>
          </table:table-cell>
          <table:table-cell office:value-type="float" office:value="0.0471234599466257" table:style-name="ce1">
            <text:p>0.0471234599466257</text:p>
          </table:table-cell>
          <table:table-cell office:value-type="float" office:value="0.0753889837997039" table:style-name="ce1">
            <text:p>0.0753889837997039</text:p>
          </table:table-cell>
          <table:table-cell office:value-type="float" office:value="0.112513097728496" table:style-name="ce1">
            <text:p>0.112513097728496</text:p>
          </table:table-cell>
          <table:table-cell office:value-type="float" office:value="0.0735349626563301" table:style-name="ce1">
            <text:p>0.0735349626563301</text:p>
          </table:table-cell>
          <table:table-cell office:value-type="float" office:value="0.0394292225408101" table:style-name="ce1">
            <text:p>0.0394292225408101</text:p>
          </table:table-cell>
          <table:table-cell office:value-type="float" office:value="0.0671523980316783" table:style-name="ce1">
            <text:p>0.0671523980316783</text:p>
          </table:table-cell>
          <table:table-cell office:value-type="float" office:value="0.086386862416133" table:style-name="ce1">
            <text:p>0.086386862416133</text:p>
          </table:table-cell>
          <table:table-cell office:value-type="float" office:value="0.0696296885266311" table:style-name="ce1">
            <text:p>0.0696296885266311</text:p>
          </table:table-cell>
          <table:table-cell office:value-type="float" office:value="0.102648133873046" table:style-name="ce1">
            <text:p>0.102648133873046</text:p>
          </table:table-cell>
          <table:table-cell office:value-type="float" office:value="0.0922191538581687" table:style-name="ce1">
            <text:p>0.0922191538581687</text:p>
          </table:table-cell>
          <table:table-cell office:value-type="float" office:value="0.0172996058909775" table:style-name="ce1">
            <text:p>0.0172996058909775</text:p>
          </table:table-cell>
          <table:table-cell office:value-type="float" office:value="0.0666500396932843" table:style-name="ce1">
            <text:p>0.0666500396932843</text:p>
          </table:table-cell>
          <table:table-cell office:value-type="float" office:value="0.073043216049746" table:style-name="ce1">
            <text:p>0.073043216049746</text:p>
          </table:table-cell>
          <table:table-cell office:value-type="float" office:value="0.0812816837012452" table:style-name="ce1">
            <text:p>0.0812816837012452</text:p>
          </table:table-cell>
          <table:table-cell office:value-type="float" office:value="0.0269893454852099" table:style-name="ce1">
            <text:p>0.0269893454852099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  <table:table-cell office:value-type="float" office:value="0.0742740308466831" table:style-name="ce1">
            <text:p>0.0742740308466831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925138507790803" table:style-name="ce1">
            <text:p>0.0925138507790803</text:p>
          </table:table-cell>
          <table:table-cell office:value-type="float" office:value="0.136441618206575" table:style-name="ce1">
            <text:p>0.136441618206575</text:p>
          </table:table-cell>
          <table:table-cell office:value-type="float" office:value="0.0954561628507665" table:style-name="ce1">
            <text:p>0.0954561628507665</text:p>
          </table:table-cell>
          <table:table-cell office:value-type="float" office:value="0.0653778155825445" table:style-name="ce1">
            <text:p>0.0653778155825445</text:p>
          </table:table-cell>
          <table:table-cell office:value-type="float" office:value="0.203804425383661" table:style-name="ce1">
            <text:p>0.203804425383661</text:p>
          </table:table-cell>
          <table:table-cell office:value-type="float" office:value="0.280533523684399" table:style-name="ce1">
            <text:p>0.280533523684399</text:p>
          </table:table-cell>
          <table:table-cell office:value-type="float" office:value="0.23737685445103" table:style-name="ce1">
            <text:p>0.23737685445103</text:p>
          </table:table-cell>
          <table:table-cell office:value-type="float" office:value="0.102849877198745" table:style-name="ce1">
            <text:p>0.102849877198745</text:p>
          </table:table-cell>
          <table:table-cell office:value-type="float" office:value="0.138480407349544" table:style-name="ce1">
            <text:p>0.138480407349544</text:p>
          </table:table-cell>
          <table:table-cell office:value-type="float" office:value="0.215237094136655" table:style-name="ce1">
            <text:p>0.215237094136655</text:p>
          </table:table-cell>
          <table:table-cell office:value-type="float" office:value="0.0389135600291925" table:style-name="ce1">
            <text:p>0.0389135600291925</text:p>
          </table:table-cell>
          <table:table-cell office:value-type="float" office:value="0.174464070125918" table:style-name="ce1">
            <text:p>0.174464070125918</text:p>
          </table:table-cell>
          <table:table-cell office:value-type="float" office:value="0.115777841913158" table:style-name="ce1">
            <text:p>0.115777841913158</text:p>
          </table:table-cell>
          <table:table-cell office:value-type="float" office:value="0.0494164967914141" table:style-name="ce1">
            <text:p>0.0494164967914141</text:p>
          </table:table-cell>
          <table:table-cell office:value-type="float" office:value="0.0676331743435416" table:style-name="ce1">
            <text:p>0.0676331743435416</text:p>
          </table:table-cell>
          <table:table-cell office:value-type="float" office:value="0.0671227873456401" table:style-name="ce1">
            <text:p>0.0671227873456401</text:p>
          </table:table-cell>
          <table:table-cell office:value-type="float" office:value="0.127985747133234" table:style-name="ce1">
            <text:p>0.127985747133234</text:p>
          </table:table-cell>
          <table:table-cell office:value-type="float" office:value="0.116746197784852" table:style-name="ce1">
            <text:p>0.116746197784852</text:p>
          </table:table-cell>
          <table:table-cell office:value-type="float" office:value="0.0902833216558189" table:style-name="ce1">
            <text:p>0.0902833216558189</text:p>
          </table:table-cell>
          <table:table-cell office:value-type="float" office:value="0.218660825295551" table:style-name="ce1">
            <text:p>0.218660825295551</text:p>
          </table:table-cell>
          <table:table-cell office:value-type="float" office:value="0.0925138507790803" table:style-name="ce1">
            <text:p>0.0925138507790803</text:p>
          </table:table-cell>
          <table:table-cell office:value-type="float" office:value="0.145529265617859" table:style-name="ce1">
            <text:p>0.145529265617859</text:p>
          </table:table-cell>
          <table:table-cell office:value-type="float" office:value="0.21838494043182" table:style-name="ce1">
            <text:p>0.21838494043182</text:p>
          </table:table-cell>
          <table:table-cell office:value-type="float" office:value="0.247650806776356" table:style-name="ce1">
            <text:p>0.247650806776356</text:p>
          </table:table-cell>
          <table:table-cell office:value-type="float" office:value="0.169205704623214" table:style-name="ce1">
            <text:p>0.169205704623214</text:p>
          </table:table-cell>
          <table:table-cell office:value-type="float" office:value="0.170455463055914" table:style-name="ce1">
            <text:p>0.170455463055914</text:p>
          </table:table-cell>
          <table:table-cell office:value-type="float" office:value="0.147890840051393" table:style-name="ce1">
            <text:p>0.147890840051393</text:p>
          </table:table-cell>
          <table:table-cell office:value-type="float" office:value="0.230217642237223" table:style-name="ce1">
            <text:p>0.230217642237223</text:p>
          </table:table-cell>
          <table:table-cell office:value-type="float" office:value="0.188393496895673" table:style-name="ce1">
            <text:p>0.188393496895673</text:p>
          </table:table-cell>
          <table:table-cell office:value-type="float" office:value="0.163125202226593" table:style-name="ce1">
            <text:p>0.163125202226593</text:p>
          </table:table-cell>
          <table:table-cell office:value-type="float" office:value="0.174458552428644" table:style-name="ce1">
            <text:p>0.174458552428644</text:p>
          </table:table-cell>
          <table:table-cell office:value-type="float" office:value="0.248594333010314" table:style-name="ce1">
            <text:p>0.248594333010314</text:p>
          </table:table-cell>
          <table:table-cell office:value-type="float" office:value="0.120978271594479" table:style-name="ce1">
            <text:p>0.120978271594479</text:p>
          </table:table-cell>
          <table:table-cell office:value-type="float" office:value="0.154305163133128" table:style-name="ce1">
            <text:p>0.154305163133128</text:p>
          </table:table-cell>
          <table:table-cell office:value-type="float" office:value="0.121008618929489" table:style-name="ce1">
            <text:p>0.121008618929489</text:p>
          </table:table-cell>
          <table:table-cell office:value-type="float" office:value="0.174160596775815" table:style-name="ce1">
            <text:p>0.174160596775815</text:p>
          </table:table-cell>
          <table:table-cell office:value-type="float" office:value="0.10412446526918" table:style-name="ce1">
            <text:p>0.10412446526918</text:p>
          </table:table-cell>
          <table:table-cell office:value-type="float" office:value="0.113501791787381" table:style-name="ce1">
            <text:p>0.113501791787381</text:p>
          </table:table-cell>
          <table:table-cell office:value-type="float" office:value="0.099255097424336" table:style-name="ce1">
            <text:p>0.099255097424336</text:p>
          </table:table-cell>
          <table:table-cell office:value-type="float" office:value="0.133961413281638" table:style-name="ce1">
            <text:p>0.133961413281638</text:p>
          </table:table-cell>
          <table:table-cell office:value-type="float" office:value="0" table:style-name="ce1">
            <text:p>0</text:p>
          </table:table-cell>
          <table:table-cell office:value-type="float" office:value="0.149761339427486" table:style-name="ce1">
            <text:p>0.149761339427486</text:p>
          </table:table-cell>
          <table:table-cell office:value-type="float" office:value="0.256661206425795" table:style-name="ce1">
            <text:p>0.256661206425795</text:p>
          </table:table-cell>
          <table:table-cell office:value-type="float" office:value="0.0421027890539176" table:style-name="ce1">
            <text:p>0.0421027890539176</text:p>
          </table:table-cell>
          <table:table-cell office:value-type="float" office:value="0.290415603230882" table:style-name="ce1">
            <text:p>0.290415603230882</text:p>
          </table:table-cell>
          <table:table-cell office:value-type="float" office:value="0.165275266037164" table:style-name="ce1">
            <text:p>0.165275266037164</text:p>
          </table:table-cell>
          <table:table-cell office:value-type="float" office:value="0.300696907667616" table:style-name="ce1">
            <text:p>0.300696907667616</text:p>
          </table:table-cell>
          <table:table-cell office:value-type="float" office:value="0.0951049019336324" table:style-name="ce1">
            <text:p>0.0951049019336324</text:p>
          </table:table-cell>
          <table:table-cell office:value-type="float" office:value="0.125447397847176" table:style-name="ce1">
            <text:p>0.125447397847176</text:p>
          </table:table-cell>
          <table:table-cell office:value-type="float" office:value="0.194713077835454" table:style-name="ce1">
            <text:p>0.194713077835454</text:p>
          </table:table-cell>
          <table:table-cell office:value-type="float" office:value="0.143505690288027" table:style-name="ce1">
            <text:p>0.143505690288027</text:p>
          </table:table-cell>
          <table:table-cell office:value-type="float" office:value="0.0980182143745316" table:style-name="ce1">
            <text:p>0.0980182143745316</text:p>
          </table:table-cell>
          <table:table-cell office:value-type="float" office:value="0.128454595363596" table:style-name="ce1">
            <text:p>0.128454595363596</text:p>
          </table:table-cell>
          <table:table-cell office:value-type="float" office:value="0.184149422920763" table:style-name="ce1">
            <text:p>0.184149422920763</text:p>
          </table:table-cell>
          <table:table-cell office:value-type="float" office:value="0.123977787995483" table:style-name="ce1">
            <text:p>0.123977787995483</text:p>
          </table:table-cell>
          <table:table-cell office:value-type="float" office:value="0.1739227349244" table:style-name="ce1">
            <text:p>0.1739227349244</text:p>
          </table:table-cell>
          <table:table-cell office:value-type="float" office:value="0.171362479505527" table:style-name="ce1">
            <text:p>0.171362479505527</text:p>
          </table:table-cell>
          <table:table-cell office:value-type="float" office:value="0.0679863076459584" table:style-name="ce1">
            <text:p>0.0679863076459584</text:p>
          </table:table-cell>
          <table:table-cell office:value-type="float" office:value="0.176112928413078" table:style-name="ce1">
            <text:p>0.176112928413078</text:p>
          </table:table-cell>
          <table:table-cell office:value-type="float" office:value="0.162673143938456" table:style-name="ce1">
            <text:p>0.162673143938456</text:p>
          </table:table-cell>
          <table:table-cell office:value-type="float" office:value="0.178731882913967" table:style-name="ce1">
            <text:p>0.178731882913967</text:p>
          </table:table-cell>
          <table:table-cell office:value-type="float" office:value="0.0704347164570441" table:style-name="ce1">
            <text:p>0.0704347164570441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  <table:table-cell office:value-type="float" office:value="0.147617734880174" table:style-name="ce1">
            <text:p>0.147617734880174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790285986399316" table:style-name="ce1">
            <text:p>0.0790285986399316</text:p>
          </table:table-cell>
          <table:table-cell office:value-type="float" office:value="0.146161041955802" table:style-name="ce1">
            <text:p>0.146161041955802</text:p>
          </table:table-cell>
          <table:table-cell office:value-type="float" office:value="0.0611084973163144" table:style-name="ce1">
            <text:p>0.0611084973163144</text:p>
          </table:table-cell>
          <table:table-cell office:value-type="float" office:value="0.058955733239017" table:style-name="ce1">
            <text:p>0.058955733239017</text:p>
          </table:table-cell>
          <table:table-cell office:value-type="float" office:value="0.193971888840305" table:style-name="ce1">
            <text:p>0.193971888840305</text:p>
          </table:table-cell>
          <table:table-cell office:value-type="float" office:value="0.357927504506727" table:style-name="ce1">
            <text:p>0.357927504506727</text:p>
          </table:table-cell>
          <table:table-cell office:value-type="float" office:value="0.162934841670619" table:style-name="ce1">
            <text:p>0.162934841670619</text:p>
          </table:table-cell>
          <table:table-cell office:value-type="float" office:value="0.05628051220103" table:style-name="ce1">
            <text:p>0.05628051220103</text:p>
          </table:table-cell>
          <table:table-cell office:value-type="float" office:value="0.0909868280583318" table:style-name="ce1">
            <text:p>0.0909868280583318</text:p>
          </table:table-cell>
          <table:table-cell office:value-type="float" office:value="0.147096291643849" table:style-name="ce1">
            <text:p>0.147096291643849</text:p>
          </table:table-cell>
          <table:table-cell office:value-type="float" office:value="0.0533726857373101" table:style-name="ce1">
            <text:p>0.0533726857373101</text:p>
          </table:table-cell>
          <table:table-cell office:value-type="float" office:value="0.0946174728650257" table:style-name="ce1">
            <text:p>0.0946174728650257</text:p>
          </table:table-cell>
          <table:table-cell office:value-type="float" office:value="0.123298463298452" table:style-name="ce1">
            <text:p>0.123298463298452</text:p>
          </table:table-cell>
          <table:table-cell office:value-type="float" office:value="0.0419786408652388" table:style-name="ce1">
            <text:p>0.0419786408652388</text:p>
          </table:table-cell>
          <table:table-cell office:value-type="float" office:value="0.0774960582219084" table:style-name="ce1">
            <text:p>0.0774960582219084</text:p>
          </table:table-cell>
          <table:table-cell office:value-type="float" office:value="0.0610312495544698" table:style-name="ce1">
            <text:p>0.0610312495544698</text:p>
          </table:table-cell>
          <table:table-cell office:value-type="float" office:value="0.115352979223013" table:style-name="ce1">
            <text:p>0.115352979223013</text:p>
          </table:table-cell>
          <table:table-cell office:value-type="float" office:value="0.103241633705242" table:style-name="ce1">
            <text:p>0.103241633705242</text:p>
          </table:table-cell>
          <table:table-cell office:value-type="float" office:value="0.120975512745841" table:style-name="ce1">
            <text:p>0.120975512745841</text:p>
          </table:table-cell>
          <table:table-cell office:value-type="float" office:value="0.164170805860132" table:style-name="ce1">
            <text:p>0.164170805860132</text:p>
          </table:table-cell>
          <table:table-cell office:value-type="float" office:value="0.0790285986399316" table:style-name="ce1">
            <text:p>0.0790285986399316</text:p>
          </table:table-cell>
          <table:table-cell office:value-type="float" office:value="0.097249414465015" table:style-name="ce1">
            <text:p>0.097249414465015</text:p>
          </table:table-cell>
          <table:table-cell office:value-type="float" office:value="0.231053573374326" table:style-name="ce1">
            <text:p>0.231053573374326</text:p>
          </table:table-cell>
          <table:table-cell office:value-type="float" office:value="0.202794686782407" table:style-name="ce1">
            <text:p>0.202794686782407</text:p>
          </table:table-cell>
          <table:table-cell office:value-type="float" office:value="0.162697580687811" table:style-name="ce1">
            <text:p>0.162697580687811</text:p>
          </table:table-cell>
          <table:table-cell office:value-type="float" office:value="0.117913190758432" table:style-name="ce1">
            <text:p>0.117913190758432</text:p>
          </table:table-cell>
          <table:table-cell office:value-type="float" office:value="0.161147107753645" table:style-name="ce1">
            <text:p>0.161147107753645</text:p>
          </table:table-cell>
          <table:table-cell office:value-type="float" office:value="0.165922674744821" table:style-name="ce1">
            <text:p>0.165922674744821</text:p>
          </table:table-cell>
          <table:table-cell office:value-type="float" office:value="0.199599940060408" table:style-name="ce1">
            <text:p>0.199599940060408</text:p>
          </table:table-cell>
          <table:table-cell office:value-type="float" office:value="0.114668784760961" table:style-name="ce1">
            <text:p>0.114668784760961</text:p>
          </table:table-cell>
          <table:table-cell office:value-type="float" office:value="0.183979339075985" table:style-name="ce1">
            <text:p>0.183979339075985</text:p>
          </table:table-cell>
          <table:table-cell office:value-type="float" office:value="0.221143789069125" table:style-name="ce1">
            <text:p>0.221143789069125</text:p>
          </table:table-cell>
          <table:table-cell office:value-type="float" office:value="0.145689278838823" table:style-name="ce1">
            <text:p>0.145689278838823</text:p>
          </table:table-cell>
          <table:table-cell office:value-type="float" office:value="0.138237628669461" table:style-name="ce1">
            <text:p>0.138237628669461</text:p>
          </table:table-cell>
          <table:table-cell office:value-type="float" office:value="0.0997489313304137" table:style-name="ce1">
            <text:p>0.0997489313304137</text:p>
          </table:table-cell>
          <table:table-cell office:value-type="float" office:value="0.132234374034685" table:style-name="ce1">
            <text:p>0.132234374034685</text:p>
          </table:table-cell>
          <table:table-cell office:value-type="float" office:value="0.0807349465221049" table:style-name="ce1">
            <text:p>0.0807349465221049</text:p>
          </table:table-cell>
          <table:table-cell office:value-type="float" office:value="0.0840924653137056" table:style-name="ce1">
            <text:p>0.0840924653137056</text:p>
          </table:table-cell>
          <table:table-cell office:value-type="float" office:value="0.0446988656216219" table:style-name="ce1">
            <text:p>0.0446988656216219</text:p>
          </table:table-cell>
          <table:table-cell office:value-type="float" office:value="0.0877810459417829" table:style-name="ce1">
            <text:p>0.0877810459417829</text:p>
          </table:table-cell>
          <table:table-cell office:value-type="float" office:value="0" table:style-name="ce1">
            <text:p>0</text:p>
          </table:table-cell>
          <table:table-cell office:value-type="float" office:value="0.0946588555945852" table:style-name="ce1">
            <text:p>0.0946588555945852</text:p>
          </table:table-cell>
          <table:table-cell office:value-type="float" office:value="0.165619201394717" table:style-name="ce1">
            <text:p>0.165619201394717</text:p>
          </table:table-cell>
          <table:table-cell office:value-type="float" office:value="0.0156923310489931" table:style-name="ce1">
            <text:p>0.0156923310489931</text:p>
          </table:table-cell>
          <table:table-cell office:value-type="float" office:value="0.21856283530187" table:style-name="ce1">
            <text:p>0.21856283530187</text:p>
          </table:table-cell>
          <table:table-cell office:value-type="float" office:value="0.134501818808144" table:style-name="ce1">
            <text:p>0.134501818808144</text:p>
          </table:table-cell>
          <table:table-cell office:value-type="float" office:value="0.258942043075108" table:style-name="ce1">
            <text:p>0.258942043075108</text:p>
          </table:table-cell>
          <table:table-cell office:value-type="float" office:value="0.0647016630035211" table:style-name="ce1">
            <text:p>0.0647016630035211</text:p>
          </table:table-cell>
          <table:table-cell office:value-type="float" office:value="0.122639052684476" table:style-name="ce1">
            <text:p>0.122639052684476</text:p>
          </table:table-cell>
          <table:table-cell office:value-type="float" office:value="0.158890699297594" table:style-name="ce1">
            <text:p>0.158890699297594</text:p>
          </table:table-cell>
          <table:table-cell office:value-type="float" office:value="0.119335406246409" table:style-name="ce1">
            <text:p>0.119335406246409</text:p>
          </table:table-cell>
          <table:table-cell office:value-type="float" office:value="0.0614541594224186" table:style-name="ce1">
            <text:p>0.0614541594224186</text:p>
          </table:table-cell>
          <table:table-cell office:value-type="float" office:value="0.0858542423459911" table:style-name="ce1">
            <text:p>0.0858542423459911</text:p>
          </table:table-cell>
          <table:table-cell office:value-type="float" office:value="0.101899076293613" table:style-name="ce1">
            <text:p>0.101899076293613</text:p>
          </table:table-cell>
          <table:table-cell office:value-type="float" office:value="0.107643734695224" table:style-name="ce1">
            <text:p>0.107643734695224</text:p>
          </table:table-cell>
          <table:table-cell office:value-type="float" office:value="0.122418914137687" table:style-name="ce1">
            <text:p>0.122418914137687</text:p>
          </table:table-cell>
          <table:table-cell office:value-type="float" office:value="0.13103920549109" table:style-name="ce1">
            <text:p>0.13103920549109</text:p>
          </table:table-cell>
          <table:table-cell office:value-type="float" office:value="0.0277006059578191" table:style-name="ce1">
            <text:p>0.0277006059578191</text:p>
          </table:table-cell>
          <table:table-cell office:value-type="float" office:value="0.133509177550312" table:style-name="ce1">
            <text:p>0.133509177550312</text:p>
          </table:table-cell>
          <table:table-cell office:value-type="float" office:value="0.131501835178373" table:style-name="ce1">
            <text:p>0.131501835178373</text:p>
          </table:table-cell>
          <table:table-cell office:value-type="float" office:value="0.139541659574316" table:style-name="ce1">
            <text:p>0.139541659574316</text:p>
          </table:table-cell>
          <table:table-cell office:value-type="float" office:value="0.0347050677273501" table:style-name="ce1">
            <text:p>0.0347050677273501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  <table:table-cell office:value-type="float" office:value="0.12082604905522" table:style-name="ce1">
            <text:p>0.12082604905522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66838572161632" table:style-name="ce1">
            <text:p>0.0466838572161632</text:p>
          </table:table-cell>
          <table:table-cell office:value-type="float" office:value="0.120120269668277" table:style-name="ce1">
            <text:p>0.120120269668277</text:p>
          </table:table-cell>
          <table:table-cell office:value-type="float" office:value="0.0544872605867815" table:style-name="ce1">
            <text:p>0.0544872605867815</text:p>
          </table:table-cell>
          <table:table-cell office:value-type="float" office:value="0.0355193140651077" table:style-name="ce1">
            <text:p>0.0355193140651077</text:p>
          </table:table-cell>
          <table:table-cell office:value-type="float" office:value="0.196394157943859" table:style-name="ce1">
            <text:p>0.196394157943859</text:p>
          </table:table-cell>
          <table:table-cell office:value-type="float" office:value="0.226782875683778" table:style-name="ce1">
            <text:p>0.226782875683778</text:p>
          </table:table-cell>
          <table:table-cell office:value-type="float" office:value="0.122462532161349" table:style-name="ce1">
            <text:p>0.122462532161349</text:p>
          </table:table-cell>
          <table:table-cell office:value-type="float" office:value="0.0315060514380276" table:style-name="ce1">
            <text:p>0.0315060514380276</text:p>
          </table:table-cell>
          <table:table-cell office:value-type="float" office:value="0.074971711718774" table:style-name="ce1">
            <text:p>0.074971711718774</text:p>
          </table:table-cell>
          <table:table-cell office:value-type="float" office:value="0.118942241300147" table:style-name="ce1">
            <text:p>0.118942241300147</text:p>
          </table:table-cell>
          <table:table-cell office:value-type="float" office:value="0.0481225967805179" table:style-name="ce1">
            <text:p>0.0481225967805179</text:p>
          </table:table-cell>
          <table:table-cell office:value-type="float" office:value="0.0618340745079257" table:style-name="ce1">
            <text:p>0.0618340745079257</text:p>
          </table:table-cell>
          <table:table-cell office:value-type="float" office:value="0.0637376800676664" table:style-name="ce1">
            <text:p>0.0637376800676664</text:p>
          </table:table-cell>
          <table:table-cell office:value-type="float" office:value="0.0337076126505973" table:style-name="ce1">
            <text:p>0.0337076126505973</text:p>
          </table:table-cell>
          <table:table-cell office:value-type="float" office:value="0.0393411815679749" table:style-name="ce1">
            <text:p>0.0393411815679749</text:p>
          </table:table-cell>
          <table:table-cell office:value-type="float" office:value="0.0512097484056627" table:style-name="ce1">
            <text:p>0.0512097484056627</text:p>
          </table:table-cell>
          <table:table-cell office:value-type="float" office:value="0.068711884160728" table:style-name="ce1">
            <text:p>0.068711884160728</text:p>
          </table:table-cell>
          <table:table-cell office:value-type="float" office:value="0.0670896811619925" table:style-name="ce1">
            <text:p>0.0670896811619925</text:p>
          </table:table-cell>
          <table:table-cell office:value-type="float" office:value="0.0256297038405671" table:style-name="ce1">
            <text:p>0.0256297038405671</text:p>
          </table:table-cell>
          <table:table-cell office:value-type="float" office:value="0.099679960114481" table:style-name="ce1">
            <text:p>0.099679960114481</text:p>
          </table:table-cell>
          <table:table-cell office:value-type="float" office:value="0.0466838572161632" table:style-name="ce1">
            <text:p>0.0466838572161632</text:p>
          </table:table-cell>
          <table:table-cell office:value-type="float" office:value="0.0461693319453057" table:style-name="ce1">
            <text:p>0.0461693319453057</text:p>
          </table:table-cell>
          <table:table-cell office:value-type="float" office:value="0.100706251807559" table:style-name="ce1">
            <text:p>0.100706251807559</text:p>
          </table:table-cell>
          <table:table-cell office:value-type="float" office:value="0.142693169218709" table:style-name="ce1">
            <text:p>0.142693169218709</text:p>
          </table:table-cell>
          <table:table-cell office:value-type="float" office:value="0.0863712742881199" table:style-name="ce1">
            <text:p>0.0863712742881199</text:p>
          </table:table-cell>
          <table:table-cell office:value-type="float" office:value="0.0599359866454596" table:style-name="ce1">
            <text:p>0.0599359866454596</text:p>
          </table:table-cell>
          <table:table-cell office:value-type="float" office:value="0.0805363094202189" table:style-name="ce1">
            <text:p>0.0805363094202189</text:p>
          </table:table-cell>
          <table:table-cell office:value-type="float" office:value="0.0908599210210157" table:style-name="ce1">
            <text:p>0.0908599210210157</text:p>
          </table:table-cell>
          <table:table-cell office:value-type="float" office:value="0.0826082047468353" table:style-name="ce1">
            <text:p>0.0826082047468353</text:p>
          </table:table-cell>
          <table:table-cell office:value-type="float" office:value="0.0689436274462617" table:style-name="ce1">
            <text:p>0.0689436274462617</text:p>
          </table:table-cell>
          <table:table-cell office:value-type="float" office:value="0.0893949723946065" table:style-name="ce1">
            <text:p>0.0893949723946065</text:p>
          </table:table-cell>
          <table:table-cell office:value-type="float" office:value="0.0972576910109269" table:style-name="ce1">
            <text:p>0.0972576910109269</text:p>
          </table:table-cell>
          <table:table-cell office:value-type="float" office:value="0.0549479883092115" table:style-name="ce1">
            <text:p>0.0549479883092115</text:p>
          </table:table-cell>
          <table:table-cell office:value-type="float" office:value="0.0757110831535718" table:style-name="ce1">
            <text:p>0.0757110831535718</text:p>
          </table:table-cell>
          <table:table-cell office:value-type="float" office:value="0.059406287707097" table:style-name="ce1">
            <text:p>0.059406287707097</text:p>
          </table:table-cell>
          <table:table-cell office:value-type="float" office:value="0.0823571495208405" table:style-name="ce1">
            <text:p>0.0823571495208405</text:p>
          </table:table-cell>
          <table:table-cell office:value-type="float" office:value="0.0727535974143804" table:style-name="ce1">
            <text:p>0.0727535974143804</text:p>
          </table:table-cell>
          <table:table-cell office:value-type="float" office:value="0.0371396203554052" table:style-name="ce1">
            <text:p>0.0371396203554052</text:p>
          </table:table-cell>
          <table:table-cell office:value-type="float" office:value="0.0492895897540981" table:style-name="ce1">
            <text:p>0.0492895897540981</text:p>
          </table:table-cell>
          <table:table-cell office:value-type="float" office:value="0.0646784474529876" table:style-name="ce1">
            <text:p>0.0646784474529876</text:p>
          </table:table-cell>
          <table:table-cell office:value-type="float" office:value="0" table:style-name="ce1">
            <text:p>0</text:p>
          </table:table-cell>
          <table:table-cell office:value-type="float" office:value="0.0532926791268282" table:style-name="ce1">
            <text:p>0.0532926791268282</text:p>
          </table:table-cell>
          <table:table-cell office:value-type="float" office:value="0.124501321304318" table:style-name="ce1">
            <text:p>0.124501321304318</text:p>
          </table:table-cell>
          <table:table-cell office:value-type="float" office:value="0.0189146662573658" table:style-name="ce1">
            <text:p>0.0189146662573658</text:p>
          </table:table-cell>
          <table:table-cell office:value-type="float" office:value="0.135031610825621" table:style-name="ce1">
            <text:p>0.135031610825621</text:p>
          </table:table-cell>
          <table:table-cell office:value-type="float" office:value="0.10215694660405" table:style-name="ce1">
            <text:p>0.10215694660405</text:p>
          </table:table-cell>
          <table:table-cell office:value-type="float" office:value="0.199117160862218" table:style-name="ce1">
            <text:p>0.199117160862218</text:p>
          </table:table-cell>
          <table:table-cell office:value-type="float" office:value="0.0650040712228353" table:style-name="ce1">
            <text:p>0.0650040712228353</text:p>
          </table:table-cell>
          <table:table-cell office:value-type="float" office:value="0.0813023844194559" table:style-name="ce1">
            <text:p>0.0813023844194559</text:p>
          </table:table-cell>
          <table:table-cell office:value-type="float" office:value="0.139077064364294" table:style-name="ce1">
            <text:p>0.139077064364294</text:p>
          </table:table-cell>
          <table:table-cell office:value-type="float" office:value="0.112428162054383" table:style-name="ce1">
            <text:p>0.112428162054383</text:p>
          </table:table-cell>
          <table:table-cell office:value-type="float" office:value="0.0658828585305088" table:style-name="ce1">
            <text:p>0.0658828585305088</text:p>
          </table:table-cell>
          <table:table-cell office:value-type="float" office:value="0.101390340461225" table:style-name="ce1">
            <text:p>0.101390340461225</text:p>
          </table:table-cell>
          <table:table-cell office:value-type="float" office:value="0.111658482168551" table:style-name="ce1">
            <text:p>0.111658482168551</text:p>
          </table:table-cell>
          <table:table-cell office:value-type="float" office:value="0.0934738473897124" table:style-name="ce1">
            <text:p>0.0934738473897124</text:p>
          </table:table-cell>
          <table:table-cell office:value-type="float" office:value="0.107393574879575" table:style-name="ce1">
            <text:p>0.107393574879575</text:p>
          </table:table-cell>
          <table:table-cell office:value-type="float" office:value="0.0907486030647384" table:style-name="ce1">
            <text:p>0.0907486030647384</text:p>
          </table:table-cell>
          <table:table-cell office:value-type="float" office:value="0.0289127297169517" table:style-name="ce1">
            <text:p>0.0289127297169517</text:p>
          </table:table-cell>
          <table:table-cell office:value-type="float" office:value="0.1014648839566" table:style-name="ce1">
            <text:p>0.1014648839566</text:p>
          </table:table-cell>
          <table:table-cell office:value-type="float" office:value="0.0879571425787609" table:style-name="ce1">
            <text:p>0.0879571425787609</text:p>
          </table:table-cell>
          <table:table-cell office:value-type="float" office:value="0.101856943013619" table:style-name="ce1">
            <text:p>0.101856943013619</text:p>
          </table:table-cell>
          <table:table-cell office:value-type="float" office:value="0.0489446526782918" table:style-name="ce1">
            <text:p>0.048944652678291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  <table:table-cell office:value-type="float" office:value="0.081385304537888" table:style-name="ce1">
            <text:p>0.081385304537888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73160527588383" table:style-name="ce1">
            <text:p>0.073160527588383</text:p>
          </table:table-cell>
          <table:table-cell office:value-type="float" office:value="0.116889657913992" table:style-name="ce1">
            <text:p>0.116889657913992</text:p>
          </table:table-cell>
          <table:table-cell office:value-type="float" office:value="0.0557287424735689" table:style-name="ce1">
            <text:p>0.0557287424735689</text:p>
          </table:table-cell>
          <table:table-cell office:value-type="float" office:value="0.0576702822020725" table:style-name="ce1">
            <text:p>0.0576702822020725</text:p>
          </table:table-cell>
          <table:table-cell office:value-type="float" office:value="0.194970592047009" table:style-name="ce1">
            <text:p>0.194970592047009</text:p>
          </table:table-cell>
          <table:table-cell office:value-type="float" office:value="0.315576419075452" table:style-name="ce1">
            <text:p>0.315576419075452</text:p>
          </table:table-cell>
          <table:table-cell office:value-type="float" office:value="0.159880796229122" table:style-name="ce1">
            <text:p>0.159880796229122</text:p>
          </table:table-cell>
          <table:table-cell office:value-type="float" office:value="0.0481832914505386" table:style-name="ce1">
            <text:p>0.0481832914505386</text:p>
          </table:table-cell>
          <table:table-cell office:value-type="float" office:value="0.0976080647878647" table:style-name="ce1">
            <text:p>0.0976080647878647</text:p>
          </table:table-cell>
          <table:table-cell office:value-type="float" office:value="0.157894425210262" table:style-name="ce1">
            <text:p>0.157894425210262</text:p>
          </table:table-cell>
          <table:table-cell office:value-type="float" office:value="0.0806742518520842" table:style-name="ce1">
            <text:p>0.0806742518520842</text:p>
          </table:table-cell>
          <table:table-cell office:value-type="float" office:value="0.088757678359389" table:style-name="ce1">
            <text:p>0.088757678359389</text:p>
          </table:table-cell>
          <table:table-cell office:value-type="float" office:value="0.0935304865019273" table:style-name="ce1">
            <text:p>0.0935304865019273</text:p>
          </table:table-cell>
          <table:table-cell office:value-type="float" office:value="0.0341076457030065" table:style-name="ce1">
            <text:p>0.0341076457030065</text:p>
          </table:table-cell>
          <table:table-cell office:value-type="float" office:value="0.0763235475510536" table:style-name="ce1">
            <text:p>0.0763235475510536</text:p>
          </table:table-cell>
          <table:table-cell office:value-type="float" office:value="0.0805942452416024" table:style-name="ce1">
            <text:p>0.0805942452416024</text:p>
          </table:table-cell>
          <table:table-cell office:value-type="float" office:value="0.091593774758539" table:style-name="ce1">
            <text:p>0.091593774758539</text:p>
          </table:table-cell>
          <table:table-cell office:value-type="float" office:value="0.11886775238694" table:style-name="ce1">
            <text:p>0.11886775238694</text:p>
          </table:table-cell>
          <table:table-cell office:value-type="float" office:value="0.0506800494673" table:style-name="ce1">
            <text:p>0.0506800494673</text:p>
          </table:table-cell>
          <table:table-cell office:value-type="float" office:value="0.167522806954458" table:style-name="ce1">
            <text:p>0.167522806954458</text:p>
          </table:table-cell>
          <table:table-cell office:value-type="float" office:value="0.073160527588383" table:style-name="ce1">
            <text:p>0.073160527588383</text:p>
          </table:table-cell>
          <table:table-cell office:value-type="float" office:value="0.0882279794210264" table:style-name="ce1">
            <text:p>0.0882279794210264</text:p>
          </table:table-cell>
          <table:table-cell office:value-type="float" office:value="0.154972804503356" table:style-name="ce1">
            <text:p>0.154972804503356</text:p>
          </table:table-cell>
          <table:table-cell office:value-type="float" office:value="0.19226692038245" table:style-name="ce1">
            <text:p>0.19226692038245</text:p>
          </table:table-cell>
          <table:table-cell office:value-type="float" office:value="0.125908334109343" table:style-name="ce1">
            <text:p>0.125908334109343</text:p>
          </table:table-cell>
          <table:table-cell office:value-type="float" office:value="0.122644616171411" table:style-name="ce1">
            <text:p>0.122644616171411</text:p>
          </table:table-cell>
          <table:table-cell office:value-type="float" office:value="0.145283728089139" table:style-name="ce1">
            <text:p>0.145283728089139</text:p>
          </table:table-cell>
          <table:table-cell office:value-type="float" office:value="0.147948775872776" table:style-name="ce1">
            <text:p>0.147948775872776</text:p>
          </table:table-cell>
          <table:table-cell office:value-type="float" office:value="0.132703378303027" table:style-name="ce1">
            <text:p>0.132703378303027</text:p>
          </table:table-cell>
          <table:table-cell office:value-type="float" office:value="0.110320839308568" table:style-name="ce1">
            <text:p>0.110320839308568</text:p>
          </table:table-cell>
          <table:table-cell office:value-type="float" office:value="0.143479441080341" table:style-name="ce1">
            <text:p>0.143479441080341</text:p>
          </table:table-cell>
          <table:table-cell office:value-type="float" office:value="0.186393331633627" table:style-name="ce1">
            <text:p>0.186393331633627</text:p>
          </table:table-cell>
          <table:table-cell office:value-type="float" office:value="0.109959430137081" table:style-name="ce1">
            <text:p>0.109959430137081</text:p>
          </table:table-cell>
          <table:table-cell office:value-type="float" office:value="0.133255148030488" table:style-name="ce1">
            <text:p>0.133255148030488</text:p>
          </table:table-cell>
          <table:table-cell office:value-type="float" office:value="0.131944694927768" table:style-name="ce1">
            <text:p>0.131944694927768</text:p>
          </table:table-cell>
          <table:table-cell office:value-type="float" office:value="0.16108089538635" table:style-name="ce1">
            <text:p>0.16108089538635</text:p>
          </table:table-cell>
          <table:table-cell office:value-type="float" office:value="0.120649968606639" table:style-name="ce1">
            <text:p>0.120649968606639</text:p>
          </table:table-cell>
          <table:table-cell office:value-type="float" office:value="0.0830082377992446" table:style-name="ce1">
            <text:p>0.0830082377992446</text:p>
          </table:table-cell>
          <table:table-cell office:value-type="float" office:value="0.0995696061689888" table:style-name="ce1">
            <text:p>0.0995696061689888</text:p>
          </table:table-cell>
          <table:table-cell office:value-type="float" office:value="0.0817667559124572" table:style-name="ce1">
            <text:p>0.0817667559124572</text:p>
          </table:table-cell>
          <table:table-cell office:value-type="float" office:value="0" table:style-name="ce1">
            <text:p>0</text:p>
          </table:table-cell>
          <table:table-cell office:value-type="float" office:value="0.0977542837656419" table:style-name="ce1">
            <text:p>0.0977542837656419</text:p>
          </table:table-cell>
          <table:table-cell office:value-type="float" office:value="0.193836705257077" table:style-name="ce1">
            <text:p>0.193836705257077</text:p>
          </table:table-cell>
          <table:table-cell office:value-type="float" office:value="0.0220211298229716" table:style-name="ce1">
            <text:p>0.0220211298229716</text:p>
          </table:table-cell>
          <table:table-cell office:value-type="float" office:value="0.301908317879265" table:style-name="ce1">
            <text:p>0.301908317879265</text:p>
          </table:table-cell>
          <table:table-cell office:value-type="float" office:value="0.141550047437074" table:style-name="ce1">
            <text:p>0.141550047437074</text:p>
          </table:table-cell>
          <table:table-cell office:value-type="float" office:value="0.302410467119495" table:style-name="ce1">
            <text:p>0.302410467119495</text:p>
          </table:table-cell>
          <table:table-cell office:value-type="float" office:value="0.0905839382607903" table:style-name="ce1">
            <text:p>0.0905839382607903</text:p>
          </table:table-cell>
          <table:table-cell office:value-type="float" office:value="0.131976644833694" table:style-name="ce1">
            <text:p>0.131976644833694</text:p>
          </table:table-cell>
          <table:table-cell office:value-type="float" office:value="0.207978761951489" table:style-name="ce1">
            <text:p>0.207978761951489</text:p>
          </table:table-cell>
          <table:table-cell office:value-type="float" office:value="0.138778764923897" table:style-name="ce1">
            <text:p>0.138778764923897</text:p>
          </table:table-cell>
          <table:table-cell office:value-type="float" office:value="0.104515364792915" table:style-name="ce1">
            <text:p>0.104515364792915</text:p>
          </table:table-cell>
          <table:table-cell office:value-type="float" office:value="0.119754334417469" table:style-name="ce1">
            <text:p>0.119754334417469</text:p>
          </table:table-cell>
          <table:table-cell office:value-type="float" office:value="0.169033643479379" table:style-name="ce1">
            <text:p>0.169033643479379</text:p>
          </table:table-cell>
          <table:table-cell office:value-type="float" office:value="0.135504319044397" table:style-name="ce1">
            <text:p>0.135504319044397</text:p>
          </table:table-cell>
          <table:table-cell office:value-type="float" office:value="0.149507419199598" table:style-name="ce1">
            <text:p>0.149507419199598</text:p>
          </table:table-cell>
          <table:table-cell office:value-type="float" office:value="0.178733189777491" table:style-name="ce1">
            <text:p>0.178733189777491</text:p>
          </table:table-cell>
          <table:table-cell office:value-type="float" office:value="0.0416497457181398" table:style-name="ce1">
            <text:p>0.0416497457181398</text:p>
          </table:table-cell>
          <table:table-cell office:value-type="float" office:value="0.208470869252406" table:style-name="ce1">
            <text:p>0.208470869252406</text:p>
          </table:table-cell>
          <table:table-cell office:value-type="float" office:value="0.177770031360746" table:style-name="ce1">
            <text:p>0.177770031360746</text:p>
          </table:table-cell>
          <table:table-cell office:value-type="float" office:value="0.199673064012892" table:style-name="ce1">
            <text:p>0.199673064012892</text:p>
          </table:table-cell>
          <table:table-cell office:value-type="float" office:value="0.07603331979128" table:style-name="ce1">
            <text:p>0.07603331979128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  <table:table-cell office:value-type="float" office:value="0.127325884085244" table:style-name="ce1">
            <text:p>0.127325884085244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729563727892224" table:style-name="ce1">
            <text:p>0.0729563727892224</text:p>
          </table:table-cell>
          <table:table-cell office:value-type="float" office:value="0.103851339254087" table:style-name="ce1">
            <text:p>0.103851339254087</text:p>
          </table:table-cell>
          <table:table-cell office:value-type="float" office:value="0.0535216635637246" table:style-name="ce1">
            <text:p>0.0535216635637246</text:p>
          </table:table-cell>
          <table:table-cell office:value-type="float" office:value="0.0558959976722055" table:style-name="ce1">
            <text:p>0.0558959976722055</text:p>
          </table:table-cell>
          <table:table-cell office:value-type="float" office:value="0.196998345795429" table:style-name="ce1">
            <text:p>0.196998345795429</text:p>
          </table:table-cell>
          <table:table-cell office:value-type="float" office:value="0.338301055300936" table:style-name="ce1">
            <text:p>0.338301055300936</text:p>
          </table:table-cell>
          <table:table-cell office:value-type="float" office:value="0.15182495820819" table:style-name="ce1">
            <text:p>0.15182495820819</text:p>
          </table:table-cell>
          <table:table-cell office:value-type="float" office:value="0.047355636859347" table:style-name="ce1">
            <text:p>0.047355636859347</text:p>
          </table:table-cell>
          <table:table-cell office:value-type="float" office:value="0.0849035668130734" table:style-name="ce1">
            <text:p>0.0849035668130734</text:p>
          </table:table-cell>
          <table:table-cell office:value-type="float" office:value="0.133740705390653" table:style-name="ce1">
            <text:p>0.133740705390653</text:p>
          </table:table-cell>
          <table:table-cell office:value-type="float" office:value="0.0756724592726496" table:style-name="ce1">
            <text:p>0.0756724592726496</text:p>
          </table:table-cell>
          <table:table-cell office:value-type="float" office:value="0.0962341581664866" table:style-name="ce1">
            <text:p>0.0962341581664866</text:p>
          </table:table-cell>
          <table:table-cell office:value-type="float" office:value="0.0936546346906061" table:style-name="ce1">
            <text:p>0.0936546346906061</text:p>
          </table:table-cell>
          <table:table-cell office:value-type="float" office:value="0.0318150424854058" table:style-name="ce1">
            <text:p>0.0318150424854058</text:p>
          </table:table-cell>
          <table:table-cell office:value-type="float" office:value="0.0696747223351476" table:style-name="ce1">
            <text:p>0.0696747223351476</text:p>
          </table:table-cell>
          <table:table-cell office:value-type="float" office:value="0.0770298128022038" table:style-name="ce1">
            <text:p>0.0770298128022038</text:p>
          </table:table-cell>
          <table:table-cell office:value-type="float" office:value="0.0919303542922902" table:style-name="ce1">
            <text:p>0.0919303542922902</text:p>
          </table:table-cell>
          <table:table-cell office:value-type="float" office:value="0.109404901560983" table:style-name="ce1">
            <text:p>0.109404901560983</text:p>
          </table:table-cell>
          <table:table-cell office:value-type="float" office:value="0.0524043298656159" table:style-name="ce1">
            <text:p>0.0524043298656159</text:p>
          </table:table-cell>
          <table:table-cell office:value-type="float" office:value="0.15157942067947" table:style-name="ce1">
            <text:p>0.15157942067947</text:p>
          </table:table-cell>
          <table:table-cell office:value-type="float" office:value="0.0729563727892224" table:style-name="ce1">
            <text:p>0.0729563727892224</text:p>
          </table:table-cell>
          <table:table-cell office:value-type="float" office:value="0.084475945274291" table:style-name="ce1">
            <text:p>0.084475945274291</text:p>
          </table:table-cell>
          <table:table-cell office:value-type="float" office:value="0.147052150065652" table:style-name="ce1">
            <text:p>0.147052150065652</text:p>
          </table:table-cell>
          <table:table-cell office:value-type="float" office:value="0.184707675116233" table:style-name="ce1">
            <text:p>0.184707675116233</text:p>
          </table:table-cell>
          <table:table-cell office:value-type="float" office:value="0.120512026174774" table:style-name="ce1">
            <text:p>0.120512026174774</text:p>
          </table:table-cell>
          <table:table-cell office:value-type="float" office:value="0.106739853777346" table:style-name="ce1">
            <text:p>0.106739853777346</text:p>
          </table:table-cell>
          <table:table-cell office:value-type="float" office:value="0.136265051893788" table:style-name="ce1">
            <text:p>0.136265051893788</text:p>
          </table:table-cell>
          <table:table-cell office:value-type="float" office:value="0.143904303770486" table:style-name="ce1">
            <text:p>0.143904303770486</text:p>
          </table:table-cell>
          <table:table-cell office:value-type="float" office:value="0.127643649902209" table:style-name="ce1">
            <text:p>0.127643649902209</text:p>
          </table:table-cell>
          <table:table-cell office:value-type="float" office:value="0.10940766040962" table:style-name="ce1">
            <text:p>0.10940766040962</text:p>
          </table:table-cell>
          <table:table-cell office:value-type="float" office:value="0.142513844057285" table:style-name="ce1">
            <text:p>0.142513844057285</text:p>
          </table:table-cell>
          <table:table-cell office:value-type="float" office:value="0.189097003298186" table:style-name="ce1">
            <text:p>0.189097003298186</text:p>
          </table:table-cell>
          <table:table-cell office:value-type="float" office:value="0.107887534810465" table:style-name="ce1">
            <text:p>0.107887534810465</text:p>
          </table:table-cell>
          <table:table-cell office:value-type="float" office:value="0.140541267281611" table:style-name="ce1">
            <text:p>0.140541267281611</text:p>
          </table:table-cell>
          <table:table-cell office:value-type="float" office:value="0.13172674588542" table:style-name="ce1">
            <text:p>0.13172674588542</text:p>
          </table:table-cell>
          <table:table-cell office:value-type="float" office:value="0.139172878357508" table:style-name="ce1">
            <text:p>0.139172878357508</text:p>
          </table:table-cell>
          <table:table-cell office:value-type="float" office:value="0.124923425145825" table:style-name="ce1">
            <text:p>0.124923425145825</text:p>
          </table:table-cell>
          <table:table-cell office:value-type="float" office:value="0.0865616348440939" table:style-name="ce1">
            <text:p>0.0865616348440939</text:p>
          </table:table-cell>
          <table:table-cell office:value-type="float" office:value="0.105804604089299" table:style-name="ce1">
            <text:p>0.105804604089299</text:p>
          </table:table-cell>
          <table:table-cell office:value-type="float" office:value="0.0945788489841034" table:style-name="ce1">
            <text:p>0.0945788489841034</text:p>
          </table:table-cell>
          <table:table-cell office:value-type="float" office:value="0" table:style-name="ce1">
            <text:p>0</text:p>
          </table:table-cell>
          <table:table-cell office:value-type="float" office:value="0.0860815951812028" table:style-name="ce1">
            <text:p>0.0860815951812028</text:p>
          </table:table-cell>
          <table:table-cell office:value-type="float" office:value="0.183595859115399" table:style-name="ce1">
            <text:p>0.183595859115399</text:p>
          </table:table-cell>
          <table:table-cell office:value-type="float" office:value="0.0241316490305102" table:style-name="ce1">
            <text:p>0.0241316490305102</text:p>
          </table:table-cell>
          <table:table-cell office:value-type="float" office:value="0.257753476837848" table:style-name="ce1">
            <text:p>0.257753476837848</text:p>
          </table:table-cell>
          <table:table-cell office:value-type="float" office:value="0.145327614863266" table:style-name="ce1">
            <text:p>0.145327614863266</text:p>
          </table:table-cell>
          <table:table-cell office:value-type="float" office:value="0.278519015479229" table:style-name="ce1">
            <text:p>0.278519015479229</text:p>
          </table:table-cell>
          <table:table-cell office:value-type="float" office:value="0.0977724717575919" table:style-name="ce1">
            <text:p>0.0977724717575919</text:p>
          </table:table-cell>
          <table:table-cell office:value-type="float" office:value="0.144822538248743" table:style-name="ce1">
            <text:p>0.144822538248743</text:p>
          </table:table-cell>
          <table:table-cell office:value-type="float" office:value="0.217360818825227" table:style-name="ce1">
            <text:p>0.217360818825227</text:p>
          </table:table-cell>
          <table:table-cell office:value-type="float" office:value="0.15127128244222" table:style-name="ce1">
            <text:p>0.15127128244222</text:p>
          </table:table-cell>
          <table:table-cell office:value-type="float" office:value="0.108718185609621" table:style-name="ce1">
            <text:p>0.108718185609621</text:p>
          </table:table-cell>
          <table:table-cell office:value-type="float" office:value="0.12776164404895" table:style-name="ce1">
            <text:p>0.12776164404895</text:p>
          </table:table-cell>
          <table:table-cell office:value-type="float" office:value="0.169506712392486" table:style-name="ce1">
            <text:p>0.169506712392486</text:p>
          </table:table-cell>
          <table:table-cell office:value-type="float" office:value="0.128051715476603" table:style-name="ce1">
            <text:p>0.128051715476603</text:p>
          </table:table-cell>
          <table:table-cell office:value-type="float" office:value="0.170073917298911" table:style-name="ce1">
            <text:p>0.170073917298911</text:p>
          </table:table-cell>
          <table:table-cell office:value-type="float" office:value="0.16556327262045" table:style-name="ce1">
            <text:p>0.16556327262045</text:p>
          </table:table-cell>
          <table:table-cell office:value-type="float" office:value="0.0401795190268632" table:style-name="ce1">
            <text:p>0.0401795190268632</text:p>
          </table:table-cell>
          <table:table-cell office:value-type="float" office:value="0.188188347369273" table:style-name="ce1">
            <text:p>0.188188347369273</text:p>
          </table:table-cell>
          <table:table-cell office:value-type="float" office:value="0.172668036165402" table:style-name="ce1">
            <text:p>0.172668036165402</text:p>
          </table:table-cell>
          <table:table-cell office:value-type="float" office:value="0.180838546913684" table:style-name="ce1">
            <text:p>0.180838546913684</text:p>
          </table:table-cell>
          <table:table-cell office:value-type="float" office:value="0.0774290500342687" table:style-name="ce1">
            <text:p>0.0774290500342687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  <table:table-cell office:value-type="float" office:value="0.124207051975208" table:style-name="ce1">
            <text:p>0.124207051975208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25419991013357" table:style-name="ce1">
            <text:p>0.0325419991013357</text:p>
          </table:table-cell>
          <table:table-cell office:value-type="float" office:value="0.0995751238662635" table:style-name="ce1">
            <text:p>0.0995751238662635</text:p>
          </table:table-cell>
          <table:table-cell office:value-type="float" office:value="0.0469004268341916" table:style-name="ce1">
            <text:p>0.0469004268341916</text:p>
          </table:table-cell>
          <table:table-cell office:value-type="float" office:value="0.0257952347588054" table:style-name="ce1">
            <text:p>0.0257952347588054</text:p>
          </table:table-cell>
          <table:table-cell office:value-type="float" office:value="0.200973846681786" table:style-name="ce1">
            <text:p>0.200973846681786</text:p>
          </table:table-cell>
          <table:table-cell office:value-type="float" office:value="0.155949436920962" table:style-name="ce1">
            <text:p>0.155949436920962</text:p>
          </table:table-cell>
          <table:table-cell office:value-type="float" office:value="0.112610683677531" table:style-name="ce1">
            <text:p>0.112610683677531</text:p>
          </table:table-cell>
          <table:table-cell office:value-type="float" office:value="0.0300162731738826" table:style-name="ce1">
            <text:p>0.0300162731738826</text:p>
          </table:table-cell>
          <table:table-cell office:value-type="float" office:value="0.0708472330060024" table:style-name="ce1">
            <text:p>0.0708472330060024</text:p>
          </table:table-cell>
          <table:table-cell office:value-type="float" office:value="0.111021586862443" table:style-name="ce1">
            <text:p>0.111021586862443</text:p>
          </table:table-cell>
          <table:table-cell office:value-type="float" office:value="0.0160923641014023" table:style-name="ce1">
            <text:p>0.0160923641014023</text:p>
          </table:table-cell>
          <table:table-cell office:value-type="float" office:value="0.0627693241959722" table:style-name="ce1">
            <text:p>0.0627693241959722</text:p>
          </table:table-cell>
          <table:table-cell office:value-type="float" office:value="0.0376500073533067" table:style-name="ce1">
            <text:p>0.0376500073533067</text:p>
          </table:table-cell>
          <table:table-cell office:value-type="float" office:value="0.0307942684896028" table:style-name="ce1">
            <text:p>0.0307942684896028</text:p>
          </table:table-cell>
          <table:table-cell office:value-type="float" office:value="0.00535216635637246" table:style-name="ce1">
            <text:p>0.00535216635637246</text:p>
          </table:table-cell>
          <table:table-cell office:value-type="float" office:value="0.0323116352401207" table:style-name="ce1">
            <text:p>0.0323116352401207</text:p>
          </table:table-cell>
          <table:table-cell office:value-type="float" office:value="0.0321985224459912" table:style-name="ce1">
            <text:p>0.0321985224459912</text:p>
          </table:table-cell>
          <table:table-cell office:value-type="float" office:value="0.0604270617029" table:style-name="ce1">
            <text:p>0.0604270617029</text:p>
          </table:table-cell>
          <table:table-cell office:value-type="float" office:value="0.0121251397609572" table:style-name="ce1">
            <text:p>0.0121251397609572</text:p>
          </table:table-cell>
          <table:table-cell office:value-type="float" office:value="0.0899881248516272" table:style-name="ce1">
            <text:p>0.0899881248516272</text:p>
          </table:table-cell>
          <table:table-cell office:value-type="float" office:value="0.0325419991013357" table:style-name="ce1">
            <text:p>0.0325419991013357</text:p>
          </table:table-cell>
          <table:table-cell office:value-type="float" office:value="0.0438932818195288" table:style-name="ce1">
            <text:p>0.0438932818195288</text:p>
          </table:table-cell>
          <table:table-cell office:value-type="float" office:value="0.0683146099569561" table:style-name="ce1">
            <text:p>0.0683146099569561</text:p>
          </table:table-cell>
          <table:table-cell office:value-type="float" office:value="0.122316313183572" table:style-name="ce1">
            <text:p>0.122316313183572</text:p>
          </table:table-cell>
          <table:table-cell office:value-type="float" office:value="0.0628355365632676" table:style-name="ce1">
            <text:p>0.0628355365632676</text:p>
          </table:table-cell>
          <table:table-cell office:value-type="float" office:value="0.0541424045071183" table:style-name="ce1">
            <text:p>0.0541424045071183</text:p>
          </table:table-cell>
          <table:table-cell office:value-type="float" office:value="0.0465086703276943" table:style-name="ce1">
            <text:p>0.0465086703276943</text:p>
          </table:table-cell>
          <table:table-cell office:value-type="float" office:value="0.0608105416634854" table:style-name="ce1">
            <text:p>0.0608105416634854</text:p>
          </table:table-cell>
          <table:table-cell office:value-type="float" office:value="0.0587000224559468" table:style-name="ce1">
            <text:p>0.0587000224559468</text:p>
          </table:table-cell>
          <table:table-cell office:value-type="float" office:value="0.063516972176682" table:style-name="ce1">
            <text:p>0.063516972176682</text:p>
          </table:table-cell>
          <table:table-cell office:value-type="float" office:value="0.0608933071226046" table:style-name="ce1">
            <text:p>0.0608933071226046</text:p>
          </table:table-cell>
          <table:table-cell office:value-type="float" office:value="0.101062143281771" table:style-name="ce1">
            <text:p>0.101062143281771</text:p>
          </table:table-cell>
          <table:table-cell office:value-type="float" office:value="0.0348635702296282" table:style-name="ce1">
            <text:p>0.0348635702296282</text:p>
          </table:table-cell>
          <table:table-cell office:value-type="float" office:value="0.0745468490286289" table:style-name="ce1">
            <text:p>0.0745468490286289</text:p>
          </table:table-cell>
          <table:table-cell office:value-type="float" office:value="0.0335089755487113" table:style-name="ce1">
            <text:p>0.0335089755487113</text:p>
          </table:table-cell>
          <table:table-cell office:value-type="float" office:value="0.0676800747703758" table:style-name="ce1">
            <text:p>0.0676800747703758</text:p>
          </table:table-cell>
          <table:table-cell office:value-type="float" office:value="0.0405219687847416" table:style-name="ce1">
            <text:p>0.0405219687847416</text:p>
          </table:table-cell>
          <table:table-cell office:value-type="float" office:value="0.0277181522590073" table:style-name="ce1">
            <text:p>0.0277181522590073</text:p>
          </table:table-cell>
          <table:table-cell office:value-type="float" office:value="0.0294396738086858" table:style-name="ce1">
            <text:p>0.0294396738086858</text:p>
          </table:table-cell>
          <table:table-cell office:value-type="float" office:value="0.0374127463704984" table:style-name="ce1">
            <text:p>0.0374127463704984</text:p>
          </table:table-cell>
          <table:table-cell office:value-type="float" office:value="0" table:style-name="ce1">
            <text:p>0</text:p>
          </table:table-cell>
          <table:table-cell office:value-type="float" office:value="0.0304356181667531" table:style-name="ce1">
            <text:p>0.0304356181667531</text:p>
          </table:table-cell>
          <table:table-cell office:value-type="float" office:value="0.0639307994722778" table:style-name="ce1">
            <text:p>0.0639307994722778</text:p>
          </table:table-cell>
          <table:table-cell office:value-type="float" office:value="0.00727508385657431" table:style-name="ce1">
            <text:p>0.00727508385657431</text:p>
          </table:table-cell>
          <table:table-cell office:value-type="float" office:value="0.0646327233389348" table:style-name="ce1">
            <text:p>0.0646327233389348</text:p>
          </table:table-cell>
          <table:table-cell office:value-type="float" office:value="0.0807353624739241" table:style-name="ce1">
            <text:p>0.0807353624739241</text:p>
          </table:table-cell>
          <table:table-cell office:value-type="float" office:value="0.108683710549874" table:style-name="ce1">
            <text:p>0.108683710549874</text:p>
          </table:table-cell>
          <table:table-cell office:value-type="float" office:value="0.0368099543926755" table:style-name="ce1">
            <text:p>0.0368099543926755</text:p>
          </table:table-cell>
          <table:table-cell office:value-type="float" office:value="0.0488450696778089" table:style-name="ce1">
            <text:p>0.0488450696778089</text:p>
          </table:table-cell>
          <table:table-cell office:value-type="float" office:value="0.070996887325177" table:style-name="ce1">
            <text:p>0.070996887325177</text:p>
          </table:table-cell>
          <table:table-cell office:value-type="float" office:value="0.0537217093271789" table:style-name="ce1">
            <text:p>0.0537217093271789</text:p>
          </table:table-cell>
          <table:table-cell office:value-type="float" office:value="0.0477452133365174" table:style-name="ce1">
            <text:p>0.0477452133365174</text:p>
          </table:table-cell>
          <table:table-cell office:value-type="float" office:value="0.0325685026902177" table:style-name="ce1">
            <text:p>0.0325685026902177</text:p>
          </table:table-cell>
          <table:table-cell office:value-type="float" office:value="0.0703542188914569" table:style-name="ce1">
            <text:p>0.0703542188914569</text:p>
          </table:table-cell>
          <table:table-cell office:value-type="float" office:value="0.0361426191713239" table:style-name="ce1">
            <text:p>0.0361426191713239</text:p>
          </table:table-cell>
          <table:table-cell office:value-type="float" office:value="0.0841637464215729" table:style-name="ce1">
            <text:p>0.0841637464215729</text:p>
          </table:table-cell>
          <table:table-cell office:value-type="float" office:value="0.0496608138891138" table:style-name="ce1">
            <text:p>0.0496608138891138</text:p>
          </table:table-cell>
          <table:table-cell office:value-type="float" office:value="0.012101556226663" table:style-name="ce1">
            <text:p>0.012101556226663</text:p>
          </table:table-cell>
          <table:table-cell office:value-type="float" office:value="0.0548359934417688" table:style-name="ce1">
            <text:p>0.0548359934417688</text:p>
          </table:table-cell>
          <table:table-cell office:value-type="float" office:value="0.0808791697360387" table:style-name="ce1">
            <text:p>0.0808791697360387</text:p>
          </table:table-cell>
          <table:table-cell office:value-type="float" office:value="0.0420130485501902" table:style-name="ce1">
            <text:p>0.0420130485501902</text:p>
          </table:table-cell>
          <table:table-cell office:value-type="float" office:value="0.0170833199778551" table:style-name="ce1">
            <text:p>0.0170833199778551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  <table:table-cell office:value-type="float" office:value="0.0561416676331547" table:style-name="ce1">
            <text:p>0.0561416676331547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02740902677571" table:style-name="ce1">
            <text:p>0.102740902677571</text:p>
          </table:table-cell>
          <table:table-cell office:value-type="float" office:value="0.14161721825016" table:style-name="ce1">
            <text:p>0.14161721825016</text:p>
          </table:table-cell>
          <table:table-cell office:value-type="float" office:value="0.0856622501883324" table:style-name="ce1">
            <text:p>0.0856622501883324</text:p>
          </table:table-cell>
          <table:table-cell office:value-type="float" office:value="0.0768097946233787" table:style-name="ce1">
            <text:p>0.0768097946233787</text:p>
          </table:table-cell>
          <table:table-cell office:value-type="float" office:value="0.229265839457353" table:style-name="ce1">
            <text:p>0.229265839457353</text:p>
          </table:table-cell>
          <table:table-cell office:value-type="float" office:value="0.317824880714856" table:style-name="ce1">
            <text:p>0.317824880714856</text:p>
          </table:table-cell>
          <table:table-cell office:value-type="float" office:value="0.23635332160659" table:style-name="ce1">
            <text:p>0.23635332160659</text:p>
          </table:table-cell>
          <table:table-cell office:value-type="float" office:value="0.0990978430520096" table:style-name="ce1">
            <text:p>0.0990978430520096</text:p>
          </table:table-cell>
          <table:table-cell office:value-type="float" office:value="0.136480242087498" table:style-name="ce1">
            <text:p>0.136480242087498</text:p>
          </table:table-cell>
          <table:table-cell office:value-type="float" office:value="0.236234691115186" table:style-name="ce1">
            <text:p>0.236234691115186</text:p>
          </table:table-cell>
          <table:table-cell office:value-type="float" office:value="0.0815929484483069" table:style-name="ce1">
            <text:p>0.0815929484483069</text:p>
          </table:table-cell>
          <table:table-cell office:value-type="float" office:value="0.16132643291507" table:style-name="ce1">
            <text:p>0.16132643291507</text:p>
          </table:table-cell>
          <table:table-cell office:value-type="float" office:value="0.126667017484602" table:style-name="ce1">
            <text:p>0.126667017484602</text:p>
          </table:table-cell>
          <table:table-cell office:value-type="float" office:value="0.0663999690026661" table:style-name="ce1">
            <text:p>0.0663999690026661</text:p>
          </table:table-cell>
          <table:table-cell office:value-type="float" office:value="0.0803100838319599" table:style-name="ce1">
            <text:p>0.0803100838319599</text:p>
          </table:table-cell>
          <table:table-cell office:value-type="float" office:value="0.0840538414327833" table:style-name="ce1">
            <text:p>0.0840538414327833</text:p>
          </table:table-cell>
          <table:table-cell office:value-type="float" office:value="0.129864523055239" table:style-name="ce1">
            <text:p>0.129864523055239</text:p>
          </table:table-cell>
          <table:table-cell office:value-type="float" office:value="0.12589178101752" table:style-name="ce1">
            <text:p>0.12589178101752</text:p>
          </table:table-cell>
          <table:table-cell office:value-type="float" office:value="0.0985736618109216" table:style-name="ce1">
            <text:p>0.0985736618109216</text:p>
          </table:table-cell>
          <table:table-cell office:value-type="float" office:value="0.214754295625126" table:style-name="ce1">
            <text:p>0.214754295625126</text:p>
          </table:table-cell>
          <table:table-cell office:value-type="float" office:value="0.102740902677571" table:style-name="ce1">
            <text:p>0.102740902677571</text:p>
          </table:table-cell>
          <table:table-cell office:value-type="float" office:value="0.143694631274051" table:style-name="ce1">
            <text:p>0.143694631274051</text:p>
          </table:table-cell>
          <table:table-cell office:value-type="float" office:value="0.242505554067781" table:style-name="ce1">
            <text:p>0.242505554067781</text:p>
          </table:table-cell>
          <table:table-cell office:value-type="float" office:value="0.239208729946201" table:style-name="ce1">
            <text:p>0.239208729946201</text:p>
          </table:table-cell>
          <table:table-cell office:value-type="float" office:value="0.17352054389196" table:style-name="ce1">
            <text:p>0.17352054389196</text:p>
          </table:table-cell>
          <table:table-cell office:value-type="float" office:value="0.139721889236331" table:style-name="ce1">
            <text:p>0.139721889236331</text:p>
          </table:table-cell>
          <table:table-cell office:value-type="float" office:value="0.179518280829462" table:style-name="ce1">
            <text:p>0.179518280829462</text:p>
          </table:table-cell>
          <table:table-cell office:value-type="float" office:value="0.21435150372408" table:style-name="ce1">
            <text:p>0.21435150372408</text:p>
          </table:table-cell>
          <table:table-cell office:value-type="float" office:value="0.215512979000385" table:style-name="ce1">
            <text:p>0.215512979000385</text:p>
          </table:table-cell>
          <table:table-cell office:value-type="float" office:value="0.169911969874364" table:style-name="ce1">
            <text:p>0.169911969874364</text:p>
          </table:table-cell>
          <table:table-cell office:value-type="float" office:value="0.191659973682243" table:style-name="ce1">
            <text:p>0.191659973682243</text:p>
          </table:table-cell>
          <table:table-cell office:value-type="float" office:value="0.248566744523941" table:style-name="ce1">
            <text:p>0.248566744523941</text:p>
          </table:table-cell>
          <table:table-cell office:value-type="float" office:value="0.151093863319304" table:style-name="ce1">
            <text:p>0.151093863319304</text:p>
          </table:table-cell>
          <table:table-cell office:value-type="float" office:value="0.187207191981632" table:style-name="ce1">
            <text:p>0.187207191981632</text:p>
          </table:table-cell>
          <table:table-cell office:value-type="float" office:value="0.16366041886223" table:style-name="ce1">
            <text:p>0.16366041886223</text:p>
          </table:table-cell>
          <table:table-cell office:value-type="float" office:value="0.192962150239051" table:style-name="ce1">
            <text:p>0.192962150239051</text:p>
          </table:table-cell>
          <table:table-cell office:value-type="float" office:value="0.140317800541989" table:style-name="ce1">
            <text:p>0.140317800541989</text:p>
          </table:table-cell>
          <table:table-cell office:value-type="float" office:value="0.0985102082922636" table:style-name="ce1">
            <text:p>0.0985102082922636</text:p>
          </table:table-cell>
          <table:table-cell office:value-type="float" office:value="0.130871502807856" table:style-name="ce1">
            <text:p>0.130871502807856</text:p>
          </table:table-cell>
          <table:table-cell office:value-type="float" office:value="0.139840519727736" table:style-name="ce1">
            <text:p>0.139840519727736</text:p>
          </table:table-cell>
          <table:table-cell office:value-type="float" office:value="0" table:style-name="ce1">
            <text:p>0</text:p>
          </table:table-cell>
          <table:table-cell office:value-type="float" office:value="0.152117396163745" table:style-name="ce1">
            <text:p>0.152117396163745</text:p>
          </table:table-cell>
          <table:table-cell office:value-type="float" office:value="0.347024534692096" table:style-name="ce1">
            <text:p>0.347024534692096</text:p>
          </table:table-cell>
          <table:table-cell office:value-type="float" office:value="0.0834827597648611" table:style-name="ce1">
            <text:p>0.0834827597648611</text:p>
          </table:table-cell>
          <table:table-cell office:value-type="float" office:value="0.271175069772225" table:style-name="ce1">
            <text:p>0.271175069772225</text:p>
          </table:table-cell>
          <table:table-cell office:value-type="float" office:value="0.224753395537664" table:style-name="ce1">
            <text:p>0.224753395537664</text:p>
          </table:table-cell>
          <table:table-cell office:value-type="float" office:value="0.332532427199739" table:style-name="ce1">
            <text:p>0.332532427199739</text:p>
          </table:table-cell>
          <table:table-cell office:value-type="float" office:value="0.166533880159277" table:style-name="ce1">
            <text:p>0.166533880159277</text:p>
          </table:table-cell>
          <table:table-cell office:value-type="float" office:value="0.146740752528387" table:style-name="ce1">
            <text:p>0.146740752528387</text:p>
          </table:table-cell>
          <table:table-cell office:value-type="float" office:value="0.262866920157658" table:style-name="ce1">
            <text:p>0.262866920157658</text:p>
          </table:table-cell>
          <table:table-cell office:value-type="float" office:value="0.165030882558288" table:style-name="ce1">
            <text:p>0.165030882558288</text:p>
          </table:table-cell>
          <table:table-cell office:value-type="float" office:value="0.128349837183561" table:style-name="ce1">
            <text:p>0.128349837183561</text:p>
          </table:table-cell>
          <table:table-cell office:value-type="float" office:value="0.152720594089668" table:style-name="ce1">
            <text:p>0.152720594089668</text:p>
          </table:table-cell>
          <table:table-cell office:value-type="float" office:value="0.258551552254317" table:style-name="ce1">
            <text:p>0.258551552254317</text:p>
          </table:table-cell>
          <table:table-cell office:value-type="float" office:value="0.170763496905667" table:style-name="ce1">
            <text:p>0.170763496905667</text:p>
          </table:table-cell>
          <table:table-cell office:value-type="float" office:value="0.192238688577523" table:style-name="ce1">
            <text:p>0.192238688577523</text:p>
          </table:table-cell>
          <table:table-cell office:value-type="float" office:value="0.166223238699766" table:style-name="ce1">
            <text:p>0.166223238699766</text:p>
          </table:table-cell>
          <table:table-cell office:value-type="float" office:value="0.0791861332689311" table:style-name="ce1">
            <text:p>0.0791861332689311</text:p>
          </table:table-cell>
          <table:table-cell office:value-type="float" office:value="0.235078610588784" table:style-name="ce1">
            <text:p>0.235078610588784</text:p>
          </table:table-cell>
          <table:table-cell office:value-type="float" office:value="0.169573383341996" table:style-name="ce1">
            <text:p>0.169573383341996</text:p>
          </table:table-cell>
          <table:table-cell office:value-type="float" office:value="0.181622665027723" table:style-name="ce1">
            <text:p>0.181622665027723</text:p>
          </table:table-cell>
          <table:table-cell office:value-type="float" office:value="0.112322306108988" table:style-name="ce1">
            <text:p>0.112322306108988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  <table:table-cell office:value-type="float" office:value="0.1660610874432" table:style-name="ce1">
            <text:p>0.1660610874432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908585415966971" table:style-name="ce1">
            <text:p>0.0908585415966971</text:p>
          </table:table-cell>
          <table:table-cell office:value-type="float" office:value="0.149659262027905" table:style-name="ce1">
            <text:p>0.149659262027905</text:p>
          </table:table-cell>
          <table:table-cell office:value-type="float" office:value="0.0911799474629431" table:style-name="ce1">
            <text:p>0.0911799474629431</text:p>
          </table:table-cell>
          <table:table-cell office:value-type="float" office:value="0.0623629113060892" table:style-name="ce1">
            <text:p>0.0623629113060892</text:p>
          </table:table-cell>
          <table:table-cell office:value-type="float" office:value="0.221392085446483" table:style-name="ce1">
            <text:p>0.221392085446483</text:p>
          </table:table-cell>
          <table:table-cell office:value-type="float" office:value="0.283918630962372" table:style-name="ce1">
            <text:p>0.283918630962372</text:p>
          </table:table-cell>
          <table:table-cell office:value-type="float" office:value="0.227651913004529" table:style-name="ce1">
            <text:p>0.227651913004529</text:p>
          </table:table-cell>
          <table:table-cell office:value-type="float" office:value="0.0963252001715177" table:style-name="ce1">
            <text:p>0.0963252001715177</text:p>
          </table:table-cell>
          <table:table-cell office:value-type="float" office:value="0.125665555429261" table:style-name="ce1">
            <text:p>0.125665555429261</text:p>
          </table:table-cell>
          <table:table-cell office:value-type="float" office:value="0.208784147173997" table:style-name="ce1">
            <text:p>0.208784147173997</text:p>
          </table:table-cell>
          <table:table-cell office:value-type="float" office:value="0.038836312267348" table:style-name="ce1">
            <text:p>0.038836312267348</text:p>
          </table:table-cell>
          <table:table-cell office:value-type="float" office:value="0.17624352749698" table:style-name="ce1">
            <text:p>0.17624352749698</text:p>
          </table:table-cell>
          <table:table-cell office:value-type="float" office:value="0.105575619652403" table:style-name="ce1">
            <text:p>0.105575619652403</text:p>
          </table:table-cell>
          <table:table-cell office:value-type="float" office:value="0.0482991630933055" table:style-name="ce1">
            <text:p>0.0482991630933055</text:p>
          </table:table-cell>
          <table:table-cell office:value-type="float" office:value="0.045314088867741" table:style-name="ce1">
            <text:p>0.045314088867741</text:p>
          </table:table-cell>
          <table:table-cell office:value-type="float" office:value="0.0630700386974385" table:style-name="ce1">
            <text:p>0.0630700386974385</text:p>
          </table:table-cell>
          <table:table-cell office:value-type="float" office:value="0.111976148490951" table:style-name="ce1">
            <text:p>0.111976148490951</text:p>
          </table:table-cell>
          <table:table-cell office:value-type="float" office:value="0.114950187321966" table:style-name="ce1">
            <text:p>0.114950187321966</text:p>
          </table:table-cell>
          <table:table-cell office:value-type="float" office:value="0.0806549399116231" table:style-name="ce1">
            <text:p>0.0806549399116231</text:p>
          </table:table-cell>
          <table:table-cell office:value-type="float" office:value="0.201354567793734" table:style-name="ce1">
            <text:p>0.201354567793734</text:p>
          </table:table-cell>
          <table:table-cell office:value-type="float" office:value="0.0908585415966971" table:style-name="ce1">
            <text:p>0.0908585415966971</text:p>
          </table:table-cell>
          <table:table-cell office:value-type="float" office:value="0.139045971320192" table:style-name="ce1">
            <text:p>0.139045971320192</text:p>
          </table:table-cell>
          <table:table-cell office:value-type="float" office:value="0.219185006536639" table:style-name="ce1">
            <text:p>0.219185006536639</text:p>
          </table:table-cell>
          <table:table-cell office:value-type="float" office:value="0.238256927166331" table:style-name="ce1">
            <text:p>0.238256927166331</text:p>
          </table:table-cell>
          <table:table-cell office:value-type="float" office:value="0.161389886433728" table:style-name="ce1">
            <text:p>0.161389886433728</text:p>
          </table:table-cell>
          <table:table-cell office:value-type="float" office:value="0.151653909592677" table:style-name="ce1">
            <text:p>0.151653909592677</text:p>
          </table:table-cell>
          <table:table-cell office:value-type="float" office:value="0.149093698057258" table:style-name="ce1">
            <text:p>0.149093698057258</text:p>
          </table:table-cell>
          <table:table-cell office:value-type="float" office:value="0.216302009710654" table:style-name="ce1">
            <text:p>0.216302009710654</text:p>
          </table:table-cell>
          <table:table-cell office:value-type="float" office:value="0.177526392113327" table:style-name="ce1">
            <text:p>0.177526392113327</text:p>
          </table:table-cell>
          <table:table-cell office:value-type="float" office:value="0.151011097860185" table:style-name="ce1">
            <text:p>0.151011097860185</text:p>
          </table:table-cell>
          <table:table-cell office:value-type="float" office:value="0.16363007152722" table:style-name="ce1">
            <text:p>0.16363007152722</text:p>
          </table:table-cell>
          <table:table-cell office:value-type="float" office:value="0.228438184866161" table:style-name="ce1">
            <text:p>0.228438184866161</text:p>
          </table:table-cell>
          <table:table-cell office:value-type="float" office:value="0.115380567709386" table:style-name="ce1">
            <text:p>0.115380567709386</text:p>
          </table:table-cell>
          <table:table-cell office:value-type="float" office:value="0.164101834644199" table:style-name="ce1">
            <text:p>0.164101834644199</text:p>
          </table:table-cell>
          <table:table-cell office:value-type="float" office:value="0.103545107055346" table:style-name="ce1">
            <text:p>0.103545107055346</text:p>
          </table:table-cell>
          <table:table-cell office:value-type="float" office:value="0.173054298472255" table:style-name="ce1">
            <text:p>0.173054298472255</text:p>
          </table:table-cell>
          <table:table-cell office:value-type="float" office:value="0.115452297773956" table:style-name="ce1">
            <text:p>0.115452297773956</text:p>
          </table:table-cell>
          <table:table-cell office:value-type="float" office:value="0.0798355618663434" table:style-name="ce1">
            <text:p>0.0798355618663434</text:p>
          </table:table-cell>
          <table:table-cell office:value-type="float" office:value="0.0941677805371449" table:style-name="ce1">
            <text:p>0.0941677805371449</text:p>
          </table:table-cell>
          <table:table-cell office:value-type="float" office:value="0.132234374034685" table:style-name="ce1">
            <text:p>0.132234374034685</text:p>
          </table:table-cell>
          <table:table-cell office:value-type="float" office:value="0" table:style-name="ce1">
            <text:p>0</text:p>
          </table:table-cell>
          <table:table-cell office:value-type="float" office:value="0.124840659686706" table:style-name="ce1">
            <text:p>0.124840659686706</text:p>
          </table:table-cell>
          <table:table-cell office:value-type="float" office:value="0.211051920753862" table:style-name="ce1">
            <text:p>0.211051920753862</text:p>
          </table:table-cell>
          <table:table-cell office:value-type="float" office:value="0.0480067251377511" table:style-name="ce1">
            <text:p>0.0480067251377511</text:p>
          </table:table-cell>
          <table:table-cell office:value-type="float" office:value="0.256593138852694" table:style-name="ce1">
            <text:p>0.256593138852694</text:p>
          </table:table-cell>
          <table:table-cell office:value-type="float" office:value="0.187881182166734" table:style-name="ce1">
            <text:p>0.187881182166734</text:p>
          </table:table-cell>
          <table:table-cell office:value-type="float" office:value="0.24367160417691" table:style-name="ce1">
            <text:p>0.24367160417691</text:p>
          </table:table-cell>
          <table:table-cell office:value-type="float" office:value="0.0837439714029494" table:style-name="ce1">
            <text:p>0.0837439714029494</text:p>
          </table:table-cell>
          <table:table-cell office:value-type="float" office:value="0.14421406259225" table:style-name="ce1">
            <text:p>0.14421406259225</text:p>
          </table:table-cell>
          <table:table-cell office:value-type="float" office:value="0.205280010363862" table:style-name="ce1">
            <text:p>0.205280010363862</text:p>
          </table:table-cell>
          <table:table-cell office:value-type="float" office:value="0.120037348782096" table:style-name="ce1">
            <text:p>0.120037348782096</text:p>
          </table:table-cell>
          <table:table-cell office:value-type="float" office:value="0.0894851274103175" table:style-name="ce1">
            <text:p>0.0894851274103175</text:p>
          </table:table-cell>
          <table:table-cell office:value-type="float" office:value="0.104458856014163" table:style-name="ce1">
            <text:p>0.104458856014163</text:p>
          </table:table-cell>
          <table:table-cell office:value-type="float" office:value="0.150967065523789" table:style-name="ce1">
            <text:p>0.150967065523789</text:p>
          </table:table-cell>
          <table:table-cell office:value-type="float" office:value="0.10195800538361" table:style-name="ce1">
            <text:p>0.10195800538361</text:p>
          </table:table-cell>
          <table:table-cell office:value-type="float" office:value="0.180058051425333" table:style-name="ce1">
            <text:p>0.180058051425333</text:p>
          </table:table-cell>
          <table:table-cell office:value-type="float" office:value="0.160830795700073" table:style-name="ce1">
            <text:p>0.160830795700073</text:p>
          </table:table-cell>
          <table:table-cell office:value-type="float" office:value="0.087394867161546" table:style-name="ce1">
            <text:p>0.087394867161546</text:p>
          </table:table-cell>
          <table:table-cell office:value-type="float" office:value="0.152380286828175" table:style-name="ce1">
            <text:p>0.152380286828175</text:p>
          </table:table-cell>
          <table:table-cell office:value-type="float" office:value="0.194513566822518" table:style-name="ce1">
            <text:p>0.194513566822518</text:p>
          </table:table-cell>
          <table:table-cell office:value-type="float" office:value="0.199474420757336" table:style-name="ce1">
            <text:p>0.199474420757336</text:p>
          </table:table-cell>
          <table:table-cell office:value-type="float" office:value="0.0891333197498188" table:style-name="ce1">
            <text:p>0.0891333197498188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  <table:table-cell office:value-type="float" office:value="0.141035666028099" table:style-name="ce1">
            <text:p>0.141035666028099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13661734268636" table:style-name="ce1">
            <text:p>0.113661734268636</text:p>
          </table:table-cell>
          <table:table-cell office:value-type="float" office:value="0.148668835367113" table:style-name="ce1">
            <text:p>0.148668835367113</text:p>
          </table:table-cell>
          <table:table-cell office:value-type="float" office:value="0.0802824953455869" table:style-name="ce1">
            <text:p>0.0802824953455869</text:p>
          </table:table-cell>
          <table:table-cell office:value-type="float" office:value="0.0832568790326817" table:style-name="ce1">
            <text:p>0.0832568790326817</text:p>
          </table:table-cell>
          <table:table-cell office:value-type="float" office:value="0.210356690897261" table:style-name="ce1">
            <text:p>0.210356690897261</text:p>
          </table:table-cell>
          <table:table-cell office:value-type="float" office:value="0.37258526731673" table:style-name="ce1">
            <text:p>0.37258526731673</text:p>
          </table:table-cell>
          <table:table-cell office:value-type="float" office:value="0.203787872291837" table:style-name="ce1">
            <text:p>0.203787872291837</text:p>
          </table:table-cell>
          <table:table-cell office:value-type="float" office:value="0.101139391043616" table:style-name="ce1">
            <text:p>0.101139391043616</text:p>
          </table:table-cell>
          <table:table-cell office:value-type="float" office:value="0.118727051106437" table:style-name="ce1">
            <text:p>0.118727051106437</text:p>
          </table:table-cell>
          <table:table-cell office:value-type="float" office:value="0.195798246638201" table:style-name="ce1">
            <text:p>0.195798246638201</text:p>
          </table:table-cell>
          <table:table-cell office:value-type="float" office:value="0.0780698987384679" table:style-name="ce1">
            <text:p>0.0780698987384679</text:p>
          </table:table-cell>
          <table:table-cell office:value-type="float" office:value="0.161894755734355" table:style-name="ce1">
            <text:p>0.161894755734355</text:p>
          </table:table-cell>
          <table:table-cell office:value-type="float" office:value="0.133867612427969" table:style-name="ce1">
            <text:p>0.133867612427969</text:p>
          </table:table-cell>
          <table:table-cell office:value-type="float" office:value="0.0504676181222275" table:style-name="ce1">
            <text:p>0.0504676181222275</text:p>
          </table:table-cell>
          <table:table-cell office:value-type="float" office:value="0.0966424677648078" table:style-name="ce1">
            <text:p>0.0966424677648078</text:p>
          </table:table-cell>
          <table:table-cell office:value-type="float" office:value="0.0820647115652861" table:style-name="ce1">
            <text:p>0.0820647115652861</text:p>
          </table:table-cell>
          <table:table-cell office:value-type="float" office:value="0.128705806627571" table:style-name="ce1">
            <text:p>0.128705806627571</text:p>
          </table:table-cell>
          <table:table-cell office:value-type="float" office:value="0.132041254630073" table:style-name="ce1">
            <text:p>0.132041254630073</text:p>
          </table:table-cell>
          <table:table-cell office:value-type="float" office:value="0.129114116225892" table:style-name="ce1">
            <text:p>0.129114116225892</text:p>
          </table:table-cell>
          <table:table-cell office:value-type="float" office:value="0.203500952033558" table:style-name="ce1">
            <text:p>0.203500952033558</text:p>
          </table:table-cell>
          <table:table-cell office:value-type="float" office:value="0.113661734268636" table:style-name="ce1">
            <text:p>0.113661734268636</text:p>
          </table:table-cell>
          <table:table-cell office:value-type="float" office:value="0.155171441605242" table:style-name="ce1">
            <text:p>0.155171441605242</text:p>
          </table:table-cell>
          <table:table-cell office:value-type="float" office:value="0.25871378981195" table:style-name="ce1">
            <text:p>0.25871378981195</text:p>
          </table:table-cell>
          <table:table-cell office:value-type="float" office:value="0.263765241666856" table:style-name="ce1">
            <text:p>0.263765241666856</text:p>
          </table:table-cell>
          <table:table-cell office:value-type="float" office:value="0.212147183662873" table:style-name="ce1">
            <text:p>0.212147183662873</text:p>
          </table:table-cell>
          <table:table-cell office:value-type="float" office:value="0.172165949211043" table:style-name="ce1">
            <text:p>0.172165949211043</text:p>
          </table:table-cell>
          <table:table-cell office:value-type="float" office:value="0.208753799838987" table:style-name="ce1">
            <text:p>0.208753799838987</text:p>
          </table:table-cell>
          <table:table-cell office:value-type="float" office:value="0.251513194868583" table:style-name="ce1">
            <text:p>0.251513194868583</text:p>
          </table:table-cell>
          <table:table-cell office:value-type="float" office:value="0.268096634027426" table:style-name="ce1">
            <text:p>0.268096634027426</text:p>
          </table:table-cell>
          <table:table-cell office:value-type="float" office:value="0.1511600756866" table:style-name="ce1">
            <text:p>0.1511600756866</text:p>
          </table:table-cell>
          <table:table-cell office:value-type="float" office:value="0.195500290985372" table:style-name="ce1">
            <text:p>0.195500290985372</text:p>
          </table:table-cell>
          <table:table-cell office:value-type="float" office:value="0.254032023674443" table:style-name="ce1">
            <text:p>0.254032023674443</text:p>
          </table:table-cell>
          <table:table-cell office:value-type="float" office:value="0.157080564862257" table:style-name="ce1">
            <text:p>0.157080564862257</text:p>
          </table:table-cell>
          <table:table-cell office:value-type="float" office:value="0.184511796862984" table:style-name="ce1">
            <text:p>0.184511796862984</text:p>
          </table:table-cell>
          <table:table-cell office:value-type="float" office:value="0.179705882536799" table:style-name="ce1">
            <text:p>0.179705882536799</text:p>
          </table:table-cell>
          <table:table-cell office:value-type="float" office:value="0.176486306177063" table:style-name="ce1">
            <text:p>0.176486306177063</text:p>
          </table:table-cell>
          <table:table-cell office:value-type="float" office:value="0.168822224662629" table:style-name="ce1">
            <text:p>0.168822224662629</text:p>
          </table:table-cell>
          <table:table-cell office:value-type="float" office:value="0.141410304602362" table:style-name="ce1">
            <text:p>0.141410304602362</text:p>
          </table:table-cell>
          <table:table-cell office:value-type="float" office:value="0.173062575018167" table:style-name="ce1">
            <text:p>0.173062575018167</text:p>
          </table:table-cell>
          <table:table-cell office:value-type="float" office:value="0.16374318432135" table:style-name="ce1">
            <text:p>0.16374318432135</text:p>
          </table:table-cell>
          <table:table-cell office:value-type="float" office:value="0" table:style-name="ce1">
            <text:p>0</text:p>
          </table:table-cell>
          <table:table-cell office:value-type="float" office:value="0.178900298734705" table:style-name="ce1">
            <text:p>0.178900298734705</text:p>
          </table:table-cell>
          <table:table-cell office:value-type="float" office:value="0.37357845282616" table:style-name="ce1">
            <text:p>0.37357845282616</text:p>
          </table:table-cell>
          <table:table-cell office:value-type="float" office:value="0.103611319422641" table:style-name="ce1">
            <text:p>0.103611319422641</text:p>
          </table:table-cell>
          <table:table-cell office:value-type="float" office:value="0.28312591849737" table:style-name="ce1">
            <text:p>0.28312591849737</text:p>
          </table:table-cell>
          <table:table-cell office:value-type="float" office:value="0.26374450515089" table:style-name="ce1">
            <text:p>0.26374450515089</text:p>
          </table:table-cell>
          <table:table-cell office:value-type="float" office:value="0.318129578402546" table:style-name="ce1">
            <text:p>0.318129578402546</text:p>
          </table:table-cell>
          <table:table-cell office:value-type="float" office:value="0.14534627687438" table:style-name="ce1">
            <text:p>0.14534627687438</text:p>
          </table:table-cell>
          <table:table-cell office:value-type="float" office:value="0.126133762569665" table:style-name="ce1">
            <text:p>0.126133762569665</text:p>
          </table:table-cell>
          <table:table-cell office:value-type="float" office:value="0.228739381558568" table:style-name="ce1">
            <text:p>0.228739381558568</text:p>
          </table:table-cell>
          <table:table-cell office:value-type="float" office:value="0.180105919222468" table:style-name="ce1">
            <text:p>0.180105919222468</text:p>
          </table:table-cell>
          <table:table-cell office:value-type="float" office:value="0.14932138979077" table:style-name="ce1">
            <text:p>0.14932138979077</text:p>
          </table:table-cell>
          <table:table-cell office:value-type="float" office:value="0.135677159586547" table:style-name="ce1">
            <text:p>0.135677159586547</text:p>
          </table:table-cell>
          <table:table-cell office:value-type="float" office:value="0.202247161730204" table:style-name="ce1">
            <text:p>0.202247161730204</text:p>
          </table:table-cell>
          <table:table-cell office:value-type="float" office:value="0.135453790473128" table:style-name="ce1">
            <text:p>0.135453790473128</text:p>
          </table:table-cell>
          <table:table-cell office:value-type="float" office:value="0.213371372229713" table:style-name="ce1">
            <text:p>0.213371372229713</text:p>
          </table:table-cell>
          <table:table-cell office:value-type="float" office:value="0.120643106162461" table:style-name="ce1">
            <text:p>0.120643106162461</text:p>
          </table:table-cell>
          <table:table-cell office:value-type="float" office:value="0.092695829714601" table:style-name="ce1">
            <text:p>0.092695829714601</text:p>
          </table:table-cell>
          <table:table-cell office:value-type="float" office:value="0.168689943600179" table:style-name="ce1">
            <text:p>0.168689943600179</text:p>
          </table:table-cell>
          <table:table-cell office:value-type="float" office:value="0.145657780863817" table:style-name="ce1">
            <text:p>0.145657780863817</text:p>
          </table:table-cell>
          <table:table-cell office:value-type="float" office:value="0.148140821558273" table:style-name="ce1">
            <text:p>0.148140821558273</text:p>
          </table:table-cell>
          <table:table-cell office:value-type="float" office:value="0.0694049080006067" table:style-name="ce1">
            <text:p>0.0694049080006067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  <table:table-cell office:value-type="float" office:value="0.168658976330639" table:style-name="ce1">
            <text:p>0.168658976330639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459996058695" table:style-name="ce1">
            <text:p>44.459996058695</text:p>
          </table:table-cell>
          <table:table-cell office:value-type="float" office:value="43.3649244329768" table:style-name="ce1">
            <text:p>43.3649244329768</text:p>
          </table:table-cell>
          <table:table-cell office:value-type="float" office:value="42.5914554884522" table:style-name="ce1">
            <text:p>42.5914554884522</text:p>
          </table:table-cell>
          <table:table-cell office:value-type="float" office:value="42.1255596276313" table:style-name="ce1">
            <text:p>42.1255596276313</text:p>
          </table:table-cell>
          <table:table-cell office:value-type="float" office:value="41.5237837697403" table:style-name="ce1">
            <text:p>41.5237837697403</text:p>
          </table:table-cell>
          <table:table-cell office:value-type="float" office:value="40.8725282906964" table:style-name="ce1">
            <text:p>40.8725282906964</text:p>
          </table:table-cell>
          <table:table-cell office:value-type="float" office:value="40.4240805927625" table:style-name="ce1">
            <text:p>40.4240805927625</text:p>
          </table:table-cell>
          <table:table-cell office:value-type="float" office:value="39.942911974332" table:style-name="ce1">
            <text:p>39.942911974332</text:p>
          </table:table-cell>
          <table:table-cell office:value-type="float" office:value="39.5542084911189" table:style-name="ce1">
            <text:p>39.5542084911189</text:p>
          </table:table-cell>
          <table:table-cell office:value-type="float" office:value="39.1416612984582" table:style-name="ce1">
            <text:p>39.1416612984582</text:p>
          </table:table-cell>
          <table:table-cell office:value-type="float" office:value="38.7907349150126" table:style-name="ce1">
            <text:p>38.7907349150126</text:p>
          </table:table-cell>
          <table:table-cell office:value-type="float" office:value="38.369255847045" table:style-name="ce1">
            <text:p>38.369255847045</text:p>
          </table:table-cell>
          <table:table-cell office:value-type="float" office:value="37.9934507944093" table:style-name="ce1">
            <text:p>37.9934507944093</text:p>
          </table:table-cell>
          <table:table-cell office:value-type="float" office:value="37.6530837313562" table:style-name="ce1">
            <text:p>37.6530837313562</text:p>
          </table:table-cell>
          <table:table-cell office:value-type="float" office:value="37.3153460992636" table:style-name="ce1">
            <text:p>37.3153460992636</text:p>
          </table:table-cell>
          <table:table-cell office:value-type="float" office:value="36.9762752125626" table:style-name="ce1">
            <text:p>36.9762752125626</text:p>
          </table:table-cell>
          <table:table-cell office:value-type="float" office:value="36.6196404269381" table:style-name="ce1">
            <text:p>36.6196404269381</text:p>
          </table:table-cell>
          <table:table-cell office:value-type="float" office:value="36.2365628788517" table:style-name="ce1">
            <text:p>36.2365628788517</text:p>
          </table:table-cell>
          <table:table-cell office:value-type="float" office:value="35.8625894272948" table:style-name="ce1">
            <text:p>35.8625894272948</text:p>
          </table:table-cell>
          <table:table-cell office:value-type="float" office:value="35.4430016653152" table:style-name="ce1">
            <text:p>35.4430016653152</text:p>
          </table:table-cell>
          <table:table-cell office:value-type="float" office:value="35.1712479064433" table:style-name="ce1">
            <text:p>35.1712479064433</text:p>
          </table:table-cell>
          <table:table-cell office:value-type="float" office:value="34.8469576464325" table:style-name="ce1">
            <text:p>34.8469576464325</text:p>
          </table:table-cell>
          <table:table-cell office:value-type="float" office:value="34.488688562742" table:style-name="ce1">
            <text:p>34.488688562742</text:p>
          </table:table-cell>
          <table:table-cell office:value-type="float" office:value="34.0805485764946" table:style-name="ce1">
            <text:p>34.0805485764946</text:p>
          </table:table-cell>
          <table:table-cell office:value-type="float" office:value="33.7051401880287" table:style-name="ce1">
            <text:p>33.7051401880287</text:p>
          </table:table-cell>
          <table:table-cell office:value-type="float" office:value="33.3521425182476" table:style-name="ce1">
            <text:p>33.3521425182476</text:p>
          </table:table-cell>
          <table:table-cell office:value-type="float" office:value="33.0178095687403" table:style-name="ce1">
            <text:p>33.0178095687403</text:p>
          </table:table-cell>
          <table:table-cell office:value-type="float" office:value="32.6537142353327" table:style-name="ce1">
            <text:p>32.6537142353327</text:p>
          </table:table-cell>
          <table:table-cell office:value-type="float" office:value="32.2812189385262" table:style-name="ce1">
            <text:p>32.2812189385262</text:p>
          </table:table-cell>
          <table:table-cell office:value-type="float" office:value="31.9675431228416" table:style-name="ce1">
            <text:p>31.9675431228416</text:p>
          </table:table-cell>
          <table:table-cell office:value-type="float" office:value="31.6143055010189" table:style-name="ce1">
            <text:p>31.6143055010189</text:p>
          </table:table-cell>
          <table:table-cell office:value-type="float" office:value="31.305655106768" table:style-name="ce1">
            <text:p>31.305655106768</text:p>
          </table:table-cell>
          <table:table-cell office:value-type="float" office:value="30.9417203437163" table:style-name="ce1">
            <text:p>30.9417203437163</text:p>
          </table:table-cell>
          <table:table-cell office:value-type="float" office:value="30.6302659944246" table:style-name="ce1">
            <text:p>30.6302659944246</text:p>
          </table:table-cell>
          <table:table-cell office:value-type="float" office:value="30.2792177636073" table:style-name="ce1">
            <text:p>30.2792177636073</text:p>
          </table:table-cell>
          <table:table-cell office:value-type="float" office:value="29.9113593423773" table:style-name="ce1">
            <text:p>29.9113593423773</text:p>
          </table:table-cell>
          <table:table-cell office:value-type="float" office:value="29.5686616249243" table:style-name="ce1">
            <text:p>29.5686616249243</text:p>
          </table:table-cell>
          <table:table-cell office:value-type="float" office:value="29.2807715122705" table:style-name="ce1">
            <text:p>29.2807715122705</text:p>
          </table:table-cell>
          <table:table-cell office:value-type="float" office:value="28.9746455010213" table:style-name="ce1">
            <text:p>28.9746455010213</text:p>
          </table:table-cell>
          <table:table-cell office:value-type="float" office:value="28.7166585107678" table:style-name="ce1">
            <text:p>28.7166585107678</text:p>
          </table:table-cell>
          <table:table-cell office:value-type="float" office:value="28.5121102341717" table:style-name="ce1">
            <text:p>28.5121102341717</text:p>
          </table:table-cell>
          <table:table-cell office:value-type="float" office:value="28.2324564337647" table:style-name="ce1">
            <text:p>28.2324564337647</text:p>
          </table:table-cell>
          <table:table-cell office:value-type="float" office:value="27.9728702736198" table:style-name="ce1">
            <text:p>27.9728702736198</text:p>
          </table:table-cell>
          <table:table-cell office:value-type="float" office:value="27.7579868988952" table:style-name="ce1">
            <text:p>27.7579868988952</text:p>
          </table:table-cell>
          <table:table-cell office:value-type="float" office:value="27.5040440360182" table:style-name="ce1">
            <text:p>27.5040440360182</text:p>
          </table:table-cell>
          <table:table-cell office:value-type="float" office:value="27.2330764284292" table:style-name="ce1">
            <text:p>27.2330764284292</text:p>
          </table:table-cell>
          <table:table-cell office:value-type="float" office:value="26.9894183421879" table:style-name="ce1">
            <text:p>26.9894183421879</text:p>
          </table:table-cell>
          <table:table-cell office:value-type="float" office:value="26.7429185789008" table:style-name="ce1">
            <text:p>26.7429185789008</text:p>
          </table:table-cell>
          <table:table-cell office:value-type="float" office:value="26.4738995591857" table:style-name="ce1">
            <text:p>26.4738995591857</text:p>
          </table:table-cell>
          <table:table-cell office:value-type="float" office:value="26.218275444395" table:style-name="ce1">
            <text:p>26.218275444395</text:p>
          </table:table-cell>
          <table:table-cell office:value-type="float" office:value="25.9432854706471" table:style-name="ce1">
            <text:p>25.9432854706471</text:p>
          </table:table-cell>
          <table:table-cell office:value-type="float" office:value="25.6908977232019" table:style-name="ce1">
            <text:p>25.6908977232019</text:p>
          </table:table-cell>
          <table:table-cell office:value-type="float" office:value="25.4501019182925" table:style-name="ce1">
            <text:p>25.4501019182925</text:p>
          </table:table-cell>
          <table:table-cell office:value-type="float" office:value="25.2086489124064" table:style-name="ce1">
            <text:p>25.2086489124064</text:p>
          </table:table-cell>
          <table:table-cell office:value-type="float" office:value="24.9768591790357" table:style-name="ce1">
            <text:p>24.9768591790357</text:p>
          </table:table-cell>
          <table:table-cell office:value-type="float" office:value="24.7281444960207" table:style-name="ce1">
            <text:p>24.7281444960207</text:p>
          </table:table-cell>
          <table:table-cell office:value-type="float" office:value="24.4634720407719" table:style-name="ce1">
            <text:p>24.4634720407719</text:p>
          </table:table-cell>
          <table:table-cell office:value-type="float" office:value="24.2468665466908" table:style-name="ce1">
            <text:p>24.2468665466908</text:p>
          </table:table-cell>
          <table:table-cell office:value-type="float" office:value="23.9980560737158" table:style-name="ce1">
            <text:p>23.9980560737158</text:p>
          </table:table-cell>
          <table:table-cell office:value-type="float" office:value="23.7630931962375" table:style-name="ce1">
            <text:p>23.7630931962375</text:p>
          </table:table-cell>
          <table:table-cell office:value-type="float" office:value="23.548215090838" table:style-name="ce1">
            <text:p>23.548215090838</text:p>
          </table:table-cell>
          <table:table-cell office:value-type="float" office:value="23.3557958145685" table:style-name="ce1">
            <text:p>23.3557958145685</text:p>
          </table:table-cell>
          <table:table-cell office:value-type="float" office:value="23.1573239676914" table:style-name="ce1">
            <text:p>23.1573239676914</text:p>
          </table:table-cell>
          <table:table-cell office:value-type="float" office:value="22.9606083127668" table:style-name="ce1">
            <text:p>22.9606083127668</text:p>
          </table:table-cell>
          <table:table-cell office:value-type="float" office:value="22.7656332976545" table:style-name="ce1">
            <text:p>22.7656332976545</text:p>
          </table:table-cell>
          <table:table-cell office:value-type="float" office:value="22.5723835105909" table:style-name="ce1">
            <text:p>22.5723835105909</text:p>
          </table:table-cell>
          <table:table-cell office:value-type="float" office:value="22.3808436783532" table:style-name="ce1">
            <text:p>22.3808436783532</text:p>
          </table:table-cell>
          <table:table-cell office:value-type="float" office:value="22.1909986645662" table:style-name="ce1">
            <text:p>22.1909986645662</text:p>
          </table:table-cell>
          <table:table-cell office:value-type="float" office:value="22.0028334681252" table:style-name="ce1">
            <text:p>22.0028334681252</text:p>
          </table:table-cell>
          <table:table-cell office:value-type="float" office:value="21.8163332217113" table:style-name="ce1">
            <text:p>21.8163332217113</text:p>
          </table:table-cell>
          <table:table-cell office:value-type="float" office:value="21.6314831903817" table:style-name="ce1">
            <text:p>21.6314831903817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6686409473164" table:style-name="ce1">
            <text:p>44.6686409473164</text:p>
          </table:table-cell>
          <table:table-cell office:value-type="float" office:value="43.7155388290032" table:style-name="ce1">
            <text:p>43.7155388290032</text:p>
          </table:table-cell>
          <table:table-cell office:value-type="float" office:value="43.3232725389142" table:style-name="ce1">
            <text:p>43.3232725389142</text:p>
          </table:table-cell>
          <table:table-cell office:value-type="float" office:value="42.9368708692795" table:style-name="ce1">
            <text:p>42.9368708692795</text:p>
          </table:table-cell>
          <table:table-cell office:value-type="float" office:value="43.0728070105353" table:style-name="ce1">
            <text:p>43.0728070105353</text:p>
          </table:table-cell>
          <table:table-cell office:value-type="float" office:value="42.3699587909548" table:style-name="ce1">
            <text:p>42.3699587909548</text:p>
          </table:table-cell>
          <table:table-cell office:value-type="float" office:value="42.390682340678" table:style-name="ce1">
            <text:p>42.390682340678</text:p>
          </table:table-cell>
          <table:table-cell office:value-type="float" office:value="41.8503286625023" table:style-name="ce1">
            <text:p>41.8503286625023</text:p>
          </table:table-cell>
          <table:table-cell office:value-type="float" office:value="41.4074417381631" table:style-name="ce1">
            <text:p>41.4074417381631</text:p>
          </table:table-cell>
          <table:table-cell office:value-type="float" office:value="40.9797992970207" table:style-name="ce1">
            <text:p>40.9797992970207</text:p>
          </table:table-cell>
          <table:table-cell office:value-type="float" office:value="40.7083170379344" table:style-name="ce1">
            <text:p>40.7083170379344</text:p>
          </table:table-cell>
          <table:table-cell office:value-type="float" office:value="40.5479282343831" table:style-name="ce1">
            <text:p>40.5479282343831</text:p>
          </table:table-cell>
          <table:table-cell office:value-type="float" office:value="40.3654225320637" table:style-name="ce1">
            <text:p>40.3654225320637</text:p>
          </table:table-cell>
          <table:table-cell office:value-type="float" office:value="40.0738046256418" table:style-name="ce1">
            <text:p>40.0738046256418</text:p>
          </table:table-cell>
          <table:table-cell office:value-type="float" office:value="39.7490471380512" table:style-name="ce1">
            <text:p>39.7490471380512</text:p>
          </table:table-cell>
          <table:table-cell office:value-type="float" office:value="39.5251477760522" table:style-name="ce1">
            <text:p>39.5251477760522</text:p>
          </table:table-cell>
          <table:table-cell office:value-type="float" office:value="39.3701384287784" table:style-name="ce1">
            <text:p>39.3701384287784</text:p>
          </table:table-cell>
          <table:table-cell office:value-type="float" office:value="39.1847914596899" table:style-name="ce1">
            <text:p>39.1847914596899</text:p>
          </table:table-cell>
          <table:table-cell office:value-type="float" office:value="38.8352890318603" table:style-name="ce1">
            <text:p>38.8352890318603</text:p>
          </table:table-cell>
          <table:table-cell office:value-type="float" office:value="38.7681320334195" table:style-name="ce1">
            <text:p>38.7681320334195</text:p>
          </table:table-cell>
          <table:table-cell office:value-type="float" office:value="38.5726278363286" table:style-name="ce1">
            <text:p>38.5726278363286</text:p>
          </table:table-cell>
          <table:table-cell office:value-type="float" office:value="38.3355829693009" table:style-name="ce1">
            <text:p>38.3355829693009</text:p>
          </table:table-cell>
          <table:table-cell office:value-type="float" office:value="38.2644713104948" table:style-name="ce1">
            <text:p>38.2644713104948</text:p>
          </table:table-cell>
          <table:table-cell office:value-type="float" office:value="38.2506839780699" table:style-name="ce1">
            <text:p>38.2506839780699</text:p>
          </table:table-cell>
          <table:table-cell office:value-type="float" office:value="38.0207687323978" table:style-name="ce1">
            <text:p>38.0207687323978</text:p>
          </table:table-cell>
          <table:table-cell office:value-type="float" office:value="37.7478561946603" table:style-name="ce1">
            <text:p>37.7478561946603</text:p>
          </table:table-cell>
          <table:table-cell office:value-type="float" office:value="37.574151102316" table:style-name="ce1">
            <text:p>37.574151102316</text:p>
          </table:table-cell>
          <table:table-cell office:value-type="float" office:value="37.3602016208837" table:style-name="ce1">
            <text:p>37.3602016208837</text:p>
          </table:table-cell>
          <table:table-cell office:value-type="float" office:value="37.1174917219012" table:style-name="ce1">
            <text:p>37.1174917219012</text:p>
          </table:table-cell>
          <table:table-cell office:value-type="float" office:value="36.9399205346743" table:style-name="ce1">
            <text:p>36.9399205346743</text:p>
          </table:table-cell>
          <table:table-cell office:value-type="float" office:value="36.8225665265106" table:style-name="ce1">
            <text:p>36.8225665265106</text:p>
          </table:table-cell>
          <table:table-cell office:value-type="float" office:value="36.9830835015598" table:style-name="ce1">
            <text:p>36.9830835015598</text:p>
          </table:table-cell>
          <table:table-cell office:value-type="float" office:value="36.5131730133383" table:style-name="ce1">
            <text:p>36.5131730133383</text:p>
          </table:table-cell>
          <table:table-cell office:value-type="float" office:value="36.4036582465979" table:style-name="ce1">
            <text:p>36.4036582465979</text:p>
          </table:table-cell>
          <table:table-cell office:value-type="float" office:value="36.0096144811556" table:style-name="ce1">
            <text:p>36.0096144811556</text:p>
          </table:table-cell>
          <table:table-cell office:value-type="float" office:value="35.8108204299633" table:style-name="ce1">
            <text:p>35.8108204299633</text:p>
          </table:table-cell>
          <table:table-cell office:value-type="float" office:value="35.45399499083" table:style-name="ce1">
            <text:p>35.45399499083</text:p>
          </table:table-cell>
          <table:table-cell office:value-type="float" office:value="35.2559872541265" table:style-name="ce1">
            <text:p>35.2559872541265</text:p>
          </table:table-cell>
          <table:table-cell office:value-type="float" office:value="34.877080794221" table:style-name="ce1">
            <text:p>34.877080794221</text:p>
          </table:table-cell>
          <table:table-cell office:value-type="float" office:value="34.6801344355176" table:style-name="ce1">
            <text:p>34.6801344355176</text:p>
          </table:table-cell>
          <table:table-cell office:value-type="float" office:value="34.3398487148461" table:style-name="ce1">
            <text:p>34.3398487148461</text:p>
          </table:table-cell>
          <table:table-cell office:value-type="float" office:value="34.0711831652099" table:style-name="ce1">
            <text:p>34.0711831652099</text:p>
          </table:table-cell>
          <table:table-cell office:value-type="float" office:value="34.1041500512063" table:style-name="ce1">
            <text:p>34.1041500512063</text:p>
          </table:table-cell>
          <table:table-cell office:value-type="float" office:value="33.7576762118298" table:style-name="ce1">
            <text:p>33.7576762118298</text:p>
          </table:table-cell>
          <table:table-cell office:value-type="float" office:value="33.5630169713192" table:style-name="ce1">
            <text:p>33.5630169713192</text:p>
          </table:table-cell>
          <table:table-cell office:value-type="float" office:value="33.2621681113163" table:style-name="ce1">
            <text:p>33.2621681113163</text:p>
          </table:table-cell>
          <table:table-cell office:value-type="float" office:value="33.2589004502865" table:style-name="ce1">
            <text:p>33.2589004502865</text:p>
          </table:table-cell>
          <table:table-cell office:value-type="float" office:value="32.8084293587809" table:style-name="ce1">
            <text:p>32.8084293587809</text:p>
          </table:table-cell>
          <table:table-cell office:value-type="float" office:value="32.4876021186351" table:style-name="ce1">
            <text:p>32.4876021186351</text:p>
          </table:table-cell>
          <table:table-cell office:value-type="float" office:value="32.2645691844739" table:style-name="ce1">
            <text:p>32.2645691844739</text:p>
          </table:table-cell>
          <table:table-cell office:value-type="float" office:value="31.8995171735966" table:style-name="ce1">
            <text:p>31.8995171735966</text:p>
          </table:table-cell>
          <table:table-cell office:value-type="float" office:value="31.5576661464648" table:style-name="ce1">
            <text:p>31.5576661464648</text:p>
          </table:table-cell>
          <table:table-cell office:value-type="float" office:value="31.279045500285" table:style-name="ce1">
            <text:p>31.279045500285</text:p>
          </table:table-cell>
          <table:table-cell office:value-type="float" office:value="31.0028239000244" table:style-name="ce1">
            <text:p>31.0028239000244</text:p>
          </table:table-cell>
          <table:table-cell office:value-type="float" office:value="30.7211590172975" table:style-name="ce1">
            <text:p>30.7211590172975</text:p>
          </table:table-cell>
          <table:table-cell office:value-type="float" office:value="30.4832277353534" table:style-name="ce1">
            <text:p>30.4832277353534</text:p>
          </table:table-cell>
          <table:table-cell office:value-type="float" office:value="30.2025678583899" table:style-name="ce1">
            <text:p>30.2025678583899</text:p>
          </table:table-cell>
          <table:table-cell office:value-type="float" office:value="29.9046218129042" table:style-name="ce1">
            <text:p>29.9046218129042</text:p>
          </table:table-cell>
          <table:table-cell office:value-type="float" office:value="29.6126377787207" table:style-name="ce1">
            <text:p>29.6126377787207</text:p>
          </table:table-cell>
          <table:table-cell office:value-type="float" office:value="29.3924250319341" table:style-name="ce1">
            <text:p>29.3924250319341</text:p>
          </table:table-cell>
          <table:table-cell office:value-type="float" office:value="29.2420576548567" table:style-name="ce1">
            <text:p>29.2420576548567</text:p>
          </table:table-cell>
          <table:table-cell office:value-type="float" office:value="28.9908087791998" table:style-name="ce1">
            <text:p>28.9908087791998</text:p>
          </table:table-cell>
          <table:table-cell office:value-type="float" office:value="28.9676100323075" table:style-name="ce1">
            <text:p>28.9676100323075</text:p>
          </table:table-cell>
          <table:table-cell office:value-type="float" office:value="28.9237106356552" table:style-name="ce1">
            <text:p>28.9237106356552</text:p>
          </table:table-cell>
          <table:table-cell office:value-type="float" office:value="28.8641511369286" table:style-name="ce1">
            <text:p>28.8641511369286</text:p>
          </table:table-cell>
          <table:table-cell office:value-type="float" office:value="28.7928058246447" table:style-name="ce1">
            <text:p>28.7928058246447</text:p>
          </table:table-cell>
          <table:table-cell office:value-type="float" office:value="28.7126519900855" table:style-name="ce1">
            <text:p>28.7126519900855</text:p>
          </table:table-cell>
          <table:table-cell office:value-type="float" office:value="28.6259770287885" table:style-name="ce1">
            <text:p>28.6259770287885</text:p>
          </table:table-cell>
          <table:table-cell office:value-type="float" office:value="28.5418353720213" table:style-name="ce1">
            <text:p>28.5418353720213</text:p>
          </table:table-cell>
          <table:table-cell office:value-type="float" office:value="28.4579364917552" table:style-name="ce1">
            <text:p>28.4579364917552</text:p>
          </table:table-cell>
          <table:table-cell office:value-type="float" office:value="28.3689334396685" table:style-name="ce1">
            <text:p>28.368933439668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460149738067" table:style-name="ce1">
            <text:p>44.8460149738067</text:p>
          </table:table-cell>
          <table:table-cell office:value-type="float" office:value="43.9279082251155" table:style-name="ce1">
            <text:p>43.9279082251155</text:p>
          </table:table-cell>
          <table:table-cell office:value-type="float" office:value="44.6949529724526" table:style-name="ce1">
            <text:p>44.6949529724526</text:p>
          </table:table-cell>
          <table:table-cell office:value-type="float" office:value="44.1647621081448" table:style-name="ce1">
            <text:p>44.1647621081448</text:p>
          </table:table-cell>
          <table:table-cell office:value-type="float" office:value="43.9328942632862" table:style-name="ce1">
            <text:p>43.9328942632862</text:p>
          </table:table-cell>
          <table:table-cell office:value-type="float" office:value="43.5886787044935" table:style-name="ce1">
            <text:p>43.5886787044935</text:p>
          </table:table-cell>
          <table:table-cell office:value-type="float" office:value="43.5689498172463" table:style-name="ce1">
            <text:p>43.5689498172463</text:p>
          </table:table-cell>
          <table:table-cell office:value-type="float" office:value="43.1691173985453" table:style-name="ce1">
            <text:p>43.1691173985453</text:p>
          </table:table-cell>
          <table:table-cell office:value-type="float" office:value="42.8063597828567" table:style-name="ce1">
            <text:p>42.8063597828567</text:p>
          </table:table-cell>
          <table:table-cell office:value-type="float" office:value="42.7094813441607" table:style-name="ce1">
            <text:p>42.7094813441607</text:p>
          </table:table-cell>
          <table:table-cell office:value-type="float" office:value="42.2633121655417" table:style-name="ce1">
            <text:p>42.2633121655417</text:p>
          </table:table-cell>
          <table:table-cell office:value-type="float" office:value="42.2574528739569" table:style-name="ce1">
            <text:p>42.2574528739569</text:p>
          </table:table-cell>
          <table:table-cell office:value-type="float" office:value="42.1445777491936" table:style-name="ce1">
            <text:p>42.1445777491936</text:p>
          </table:table-cell>
          <table:table-cell office:value-type="float" office:value="41.7770399662161" table:style-name="ce1">
            <text:p>41.7770399662161</text:p>
          </table:table-cell>
          <table:table-cell office:value-type="float" office:value="41.4751260057152" table:style-name="ce1">
            <text:p>41.4751260057152</text:p>
          </table:table-cell>
          <table:table-cell office:value-type="float" office:value="41.1903649525457" table:style-name="ce1">
            <text:p>41.1903649525457</text:p>
          </table:table-cell>
          <table:table-cell office:value-type="float" office:value="41.1106559969537" table:style-name="ce1">
            <text:p>41.1106559969537</text:p>
          </table:table-cell>
          <table:table-cell office:value-type="float" office:value="40.9750274075677" table:style-name="ce1">
            <text:p>40.9750274075677</text:p>
          </table:table-cell>
          <table:table-cell office:value-type="float" office:value="40.8120599962676" table:style-name="ce1">
            <text:p>40.8120599962676</text:p>
          </table:table-cell>
          <table:table-cell office:value-type="float" office:value="41.1332229165379" table:style-name="ce1">
            <text:p>41.1332229165379</text:p>
          </table:table-cell>
          <table:table-cell office:value-type="float" office:value="41.0346944761242" table:style-name="ce1">
            <text:p>41.0346944761242</text:p>
          </table:table-cell>
          <table:table-cell office:value-type="float" office:value="41.1489786534702" table:style-name="ce1">
            <text:p>41.1489786534702</text:p>
          </table:table-cell>
          <table:table-cell office:value-type="float" office:value="41.5650149038983" table:style-name="ce1">
            <text:p>41.5650149038983</text:p>
          </table:table-cell>
          <table:table-cell office:value-type="float" office:value="41.8186162823312" table:style-name="ce1">
            <text:p>41.8186162823312</text:p>
          </table:table-cell>
          <table:table-cell office:value-type="float" office:value="41.8144262514661" table:style-name="ce1">
            <text:p>41.8144262514661</text:p>
          </table:table-cell>
          <table:table-cell office:value-type="float" office:value="41.7434135174425" table:style-name="ce1">
            <text:p>41.7434135174425</text:p>
          </table:table-cell>
          <table:table-cell office:value-type="float" office:value="41.7744364012043" table:style-name="ce1">
            <text:p>41.7744364012043</text:p>
          </table:table-cell>
          <table:table-cell office:value-type="float" office:value="42.0294607206187" table:style-name="ce1">
            <text:p>42.0294607206187</text:p>
          </table:table-cell>
          <table:table-cell office:value-type="float" office:value="42.0367719072118" table:style-name="ce1">
            <text:p>42.0367719072118</text:p>
          </table:table-cell>
          <table:table-cell office:value-type="float" office:value="41.992242351855" table:style-name="ce1">
            <text:p>41.992242351855</text:p>
          </table:table-cell>
          <table:table-cell office:value-type="float" office:value="41.9744572465674" table:style-name="ce1">
            <text:p>41.9744572465674</text:p>
          </table:table-cell>
          <table:table-cell office:value-type="float" office:value="42.579507007526" table:style-name="ce1">
            <text:p>42.579507007526</text:p>
          </table:table-cell>
          <table:table-cell office:value-type="float" office:value="42.0461994581792" table:style-name="ce1">
            <text:p>42.0461994581792</text:p>
          </table:table-cell>
          <table:table-cell office:value-type="float" office:value="41.8936090517483" table:style-name="ce1">
            <text:p>41.8936090517483</text:p>
          </table:table-cell>
          <table:table-cell office:value-type="float" office:value="41.4281154273214" table:style-name="ce1">
            <text:p>41.4281154273214</text:p>
          </table:table-cell>
          <table:table-cell office:value-type="float" office:value="41.4982287972775" table:style-name="ce1">
            <text:p>41.4982287972775</text:p>
          </table:table-cell>
          <table:table-cell office:value-type="float" office:value="41.0513061995178" table:style-name="ce1">
            <text:p>41.0513061995178</text:p>
          </table:table-cell>
          <table:table-cell office:value-type="float" office:value="40.9648400877945" table:style-name="ce1">
            <text:p>40.9648400877945</text:p>
          </table:table-cell>
          <table:table-cell office:value-type="float" office:value="40.5577382346081" table:style-name="ce1">
            <text:p>40.5577382346081</text:p>
          </table:table-cell>
          <table:table-cell office:value-type="float" office:value="40.6611361877045" table:style-name="ce1">
            <text:p>40.6611361877045</text:p>
          </table:table-cell>
          <table:table-cell office:value-type="float" office:value="40.0173262568113" table:style-name="ce1">
            <text:p>40.0173262568113</text:p>
          </table:table-cell>
          <table:table-cell office:value-type="float" office:value="40.0107155673099" table:style-name="ce1">
            <text:p>40.0107155673099</text:p>
          </table:table-cell>
          <table:table-cell office:value-type="float" office:value="40.7930864054401" table:style-name="ce1">
            <text:p>40.7930864054401</text:p>
          </table:table-cell>
          <table:table-cell office:value-type="float" office:value="40.1198588616248" table:style-name="ce1">
            <text:p>40.1198588616248</text:p>
          </table:table-cell>
          <table:table-cell office:value-type="float" office:value="39.9391866062024" table:style-name="ce1">
            <text:p>39.9391866062024</text:p>
          </table:table-cell>
          <table:table-cell office:value-type="float" office:value="39.5780796728113" table:style-name="ce1">
            <text:p>39.5780796728113</text:p>
          </table:table-cell>
          <table:table-cell office:value-type="float" office:value="39.5235987906246" table:style-name="ce1">
            <text:p>39.5235987906246</text:p>
          </table:table-cell>
          <table:table-cell office:value-type="float" office:value="38.9754534674677" table:style-name="ce1">
            <text:p>38.9754534674677</text:p>
          </table:table-cell>
          <table:table-cell office:value-type="float" office:value="38.6253410088406" table:style-name="ce1">
            <text:p>38.6253410088406</text:p>
          </table:table-cell>
          <table:table-cell office:value-type="float" office:value="38.540078338534" table:style-name="ce1">
            <text:p>38.540078338534</text:p>
          </table:table-cell>
          <table:table-cell office:value-type="float" office:value="38.108151586725" table:style-name="ce1">
            <text:p>38.108151586725</text:p>
          </table:table-cell>
          <table:table-cell office:value-type="float" office:value="37.7251009385647" table:style-name="ce1">
            <text:p>37.7251009385647</text:p>
          </table:table-cell>
          <table:table-cell office:value-type="float" office:value="37.4429025907424" table:style-name="ce1">
            <text:p>37.4429025907424</text:p>
          </table:table-cell>
          <table:table-cell office:value-type="float" office:value="37.2541732739966" table:style-name="ce1">
            <text:p>37.2541732739966</text:p>
          </table:table-cell>
          <table:table-cell office:value-type="float" office:value="36.9207052812456" table:style-name="ce1">
            <text:p>36.9207052812456</text:p>
          </table:table-cell>
          <table:table-cell office:value-type="float" office:value="36.7797791007955" table:style-name="ce1">
            <text:p>36.7797791007955</text:p>
          </table:table-cell>
          <table:table-cell office:value-type="float" office:value="36.5596741822143" table:style-name="ce1">
            <text:p>36.5596741822143</text:p>
          </table:table-cell>
          <table:table-cell office:value-type="float" office:value="36.1202760117937" table:style-name="ce1">
            <text:p>36.1202760117937</text:p>
          </table:table-cell>
          <table:table-cell office:value-type="float" office:value="35.8853313606237" table:style-name="ce1">
            <text:p>35.8853313606237</text:p>
          </table:table-cell>
          <table:table-cell office:value-type="float" office:value="35.8228842865196" table:style-name="ce1">
            <text:p>35.8228842865196</text:p>
          </table:table-cell>
          <table:table-cell office:value-type="float" office:value="35.8655528171457" table:style-name="ce1">
            <text:p>35.8655528171457</text:p>
          </table:table-cell>
          <table:table-cell office:value-type="float" office:value="35.4554243567485" table:style-name="ce1">
            <text:p>35.4554243567485</text:p>
          </table:table-cell>
          <table:table-cell office:value-type="float" office:value="35.522229621191" table:style-name="ce1">
            <text:p>35.522229621191</text:p>
          </table:table-cell>
          <table:table-cell office:value-type="float" office:value="35.565906088537" table:style-name="ce1">
            <text:p>35.565906088537</text:p>
          </table:table-cell>
          <table:table-cell office:value-type="float" office:value="35.5906803291919" table:style-name="ce1">
            <text:p>35.5906803291919</text:p>
          </table:table-cell>
          <table:table-cell office:value-type="float" office:value="35.6000276642909" table:style-name="ce1">
            <text:p>35.6000276642909</text:p>
          </table:table-cell>
          <table:table-cell office:value-type="float" office:value="35.5968054726158" table:style-name="ce1">
            <text:p>35.5968054726158</text:p>
          </table:table-cell>
          <table:table-cell office:value-type="float" office:value="35.5833628450315" table:style-name="ce1">
            <text:p>35.5833628450315</text:p>
          </table:table-cell>
          <table:table-cell office:value-type="float" office:value="35.5616307830478" table:style-name="ce1">
            <text:p>35.5616307830478</text:p>
          </table:table-cell>
          <table:table-cell office:value-type="float" office:value="35.533196393514" table:style-name="ce1">
            <text:p>35.533196393514</text:p>
          </table:table-cell>
          <table:table-cell office:value-type="float" office:value="35.4993639189773" table:style-name="ce1">
            <text:p>35.4993639189773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363309649873" table:style-name="ce1">
            <text:p>44.8363309649873</text:p>
          </table:table-cell>
          <table:table-cell office:value-type="float" office:value="43.9167940836922" table:style-name="ce1">
            <text:p>43.9167940836922</text:p>
          </table:table-cell>
          <table:table-cell office:value-type="float" office:value="44.609141267516" table:style-name="ce1">
            <text:p>44.609141267516</text:p>
          </table:table-cell>
          <table:table-cell office:value-type="float" office:value="44.0066444167167" table:style-name="ce1">
            <text:p>44.0066444167167</text:p>
          </table:table-cell>
          <table:table-cell office:value-type="float" office:value="43.8251610271227" table:style-name="ce1">
            <text:p>43.8251610271227</text:p>
          </table:table-cell>
          <table:table-cell office:value-type="float" office:value="43.407341522343" table:style-name="ce1">
            <text:p>43.407341522343</text:p>
          </table:table-cell>
          <table:table-cell office:value-type="float" office:value="43.4661082899514" table:style-name="ce1">
            <text:p>43.4661082899514</text:p>
          </table:table-cell>
          <table:table-cell office:value-type="float" office:value="43.0486670006978" table:style-name="ce1">
            <text:p>43.0486670006978</text:p>
          </table:table-cell>
          <table:table-cell office:value-type="float" office:value="42.6813878306207" table:style-name="ce1">
            <text:p>42.6813878306207</text:p>
          </table:table-cell>
          <table:table-cell office:value-type="float" office:value="42.5332037761216" table:style-name="ce1">
            <text:p>42.5332037761216</text:p>
          </table:table-cell>
          <table:table-cell office:value-type="float" office:value="42.1102718491377" table:style-name="ce1">
            <text:p>42.1102718491377</text:p>
          </table:table-cell>
          <table:table-cell office:value-type="float" office:value="42.0735499388774" table:style-name="ce1">
            <text:p>42.0735499388774</text:p>
          </table:table-cell>
          <table:table-cell office:value-type="float" office:value="41.9476168804193" table:style-name="ce1">
            <text:p>41.9476168804193</text:p>
          </table:table-cell>
          <table:table-cell office:value-type="float" office:value="41.5750270041586" table:style-name="ce1">
            <text:p>41.5750270041586</text:p>
          </table:table-cell>
          <table:table-cell office:value-type="float" office:value="41.3003782134556" table:style-name="ce1">
            <text:p>41.3003782134556</text:p>
          </table:table-cell>
          <table:table-cell office:value-type="float" office:value="40.9569988440727" table:style-name="ce1">
            <text:p>40.9569988440727</text:p>
          </table:table-cell>
          <table:table-cell office:value-type="float" office:value="40.880273472046" table:style-name="ce1">
            <text:p>40.880273472046</text:p>
          </table:table-cell>
          <table:table-cell office:value-type="float" office:value="40.6506995094528" table:style-name="ce1">
            <text:p>40.6506995094528</text:p>
          </table:table-cell>
          <table:table-cell office:value-type="float" office:value="40.4818460380048" table:style-name="ce1">
            <text:p>40.4818460380048</text:p>
          </table:table-cell>
          <table:table-cell office:value-type="float" office:value="40.5988003800873" table:style-name="ce1">
            <text:p>40.5988003800873</text:p>
          </table:table-cell>
          <table:table-cell office:value-type="float" office:value="40.5441229260009" table:style-name="ce1">
            <text:p>40.5441229260009</text:p>
          </table:table-cell>
          <table:table-cell office:value-type="float" office:value="40.700107700243" table:style-name="ce1">
            <text:p>40.700107700243</text:p>
          </table:table-cell>
          <table:table-cell office:value-type="float" office:value="40.94909316939" table:style-name="ce1">
            <text:p>40.94909316939</text:p>
          </table:table-cell>
          <table:table-cell office:value-type="float" office:value="41.256341978757" table:style-name="ce1">
            <text:p>41.256341978757</text:p>
          </table:table-cell>
          <table:table-cell office:value-type="float" office:value="41.0156000612886" table:style-name="ce1">
            <text:p>41.0156000612886</text:p>
          </table:table-cell>
          <table:table-cell office:value-type="float" office:value="40.8130972488231" table:style-name="ce1">
            <text:p>40.8130972488231</text:p>
          </table:table-cell>
          <table:table-cell office:value-type="float" office:value="40.5717354441845" table:style-name="ce1">
            <text:p>40.5717354441845</text:p>
          </table:table-cell>
          <table:table-cell office:value-type="float" office:value="40.9411177432417" table:style-name="ce1">
            <text:p>40.9411177432417</text:p>
          </table:table-cell>
          <table:table-cell office:value-type="float" office:value="40.896137838834" table:style-name="ce1">
            <text:p>40.896137838834</text:p>
          </table:table-cell>
          <table:table-cell office:value-type="float" office:value="40.6701013451385" table:style-name="ce1">
            <text:p>40.6701013451385</text:p>
          </table:table-cell>
          <table:table-cell office:value-type="float" office:value="40.726136602917" table:style-name="ce1">
            <text:p>40.726136602917</text:p>
          </table:table-cell>
          <table:table-cell office:value-type="float" office:value="41.2263450047971" table:style-name="ce1">
            <text:p>41.2263450047971</text:p>
          </table:table-cell>
          <table:table-cell office:value-type="float" office:value="40.5310158484823" table:style-name="ce1">
            <text:p>40.5310158484823</text:p>
          </table:table-cell>
          <table:table-cell office:value-type="float" office:value="40.4143009093012" table:style-name="ce1">
            <text:p>40.4143009093012</text:p>
          </table:table-cell>
          <table:table-cell office:value-type="float" office:value="39.6529733135543" table:style-name="ce1">
            <text:p>39.6529733135543</text:p>
          </table:table-cell>
          <table:table-cell office:value-type="float" office:value="39.5306647966721" table:style-name="ce1">
            <text:p>39.5306647966721</text:p>
          </table:table-cell>
          <table:table-cell office:value-type="float" office:value="39.1053918713294" table:style-name="ce1">
            <text:p>39.1053918713294</text:p>
          </table:table-cell>
          <table:table-cell office:value-type="float" office:value="39.0639804647282" table:style-name="ce1">
            <text:p>39.0639804647282</text:p>
          </table:table-cell>
          <table:table-cell office:value-type="float" office:value="38.6003784573844" table:style-name="ce1">
            <text:p>38.6003784573844</text:p>
          </table:table-cell>
          <table:table-cell office:value-type="float" office:value="38.5277380790936" table:style-name="ce1">
            <text:p>38.5277380790936</text:p>
          </table:table-cell>
          <table:table-cell office:value-type="float" office:value="38.0165735176237" table:style-name="ce1">
            <text:p>38.0165735176237</text:p>
          </table:table-cell>
          <table:table-cell office:value-type="float" office:value="37.7479008906801" table:style-name="ce1">
            <text:p>37.7479008906801</text:p>
          </table:table-cell>
          <table:table-cell office:value-type="float" office:value="38.8445933743634" table:style-name="ce1">
            <text:p>38.8445933743634</text:p>
          </table:table-cell>
          <table:table-cell office:value-type="float" office:value="38.1270702470031" table:style-name="ce1">
            <text:p>38.1270702470031</text:p>
          </table:table-cell>
          <table:table-cell office:value-type="float" office:value="37.7444089526846" table:style-name="ce1">
            <text:p>37.7444089526846</text:p>
          </table:table-cell>
          <table:table-cell office:value-type="float" office:value="37.3448300136509" table:style-name="ce1">
            <text:p>37.3448300136509</text:p>
          </table:table-cell>
          <table:table-cell office:value-type="float" office:value="37.0849489008532" table:style-name="ce1">
            <text:p>37.0849489008532</text:p>
          </table:table-cell>
          <table:table-cell office:value-type="float" office:value="36.6291498848972" table:style-name="ce1">
            <text:p>36.6291498848972</text:p>
          </table:table-cell>
          <table:table-cell office:value-type="float" office:value="36.1703824793395" table:style-name="ce1">
            <text:p>36.1703824793395</text:p>
          </table:table-cell>
          <table:table-cell office:value-type="float" office:value="35.8369461364897" table:style-name="ce1">
            <text:p>35.8369461364897</text:p>
          </table:table-cell>
          <table:table-cell office:value-type="float" office:value="35.4067044382916" table:style-name="ce1">
            <text:p>35.4067044382916</text:p>
          </table:table-cell>
          <table:table-cell office:value-type="float" office:value="35.0171890040519" table:style-name="ce1">
            <text:p>35.0171890040519</text:p>
          </table:table-cell>
          <table:table-cell office:value-type="float" office:value="34.6658792502452" table:style-name="ce1">
            <text:p>34.6658792502452</text:p>
          </table:table-cell>
          <table:table-cell office:value-type="float" office:value="34.319664883237" table:style-name="ce1">
            <text:p>34.319664883237</text:p>
          </table:table-cell>
          <table:table-cell office:value-type="float" office:value="33.9578695028318" table:style-name="ce1">
            <text:p>33.9578695028318</text:p>
          </table:table-cell>
          <table:table-cell office:value-type="float" office:value="33.6073324196137" table:style-name="ce1">
            <text:p>33.6073324196137</text:p>
          </table:table-cell>
          <table:table-cell office:value-type="float" office:value="33.1925036597112" table:style-name="ce1">
            <text:p>33.1925036597112</text:p>
          </table:table-cell>
          <table:table-cell office:value-type="float" office:value="32.8575721443991" table:style-name="ce1">
            <text:p>32.8575721443991</text:p>
          </table:table-cell>
          <table:table-cell office:value-type="float" office:value="32.4899203273937" table:style-name="ce1">
            <text:p>32.4899203273937</text:p>
          </table:table-cell>
          <table:table-cell office:value-type="float" office:value="32.1475254741939" table:style-name="ce1">
            <text:p>32.1475254741939</text:p>
          </table:table-cell>
          <table:table-cell office:value-type="float" office:value="31.8382283526378" table:style-name="ce1">
            <text:p>31.8382283526378</text:p>
          </table:table-cell>
          <table:table-cell office:value-type="float" office:value="31.5594134072598" table:style-name="ce1">
            <text:p>31.5594134072598</text:p>
          </table:table-cell>
          <table:table-cell office:value-type="float" office:value="31.5876821277681" table:style-name="ce1">
            <text:p>31.5876821277681</text:p>
          </table:table-cell>
          <table:table-cell office:value-type="float" office:value="31.6290292521876" table:style-name="ce1">
            <text:p>31.6290292521876</text:p>
          </table:table-cell>
          <table:table-cell office:value-type="float" office:value="31.7497936208182" table:style-name="ce1">
            <text:p>31.7497936208182</text:p>
          </table:table-cell>
          <table:table-cell office:value-type="float" office:value="31.8299943003559" table:style-name="ce1">
            <text:p>31.8299943003559</text:p>
          </table:table-cell>
          <table:table-cell office:value-type="float" office:value="31.8780817922545" table:style-name="ce1">
            <text:p>31.8780817922545</text:p>
          </table:table-cell>
          <table:table-cell office:value-type="float" office:value="31.9007727291332" table:style-name="ce1">
            <text:p>31.9007727291332</text:p>
          </table:table-cell>
          <table:table-cell office:value-type="float" office:value="31.9034054085326" table:style-name="ce1">
            <text:p>31.9034054085326</text:p>
          </table:table-cell>
          <table:table-cell office:value-type="float" office:value="31.8902224255186" table:style-name="ce1">
            <text:p>31.8902224255186</text:p>
          </table:table-cell>
          <table:table-cell office:value-type="float" office:value="31.8645953522846" table:style-name="ce1">
            <text:p>31.8645953522846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418507351388" table:style-name="ce1">
            <text:p>44.8418507351388</text:p>
          </table:table-cell>
          <table:table-cell office:value-type="float" office:value="43.9242917918226" table:style-name="ce1">
            <text:p>43.9242917918226</text:p>
          </table:table-cell>
          <table:table-cell office:value-type="float" office:value="44.6770282213089" table:style-name="ce1">
            <text:p>44.6770282213089</text:p>
          </table:table-cell>
          <table:table-cell office:value-type="float" office:value="44.1512299904366" table:style-name="ce1">
            <text:p>44.1512299904366</text:p>
          </table:table-cell>
          <table:table-cell office:value-type="float" office:value="43.9739689671085" table:style-name="ce1">
            <text:p>43.9739689671085</text:p>
          </table:table-cell>
          <table:table-cell office:value-type="float" office:value="43.6764362491466" table:style-name="ce1">
            <text:p>43.6764362491466</text:p>
          </table:table-cell>
          <table:table-cell office:value-type="float" office:value="43.7151847889129" table:style-name="ce1">
            <text:p>43.7151847889129</text:p>
          </table:table-cell>
          <table:table-cell office:value-type="float" office:value="43.229073243293" table:style-name="ce1">
            <text:p>43.229073243293</text:p>
          </table:table-cell>
          <table:table-cell office:value-type="float" office:value="42.8462597231271" table:style-name="ce1">
            <text:p>42.8462597231271</text:p>
          </table:table-cell>
          <table:table-cell office:value-type="float" office:value="42.703783531912" table:style-name="ce1">
            <text:p>42.703783531912</text:p>
          </table:table-cell>
          <table:table-cell office:value-type="float" office:value="42.2771689409896" table:style-name="ce1">
            <text:p>42.2771689409896</text:p>
          </table:table-cell>
          <table:table-cell office:value-type="float" office:value="42.2200563401737" table:style-name="ce1">
            <text:p>42.2200563401737</text:p>
          </table:table-cell>
          <table:table-cell office:value-type="float" office:value="42.1047788329113" table:style-name="ce1">
            <text:p>42.1047788329113</text:p>
          </table:table-cell>
          <table:table-cell office:value-type="float" office:value="41.7759165212703" table:style-name="ce1">
            <text:p>41.7759165212703</text:p>
          </table:table-cell>
          <table:table-cell office:value-type="float" office:value="41.5335846483171" table:style-name="ce1">
            <text:p>41.5335846483171</text:p>
          </table:table-cell>
          <table:table-cell office:value-type="float" office:value="41.3006176989974" table:style-name="ce1">
            <text:p>41.3006176989974</text:p>
          </table:table-cell>
          <table:table-cell office:value-type="float" office:value="41.2285470010655" table:style-name="ce1">
            <text:p>41.2285470010655</text:p>
          </table:table-cell>
          <table:table-cell office:value-type="float" office:value="41.0553383947264" table:style-name="ce1">
            <text:p>41.0553383947264</text:p>
          </table:table-cell>
          <table:table-cell office:value-type="float" office:value="40.8438564352199" table:style-name="ce1">
            <text:p>40.8438564352199</text:p>
          </table:table-cell>
          <table:table-cell office:value-type="float" office:value="41.1251519414073" table:style-name="ce1">
            <text:p>41.1251519414073</text:p>
          </table:table-cell>
          <table:table-cell office:value-type="float" office:value="41.021418534661" table:style-name="ce1">
            <text:p>41.021418534661</text:p>
          </table:table-cell>
          <table:table-cell office:value-type="float" office:value="40.9970919046706" table:style-name="ce1">
            <text:p>40.9970919046706</text:p>
          </table:table-cell>
          <table:table-cell office:value-type="float" office:value="41.3996992165243" table:style-name="ce1">
            <text:p>41.3996992165243</text:p>
          </table:table-cell>
          <table:table-cell office:value-type="float" office:value="41.7343345265087" table:style-name="ce1">
            <text:p>41.7343345265087</text:p>
          </table:table-cell>
          <table:table-cell office:value-type="float" office:value="41.6197777236562" table:style-name="ce1">
            <text:p>41.6197777236562</text:p>
          </table:table-cell>
          <table:table-cell office:value-type="float" office:value="41.4861607042873" table:style-name="ce1">
            <text:p>41.4861607042873</text:p>
          </table:table-cell>
          <table:table-cell office:value-type="float" office:value="41.4928022750307" table:style-name="ce1">
            <text:p>41.4928022750307</text:p>
          </table:table-cell>
          <table:table-cell office:value-type="float" office:value="41.6712392558296" table:style-name="ce1">
            <text:p>41.6712392558296</text:p>
          </table:table-cell>
          <table:table-cell office:value-type="float" office:value="41.7326721246041" table:style-name="ce1">
            <text:p>41.7326721246041</text:p>
          </table:table-cell>
          <table:table-cell office:value-type="float" office:value="41.5447483253609" table:style-name="ce1">
            <text:p>41.5447483253609</text:p>
          </table:table-cell>
          <table:table-cell office:value-type="float" office:value="41.5664392599227" table:style-name="ce1">
            <text:p>41.5664392599227</text:p>
          </table:table-cell>
          <table:table-cell office:value-type="float" office:value="42.0058796583425" table:style-name="ce1">
            <text:p>42.0058796583425</text:p>
          </table:table-cell>
          <table:table-cell office:value-type="float" office:value="41.5721263281975" table:style-name="ce1">
            <text:p>41.5721263281975</text:p>
          </table:table-cell>
          <table:table-cell office:value-type="float" office:value="41.5547780889783" table:style-name="ce1">
            <text:p>41.5547780889783</text:p>
          </table:table-cell>
          <table:table-cell office:value-type="float" office:value="41.0805817954322" table:style-name="ce1">
            <text:p>41.0805817954322</text:p>
          </table:table-cell>
          <table:table-cell office:value-type="float" office:value="41.1575358448004" table:style-name="ce1">
            <text:p>41.1575358448004</text:p>
          </table:table-cell>
          <table:table-cell office:value-type="float" office:value="40.8003206386007" table:style-name="ce1">
            <text:p>40.8003206386007</text:p>
          </table:table-cell>
          <table:table-cell office:value-type="float" office:value="40.742373569197" table:style-name="ce1">
            <text:p>40.742373569197</text:p>
          </table:table-cell>
          <table:table-cell office:value-type="float" office:value="40.5347515008611" table:style-name="ce1">
            <text:p>40.5347515008611</text:p>
          </table:table-cell>
          <table:table-cell office:value-type="float" office:value="40.4686866739301" table:style-name="ce1">
            <text:p>40.4686866739301</text:p>
          </table:table-cell>
          <table:table-cell office:value-type="float" office:value="39.7838225902798" table:style-name="ce1">
            <text:p>39.7838225902798</text:p>
          </table:table-cell>
          <table:table-cell office:value-type="float" office:value="39.7499826632898" table:style-name="ce1">
            <text:p>39.7499826632898</text:p>
          </table:table-cell>
          <table:table-cell office:value-type="float" office:value="40.1293422576219" table:style-name="ce1">
            <text:p>40.1293422576219</text:p>
          </table:table-cell>
          <table:table-cell office:value-type="float" office:value="39.6309549721228" table:style-name="ce1">
            <text:p>39.6309549721228</text:p>
          </table:table-cell>
          <table:table-cell office:value-type="float" office:value="39.4209958655098" table:style-name="ce1">
            <text:p>39.4209958655098</text:p>
          </table:table-cell>
          <table:table-cell office:value-type="float" office:value="39.1139202452413" table:style-name="ce1">
            <text:p>39.1139202452413</text:p>
          </table:table-cell>
          <table:table-cell office:value-type="float" office:value="39.2012918713687" table:style-name="ce1">
            <text:p>39.2012918713687</text:p>
          </table:table-cell>
          <table:table-cell office:value-type="float" office:value="38.6695861140709" table:style-name="ce1">
            <text:p>38.6695861140709</text:p>
          </table:table-cell>
          <table:table-cell office:value-type="float" office:value="38.3067575283686" table:style-name="ce1">
            <text:p>38.3067575283686</text:p>
          </table:table-cell>
          <table:table-cell office:value-type="float" office:value="38.1884164711597" table:style-name="ce1">
            <text:p>38.1884164711597</text:p>
          </table:table-cell>
          <table:table-cell office:value-type="float" office:value="37.8156445717295" table:style-name="ce1">
            <text:p>37.8156445717295</text:p>
          </table:table-cell>
          <table:table-cell office:value-type="float" office:value="37.4476285933294" table:style-name="ce1">
            <text:p>37.4476285933294</text:p>
          </table:table-cell>
          <table:table-cell office:value-type="float" office:value="37.1595822683581" table:style-name="ce1">
            <text:p>37.1595822683581</text:p>
          </table:table-cell>
          <table:table-cell office:value-type="float" office:value="37.038833311399" table:style-name="ce1">
            <text:p>37.038833311399</text:p>
          </table:table-cell>
          <table:table-cell office:value-type="float" office:value="36.7158758473878" table:style-name="ce1">
            <text:p>36.7158758473878</text:p>
          </table:table-cell>
          <table:table-cell office:value-type="float" office:value="36.5294498813626" table:style-name="ce1">
            <text:p>36.5294498813626</text:p>
          </table:table-cell>
          <table:table-cell office:value-type="float" office:value="36.2171302719802" table:style-name="ce1">
            <text:p>36.2171302719802</text:p>
          </table:table-cell>
          <table:table-cell office:value-type="float" office:value="35.8299191596702" table:style-name="ce1">
            <text:p>35.8299191596702</text:p>
          </table:table-cell>
          <table:table-cell office:value-type="float" office:value="35.7010403379566" table:style-name="ce1">
            <text:p>35.7010403379566</text:p>
          </table:table-cell>
          <table:table-cell office:value-type="float" office:value="35.5908416531731" table:style-name="ce1">
            <text:p>35.5908416531731</text:p>
          </table:table-cell>
          <table:table-cell office:value-type="float" office:value="35.6521454016528" table:style-name="ce1">
            <text:p>35.6521454016528</text:p>
          </table:table-cell>
          <table:table-cell office:value-type="float" office:value="35.2891067009365" table:style-name="ce1">
            <text:p>35.2891067009365</text:p>
          </table:table-cell>
          <table:table-cell office:value-type="float" office:value="35.3437301870991" table:style-name="ce1">
            <text:p>35.3437301870991</text:p>
          </table:table-cell>
          <table:table-cell office:value-type="float" office:value="35.3769588745894" table:style-name="ce1">
            <text:p>35.3769588745894</text:p>
          </table:table-cell>
          <table:table-cell office:value-type="float" office:value="35.3927141318263" table:style-name="ce1">
            <text:p>35.3927141318263</text:p>
          </table:table-cell>
          <table:table-cell office:value-type="float" office:value="35.3942205792373" table:style-name="ce1">
            <text:p>35.3942205792373</text:p>
          </table:table-cell>
          <table:table-cell office:value-type="float" office:value="35.384129655659" table:style-name="ce1">
            <text:p>35.384129655659</text:p>
          </table:table-cell>
          <table:table-cell office:value-type="float" office:value="35.3646212730827" table:style-name="ce1">
            <text:p>35.3646212730827</text:p>
          </table:table-cell>
          <table:table-cell office:value-type="float" office:value="35.3374874452468" table:style-name="ce1">
            <text:p>35.3374874452468</text:p>
          </table:table-cell>
          <table:table-cell office:value-type="float" office:value="35.3042010865749" table:style-name="ce1">
            <text:p>35.3042010865749</text:p>
          </table:table-cell>
          <table:table-cell office:value-type="float" office:value="35.2659726111397" table:style-name="ce1">
            <text:p>35.2659726111397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6748225135819" table:style-name="ce1">
            <text:p>44.6748225135819</text:p>
          </table:table-cell>
          <table:table-cell office:value-type="float" office:value="46.4505125770161" table:style-name="ce1">
            <text:p>46.4505125770161</text:p>
          </table:table-cell>
          <table:table-cell office:value-type="float" office:value="45.8565617715935" table:style-name="ce1">
            <text:p>45.8565617715935</text:p>
          </table:table-cell>
          <table:table-cell office:value-type="float" office:value="47.9914371394952" table:style-name="ce1">
            <text:p>47.9914371394952</text:p>
          </table:table-cell>
          <table:table-cell office:value-type="float" office:value="47.0112581578818" table:style-name="ce1">
            <text:p>47.0112581578818</text:p>
          </table:table-cell>
          <table:table-cell office:value-type="float" office:value="48.1777492155352" table:style-name="ce1">
            <text:p>48.1777492155352</text:p>
          </table:table-cell>
          <table:table-cell office:value-type="float" office:value="47.07716138007" table:style-name="ce1">
            <text:p>47.07716138007</text:p>
          </table:table-cell>
          <table:table-cell office:value-type="float" office:value="48.4844102720632" table:style-name="ce1">
            <text:p>48.4844102720632</text:p>
          </table:table-cell>
          <table:table-cell office:value-type="float" office:value="47.1156042497318" table:style-name="ce1">
            <text:p>47.1156042497318</text:p>
          </table:table-cell>
          <table:table-cell office:value-type="float" office:value="48.7313775904436" table:style-name="ce1">
            <text:p>48.7313775904436</text:p>
          </table:table-cell>
          <table:table-cell office:value-type="float" office:value="47.2769422005397" table:style-name="ce1">
            <text:p>47.2769422005397</text:p>
          </table:table-cell>
          <table:table-cell office:value-type="float" office:value="48.9516487213705" table:style-name="ce1">
            <text:p>48.9516487213705</text:p>
          </table:table-cell>
          <table:table-cell office:value-type="float" office:value="47.291846023291" table:style-name="ce1">
            <text:p>47.291846023291</text:p>
          </table:table-cell>
          <table:table-cell office:value-type="float" office:value="48.977179906906" table:style-name="ce1">
            <text:p>48.977179906906</text:p>
          </table:table-cell>
          <table:table-cell office:value-type="float" office:value="47.3590176948897" table:style-name="ce1">
            <text:p>47.3590176948897</text:p>
          </table:table-cell>
          <table:table-cell office:value-type="float" office:value="49.0615309285088" table:style-name="ce1">
            <text:p>49.0615309285088</text:p>
          </table:table-cell>
          <table:table-cell office:value-type="float" office:value="47.3577615940788" table:style-name="ce1">
            <text:p>47.3577615940788</text:p>
          </table:table-cell>
          <table:table-cell office:value-type="float" office:value="48.8572955235922" table:style-name="ce1">
            <text:p>48.8572955235922</text:p>
          </table:table-cell>
          <table:table-cell office:value-type="float" office:value="46.898020312849" table:style-name="ce1">
            <text:p>46.898020312849</text:p>
          </table:table-cell>
          <table:table-cell office:value-type="float" office:value="48.2394256199901" table:style-name="ce1">
            <text:p>48.2394256199901</text:p>
          </table:table-cell>
          <table:table-cell office:value-type="float" office:value="46.9225541074677" table:style-name="ce1">
            <text:p>46.9225541074677</text:p>
          </table:table-cell>
          <table:table-cell office:value-type="float" office:value="48.6185816572232" table:style-name="ce1">
            <text:p>48.6185816572232</text:p>
          </table:table-cell>
          <table:table-cell office:value-type="float" office:value="46.9107710246863" table:style-name="ce1">
            <text:p>46.9107710246863</text:p>
          </table:table-cell>
          <table:table-cell office:value-type="float" office:value="48.2977199369894" table:style-name="ce1">
            <text:p>48.2977199369894</text:p>
          </table:table-cell>
          <table:table-cell office:value-type="float" office:value="46.4558172236744" table:style-name="ce1">
            <text:p>46.4558172236744</text:p>
          </table:table-cell>
          <table:table-cell office:value-type="float" office:value="48.0027062941445" table:style-name="ce1">
            <text:p>48.0027062941445</text:p>
          </table:table-cell>
          <table:table-cell office:value-type="float" office:value="46.2754821906079" table:style-name="ce1">
            <text:p>46.2754821906079</text:p>
          </table:table-cell>
          <table:table-cell office:value-type="float" office:value="47.7407688514527" table:style-name="ce1">
            <text:p>47.7407688514527</text:p>
          </table:table-cell>
          <table:table-cell office:value-type="float" office:value="45.8609561558378" table:style-name="ce1">
            <text:p>45.8609561558378</text:p>
          </table:table-cell>
          <table:table-cell office:value-type="float" office:value="47.5619260255652" table:style-name="ce1">
            <text:p>47.5619260255652</text:p>
          </table:table-cell>
          <table:table-cell office:value-type="float" office:value="45.8524757929915" table:style-name="ce1">
            <text:p>45.8524757929915</text:p>
          </table:table-cell>
          <table:table-cell office:value-type="float" office:value="47.938084252141" table:style-name="ce1">
            <text:p>47.938084252141</text:p>
          </table:table-cell>
          <table:table-cell office:value-type="float" office:value="45.8759261279672" table:style-name="ce1">
            <text:p>45.8759261279672</text:p>
          </table:table-cell>
          <table:table-cell office:value-type="float" office:value="47.581934198299" table:style-name="ce1">
            <text:p>47.581934198299</text:p>
          </table:table-cell>
          <table:table-cell office:value-type="float" office:value="45.6039939250042" table:style-name="ce1">
            <text:p>45.6039939250042</text:p>
          </table:table-cell>
          <table:table-cell office:value-type="float" office:value="47.0089954367324" table:style-name="ce1">
            <text:p>47.0089954367324</text:p>
          </table:table-cell>
          <table:table-cell office:value-type="float" office:value="45.1699689293587" table:style-name="ce1">
            <text:p>45.1699689293587</text:p>
          </table:table-cell>
          <table:table-cell office:value-type="float" office:value="46.8363699058335" table:style-name="ce1">
            <text:p>46.8363699058335</text:p>
          </table:table-cell>
          <table:table-cell office:value-type="float" office:value="45.1191676089826" table:style-name="ce1">
            <text:p>45.1191676089826</text:p>
          </table:table-cell>
          <table:table-cell office:value-type="float" office:value="46.870493777181" table:style-name="ce1">
            <text:p>46.870493777181</text:p>
          </table:table-cell>
          <table:table-cell office:value-type="float" office:value="45.1237491187381" table:style-name="ce1">
            <text:p>45.1237491187381</text:p>
          </table:table-cell>
          <table:table-cell office:value-type="float" office:value="46.3517194459746" table:style-name="ce1">
            <text:p>46.3517194459746</text:p>
          </table:table-cell>
          <table:table-cell office:value-type="float" office:value="44.7482227992631" table:style-name="ce1">
            <text:p>44.7482227992631</text:p>
          </table:table-cell>
          <table:table-cell office:value-type="float" office:value="46.2215882814372" table:style-name="ce1">
            <text:p>46.2215882814372</text:p>
          </table:table-cell>
          <table:table-cell office:value-type="float" office:value="44.5647548739023" table:style-name="ce1">
            <text:p>44.5647548739023</text:p>
          </table:table-cell>
          <table:table-cell office:value-type="float" office:value="45.7367481264578" table:style-name="ce1">
            <text:p>45.7367481264578</text:p>
          </table:table-cell>
          <table:table-cell office:value-type="float" office:value="44.4376080216271" table:style-name="ce1">
            <text:p>44.4376080216271</text:p>
          </table:table-cell>
          <table:table-cell office:value-type="float" office:value="45.5738580270542" table:style-name="ce1">
            <text:p>45.5738580270542</text:p>
          </table:table-cell>
          <table:table-cell office:value-type="float" office:value="43.8749080585763" table:style-name="ce1">
            <text:p>43.8749080585763</text:p>
          </table:table-cell>
          <table:table-cell office:value-type="float" office:value="45.2284952853805" table:style-name="ce1">
            <text:p>45.2284952853805</text:p>
          </table:table-cell>
          <table:table-cell office:value-type="float" office:value="43.4872689547007" table:style-name="ce1">
            <text:p>43.4872689547007</text:p>
          </table:table-cell>
          <table:table-cell office:value-type="float" office:value="44.712176800827" table:style-name="ce1">
            <text:p>44.712176800827</text:p>
          </table:table-cell>
          <table:table-cell office:value-type="float" office:value="43.2334442914112" table:style-name="ce1">
            <text:p>43.2334442914112</text:p>
          </table:table-cell>
          <table:table-cell office:value-type="float" office:value="44.4876573380794" table:style-name="ce1">
            <text:p>44.4876573380794</text:p>
          </table:table-cell>
          <table:table-cell office:value-type="float" office:value="43.0154735979584" table:style-name="ce1">
            <text:p>43.0154735979584</text:p>
          </table:table-cell>
          <table:table-cell office:value-type="float" office:value="44.2639474682767" table:style-name="ce1">
            <text:p>44.2639474682767</text:p>
          </table:table-cell>
          <table:table-cell office:value-type="float" office:value="42.6090474734293" table:style-name="ce1">
            <text:p>42.6090474734293</text:p>
          </table:table-cell>
          <table:table-cell office:value-type="float" office:value="43.9069133225912" table:style-name="ce1">
            <text:p>43.9069133225912</text:p>
          </table:table-cell>
          <table:table-cell office:value-type="float" office:value="42.2194152926173" table:style-name="ce1">
            <text:p>42.2194152926173</text:p>
          </table:table-cell>
          <table:table-cell office:value-type="float" office:value="43.5158926074367" table:style-name="ce1">
            <text:p>43.5158926074367</text:p>
          </table:table-cell>
          <table:table-cell office:value-type="float" office:value="42.1247886442946" table:style-name="ce1">
            <text:p>42.1247886442946</text:p>
          </table:table-cell>
          <table:table-cell office:value-type="float" office:value="43.5344648553269" table:style-name="ce1">
            <text:p>43.5344648553269</text:p>
          </table:table-cell>
          <table:table-cell office:value-type="float" office:value="43.470324151628" table:style-name="ce1">
            <text:p>43.470324151628</text:p>
          </table:table-cell>
          <table:table-cell office:value-type="float" office:value="43.4255424804971" table:style-name="ce1">
            <text:p>43.4255424804971</text:p>
          </table:table-cell>
          <table:table-cell office:value-type="float" office:value="43.3930564437398" table:style-name="ce1">
            <text:p>43.3930564437398</text:p>
          </table:table-cell>
          <table:table-cell office:value-type="float" office:value="43.368395963535" table:style-name="ce1">
            <text:p>43.368395963535</text:p>
          </table:table-cell>
          <table:table-cell office:value-type="float" office:value="43.3487319704531" table:style-name="ce1">
            <text:p>43.3487319704531</text:p>
          </table:table-cell>
          <table:table-cell office:value-type="float" office:value="43.3322737987856" table:style-name="ce1">
            <text:p>43.3322737987856</text:p>
          </table:table-cell>
          <table:table-cell office:value-type="float" office:value="43.3178878699013" table:style-name="ce1">
            <text:p>43.3178878699013</text:p>
          </table:table-cell>
          <table:table-cell office:value-type="float" office:value="43.3048564023878" table:style-name="ce1">
            <text:p>43.3048564023878</text:p>
          </table:table-cell>
          <table:table-cell office:value-type="float" office:value="43.2927247284377" table:style-name="ce1">
            <text:p>43.2927247284377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697999563222" table:style-name="ce1">
            <text:p>44.8697999563222</text:p>
          </table:table-cell>
          <table:table-cell office:value-type="float" office:value="46.6715279340319" table:style-name="ce1">
            <text:p>46.6715279340319</text:p>
          </table:table-cell>
          <table:table-cell office:value-type="float" office:value="47.1284239193339" table:style-name="ce1">
            <text:p>47.1284239193339</text:p>
          </table:table-cell>
          <table:table-cell office:value-type="float" office:value="49.3176387269954" table:style-name="ce1">
            <text:p>49.3176387269954</text:p>
          </table:table-cell>
          <table:table-cell office:value-type="float" office:value="48.0530349109476" table:style-name="ce1">
            <text:p>48.0530349109476</text:p>
          </table:table-cell>
          <table:table-cell office:value-type="float" office:value="49.5468181910106" table:style-name="ce1">
            <text:p>49.5468181910106</text:p>
          </table:table-cell>
          <table:table-cell office:value-type="float" office:value="48.6260815489046" table:style-name="ce1">
            <text:p>48.6260815489046</text:p>
          </table:table-cell>
          <table:table-cell office:value-type="float" office:value="50.0521201105624" table:style-name="ce1">
            <text:p>50.0521201105624</text:p>
          </table:table-cell>
          <table:table-cell office:value-type="float" office:value="48.8371740214492" table:style-name="ce1">
            <text:p>48.8371740214492</text:p>
          </table:table-cell>
          <table:table-cell office:value-type="float" office:value="50.7745059037981" table:style-name="ce1">
            <text:p>50.7745059037981</text:p>
          </table:table-cell>
          <table:table-cell office:value-type="float" office:value="49.1440099953874" table:style-name="ce1">
            <text:p>49.1440099953874</text:p>
          </table:table-cell>
          <table:table-cell office:value-type="float" office:value="50.8889485690347" table:style-name="ce1">
            <text:p>50.8889485690347</text:p>
          </table:table-cell>
          <table:table-cell office:value-type="float" office:value="49.3598945064548" table:style-name="ce1">
            <text:p>49.3598945064548</text:p>
          </table:table-cell>
          <table:table-cell office:value-type="float" office:value="50.9443582257756" table:style-name="ce1">
            <text:p>50.9443582257756</text:p>
          </table:table-cell>
          <table:table-cell office:value-type="float" office:value="49.4230128341942" table:style-name="ce1">
            <text:p>49.4230128341942</text:p>
          </table:table-cell>
          <table:table-cell office:value-type="float" office:value="51.0201306429074" table:style-name="ce1">
            <text:p>51.0201306429074</text:p>
          </table:table-cell>
          <table:table-cell office:value-type="float" office:value="49.5112601122304" table:style-name="ce1">
            <text:p>49.5112601122304</text:p>
          </table:table-cell>
          <table:table-cell office:value-type="float" office:value="51.0032425097278" table:style-name="ce1">
            <text:p>51.0032425097278</text:p>
          </table:table-cell>
          <table:table-cell office:value-type="float" office:value="49.2989816867184" table:style-name="ce1">
            <text:p>49.2989816867184</text:p>
          </table:table-cell>
          <table:table-cell office:value-type="float" office:value="50.9776731811383" table:style-name="ce1">
            <text:p>50.9776731811383</text:p>
          </table:table-cell>
          <table:table-cell office:value-type="float" office:value="49.7342186681565" table:style-name="ce1">
            <text:p>49.7342186681565</text:p>
          </table:table-cell>
          <table:table-cell office:value-type="float" office:value="51.7031382349089" table:style-name="ce1">
            <text:p>51.7031382349089</text:p>
          </table:table-cell>
          <table:table-cell office:value-type="float" office:value="50.4251022321903" table:style-name="ce1">
            <text:p>50.4251022321903</text:p>
          </table:table-cell>
          <table:table-cell office:value-type="float" office:value="52.1506979234331" table:style-name="ce1">
            <text:p>52.1506979234331</text:p>
          </table:table-cell>
          <table:table-cell office:value-type="float" office:value="50.5562838482598" table:style-name="ce1">
            <text:p>50.5562838482598</text:p>
          </table:table-cell>
          <table:table-cell office:value-type="float" office:value="52.4436680618944" table:style-name="ce1">
            <text:p>52.4436680618944</text:p>
          </table:table-cell>
          <table:table-cell office:value-type="float" office:value="50.9368139038483" table:style-name="ce1">
            <text:p>50.9368139038483</text:p>
          </table:table-cell>
          <table:table-cell office:value-type="float" office:value="52.8847566150358" table:style-name="ce1">
            <text:p>52.8847566150358</text:p>
          </table:table-cell>
          <table:table-cell office:value-type="float" office:value="51.2886072318232" table:style-name="ce1">
            <text:p>51.2886072318232</text:p>
          </table:table-cell>
          <table:table-cell office:value-type="float" office:value="53.1531580443186" table:style-name="ce1">
            <text:p>53.1531580443186</text:p>
          </table:table-cell>
          <table:table-cell office:value-type="float" office:value="51.5390441324726" table:style-name="ce1">
            <text:p>51.5390441324726</text:p>
          </table:table-cell>
          <table:table-cell office:value-type="float" office:value="53.9762121824883" table:style-name="ce1">
            <text:p>53.9762121824883</text:p>
          </table:table-cell>
          <table:table-cell office:value-type="float" office:value="51.8273421185842" table:style-name="ce1">
            <text:p>51.8273421185842</text:p>
          </table:table-cell>
          <table:table-cell office:value-type="float" office:value="53.5382117838596" table:style-name="ce1">
            <text:p>53.5382117838596</text:p>
          </table:table-cell>
          <table:table-cell office:value-type="float" office:value="51.5514028956223" table:style-name="ce1">
            <text:p>51.5514028956223</text:p>
          </table:table-cell>
          <table:table-cell office:value-type="float" office:value="52.9710173706373" table:style-name="ce1">
            <text:p>52.9710173706373</text:p>
          </table:table-cell>
          <table:table-cell office:value-type="float" office:value="51.0460691468321" table:style-name="ce1">
            <text:p>51.0460691468321</text:p>
          </table:table-cell>
          <table:table-cell office:value-type="float" office:value="52.804957921186" table:style-name="ce1">
            <text:p>52.804957921186</text:p>
          </table:table-cell>
          <table:table-cell office:value-type="float" office:value="51.1599755139957" table:style-name="ce1">
            <text:p>51.1599755139957</text:p>
          </table:table-cell>
          <table:table-cell office:value-type="float" office:value="52.9602617127091" table:style-name="ce1">
            <text:p>52.9602617127091</text:p>
          </table:table-cell>
          <table:table-cell office:value-type="float" office:value="51.1163611691174" table:style-name="ce1">
            <text:p>51.1163611691174</text:p>
          </table:table-cell>
          <table:table-cell office:value-type="float" office:value="52.5713395760408" table:style-name="ce1">
            <text:p>52.5713395760408</text:p>
          </table:table-cell>
          <table:table-cell office:value-type="float" office:value="51.7662433834957" table:style-name="ce1">
            <text:p>51.7662433834957</text:p>
          </table:table-cell>
          <table:table-cell office:value-type="float" office:value="53.1693237199776" table:style-name="ce1">
            <text:p>53.1693237199776</text:p>
          </table:table-cell>
          <table:table-cell office:value-type="float" office:value="51.4410583475437" table:style-name="ce1">
            <text:p>51.4410583475437</text:p>
          </table:table-cell>
          <table:table-cell office:value-type="float" office:value="52.5447194524729" table:style-name="ce1">
            <text:p>52.5447194524729</text:p>
          </table:table-cell>
          <table:table-cell office:value-type="float" office:value="51.2583168842522" table:style-name="ce1">
            <text:p>51.2583168842522</text:p>
          </table:table-cell>
          <table:table-cell office:value-type="float" office:value="52.3081206325508" table:style-name="ce1">
            <text:p>52.3081206325508</text:p>
          </table:table-cell>
          <table:table-cell office:value-type="float" office:value="50.2862298078921" table:style-name="ce1">
            <text:p>50.2862298078921</text:p>
          </table:table-cell>
          <table:table-cell office:value-type="float" office:value="51.7536488638799" table:style-name="ce1">
            <text:p>51.7536488638799</text:p>
          </table:table-cell>
          <table:table-cell office:value-type="float" office:value="49.8785995991539" table:style-name="ce1">
            <text:p>49.8785995991539</text:p>
          </table:table-cell>
          <table:table-cell office:value-type="float" office:value="51.0926129567657" table:style-name="ce1">
            <text:p>51.0926129567657</text:p>
          </table:table-cell>
          <table:table-cell office:value-type="float" office:value="49.59507293425" table:style-name="ce1">
            <text:p>49.59507293425</text:p>
          </table:table-cell>
          <table:table-cell office:value-type="float" office:value="50.970294546565" table:style-name="ce1">
            <text:p>50.970294546565</text:p>
          </table:table-cell>
          <table:table-cell office:value-type="float" office:value="49.4542287597901" table:style-name="ce1">
            <text:p>49.4542287597901</text:p>
          </table:table-cell>
          <table:table-cell office:value-type="float" office:value="50.7106323337933" table:style-name="ce1">
            <text:p>50.7106323337933</text:p>
          </table:table-cell>
          <table:table-cell office:value-type="float" office:value="49.0438814505985" table:style-name="ce1">
            <text:p>49.0438814505985</text:p>
          </table:table-cell>
          <table:table-cell office:value-type="float" office:value="50.3368521655802" table:style-name="ce1">
            <text:p>50.3368521655802</text:p>
          </table:table-cell>
          <table:table-cell office:value-type="float" office:value="48.6811476387829" table:style-name="ce1">
            <text:p>48.6811476387829</text:p>
          </table:table-cell>
          <table:table-cell office:value-type="float" office:value="50.0405325651039" table:style-name="ce1">
            <text:p>50.0405325651039</text:p>
          </table:table-cell>
          <table:table-cell office:value-type="float" office:value="48.7204109691613" table:style-name="ce1">
            <text:p>48.7204109691613</text:p>
          </table:table-cell>
          <table:table-cell office:value-type="float" office:value="50.0420051521579" table:style-name="ce1">
            <text:p>50.0420051521579</text:p>
          </table:table-cell>
          <table:table-cell office:value-type="float" office:value="50.1256083709534" table:style-name="ce1">
            <text:p>50.1256083709534</text:p>
          </table:table-cell>
          <table:table-cell office:value-type="float" office:value="50.2004024188917" table:style-name="ce1">
            <text:p>50.2004024188917</text:p>
          </table:table-cell>
          <table:table-cell office:value-type="float" office:value="50.2693452383262" table:style-name="ce1">
            <text:p>50.2693452383262</text:p>
          </table:table-cell>
          <table:table-cell office:value-type="float" office:value="50.334327200701" table:style-name="ce1">
            <text:p>50.334327200701</text:p>
          </table:table-cell>
          <table:table-cell office:value-type="float" office:value="50.3965572654759" table:style-name="ce1">
            <text:p>50.3965572654759</text:p>
          </table:table-cell>
          <table:table-cell office:value-type="float" office:value="50.4568094495251" table:style-name="ce1">
            <text:p>50.4568094495251</text:p>
          </table:table-cell>
          <table:table-cell office:value-type="float" office:value="50.5155801385411" table:style-name="ce1">
            <text:p>50.5155801385411</text:p>
          </table:table-cell>
          <table:table-cell office:value-type="float" office:value="50.5731884926082" table:style-name="ce1">
            <text:p>50.5731884926082</text:p>
          </table:table-cell>
          <table:table-cell office:value-type="float" office:value="50.6298405311585" table:style-name="ce1">
            <text:p>50.6298405311585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136487877466" table:style-name="ce1">
            <text:p>44.8136487877466</text:p>
          </table:table-cell>
          <table:table-cell office:value-type="float" office:value="46.6206284387208" table:style-name="ce1">
            <text:p>46.6206284387208</text:p>
          </table:table-cell>
          <table:table-cell office:value-type="float" office:value="45.7546886047526" table:style-name="ce1">
            <text:p>45.7546886047526</text:p>
          </table:table-cell>
          <table:table-cell office:value-type="float" office:value="48.063576200456" table:style-name="ce1">
            <text:p>48.063576200456</text:p>
          </table:table-cell>
          <table:table-cell office:value-type="float" office:value="47.0856893528236" table:style-name="ce1">
            <text:p>47.0856893528236</text:p>
          </table:table-cell>
          <table:table-cell office:value-type="float" office:value="48.5554458521984" table:style-name="ce1">
            <text:p>48.5554458521984</text:p>
          </table:table-cell>
          <table:table-cell office:value-type="float" office:value="47.4223631739667" table:style-name="ce1">
            <text:p>47.4223631739667</text:p>
          </table:table-cell>
          <table:table-cell office:value-type="float" office:value="48.9291267800221" table:style-name="ce1">
            <text:p>48.9291267800221</text:p>
          </table:table-cell>
          <table:table-cell office:value-type="float" office:value="47.5763418418485" table:style-name="ce1">
            <text:p>47.5763418418485</text:p>
          </table:table-cell>
          <table:table-cell office:value-type="float" office:value="49.2974388392542" table:style-name="ce1">
            <text:p>49.2974388392542</text:p>
          </table:table-cell>
          <table:table-cell office:value-type="float" office:value="47.8380457732183" table:style-name="ce1">
            <text:p>47.8380457732183</text:p>
          </table:table-cell>
          <table:table-cell office:value-type="float" office:value="49.4667555375475" table:style-name="ce1">
            <text:p>49.4667555375475</text:p>
          </table:table-cell>
          <table:table-cell office:value-type="float" office:value="48.1576576269364" table:style-name="ce1">
            <text:p>48.1576576269364</text:p>
          </table:table-cell>
          <table:table-cell office:value-type="float" office:value="49.8103375674444" table:style-name="ce1">
            <text:p>49.8103375674444</text:p>
          </table:table-cell>
          <table:table-cell office:value-type="float" office:value="48.4150310643667" table:style-name="ce1">
            <text:p>48.4150310643667</text:p>
          </table:table-cell>
          <table:table-cell office:value-type="float" office:value="50.0564492390119" table:style-name="ce1">
            <text:p>50.0564492390119</text:p>
          </table:table-cell>
          <table:table-cell office:value-type="float" office:value="48.5907531716863" table:style-name="ce1">
            <text:p>48.5907531716863</text:p>
          </table:table-cell>
          <table:table-cell office:value-type="float" office:value="50.0842260380721" table:style-name="ce1">
            <text:p>50.0842260380721</text:p>
          </table:table-cell>
          <table:table-cell office:value-type="float" office:value="48.5314008237949" table:style-name="ce1">
            <text:p>48.5314008237949</text:p>
          </table:table-cell>
          <table:table-cell office:value-type="float" office:value="50.0277956157785" table:style-name="ce1">
            <text:p>50.0277956157785</text:p>
          </table:table-cell>
          <table:table-cell office:value-type="float" office:value="48.7613446723549" table:style-name="ce1">
            <text:p>48.7613446723549</text:p>
          </table:table-cell>
          <table:table-cell office:value-type="float" office:value="50.5292042238238" table:style-name="ce1">
            <text:p>50.5292042238238</text:p>
          </table:table-cell>
          <table:table-cell office:value-type="float" office:value="49.3638095290007" table:style-name="ce1">
            <text:p>49.3638095290007</text:p>
          </table:table-cell>
          <table:table-cell office:value-type="float" office:value="50.8725895025138" table:style-name="ce1">
            <text:p>50.8725895025138</text:p>
          </table:table-cell>
          <table:table-cell office:value-type="float" office:value="49.2459024132591" table:style-name="ce1">
            <text:p>49.2459024132591</text:p>
          </table:table-cell>
          <table:table-cell office:value-type="float" office:value="50.8732886001152" table:style-name="ce1">
            <text:p>50.8732886001152</text:p>
          </table:table-cell>
          <table:table-cell office:value-type="float" office:value="49.5545803501858" table:style-name="ce1">
            <text:p>49.5545803501858</text:p>
          </table:table-cell>
          <table:table-cell office:value-type="float" office:value="51.1844647726262" table:style-name="ce1">
            <text:p>51.1844647726262</text:p>
          </table:table-cell>
          <table:table-cell office:value-type="float" office:value="49.7975122252558" table:style-name="ce1">
            <text:p>49.7975122252558</text:p>
          </table:table-cell>
          <table:table-cell office:value-type="float" office:value="51.4368492531464" table:style-name="ce1">
            <text:p>51.4368492531464</text:p>
          </table:table-cell>
          <table:table-cell office:value-type="float" office:value="50.0125329174805" table:style-name="ce1">
            <text:p>50.0125329174805</text:p>
          </table:table-cell>
          <table:table-cell office:value-type="float" office:value="52.3432640040046" table:style-name="ce1">
            <text:p>52.3432640040046</text:p>
          </table:table-cell>
          <table:table-cell office:value-type="float" office:value="50.4387346044819" table:style-name="ce1">
            <text:p>50.4387346044819</text:p>
          </table:table-cell>
          <table:table-cell office:value-type="float" office:value="52.0852673228143" table:style-name="ce1">
            <text:p>52.0852673228143</text:p>
          </table:table-cell>
          <table:table-cell office:value-type="float" office:value="50.0261822470805" table:style-name="ce1">
            <text:p>50.0261822470805</text:p>
          </table:table-cell>
          <table:table-cell office:value-type="float" office:value="51.2966988952391" table:style-name="ce1">
            <text:p>51.2966988952391</text:p>
          </table:table-cell>
          <table:table-cell office:value-type="float" office:value="49.3302008686094" table:style-name="ce1">
            <text:p>49.3302008686094</text:p>
          </table:table-cell>
          <table:table-cell office:value-type="float" office:value="50.9997630219537" table:style-name="ce1">
            <text:p>50.9997630219537</text:p>
          </table:table-cell>
          <table:table-cell office:value-type="float" office:value="49.1280235552838" table:style-name="ce1">
            <text:p>49.1280235552838</text:p>
          </table:table-cell>
          <table:table-cell office:value-type="float" office:value="50.761620582998" table:style-name="ce1">
            <text:p>50.761620582998</text:p>
          </table:table-cell>
          <table:table-cell office:value-type="float" office:value="48.9705148743916" table:style-name="ce1">
            <text:p>48.9705148743916</text:p>
          </table:table-cell>
          <table:table-cell office:value-type="float" office:value="50.2167353999718" table:style-name="ce1">
            <text:p>50.2167353999718</text:p>
          </table:table-cell>
          <table:table-cell office:value-type="float" office:value="49.057586230317" table:style-name="ce1">
            <text:p>49.057586230317</text:p>
          </table:table-cell>
          <table:table-cell office:value-type="float" office:value="50.4160439980982" table:style-name="ce1">
            <text:p>50.4160439980982</text:p>
          </table:table-cell>
          <table:table-cell office:value-type="float" office:value="48.7881145404199" table:style-name="ce1">
            <text:p>48.7881145404199</text:p>
          </table:table-cell>
          <table:table-cell office:value-type="float" office:value="49.9463785902752" table:style-name="ce1">
            <text:p>49.9463785902752</text:p>
          </table:table-cell>
          <table:table-cell office:value-type="float" office:value="48.7231155930204" table:style-name="ce1">
            <text:p>48.7231155930204</text:p>
          </table:table-cell>
          <table:table-cell office:value-type="float" office:value="49.7593984570401" table:style-name="ce1">
            <text:p>49.7593984570401</text:p>
          </table:table-cell>
          <table:table-cell office:value-type="float" office:value="48.0108116728453" table:style-name="ce1">
            <text:p>48.0108116728453</text:p>
          </table:table-cell>
          <table:table-cell office:value-type="float" office:value="49.340627992589" table:style-name="ce1">
            <text:p>49.340627992589</text:p>
          </table:table-cell>
          <table:table-cell office:value-type="float" office:value="47.5879568626569" table:style-name="ce1">
            <text:p>47.5879568626569</text:p>
          </table:table-cell>
          <table:table-cell office:value-type="float" office:value="48.7478147820031" table:style-name="ce1">
            <text:p>48.7478147820031</text:p>
          </table:table-cell>
          <table:table-cell office:value-type="float" office:value="47.2304758052888" table:style-name="ce1">
            <text:p>47.2304758052888</text:p>
          </table:table-cell>
          <table:table-cell office:value-type="float" office:value="48.4276309239248" table:style-name="ce1">
            <text:p>48.4276309239248</text:p>
          </table:table-cell>
          <table:table-cell office:value-type="float" office:value="46.9968145134984" table:style-name="ce1">
            <text:p>46.9968145134984</text:p>
          </table:table-cell>
          <table:table-cell office:value-type="float" office:value="48.2192289374494" table:style-name="ce1">
            <text:p>48.2192289374494</text:p>
          </table:table-cell>
          <table:table-cell office:value-type="float" office:value="46.5719297927919" table:style-name="ce1">
            <text:p>46.5719297927919</text:p>
          </table:table-cell>
          <table:table-cell office:value-type="float" office:value="47.7943963565504" table:style-name="ce1">
            <text:p>47.7943963565504</text:p>
          </table:table-cell>
          <table:table-cell office:value-type="float" office:value="46.1750771084044" table:style-name="ce1">
            <text:p>46.1750771084044</text:p>
          </table:table-cell>
          <table:table-cell office:value-type="float" office:value="47.5283160423483" table:style-name="ce1">
            <text:p>47.5283160423483</text:p>
          </table:table-cell>
          <table:table-cell office:value-type="float" office:value="46.165447258053" table:style-name="ce1">
            <text:p>46.165447258053</text:p>
          </table:table-cell>
          <table:table-cell office:value-type="float" office:value="47.4854965783678" table:style-name="ce1">
            <text:p>47.4854965783678</text:p>
          </table:table-cell>
          <table:table-cell office:value-type="float" office:value="47.5330859943471" table:style-name="ce1">
            <text:p>47.5330859943471</text:p>
          </table:table-cell>
          <table:table-cell office:value-type="float" office:value="47.5756243984433" table:style-name="ce1">
            <text:p>47.5756243984433</text:p>
          </table:table-cell>
          <table:table-cell office:value-type="float" office:value="47.614818292341" table:style-name="ce1">
            <text:p>47.614818292341</text:p>
          </table:table-cell>
          <table:table-cell office:value-type="float" office:value="47.6517544708634" table:style-name="ce1">
            <text:p>47.6517544708634</text:p>
          </table:table-cell>
          <table:table-cell office:value-type="float" office:value="47.6871255651532" table:style-name="ce1">
            <text:p>47.6871255651532</text:p>
          </table:table-cell>
          <table:table-cell office:value-type="float" office:value="47.7213734937072" table:style-name="ce1">
            <text:p>47.7213734937072</text:p>
          </table:table-cell>
          <table:table-cell office:value-type="float" office:value="47.7547807008376" table:style-name="ce1">
            <text:p>47.7547807008376</text:p>
          </table:table-cell>
          <table:table-cell office:value-type="float" office:value="47.7875281866805" table:style-name="ce1">
            <text:p>47.7875281866805</text:p>
          </table:table-cell>
          <table:table-cell office:value-type="float" office:value="47.8197324158328" table:style-name="ce1">
            <text:p>47.8197324158328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6834467955491" table:style-name="ce1">
            <text:p>44.6834467955491</text:p>
          </table:table-cell>
          <table:table-cell office:value-type="float" office:value="47.3398846848563" table:style-name="ce1">
            <text:p>47.3398846848563</text:p>
          </table:table-cell>
          <table:table-cell office:value-type="float" office:value="46.6812558722943" table:style-name="ce1">
            <text:p>46.6812558722943</text:p>
          </table:table-cell>
          <table:table-cell office:value-type="float" office:value="49.8960049990563" table:style-name="ce1">
            <text:p>49.8960049990563</text:p>
          </table:table-cell>
          <table:table-cell office:value-type="float" office:value="49.5077776612751" table:style-name="ce1">
            <text:p>49.5077776612751</text:p>
          </table:table-cell>
          <table:table-cell office:value-type="float" office:value="52.1647224029818" table:style-name="ce1">
            <text:p>52.1647224029818</text:p>
          </table:table-cell>
          <table:table-cell office:value-type="float" office:value="51.5871875850482" table:style-name="ce1">
            <text:p>51.5871875850482</text:p>
          </table:table-cell>
          <table:table-cell office:value-type="float" office:value="54.2945656500836" table:style-name="ce1">
            <text:p>54.2945656500836</text:p>
          </table:table-cell>
          <table:table-cell office:value-type="float" office:value="53.4764912651848" table:style-name="ce1">
            <text:p>53.4764912651848</text:p>
          </table:table-cell>
          <table:table-cell office:value-type="float" office:value="56.3336773141818" table:style-name="ce1">
            <text:p>56.3336773141818</text:p>
          </table:table-cell>
          <table:table-cell office:value-type="float" office:value="55.534119443647" table:style-name="ce1">
            <text:p>55.534119443647</text:p>
          </table:table-cell>
          <table:table-cell office:value-type="float" office:value="58.4246555906234" table:style-name="ce1">
            <text:p>58.4246555906234</text:p>
          </table:table-cell>
          <table:table-cell office:value-type="float" office:value="57.6236153125038" table:style-name="ce1">
            <text:p>57.6236153125038</text:p>
          </table:table-cell>
          <table:table-cell office:value-type="float" office:value="60.5818187064802" table:style-name="ce1">
            <text:p>60.5818187064802</text:p>
          </table:table-cell>
          <table:table-cell office:value-type="float" office:value="59.7498612915157" table:style-name="ce1">
            <text:p>59.7498612915157</text:p>
          </table:table-cell>
          <table:table-cell office:value-type="float" office:value="62.7285316704493" table:style-name="ce1">
            <text:p>62.7285316704493</text:p>
          </table:table-cell>
          <table:table-cell office:value-type="float" office:value="61.877053427742" table:style-name="ce1">
            <text:p>61.877053427742</text:p>
          </table:table-cell>
          <table:table-cell office:value-type="float" office:value="64.7087209513649" table:style-name="ce1">
            <text:p>64.7087209513649</text:p>
          </table:table-cell>
          <table:table-cell office:value-type="float" office:value="63.5887947758086" table:style-name="ce1">
            <text:p>63.5887947758086</text:p>
          </table:table-cell>
          <table:table-cell office:value-type="float" office:value="66.3894718971788" table:style-name="ce1">
            <text:p>66.3894718971788</text:p>
          </table:table-cell>
          <table:table-cell office:value-type="float" office:value="65.6669240392973" table:style-name="ce1">
            <text:p>65.6669240392973</text:p>
          </table:table-cell>
          <table:table-cell office:value-type="float" office:value="68.5576103080771" table:style-name="ce1">
            <text:p>68.5576103080771</text:p>
          </table:table-cell>
          <table:table-cell office:value-type="float" office:value="67.6923583544144" table:style-name="ce1">
            <text:p>67.6923583544144</text:p>
          </table:table-cell>
          <table:table-cell office:value-type="float" office:value="70.5615346017732" table:style-name="ce1">
            <text:p>70.5615346017732</text:p>
          </table:table-cell>
          <table:table-cell office:value-type="float" office:value="69.5133863118397" table:style-name="ce1">
            <text:p>69.5133863118397</text:p>
          </table:table-cell>
          <table:table-cell office:value-type="float" office:value="72.2538134142694" table:style-name="ce1">
            <text:p>72.2538134142694</text:p>
          </table:table-cell>
          <table:table-cell office:value-type="float" office:value="71.3020622383409" table:style-name="ce1">
            <text:p>71.3020622383409</text:p>
          </table:table-cell>
          <table:table-cell office:value-type="float" office:value="74.0334072788428" table:style-name="ce1">
            <text:p>74.0334072788428</text:p>
          </table:table-cell>
          <table:table-cell office:value-type="float" office:value="72.8862311366803" table:style-name="ce1">
            <text:p>72.8862311366803</text:p>
          </table:table-cell>
          <table:table-cell office:value-type="float" office:value="75.7063750616967" table:style-name="ce1">
            <text:p>75.7063750616967</text:p>
          </table:table-cell>
          <table:table-cell office:value-type="float" office:value="74.6153928759192" table:style-name="ce1">
            <text:p>74.6153928759192</text:p>
          </table:table-cell>
          <table:table-cell office:value-type="float" office:value="77.5529114811772" table:style-name="ce1">
            <text:p>77.5529114811772</text:p>
          </table:table-cell>
          <table:table-cell office:value-type="float" office:value="76.2237874693795" table:style-name="ce1">
            <text:p>76.2237874693795</text:p>
          </table:table-cell>
          <table:table-cell office:value-type="float" office:value="79.0101738189014" table:style-name="ce1">
            <text:p>79.0101738189014</text:p>
          </table:table-cell>
          <table:table-cell office:value-type="float" office:value="77.7688010344076" table:style-name="ce1">
            <text:p>77.7688010344076</text:p>
          </table:table-cell>
          <table:table-cell office:value-type="float" office:value="80.3151647051248" table:style-name="ce1">
            <text:p>80.3151647051248</text:p>
          </table:table-cell>
          <table:table-cell office:value-type="float" office:value="79.191792123836" table:style-name="ce1">
            <text:p>79.191792123836</text:p>
          </table:table-cell>
          <table:table-cell office:value-type="float" office:value="81.8306565580346" table:style-name="ce1">
            <text:p>81.8306565580346</text:p>
          </table:table-cell>
          <table:table-cell office:value-type="float" office:value="80.7243062036234" table:style-name="ce1">
            <text:p>80.7243062036234</text:p>
          </table:table-cell>
          <table:table-cell office:value-type="float" office:value="83.4744972422653" table:style-name="ce1">
            <text:p>83.4744972422653</text:p>
          </table:table-cell>
          <table:table-cell office:value-type="float" office:value="82.2490260397462" table:style-name="ce1">
            <text:p>82.2490260397462</text:p>
          </table:table-cell>
          <table:table-cell office:value-type="float" office:value="84.6226019294339" table:style-name="ce1">
            <text:p>84.6226019294339</text:p>
          </table:table-cell>
          <table:table-cell office:value-type="float" office:value="83.8512681788111" table:style-name="ce1">
            <text:p>83.8512681788111</text:p>
          </table:table-cell>
          <table:table-cell office:value-type="float" office:value="86.350820863705" table:style-name="ce1">
            <text:p>86.350820863705</text:p>
          </table:table-cell>
          <table:table-cell office:value-type="float" office:value="85.0967008902209" table:style-name="ce1">
            <text:p>85.0967008902209</text:p>
          </table:table-cell>
          <table:table-cell office:value-type="float" office:value="87.4572417078999" table:style-name="ce1">
            <text:p>87.4572417078999</text:p>
          </table:table-cell>
          <table:table-cell office:value-type="float" office:value="86.419238921409" table:style-name="ce1">
            <text:p>86.419238921409</text:p>
          </table:table-cell>
          <table:table-cell office:value-type="float" office:value="88.7591047965384" table:style-name="ce1">
            <text:p>88.7591047965384</text:p>
          </table:table-cell>
          <table:table-cell office:value-type="float" office:value="87.2631959326634" table:style-name="ce1">
            <text:p>87.2631959326634</text:p>
          </table:table-cell>
          <table:table-cell office:value-type="float" office:value="89.7432533414103" table:style-name="ce1">
            <text:p>89.7432533414103</text:p>
          </table:table-cell>
          <table:table-cell office:value-type="float" office:value="88.2157921263041" table:style-name="ce1">
            <text:p>88.2157921263041</text:p>
          </table:table-cell>
          <table:table-cell office:value-type="float" office:value="90.534049197083" table:style-name="ce1">
            <text:p>90.534049197083</text:p>
          </table:table-cell>
          <table:table-cell office:value-type="float" office:value="89.2148936569417" table:style-name="ce1">
            <text:p>89.2148936569417</text:p>
          </table:table-cell>
          <table:table-cell office:value-type="float" office:value="91.639793298702" table:style-name="ce1">
            <text:p>91.639793298702</text:p>
          </table:table-cell>
          <table:table-cell office:value-type="float" office:value="90.373687518003" table:style-name="ce1">
            <text:p>90.373687518003</text:p>
          </table:table-cell>
          <table:table-cell office:value-type="float" office:value="92.7640457364487" table:style-name="ce1">
            <text:p>92.7640457364487</text:p>
          </table:table-cell>
          <table:table-cell office:value-type="float" office:value="91.2271766075146" table:style-name="ce1">
            <text:p>91.2271766075146</text:p>
          </table:table-cell>
          <table:table-cell office:value-type="float" office:value="93.6148051414138" table:style-name="ce1">
            <text:p>93.6148051414138</text:p>
          </table:table-cell>
          <table:table-cell office:value-type="float" office:value="92.1477795709918" table:style-name="ce1">
            <text:p>92.1477795709918</text:p>
          </table:table-cell>
          <table:table-cell office:value-type="float" office:value="94.5593283536477" table:style-name="ce1">
            <text:p>94.5593283536477</text:p>
          </table:table-cell>
          <table:table-cell office:value-type="float" office:value="93.346072806485" table:style-name="ce1">
            <text:p>93.346072806485</text:p>
          </table:table-cell>
          <table:table-cell office:value-type="float" office:value="95.8544819557195" table:style-name="ce1">
            <text:p>95.8544819557195</text:p>
          </table:table-cell>
          <table:table-cell office:value-type="float" office:value="96.538268469186" table:style-name="ce1">
            <text:p>96.538268469186</text:p>
          </table:table-cell>
          <table:table-cell office:value-type="float" office:value="97.2096733527707" table:style-name="ce1">
            <text:p>97.2096733527707</text:p>
          </table:table-cell>
          <table:table-cell office:value-type="float" office:value="97.8701641767583" table:style-name="ce1">
            <text:p>97.8701641767583</text:p>
          </table:table-cell>
          <table:table-cell office:value-type="float" office:value="98.5209118321547" table:style-name="ce1">
            <text:p>98.5209118321547</text:p>
          </table:table-cell>
          <table:table-cell office:value-type="float" office:value="99.1628523571494" table:style-name="ce1">
            <text:p>99.1628523571494</text:p>
          </table:table-cell>
          <table:table-cell office:value-type="float" office:value="99.7967358628939" table:style-name="ce1">
            <text:p>99.7967358628939</text:p>
          </table:table-cell>
          <table:table-cell office:value-type="float" office:value="100.423165250585" table:style-name="ce1">
            <text:p>100.423165250585</text:p>
          </table:table-cell>
          <table:table-cell office:value-type="float" office:value="101.042626850108" table:style-name="ce1">
            <text:p>101.042626850108</text:p>
          </table:table-cell>
          <table:table-cell office:value-type="float" office:value="101.655514665967" table:style-name="ce1">
            <text:p>101.655514665967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7897630884701" table:style-name="ce1">
            <text:p>44.7897630884701</text:p>
          </table:table-cell>
          <table:table-cell office:value-type="float" office:value="46.9257047921336" table:style-name="ce1">
            <text:p>46.9257047921336</text:p>
          </table:table-cell>
          <table:table-cell office:value-type="float" office:value="45.9819572716691" table:style-name="ce1">
            <text:p>45.9819572716691</text:p>
          </table:table-cell>
          <table:table-cell office:value-type="float" office:value="48.7381795567444" table:style-name="ce1">
            <text:p>48.7381795567444</text:p>
          </table:table-cell>
          <table:table-cell office:value-type="float" office:value="47.8837997993025" table:style-name="ce1">
            <text:p>47.8837997993025</text:p>
          </table:table-cell>
          <table:table-cell office:value-type="float" office:value="49.6995570938781" table:style-name="ce1">
            <text:p>49.6995570938781</text:p>
          </table:table-cell>
          <table:table-cell office:value-type="float" office:value="48.7847791196516" table:style-name="ce1">
            <text:p>48.7847791196516</text:p>
          </table:table-cell>
          <table:table-cell office:value-type="float" office:value="50.7608132899644" table:style-name="ce1">
            <text:p>50.7608132899644</text:p>
          </table:table-cell>
          <table:table-cell office:value-type="float" office:value="49.5431401545607" table:style-name="ce1">
            <text:p>49.5431401545607</text:p>
          </table:table-cell>
          <table:table-cell office:value-type="float" office:value="51.6534817910335" table:style-name="ce1">
            <text:p>51.6534817910335</text:p>
          </table:table-cell>
          <table:table-cell office:value-type="float" office:value="50.5308005041235" table:style-name="ce1">
            <text:p>50.5308005041235</text:p>
          </table:table-cell>
          <table:table-cell office:value-type="float" office:value="52.6087475826355" table:style-name="ce1">
            <text:p>52.6087475826355</text:p>
          </table:table-cell>
          <table:table-cell office:value-type="float" office:value="51.306619306526" table:style-name="ce1">
            <text:p>51.306619306526</text:p>
          </table:table-cell>
          <table:table-cell office:value-type="float" office:value="53.3910070754864" table:style-name="ce1">
            <text:p>53.3910070754864</text:p>
          </table:table-cell>
          <table:table-cell office:value-type="float" office:value="52.125574989895" table:style-name="ce1">
            <text:p>52.125574989895</text:p>
          </table:table-cell>
          <table:table-cell office:value-type="float" office:value="54.3368848834961" table:style-name="ce1">
            <text:p>54.3368848834961</text:p>
          </table:table-cell>
          <table:table-cell office:value-type="float" office:value="52.8978176444015" table:style-name="ce1">
            <text:p>52.8978176444015</text:p>
          </table:table-cell>
          <table:table-cell office:value-type="float" office:value="54.965149639397" table:style-name="ce1">
            <text:p>54.965149639397</text:p>
          </table:table-cell>
          <table:table-cell office:value-type="float" office:value="53.2395386964201" table:style-name="ce1">
            <text:p>53.2395386964201</text:p>
          </table:table-cell>
          <table:table-cell office:value-type="float" office:value="55.2649629156658" table:style-name="ce1">
            <text:p>55.2649629156658</text:p>
          </table:table-cell>
          <table:table-cell office:value-type="float" office:value="54.106363786032" table:style-name="ce1">
            <text:p>54.106363786032</text:p>
          </table:table-cell>
          <table:table-cell office:value-type="float" office:value="56.2881516242784" table:style-name="ce1">
            <text:p>56.2881516242784</text:p>
          </table:table-cell>
          <table:table-cell office:value-type="float" office:value="54.9527335049425" table:style-name="ce1">
            <text:p>54.9527335049425</text:p>
          </table:table-cell>
          <table:table-cell office:value-type="float" office:value="56.9626011695424" table:style-name="ce1">
            <text:p>56.9626011695424</text:p>
          </table:table-cell>
          <table:table-cell office:value-type="float" office:value="55.3585623259815" table:style-name="ce1">
            <text:p>55.3585623259815</text:p>
          </table:table-cell>
          <table:table-cell office:value-type="float" office:value="57.460750263668" table:style-name="ce1">
            <text:p>57.460750263668</text:p>
          </table:table-cell>
          <table:table-cell office:value-type="float" office:value="56.1374193894704" table:style-name="ce1">
            <text:p>56.1374193894704</text:p>
          </table:table-cell>
          <table:table-cell office:value-type="float" office:value="58.1186237501477" table:style-name="ce1">
            <text:p>58.1186237501477</text:p>
          </table:table-cell>
          <table:table-cell office:value-type="float" office:value="56.4672623388271" table:style-name="ce1">
            <text:p>56.4672623388271</text:p>
          </table:table-cell>
          <table:table-cell office:value-type="float" office:value="58.6016018765817" table:style-name="ce1">
            <text:p>58.6016018765817</text:p>
          </table:table-cell>
          <table:table-cell office:value-type="float" office:value="57.1276957572552" table:style-name="ce1">
            <text:p>57.1276957572552</text:p>
          </table:table-cell>
          <table:table-cell office:value-type="float" office:value="59.6910385722275" table:style-name="ce1">
            <text:p>59.6910385722275</text:p>
          </table:table-cell>
          <table:table-cell office:value-type="float" office:value="57.9008117637356" table:style-name="ce1">
            <text:p>57.9008117637356</text:p>
          </table:table-cell>
          <table:table-cell office:value-type="float" office:value="60.0608142494023" table:style-name="ce1">
            <text:p>60.0608142494023</text:p>
          </table:table-cell>
          <table:table-cell office:value-type="float" office:value="58.4448451447167" table:style-name="ce1">
            <text:p>58.4448451447167</text:p>
          </table:table-cell>
          <table:table-cell office:value-type="float" office:value="60.3329603281832" table:style-name="ce1">
            <text:p>60.3329603281832</text:p>
          </table:table-cell>
          <table:table-cell office:value-type="float" office:value="58.7578799592033" table:style-name="ce1">
            <text:p>58.7578799592033</text:p>
          </table:table-cell>
          <table:table-cell office:value-type="float" office:value="60.7893540324237" table:style-name="ce1">
            <text:p>60.7893540324237</text:p>
          </table:table-cell>
          <table:table-cell office:value-type="float" office:value="59.4001834085475" table:style-name="ce1">
            <text:p>59.4001834085475</text:p>
          </table:table-cell>
          <table:table-cell office:value-type="float" office:value="61.3225220067245" table:style-name="ce1">
            <text:p>61.3225220067245</text:p>
          </table:table-cell>
          <table:table-cell office:value-type="float" office:value="59.6322724166566" table:style-name="ce1">
            <text:p>59.6322724166566</text:p>
          </table:table-cell>
          <table:table-cell office:value-type="float" office:value="61.277537127483" table:style-name="ce1">
            <text:p>61.277537127483</text:p>
          </table:table-cell>
          <table:table-cell office:value-type="float" office:value="60.4799355523663" table:style-name="ce1">
            <text:p>60.4799355523663</text:p>
          </table:table-cell>
          <table:table-cell office:value-type="float" office:value="62.1562992376554" table:style-name="ce1">
            <text:p>62.1562992376554</text:p>
          </table:table-cell>
          <table:table-cell office:value-type="float" office:value="60.6766278104903" table:style-name="ce1">
            <text:p>60.6766278104903</text:p>
          </table:table-cell>
          <table:table-cell office:value-type="float" office:value="62.1794765427451" table:style-name="ce1">
            <text:p>62.1794765427451</text:p>
          </table:table-cell>
          <table:table-cell office:value-type="float" office:value="60.9715410691025" table:style-name="ce1">
            <text:p>60.9715410691025</text:p>
          </table:table-cell>
          <table:table-cell office:value-type="float" office:value="62.5512775159292" table:style-name="ce1">
            <text:p>62.5512775159292</text:p>
          </table:table-cell>
          <table:table-cell office:value-type="float" office:value="60.6455222555742" table:style-name="ce1">
            <text:p>60.6455222555742</text:p>
          </table:table-cell>
          <table:table-cell office:value-type="float" office:value="62.61505475524" table:style-name="ce1">
            <text:p>62.61505475524</text:p>
          </table:table-cell>
          <table:table-cell office:value-type="float" office:value="60.650980934897" table:style-name="ce1">
            <text:p>60.650980934897</text:p>
          </table:table-cell>
          <table:table-cell office:value-type="float" office:value="62.3106038497598" table:style-name="ce1">
            <text:p>62.3106038497598</text:p>
          </table:table-cell>
          <table:table-cell office:value-type="float" office:value="60.6628924361818" table:style-name="ce1">
            <text:p>60.6628924361818</text:p>
          </table:table-cell>
          <table:table-cell office:value-type="float" office:value="62.4674559912082" table:style-name="ce1">
            <text:p>62.4674559912082</text:p>
          </table:table-cell>
          <table:table-cell office:value-type="float" office:value="60.899420017095" table:style-name="ce1">
            <text:p>60.899420017095</text:p>
          </table:table-cell>
          <table:table-cell office:value-type="float" office:value="62.6180531324124" table:style-name="ce1">
            <text:p>62.6180531324124</text:p>
          </table:table-cell>
          <table:table-cell office:value-type="float" office:value="60.8607111402593" table:style-name="ce1">
            <text:p>60.8607111402593</text:p>
          </table:table-cell>
          <table:table-cell office:value-type="float" office:value="62.5219100442233" table:style-name="ce1">
            <text:p>62.5219100442233</text:p>
          </table:table-cell>
          <table:table-cell office:value-type="float" office:value="60.8545848029346" table:style-name="ce1">
            <text:p>60.8545848029346</text:p>
          </table:table-cell>
          <table:table-cell office:value-type="float" office:value="62.7669391080643" table:style-name="ce1">
            <text:p>62.7669391080643</text:p>
          </table:table-cell>
          <table:table-cell office:value-type="float" office:value="61.4236665317011" table:style-name="ce1">
            <text:p>61.4236665317011</text:p>
          </table:table-cell>
          <table:table-cell office:value-type="float" office:value="63.2128959483689" table:style-name="ce1">
            <text:p>63.2128959483689</text:p>
          </table:table-cell>
          <table:table-cell office:value-type="float" office:value="63.3761214893795" table:style-name="ce1">
            <text:p>63.3761214893795</text:p>
          </table:table-cell>
          <table:table-cell office:value-type="float" office:value="63.5435417815493" table:style-name="ce1">
            <text:p>63.5435417815493</text:p>
          </table:table-cell>
          <table:table-cell office:value-type="float" office:value="63.7138638846494" table:style-name="ce1">
            <text:p>63.7138638846494</text:p>
          </table:table-cell>
          <table:table-cell office:value-type="float" office:value="63.8860805097456" table:style-name="ce1">
            <text:p>63.8860805097456</text:p>
          </table:table-cell>
          <table:table-cell office:value-type="float" office:value="64.0713930214783" table:style-name="ce1">
            <text:p>64.0713930214783</text:p>
          </table:table-cell>
          <table:table-cell office:value-type="float" office:value="64.253375680303" table:style-name="ce1">
            <text:p>64.253375680303</text:p>
          </table:table-cell>
          <table:table-cell office:value-type="float" office:value="64.4314794212876" table:style-name="ce1">
            <text:p>64.4314794212876</text:p>
          </table:table-cell>
          <table:table-cell office:value-type="float" office:value="64.6061605620444" table:style-name="ce1">
            <text:p>64.6061605620444</text:p>
          </table:table-cell>
          <table:table-cell office:value-type="float" office:value="64.7974296243734" table:style-name="ce1">
            <text:p>64.7974296243734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788943310865" table:style-name="ce1">
            <text:p>44.788943310865</text:p>
          </table:table-cell>
          <table:table-cell office:value-type="float" office:value="46.9067226836739" table:style-name="ce1">
            <text:p>46.9067226836739</text:p>
          </table:table-cell>
          <table:table-cell office:value-type="float" office:value="45.9180977118088" table:style-name="ce1">
            <text:p>45.9180977118088</text:p>
          </table:table-cell>
          <table:table-cell office:value-type="float" office:value="48.6702307907776" table:style-name="ce1">
            <text:p>48.6702307907776</text:p>
          </table:table-cell>
          <table:table-cell office:value-type="float" office:value="47.833405957105" table:style-name="ce1">
            <text:p>47.833405957105</text:p>
          </table:table-cell>
          <table:table-cell office:value-type="float" office:value="49.6716890177562" table:style-name="ce1">
            <text:p>49.6716890177562</text:p>
          </table:table-cell>
          <table:table-cell office:value-type="float" office:value="48.7470675100635" table:style-name="ce1">
            <text:p>48.7470675100635</text:p>
          </table:table-cell>
          <table:table-cell office:value-type="float" office:value="50.7216038682551" table:style-name="ce1">
            <text:p>50.7216038682551</text:p>
          </table:table-cell>
          <table:table-cell office:value-type="float" office:value="49.4872221641813" table:style-name="ce1">
            <text:p>49.4872221641813</text:p>
          </table:table-cell>
          <table:table-cell office:value-type="float" office:value="51.583362483386" table:style-name="ce1">
            <text:p>51.583362483386</text:p>
          </table:table-cell>
          <table:table-cell office:value-type="float" office:value="50.4431435524555" table:style-name="ce1">
            <text:p>50.4431435524555</text:p>
          </table:table-cell>
          <table:table-cell office:value-type="float" office:value="52.5639145625858" table:style-name="ce1">
            <text:p>52.5639145625858</text:p>
          </table:table-cell>
          <table:table-cell office:value-type="float" office:value="51.2644965453714" table:style-name="ce1">
            <text:p>51.2644965453714</text:p>
          </table:table-cell>
          <table:table-cell office:value-type="float" office:value="53.3402046037851" table:style-name="ce1">
            <text:p>53.3402046037851</text:p>
          </table:table-cell>
          <table:table-cell office:value-type="float" office:value="52.0469467738512" table:style-name="ce1">
            <text:p>52.0469467738512</text:p>
          </table:table-cell>
          <table:table-cell office:value-type="float" office:value="54.2448508598669" table:style-name="ce1">
            <text:p>54.2448508598669</text:p>
          </table:table-cell>
          <table:table-cell office:value-type="float" office:value="52.8143835739501" table:style-name="ce1">
            <text:p>52.8143835739501</text:p>
          </table:table-cell>
          <table:table-cell office:value-type="float" office:value="54.8386514087237" table:style-name="ce1">
            <text:p>54.8386514087237</text:p>
          </table:table-cell>
          <table:table-cell office:value-type="float" office:value="53.1276738088438" table:style-name="ce1">
            <text:p>53.1276738088438</text:p>
          </table:table-cell>
          <table:table-cell office:value-type="float" office:value="55.0863043646775" table:style-name="ce1">
            <text:p>55.0863043646775</text:p>
          </table:table-cell>
          <table:table-cell office:value-type="float" office:value="53.9365905577228" table:style-name="ce1">
            <text:p>53.9365905577228</text:p>
          </table:table-cell>
          <table:table-cell office:value-type="float" office:value="56.1079995124315" table:style-name="ce1">
            <text:p>56.1079995124315</text:p>
          </table:table-cell>
          <table:table-cell office:value-type="float" office:value="54.7434923623189" table:style-name="ce1">
            <text:p>54.7434923623189</text:p>
          </table:table-cell>
          <table:table-cell office:value-type="float" office:value="56.7310887224803" table:style-name="ce1">
            <text:p>56.7310887224803</text:p>
          </table:table-cell>
          <table:table-cell office:value-type="float" office:value="55.1167573866545" table:style-name="ce1">
            <text:p>55.1167573866545</text:p>
          </table:table-cell>
          <table:table-cell office:value-type="float" office:value="57.155336143198" table:style-name="ce1">
            <text:p>57.155336143198</text:p>
          </table:table-cell>
          <table:table-cell office:value-type="float" office:value="55.8087136070508" table:style-name="ce1">
            <text:p>55.8087136070508</text:p>
          </table:table-cell>
          <table:table-cell office:value-type="float" office:value="57.7923729645137" table:style-name="ce1">
            <text:p>57.7923729645137</text:p>
          </table:table-cell>
          <table:table-cell office:value-type="float" office:value="56.138647635976" table:style-name="ce1">
            <text:p>56.138647635976</text:p>
          </table:table-cell>
          <table:table-cell office:value-type="float" office:value="58.2844744510233" table:style-name="ce1">
            <text:p>58.2844744510233</text:p>
          </table:table-cell>
          <table:table-cell office:value-type="float" office:value="56.8269853753679" table:style-name="ce1">
            <text:p>56.8269853753679</text:p>
          </table:table-cell>
          <table:table-cell office:value-type="float" office:value="59.4151618621469" table:style-name="ce1">
            <text:p>59.4151618621469</text:p>
          </table:table-cell>
          <table:table-cell office:value-type="float" office:value="57.6315653170074" table:style-name="ce1">
            <text:p>57.6315653170074</text:p>
          </table:table-cell>
          <table:table-cell office:value-type="float" office:value="59.840190660441" table:style-name="ce1">
            <text:p>59.840190660441</text:p>
          </table:table-cell>
          <table:table-cell office:value-type="float" office:value="58.2280507709896" table:style-name="ce1">
            <text:p>58.2280507709896</text:p>
          </table:table-cell>
          <table:table-cell office:value-type="float" office:value="60.0125552625055" table:style-name="ce1">
            <text:p>60.0125552625055</text:p>
          </table:table-cell>
          <table:table-cell office:value-type="float" office:value="58.4854134781281" table:style-name="ce1">
            <text:p>58.4854134781281</text:p>
          </table:table-cell>
          <table:table-cell office:value-type="float" office:value="60.5344007850034" table:style-name="ce1">
            <text:p>60.5344007850034</text:p>
          </table:table-cell>
          <table:table-cell office:value-type="float" office:value="59.1874803300306" table:style-name="ce1">
            <text:p>59.1874803300306</text:p>
          </table:table-cell>
          <table:table-cell office:value-type="float" office:value="61.1774009147108" table:style-name="ce1">
            <text:p>61.1774009147108</text:p>
          </table:table-cell>
          <table:table-cell office:value-type="float" office:value="59.4750549792948" table:style-name="ce1">
            <text:p>59.4750549792948</text:p>
          </table:table-cell>
          <table:table-cell office:value-type="float" office:value="61.0546522998646" table:style-name="ce1">
            <text:p>61.0546522998646</text:p>
          </table:table-cell>
          <table:table-cell office:value-type="float" office:value="60.1931366878957" table:style-name="ce1">
            <text:p>60.1931366878957</text:p>
          </table:table-cell>
          <table:table-cell office:value-type="float" office:value="61.9038228781553" table:style-name="ce1">
            <text:p>61.9038228781553</text:p>
          </table:table-cell>
          <table:table-cell office:value-type="float" office:value="60.3747385318032" table:style-name="ce1">
            <text:p>60.3747385318032</text:p>
          </table:table-cell>
          <table:table-cell office:value-type="float" office:value="61.8715574143506" table:style-name="ce1">
            <text:p>61.8715574143506</text:p>
          </table:table-cell>
          <table:table-cell office:value-type="float" office:value="60.6060347781468" table:style-name="ce1">
            <text:p>60.6060347781468</text:p>
          </table:table-cell>
          <table:table-cell office:value-type="float" office:value="62.2360768301535" table:style-name="ce1">
            <text:p>62.2360768301535</text:p>
          </table:table-cell>
          <table:table-cell office:value-type="float" office:value="60.3917676785446" table:style-name="ce1">
            <text:p>60.3917676785446</text:p>
          </table:table-cell>
          <table:table-cell office:value-type="float" office:value="62.3946958548952" table:style-name="ce1">
            <text:p>62.3946958548952</text:p>
          </table:table-cell>
          <table:table-cell office:value-type="float" office:value="60.462598994028" table:style-name="ce1">
            <text:p>60.462598994028</text:p>
          </table:table-cell>
          <table:table-cell office:value-type="float" office:value="62.1485642049095" table:style-name="ce1">
            <text:p>62.1485642049095</text:p>
          </table:table-cell>
          <table:table-cell office:value-type="float" office:value="60.5101942771013" table:style-name="ce1">
            <text:p>60.5101942771013</text:p>
          </table:table-cell>
          <table:table-cell office:value-type="float" office:value="62.304338431655" table:style-name="ce1">
            <text:p>62.304338431655</text:p>
          </table:table-cell>
          <table:table-cell office:value-type="float" office:value="60.7029620095755" table:style-name="ce1">
            <text:p>60.7029620095755</text:p>
          </table:table-cell>
          <table:table-cell office:value-type="float" office:value="62.4813020206221" table:style-name="ce1">
            <text:p>62.4813020206221</text:p>
          </table:table-cell>
          <table:table-cell office:value-type="float" office:value="60.6685918409397" table:style-name="ce1">
            <text:p>60.6685918409397</text:p>
          </table:table-cell>
          <table:table-cell office:value-type="float" office:value="62.3286869644217" table:style-name="ce1">
            <text:p>62.3286869644217</text:p>
          </table:table-cell>
          <table:table-cell office:value-type="float" office:value="60.6037473700512" table:style-name="ce1">
            <text:p>60.6037473700512</text:p>
          </table:table-cell>
          <table:table-cell office:value-type="float" office:value="62.5032078181443" table:style-name="ce1">
            <text:p>62.5032078181443</text:p>
          </table:table-cell>
          <table:table-cell office:value-type="float" office:value="61.1170934139579" table:style-name="ce1">
            <text:p>61.1170934139579</text:p>
          </table:table-cell>
          <table:table-cell office:value-type="float" office:value="62.9277886272863" table:style-name="ce1">
            <text:p>62.9277886272863</text:p>
          </table:table-cell>
          <table:table-cell office:value-type="float" office:value="63.092430786384" table:style-name="ce1">
            <text:p>63.092430786384</text:p>
          </table:table-cell>
          <table:table-cell office:value-type="float" office:value="63.26033135729" table:style-name="ce1">
            <text:p>63.26033135729</text:p>
          </table:table-cell>
          <table:table-cell office:value-type="float" office:value="63.4304073036852" table:style-name="ce1">
            <text:p>63.4304073036852</text:p>
          </table:table-cell>
          <table:table-cell office:value-type="float" office:value="63.6018154457021" table:style-name="ce1">
            <text:p>63.6018154457021</text:p>
          </table:table-cell>
          <table:table-cell office:value-type="float" office:value="63.7739000884572" table:style-name="ce1">
            <text:p>63.7739000884572</text:p>
          </table:table-cell>
          <table:table-cell office:value-type="float" office:value="63.9464084568445" table:style-name="ce1">
            <text:p>63.9464084568445</text:p>
          </table:table-cell>
          <table:table-cell office:value-type="float" office:value="64.1445965200483" table:style-name="ce1">
            <text:p>64.1445965200483</text:p>
          </table:table-cell>
          <table:table-cell office:value-type="float" office:value="64.3400396287405" table:style-name="ce1">
            <text:p>64.3400396287405</text:p>
          </table:table-cell>
          <table:table-cell office:value-type="float" office:value="64.5329923940475" table:style-name="ce1">
            <text:p>64.5329923940475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6266605792822" table:style-name="ce1">
            <text:p>44.6266605792822</text:p>
          </table:table-cell>
          <table:table-cell office:value-type="float" office:value="46.6259635012662" table:style-name="ce1">
            <text:p>46.6259635012662</text:p>
          </table:table-cell>
          <table:table-cell office:value-type="float" office:value="45.4941729121796" table:style-name="ce1">
            <text:p>45.4941729121796</text:p>
          </table:table-cell>
          <table:table-cell office:value-type="float" office:value="47.9900972310513" table:style-name="ce1">
            <text:p>47.9900972310513</text:p>
          </table:table-cell>
          <table:table-cell office:value-type="float" office:value="47.1427562098197" table:style-name="ce1">
            <text:p>47.1427562098197</text:p>
          </table:table-cell>
          <table:table-cell office:value-type="float" office:value="48.6435724862676" table:style-name="ce1">
            <text:p>48.6435724862676</text:p>
          </table:table-cell>
          <table:table-cell office:value-type="float" office:value="47.6712914098281" table:style-name="ce1">
            <text:p>47.6712914098281</text:p>
          </table:table-cell>
          <table:table-cell office:value-type="float" office:value="49.5151686888187" table:style-name="ce1">
            <text:p>49.5151686888187</text:p>
          </table:table-cell>
          <table:table-cell office:value-type="float" office:value="48.2580990068728" table:style-name="ce1">
            <text:p>48.2580990068728</text:p>
          </table:table-cell>
          <table:table-cell office:value-type="float" office:value="50.2171967015427" table:style-name="ce1">
            <text:p>50.2171967015427</text:p>
          </table:table-cell>
          <table:table-cell office:value-type="float" office:value="48.8255004391273" table:style-name="ce1">
            <text:p>48.8255004391273</text:p>
          </table:table-cell>
          <table:table-cell office:value-type="float" office:value="50.7328141993581" table:style-name="ce1">
            <text:p>50.7328141993581</text:p>
          </table:table-cell>
          <table:table-cell office:value-type="float" office:value="49.2225146547688" table:style-name="ce1">
            <text:p>49.2225146547688</text:p>
          </table:table-cell>
          <table:table-cell office:value-type="float" office:value="51.2309130096595" table:style-name="ce1">
            <text:p>51.2309130096595</text:p>
          </table:table-cell>
          <table:table-cell office:value-type="float" office:value="49.6606326996374" table:style-name="ce1">
            <text:p>49.6606326996374</text:p>
          </table:table-cell>
          <table:table-cell office:value-type="float" office:value="51.6134127262773" table:style-name="ce1">
            <text:p>51.6134127262773</text:p>
          </table:table-cell>
          <table:table-cell office:value-type="float" office:value="50.012315844646" table:style-name="ce1">
            <text:p>50.012315844646</text:p>
          </table:table-cell>
          <table:table-cell office:value-type="float" office:value="51.7945278452982" table:style-name="ce1">
            <text:p>51.7945278452982</text:p>
          </table:table-cell>
          <table:table-cell office:value-type="float" office:value="50.024057986521" table:style-name="ce1">
            <text:p>50.024057986521</text:p>
          </table:table-cell>
          <table:table-cell office:value-type="float" office:value="51.6977091758742" table:style-name="ce1">
            <text:p>51.6977091758742</text:p>
          </table:table-cell>
          <table:table-cell office:value-type="float" office:value="50.4717922105315" table:style-name="ce1">
            <text:p>50.4717922105315</text:p>
          </table:table-cell>
          <table:table-cell office:value-type="float" office:value="52.4347861996223" table:style-name="ce1">
            <text:p>52.4347861996223</text:p>
          </table:table-cell>
          <table:table-cell office:value-type="float" office:value="50.8411194941054" table:style-name="ce1">
            <text:p>50.8411194941054</text:p>
          </table:table-cell>
          <table:table-cell office:value-type="float" office:value="52.5582088027802" table:style-name="ce1">
            <text:p>52.5582088027802</text:p>
          </table:table-cell>
          <table:table-cell office:value-type="float" office:value="50.850949241369" table:style-name="ce1">
            <text:p>50.850949241369</text:p>
          </table:table-cell>
          <table:table-cell office:value-type="float" office:value="52.6488241668687" table:style-name="ce1">
            <text:p>52.6488241668687</text:p>
          </table:table-cell>
          <table:table-cell office:value-type="float" office:value="51.062514106904" table:style-name="ce1">
            <text:p>51.062514106904</text:p>
          </table:table-cell>
          <table:table-cell office:value-type="float" office:value="52.7358281309989" table:style-name="ce1">
            <text:p>52.7358281309989</text:p>
          </table:table-cell>
          <table:table-cell office:value-type="float" office:value="50.9846023500078" table:style-name="ce1">
            <text:p>50.9846023500078</text:p>
          </table:table-cell>
          <table:table-cell office:value-type="float" office:value="52.9548076472005" table:style-name="ce1">
            <text:p>52.9548076472005</text:p>
          </table:table-cell>
          <table:table-cell office:value-type="float" office:value="51.3073579833475" table:style-name="ce1">
            <text:p>51.3073579833475</text:p>
          </table:table-cell>
          <table:table-cell office:value-type="float" office:value="53.4866363852312" table:style-name="ce1">
            <text:p>53.4866363852312</text:p>
          </table:table-cell>
          <table:table-cell office:value-type="float" office:value="51.6532693776671" table:style-name="ce1">
            <text:p>51.6532693776671</text:p>
          </table:table-cell>
          <table:table-cell office:value-type="float" office:value="53.6048112269744" table:style-name="ce1">
            <text:p>53.6048112269744</text:p>
          </table:table-cell>
          <table:table-cell office:value-type="float" office:value="51.8120504192448" table:style-name="ce1">
            <text:p>51.8120504192448</text:p>
          </table:table-cell>
          <table:table-cell office:value-type="float" office:value="53.4061133344255" table:style-name="ce1">
            <text:p>53.4061133344255</text:p>
          </table:table-cell>
          <table:table-cell office:value-type="float" office:value="51.7404721317768" table:style-name="ce1">
            <text:p>51.7404721317768</text:p>
          </table:table-cell>
          <table:table-cell office:value-type="float" office:value="53.613887607457" table:style-name="ce1">
            <text:p>53.613887607457</text:p>
          </table:table-cell>
          <table:table-cell office:value-type="float" office:value="52.0445503084463" table:style-name="ce1">
            <text:p>52.0445503084463</text:p>
          </table:table-cell>
          <table:table-cell office:value-type="float" office:value="53.9128220803779" table:style-name="ce1">
            <text:p>53.9128220803779</text:p>
          </table:table-cell>
          <table:table-cell office:value-type="float" office:value="52.4050595441011" table:style-name="ce1">
            <text:p>52.4050595441011</text:p>
          </table:table-cell>
          <table:table-cell office:value-type="float" office:value="53.7875767087554" table:style-name="ce1">
            <text:p>53.7875767087554</text:p>
          </table:table-cell>
          <table:table-cell office:value-type="float" office:value="52.2806829187616" table:style-name="ce1">
            <text:p>52.2806829187616</text:p>
          </table:table-cell>
          <table:table-cell office:value-type="float" office:value="54.0724761400887" table:style-name="ce1">
            <text:p>54.0724761400887</text:p>
          </table:table-cell>
          <table:table-cell office:value-type="float" office:value="52.3775664881458" table:style-name="ce1">
            <text:p>52.3775664881458</text:p>
          </table:table-cell>
          <table:table-cell office:value-type="float" office:value="53.8818512857132" table:style-name="ce1">
            <text:p>53.8818512857132</text:p>
          </table:table-cell>
          <table:table-cell office:value-type="float" office:value="52.3871862206728" table:style-name="ce1">
            <text:p>52.3871862206728</text:p>
          </table:table-cell>
          <table:table-cell office:value-type="float" office:value="53.9702683215888" table:style-name="ce1">
            <text:p>53.9702683215888</text:p>
          </table:table-cell>
          <table:table-cell office:value-type="float" office:value="52.1311679071323" table:style-name="ce1">
            <text:p>52.1311679071323</text:p>
          </table:table-cell>
          <table:table-cell office:value-type="float" office:value="53.7580781424449" table:style-name="ce1">
            <text:p>53.7580781424449</text:p>
          </table:table-cell>
          <table:table-cell office:value-type="float" office:value="51.9019374687113" table:style-name="ce1">
            <text:p>51.9019374687113</text:p>
          </table:table-cell>
          <table:table-cell office:value-type="float" office:value="53.5301767874013" table:style-name="ce1">
            <text:p>53.5301767874013</text:p>
          </table:table-cell>
          <table:table-cell office:value-type="float" office:value="51.8931699772804" table:style-name="ce1">
            <text:p>51.8931699772804</text:p>
          </table:table-cell>
          <table:table-cell office:value-type="float" office:value="53.5055868298232" table:style-name="ce1">
            <text:p>53.5055868298232</text:p>
          </table:table-cell>
          <table:table-cell office:value-type="float" office:value="51.9022196671704" table:style-name="ce1">
            <text:p>51.9022196671704</text:p>
          </table:table-cell>
          <table:table-cell office:value-type="float" office:value="53.5703793427345" table:style-name="ce1">
            <text:p>53.5703793427345</text:p>
          </table:table-cell>
          <table:table-cell office:value-type="float" office:value="51.689887346956" table:style-name="ce1">
            <text:p>51.689887346956</text:p>
          </table:table-cell>
          <table:table-cell office:value-type="float" office:value="53.3893618758018" table:style-name="ce1">
            <text:p>53.3893618758018</text:p>
          </table:table-cell>
          <table:table-cell office:value-type="float" office:value="51.5926334393154" table:style-name="ce1">
            <text:p>51.5926334393154</text:p>
          </table:table-cell>
          <table:table-cell office:value-type="float" office:value="53.318941359158" table:style-name="ce1">
            <text:p>53.318941359158</text:p>
          </table:table-cell>
          <table:table-cell office:value-type="float" office:value="51.7446847789963" table:style-name="ce1">
            <text:p>51.7446847789963</text:p>
          </table:table-cell>
          <table:table-cell office:value-type="float" office:value="53.5670741773994" table:style-name="ce1">
            <text:p>53.5670741773994</text:p>
          </table:table-cell>
          <table:table-cell office:value-type="float" office:value="53.6988125942777" table:style-name="ce1">
            <text:p>53.6988125942777</text:p>
          </table:table-cell>
          <table:table-cell office:value-type="float" office:value="53.8233672514254" table:style-name="ce1">
            <text:p>53.8233672514254</text:p>
          </table:table-cell>
          <table:table-cell office:value-type="float" office:value="53.9420731174664" table:style-name="ce1">
            <text:p>53.9420731174664</text:p>
          </table:table-cell>
          <table:table-cell office:value-type="float" office:value="54.0559855551128" table:style-name="ce1">
            <text:p>54.0559855551128</text:p>
          </table:table-cell>
          <table:table-cell office:value-type="float" office:value="54.1659391931517" table:style-name="ce1">
            <text:p>54.1659391931517</text:p>
          </table:table-cell>
          <table:table-cell office:value-type="float" office:value="54.2725944000428" table:style-name="ce1">
            <text:p>54.2725944000428</text:p>
          </table:table-cell>
          <table:table-cell office:value-type="float" office:value="54.3764739702388" table:style-name="ce1">
            <text:p>54.3764739702388</text:p>
          </table:table-cell>
          <table:table-cell office:value-type="float" office:value="54.4779920844388" table:style-name="ce1">
            <text:p>54.4779920844388</text:p>
          </table:table-cell>
          <table:table-cell office:value-type="float" office:value="54.5774771708937" table:style-name="ce1">
            <text:p>54.5774771708937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9135021353114" table:style-name="ce1">
            <text:p>44.9135021353114</text:p>
          </table:table-cell>
          <table:table-cell office:value-type="float" office:value="47.5886308939838" table:style-name="ce1">
            <text:p>47.5886308939838</text:p>
          </table:table-cell>
          <table:table-cell office:value-type="float" office:value="47.9783954319681" table:style-name="ce1">
            <text:p>47.9783954319681</text:p>
          </table:table-cell>
          <table:table-cell office:value-type="float" office:value="51.1289600901472" table:style-name="ce1">
            <text:p>51.1289600901472</text:p>
          </table:table-cell>
          <table:table-cell office:value-type="float" office:value="50.6040431756138" table:style-name="ce1">
            <text:p>50.6040431756138</text:p>
          </table:table-cell>
          <table:table-cell office:value-type="float" office:value="53.5001737852029" table:style-name="ce1">
            <text:p>53.5001737852029</text:p>
          </table:table-cell>
          <table:table-cell office:value-type="float" office:value="53.132772117626" table:style-name="ce1">
            <text:p>53.132772117626</text:p>
          </table:table-cell>
          <table:table-cell office:value-type="float" office:value="55.9916857271549" table:style-name="ce1">
            <text:p>55.9916857271549</text:p>
          </table:table-cell>
          <table:table-cell office:value-type="float" office:value="55.1844948539328" table:style-name="ce1">
            <text:p>55.1844948539328</text:p>
          </table:table-cell>
          <table:table-cell office:value-type="float" office:value="58.3910859670511" table:style-name="ce1">
            <text:p>58.3910859670511</text:p>
          </table:table-cell>
          <table:table-cell office:value-type="float" office:value="57.5417660568934" table:style-name="ce1">
            <text:p>57.5417660568934</text:p>
          </table:table-cell>
          <table:table-cell office:value-type="float" office:value="60.5479651596507" table:style-name="ce1">
            <text:p>60.5479651596507</text:p>
          </table:table-cell>
          <table:table-cell office:value-type="float" office:value="59.7415262160663" table:style-name="ce1">
            <text:p>59.7415262160663</text:p>
          </table:table-cell>
          <table:table-cell office:value-type="float" office:value="62.6604904049304" table:style-name="ce1">
            <text:p>62.6604904049304</text:p>
          </table:table-cell>
          <table:table-cell office:value-type="float" office:value="61.8595937949371" table:style-name="ce1">
            <text:p>61.8595937949371</text:p>
          </table:table-cell>
          <table:table-cell office:value-type="float" office:value="64.850332231985" table:style-name="ce1">
            <text:p>64.850332231985</text:p>
          </table:table-cell>
          <table:table-cell office:value-type="float" office:value="64.1682629765829" table:style-name="ce1">
            <text:p>64.1682629765829</text:p>
          </table:table-cell>
          <table:table-cell office:value-type="float" office:value="67.1540878902088" table:style-name="ce1">
            <text:p>67.1540878902088</text:p>
          </table:table-cell>
          <table:table-cell office:value-type="float" office:value="66.2689957228474" table:style-name="ce1">
            <text:p>66.2689957228474</text:p>
          </table:table-cell>
          <table:table-cell office:value-type="float" office:value="69.4277657634409" table:style-name="ce1">
            <text:p>69.4277657634409</text:p>
          </table:table-cell>
          <table:table-cell office:value-type="float" office:value="68.8300396497878" table:style-name="ce1">
            <text:p>68.8300396497878</text:p>
          </table:table-cell>
          <table:table-cell office:value-type="float" office:value="72.0316886091804" table:style-name="ce1">
            <text:p>72.0316886091804</text:p>
          </table:table-cell>
          <table:table-cell office:value-type="float" office:value="71.6353370640423" table:style-name="ce1">
            <text:p>71.6353370640423</text:p>
          </table:table-cell>
          <table:table-cell office:value-type="float" office:value="74.6870476727262" table:style-name="ce1">
            <text:p>74.6870476727262</text:p>
          </table:table-cell>
          <table:table-cell office:value-type="float" office:value="73.806322448829" table:style-name="ce1">
            <text:p>73.806322448829</text:p>
          </table:table-cell>
          <table:table-cell office:value-type="float" office:value="76.7628187209539" table:style-name="ce1">
            <text:p>76.7628187209539</text:p>
          </table:table-cell>
          <table:table-cell office:value-type="float" office:value="76.0547750200619" table:style-name="ce1">
            <text:p>76.0547750200619</text:p>
          </table:table-cell>
          <table:table-cell office:value-type="float" office:value="79.1081985194769" table:style-name="ce1">
            <text:p>79.1081985194769</text:p>
          </table:table-cell>
          <table:table-cell office:value-type="float" office:value="78.3786095501686" table:style-name="ce1">
            <text:p>78.3786095501686</text:p>
          </table:table-cell>
          <table:table-cell office:value-type="float" office:value="81.4538930045044" table:style-name="ce1">
            <text:p>81.4538930045044</text:p>
          </table:table-cell>
          <table:table-cell office:value-type="float" office:value="80.6138772371029" table:style-name="ce1">
            <text:p>80.6138772371029</text:p>
          </table:table-cell>
          <table:table-cell office:value-type="float" office:value="84.1145447249132" table:style-name="ce1">
            <text:p>84.1145447249132</text:p>
          </table:table-cell>
          <table:table-cell office:value-type="float" office:value="82.8634815163615" table:style-name="ce1">
            <text:p>82.8634815163615</text:p>
          </table:table-cell>
          <table:table-cell office:value-type="float" office:value="85.9118020488462" table:style-name="ce1">
            <text:p>85.9118020488462</text:p>
          </table:table-cell>
          <table:table-cell office:value-type="float" office:value="84.7593416915904" table:style-name="ce1">
            <text:p>84.7593416915904</text:p>
          </table:table-cell>
          <table:table-cell office:value-type="float" office:value="87.4966971047094" table:style-name="ce1">
            <text:p>87.4966971047094</text:p>
          </table:table-cell>
          <table:table-cell office:value-type="float" office:value="86.332675659533" table:style-name="ce1">
            <text:p>86.332675659533</text:p>
          </table:table-cell>
          <table:table-cell office:value-type="float" office:value="89.0621763936393" table:style-name="ce1">
            <text:p>89.0621763936393</text:p>
          </table:table-cell>
          <table:table-cell office:value-type="float" office:value="88.094279500785" table:style-name="ce1">
            <text:p>88.094279500785</text:p>
          </table:table-cell>
          <table:table-cell office:value-type="float" office:value="90.9973132817369" table:style-name="ce1">
            <text:p>90.9973132817369</text:p>
          </table:table-cell>
          <table:table-cell office:value-type="float" office:value="89.4912919188793" table:style-name="ce1">
            <text:p>89.4912919188793</text:p>
          </table:table-cell>
          <table:table-cell office:value-type="float" office:value="92.2070325607783" table:style-name="ce1">
            <text:p>92.2070325607783</text:p>
          </table:table-cell>
          <table:table-cell office:value-type="float" office:value="92.323274113469" table:style-name="ce1">
            <text:p>92.323274113469</text:p>
          </table:table-cell>
          <table:table-cell office:value-type="float" office:value="94.9373660803053" table:style-name="ce1">
            <text:p>94.9373660803053</text:p>
          </table:table-cell>
          <table:table-cell office:value-type="float" office:value="93.6188340064429" table:style-name="ce1">
            <text:p>93.6188340064429</text:p>
          </table:table-cell>
          <table:table-cell office:value-type="float" office:value="95.9090219110895" table:style-name="ce1">
            <text:p>95.9090219110895</text:p>
          </table:table-cell>
          <table:table-cell office:value-type="float" office:value="94.8618040543395" table:style-name="ce1">
            <text:p>94.8618040543395</text:p>
          </table:table-cell>
          <table:table-cell office:value-type="float" office:value="97.1613480231436" table:style-name="ce1">
            <text:p>97.1613480231436</text:p>
          </table:table-cell>
          <table:table-cell office:value-type="float" office:value="95.5124178491959" table:style-name="ce1">
            <text:p>95.5124178491959</text:p>
          </table:table-cell>
          <table:table-cell office:value-type="float" office:value="98.1817021961329" table:style-name="ce1">
            <text:p>98.1817021961329</text:p>
          </table:table-cell>
          <table:table-cell office:value-type="float" office:value="96.4631787762191" table:style-name="ce1">
            <text:p>96.4631787762191</text:p>
          </table:table-cell>
          <table:table-cell office:value-type="float" office:value="98.7066647430945" table:style-name="ce1">
            <text:p>98.7066647430945</text:p>
          </table:table-cell>
          <table:table-cell office:value-type="float" office:value="97.2710809605149" table:style-name="ce1">
            <text:p>97.2710809605149</text:p>
          </table:table-cell>
          <table:table-cell office:value-type="float" office:value="99.8639740202496" table:style-name="ce1">
            <text:p>99.8639740202496</text:p>
          </table:table-cell>
          <table:table-cell office:value-type="float" office:value="98.4836824850714" table:style-name="ce1">
            <text:p>98.4836824850714</text:p>
          </table:table-cell>
          <table:table-cell office:value-type="float" office:value="100.762384658692" table:style-name="ce1">
            <text:p>100.762384658692</text:p>
          </table:table-cell>
          <table:table-cell office:value-type="float" office:value="99.0512510353189" table:style-name="ce1">
            <text:p>99.0512510353189</text:p>
          </table:table-cell>
          <table:table-cell office:value-type="float" office:value="101.323923809635" table:style-name="ce1">
            <text:p>101.323923809635</text:p>
          </table:table-cell>
          <table:table-cell office:value-type="float" office:value="99.9636521800199" table:style-name="ce1">
            <text:p>99.9636521800199</text:p>
          </table:table-cell>
          <table:table-cell office:value-type="float" office:value="102.336765522384" table:style-name="ce1">
            <text:p>102.336765522384</text:p>
          </table:table-cell>
          <table:table-cell office:value-type="float" office:value="101.195090441313" table:style-name="ce1">
            <text:p>101.195090441313</text:p>
          </table:table-cell>
          <table:table-cell office:value-type="float" office:value="103.553121064102" table:style-name="ce1">
            <text:p>103.553121064102</text:p>
          </table:table-cell>
          <table:table-cell office:value-type="float" office:value="104.317240476408" table:style-name="ce1">
            <text:p>104.317240476408</text:p>
          </table:table-cell>
          <table:table-cell office:value-type="float" office:value="105.071058573361" table:style-name="ce1">
            <text:p>105.071058573361</text:p>
          </table:table-cell>
          <table:table-cell office:value-type="float" office:value="105.847163339382" table:style-name="ce1">
            <text:p>105.847163339382</text:p>
          </table:table-cell>
          <table:table-cell office:value-type="float" office:value="106.594679572167" table:style-name="ce1">
            <text:p>106.594679572167</text:p>
          </table:table-cell>
          <table:table-cell office:value-type="float" office:value="107.318744017736" table:style-name="ce1">
            <text:p>107.318744017736</text:p>
          </table:table-cell>
          <table:table-cell office:value-type="float" office:value="108.023309169352" table:style-name="ce1">
            <text:p>108.023309169352</text:p>
          </table:table-cell>
          <table:table-cell office:value-type="float" office:value="108.711419718897" table:style-name="ce1">
            <text:p>108.711419718897</text:p>
          </table:table-cell>
          <table:table-cell office:value-type="float" office:value="109.385424438537" table:style-name="ce1">
            <text:p>109.385424438537</text:p>
          </table:table-cell>
          <table:table-cell office:value-type="float" office:value="110.047138574328" table:style-name="ce1">
            <text:p>110.047138574328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8629074233547" table:style-name="ce1">
            <text:p>44.8629074233547</text:p>
          </table:table-cell>
          <table:table-cell office:value-type="float" office:value="46.9355254208865" table:style-name="ce1">
            <text:p>46.9355254208865</text:p>
          </table:table-cell>
          <table:table-cell office:value-type="float" office:value="47.2906901778975" table:style-name="ce1">
            <text:p>47.2906901778975</text:p>
          </table:table-cell>
          <table:table-cell office:value-type="float" office:value="49.7175054773525" table:style-name="ce1">
            <text:p>49.7175054773525</text:p>
          </table:table-cell>
          <table:table-cell office:value-type="float" office:value="48.6480850665371" table:style-name="ce1">
            <text:p>48.6480850665371</text:p>
          </table:table-cell>
          <table:table-cell office:value-type="float" office:value="50.4859993115716" table:style-name="ce1">
            <text:p>50.4859993115716</text:p>
          </table:table-cell>
          <table:table-cell office:value-type="float" office:value="49.6426975045567" table:style-name="ce1">
            <text:p>49.6426975045567</text:p>
          </table:table-cell>
          <table:table-cell office:value-type="float" office:value="51.3725763789874" table:style-name="ce1">
            <text:p>51.3725763789874</text:p>
          </table:table-cell>
          <table:table-cell office:value-type="float" office:value="50.2376503183413" table:style-name="ce1">
            <text:p>50.2376503183413</text:p>
          </table:table-cell>
          <table:table-cell office:value-type="float" office:value="52.4813882861801" table:style-name="ce1">
            <text:p>52.4813882861801</text:p>
          </table:table-cell>
          <table:table-cell office:value-type="float" office:value="50.9706008549436" table:style-name="ce1">
            <text:p>50.9706008549436</text:p>
          </table:table-cell>
          <table:table-cell office:value-type="float" office:value="53.0092049996083" table:style-name="ce1">
            <text:p>53.0092049996083</text:p>
          </table:table-cell>
          <table:table-cell office:value-type="float" office:value="51.5628533354328" table:style-name="ce1">
            <text:p>51.5628533354328</text:p>
          </table:table-cell>
          <table:table-cell office:value-type="float" office:value="53.4356286128174" table:style-name="ce1">
            <text:p>53.4356286128174</text:p>
          </table:table-cell>
          <table:table-cell office:value-type="float" office:value="51.9524044992659" table:style-name="ce1">
            <text:p>51.9524044992659</text:p>
          </table:table-cell>
          <table:table-cell office:value-type="float" office:value="53.8777577128205" table:style-name="ce1">
            <text:p>53.8777577128205</text:p>
          </table:table-cell>
          <table:table-cell office:value-type="float" office:value="52.5082553306695" table:style-name="ce1">
            <text:p>52.5082553306695</text:p>
          </table:table-cell>
          <table:table-cell office:value-type="float" office:value="54.4037059994516" table:style-name="ce1">
            <text:p>54.4037059994516</text:p>
          </table:table-cell>
          <table:table-cell office:value-type="float" office:value="52.816177842133" table:style-name="ce1">
            <text:p>52.816177842133</text:p>
          </table:table-cell>
          <table:table-cell office:value-type="float" office:value="54.8384941446888" table:style-name="ce1">
            <text:p>54.8384941446888</text:p>
          </table:table-cell>
          <table:table-cell office:value-type="float" office:value="53.7213334472842" table:style-name="ce1">
            <text:p>53.7213334472842</text:p>
          </table:table-cell>
          <table:table-cell office:value-type="float" office:value="55.986151727748" table:style-name="ce1">
            <text:p>55.986151727748</text:p>
          </table:table-cell>
          <table:table-cell office:value-type="float" office:value="54.8831940291967" table:style-name="ce1">
            <text:p>54.8831940291967</text:p>
          </table:table-cell>
          <table:table-cell office:value-type="float" office:value="56.8800218439285" table:style-name="ce1">
            <text:p>56.8800218439285</text:p>
          </table:table-cell>
          <table:table-cell office:value-type="float" office:value="55.3868795418246" table:style-name="ce1">
            <text:p>55.3868795418246</text:p>
          </table:table-cell>
          <table:table-cell office:value-type="float" office:value="57.4662901859058" table:style-name="ce1">
            <text:p>57.4662901859058</text:p>
          </table:table-cell>
          <table:table-cell office:value-type="float" office:value="56.1182049933836" table:style-name="ce1">
            <text:p>56.1182049933836</text:p>
          </table:table-cell>
          <table:table-cell office:value-type="float" office:value="58.2871191921047" table:style-name="ce1">
            <text:p>58.2871191921047</text:p>
          </table:table-cell>
          <table:table-cell office:value-type="float" office:value="56.8457109595556" table:style-name="ce1">
            <text:p>56.8457109595556</text:p>
          </table:table-cell>
          <table:table-cell office:value-type="float" office:value="58.9769334117287" table:style-name="ce1">
            <text:p>58.9769334117287</text:p>
          </table:table-cell>
          <table:table-cell office:value-type="float" office:value="57.5266997758258" table:style-name="ce1">
            <text:p>57.5266997758258</text:p>
          </table:table-cell>
          <table:table-cell office:value-type="float" office:value="60.1051080235741" table:style-name="ce1">
            <text:p>60.1051080235741</text:p>
          </table:table-cell>
          <table:table-cell office:value-type="float" office:value="58.212096269054" table:style-name="ce1">
            <text:p>58.212096269054</text:p>
          </table:table-cell>
          <table:table-cell office:value-type="float" office:value="60.3294436810933" table:style-name="ce1">
            <text:p>60.3294436810933</text:p>
          </table:table-cell>
          <table:table-cell office:value-type="float" office:value="58.432214305711" table:style-name="ce1">
            <text:p>58.432214305711</text:p>
          </table:table-cell>
          <table:table-cell office:value-type="float" office:value="60.211571792707" table:style-name="ce1">
            <text:p>60.211571792707</text:p>
          </table:table-cell>
          <table:table-cell office:value-type="float" office:value="58.52783349086" table:style-name="ce1">
            <text:p>58.52783349086</text:p>
          </table:table-cell>
          <table:table-cell office:value-type="float" office:value="60.3979931766586" table:style-name="ce1">
            <text:p>60.3979931766586</text:p>
          </table:table-cell>
          <table:table-cell office:value-type="float" office:value="58.8531504234107" table:style-name="ce1">
            <text:p>58.8531504234107</text:p>
          </table:table-cell>
          <table:table-cell office:value-type="float" office:value="60.9617461267984" table:style-name="ce1">
            <text:p>60.9617461267984</text:p>
          </table:table-cell>
          <table:table-cell office:value-type="float" office:value="59.1791817367872" table:style-name="ce1">
            <text:p>59.1791817367872</text:p>
          </table:table-cell>
          <table:table-cell office:value-type="float" office:value="60.8398307408028" table:style-name="ce1">
            <text:p>60.8398307408028</text:p>
          </table:table-cell>
          <table:table-cell office:value-type="float" office:value="59.8663789254031" table:style-name="ce1">
            <text:p>59.8663789254031</text:p>
          </table:table-cell>
          <table:table-cell office:value-type="float" office:value="61.5506010280968" table:style-name="ce1">
            <text:p>61.5506010280968</text:p>
          </table:table-cell>
          <table:table-cell office:value-type="float" office:value="60.1339614033047" table:style-name="ce1">
            <text:p>60.1339614033047</text:p>
          </table:table-cell>
          <table:table-cell office:value-type="float" office:value="61.7251586488033" table:style-name="ce1">
            <text:p>61.7251586488033</text:p>
          </table:table-cell>
          <table:table-cell office:value-type="float" office:value="60.3661000292327" table:style-name="ce1">
            <text:p>60.3661000292327</text:p>
          </table:table-cell>
          <table:table-cell office:value-type="float" office:value="61.7855307897524" table:style-name="ce1">
            <text:p>61.7855307897524</text:p>
          </table:table-cell>
          <table:table-cell office:value-type="float" office:value="59.9016061335534" table:style-name="ce1">
            <text:p>59.9016061335534</text:p>
          </table:table-cell>
          <table:table-cell office:value-type="float" office:value="61.6611709616874" table:style-name="ce1">
            <text:p>61.6611709616874</text:p>
          </table:table-cell>
          <table:table-cell office:value-type="float" office:value="59.6440528481564" table:style-name="ce1">
            <text:p>59.6440528481564</text:p>
          </table:table-cell>
          <table:table-cell office:value-type="float" office:value="61.1594417366909" table:style-name="ce1">
            <text:p>61.1594417366909</text:p>
          </table:table-cell>
          <table:table-cell office:value-type="float" office:value="59.4746545535076" table:style-name="ce1">
            <text:p>59.4746545535076</text:p>
          </table:table-cell>
          <table:table-cell office:value-type="float" office:value="61.1469496968802" table:style-name="ce1">
            <text:p>61.1469496968802</text:p>
          </table:table-cell>
          <table:table-cell office:value-type="float" office:value="59.4690493595055" table:style-name="ce1">
            <text:p>59.4690493595055</text:p>
          </table:table-cell>
          <table:table-cell office:value-type="float" office:value="61.1309814350817" table:style-name="ce1">
            <text:p>61.1309814350817</text:p>
          </table:table-cell>
          <table:table-cell office:value-type="float" office:value="59.4383175347467" table:style-name="ce1">
            <text:p>59.4383175347467</text:p>
          </table:table-cell>
          <table:table-cell office:value-type="float" office:value="61.0857782219661" table:style-name="ce1">
            <text:p>61.0857782219661</text:p>
          </table:table-cell>
          <table:table-cell office:value-type="float" office:value="59.3549918085989" table:style-name="ce1">
            <text:p>59.3549918085989</text:p>
          </table:table-cell>
          <table:table-cell office:value-type="float" office:value="61.2167844518273" table:style-name="ce1">
            <text:p>61.2167844518273</text:p>
          </table:table-cell>
          <table:table-cell office:value-type="float" office:value="60.020876203907" table:style-name="ce1">
            <text:p>60.020876203907</text:p>
          </table:table-cell>
          <table:table-cell office:value-type="float" office:value="61.6482600913621" table:style-name="ce1">
            <text:p>61.6482600913621</text:p>
          </table:table-cell>
          <table:table-cell office:value-type="float" office:value="61.8368792310948" table:style-name="ce1">
            <text:p>61.8368792310948</text:p>
          </table:table-cell>
          <table:table-cell office:value-type="float" office:value="62.0182795679289" table:style-name="ce1">
            <text:p>62.0182795679289</text:p>
          </table:table-cell>
          <table:table-cell office:value-type="float" office:value="62.1940659814312" table:style-name="ce1">
            <text:p>62.1940659814312</text:p>
          </table:table-cell>
          <table:table-cell office:value-type="float" office:value="62.3653725050104" table:style-name="ce1">
            <text:p>62.3653725050104</text:p>
          </table:table-cell>
          <table:table-cell office:value-type="float" office:value="62.5330021500871" table:style-name="ce1">
            <text:p>62.5330021500871</text:p>
          </table:table-cell>
          <table:table-cell office:value-type="float" office:value="62.6975251887013" table:style-name="ce1">
            <text:p>62.6975251887013</text:p>
          </table:table-cell>
          <table:table-cell office:value-type="float" office:value="62.8593482367065" table:style-name="ce1">
            <text:p>62.8593482367065</text:p>
          </table:table-cell>
          <table:table-cell office:value-type="float" office:value="63.0187628127981" table:style-name="ce1">
            <text:p>63.0187628127981</text:p>
          </table:table-cell>
          <table:table-cell office:value-type="float" office:value="63.1759794711755" table:style-name="ce1">
            <text:p>63.1759794711755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5.5668904298346" table:style-name="ce1">
            <text:p>45.5668904298346</text:p>
          </table:table-cell>
          <table:table-cell office:value-type="float" office:value="44.9634553460037" table:style-name="ce1">
            <text:p>44.9634553460037</text:p>
          </table:table-cell>
          <table:table-cell office:value-type="float" office:value="47.1621127792411" table:style-name="ce1">
            <text:p>47.1621127792411</text:p>
          </table:table-cell>
          <table:table-cell office:value-type="float" office:value="47.2142562210468" table:style-name="ce1">
            <text:p>47.2142562210468</text:p>
          </table:table-cell>
          <table:table-cell office:value-type="float" office:value="49.9306898334188" table:style-name="ce1">
            <text:p>49.9306898334188</text:p>
          </table:table-cell>
          <table:table-cell office:value-type="float" office:value="49.2110098351335" table:style-name="ce1">
            <text:p>49.2110098351335</text:p>
          </table:table-cell>
          <table:table-cell office:value-type="float" office:value="51.4776261385573" table:style-name="ce1">
            <text:p>51.4776261385573</text:p>
          </table:table-cell>
          <table:table-cell office:value-type="float" office:value="50.7727915316724" table:style-name="ce1">
            <text:p>50.7727915316724</text:p>
          </table:table-cell>
          <table:table-cell office:value-type="float" office:value="53.034761664448" table:style-name="ce1">
            <text:p>53.034761664448</text:p>
          </table:table-cell>
          <table:table-cell office:value-type="float" office:value="52.0030542932194" table:style-name="ce1">
            <text:p>52.0030542932194</text:p>
          </table:table-cell>
          <table:table-cell office:value-type="float" office:value="54.5560340690769" table:style-name="ce1">
            <text:p>54.5560340690769</text:p>
          </table:table-cell>
          <table:table-cell office:value-type="float" office:value="53.4933746518893" table:style-name="ce1">
            <text:p>53.4933746518893</text:p>
          </table:table-cell>
          <table:table-cell office:value-type="float" office:value="55.9236389671241" table:style-name="ce1">
            <text:p>55.9236389671241</text:p>
          </table:table-cell>
          <table:table-cell office:value-type="float" office:value="54.9109745871189" table:style-name="ce1">
            <text:p>54.9109745871189</text:p>
          </table:table-cell>
          <table:table-cell office:value-type="float" office:value="57.1578731416547" table:style-name="ce1">
            <text:p>57.1578731416547</text:p>
          </table:table-cell>
          <table:table-cell office:value-type="float" office:value="56.1559236735763" table:style-name="ce1">
            <text:p>56.1559236735763</text:p>
          </table:table-cell>
          <table:table-cell office:value-type="float" office:value="58.4888076564107" table:style-name="ce1">
            <text:p>58.4888076564107</text:p>
          </table:table-cell>
          <table:table-cell office:value-type="float" office:value="57.435165600517" table:style-name="ce1">
            <text:p>57.435165600517</text:p>
          </table:table-cell>
          <table:table-cell office:value-type="float" office:value="59.7189037088935" table:style-name="ce1">
            <text:p>59.7189037088935</text:p>
          </table:table-cell>
          <table:table-cell office:value-type="float" office:value="58.6129722301555" table:style-name="ce1">
            <text:p>58.6129722301555</text:p>
          </table:table-cell>
          <table:table-cell office:value-type="float" office:value="61.0282879293738" table:style-name="ce1">
            <text:p>61.0282879293738</text:p>
          </table:table-cell>
          <table:table-cell office:value-type="float" office:value="60.30755785286" table:style-name="ce1">
            <text:p>60.30755785286</text:p>
          </table:table-cell>
          <table:table-cell office:value-type="float" office:value="62.992478711719" table:style-name="ce1">
            <text:p>62.992478711719</text:p>
          </table:table-cell>
          <table:table-cell office:value-type="float" office:value="62.4504595767789" table:style-name="ce1">
            <text:p>62.4504595767789</text:p>
          </table:table-cell>
          <table:table-cell office:value-type="float" office:value="64.9560562735992" table:style-name="ce1">
            <text:p>64.9560562735992</text:p>
          </table:table-cell>
          <table:table-cell office:value-type="float" office:value="64.009141134695" table:style-name="ce1">
            <text:p>64.009141134695</text:p>
          </table:table-cell>
          <table:table-cell office:value-type="float" office:value="66.5029061094184" table:style-name="ce1">
            <text:p>66.5029061094184</text:p>
          </table:table-cell>
          <table:table-cell office:value-type="float" office:value="65.6894213712078" table:style-name="ce1">
            <text:p>65.6894213712078</text:p>
          </table:table-cell>
          <table:table-cell office:value-type="float" office:value="68.2587744307436" table:style-name="ce1">
            <text:p>68.2587744307436</text:p>
          </table:table-cell>
          <table:table-cell office:value-type="float" office:value="67.4672994486903" table:style-name="ce1">
            <text:p>67.4672994486903</text:p>
          </table:table-cell>
          <table:table-cell office:value-type="float" office:value="69.753081139638" table:style-name="ce1">
            <text:p>69.753081139638</text:p>
          </table:table-cell>
          <table:table-cell office:value-type="float" office:value="68.6349136762821" table:style-name="ce1">
            <text:p>68.6349136762821</text:p>
          </table:table-cell>
          <table:table-cell office:value-type="float" office:value="71.5436187758464" table:style-name="ce1">
            <text:p>71.5436187758464</text:p>
          </table:table-cell>
          <table:table-cell office:value-type="float" office:value="70.0258931710925" table:style-name="ce1">
            <text:p>70.0258931710925</text:p>
          </table:table-cell>
          <table:table-cell office:value-type="float" office:value="72.4547816381113" table:style-name="ce1">
            <text:p>72.4547816381113</text:p>
          </table:table-cell>
          <table:table-cell office:value-type="float" office:value="71.1543084949437" table:style-name="ce1">
            <text:p>71.1543084949437</text:p>
          </table:table-cell>
          <table:table-cell office:value-type="float" office:value="73.1616956405013" table:style-name="ce1">
            <text:p>73.1616956405013</text:p>
          </table:table-cell>
          <table:table-cell office:value-type="float" office:value="71.9264110782754" table:style-name="ce1">
            <text:p>71.9264110782754</text:p>
          </table:table-cell>
          <table:table-cell office:value-type="float" office:value="74.3175636297074" table:style-name="ce1">
            <text:p>74.3175636297074</text:p>
          </table:table-cell>
          <table:table-cell office:value-type="float" office:value="73.3415535524058" table:style-name="ce1">
            <text:p>73.3415535524058</text:p>
          </table:table-cell>
          <table:table-cell office:value-type="float" office:value="75.7410275741468" table:style-name="ce1">
            <text:p>75.7410275741468</text:p>
          </table:table-cell>
          <table:table-cell office:value-type="float" office:value="74.021077602317" table:style-name="ce1">
            <text:p>74.021077602317</text:p>
          </table:table-cell>
          <table:table-cell office:value-type="float" office:value="76.2236795552647" table:style-name="ce1">
            <text:p>76.2236795552647</text:p>
          </table:table-cell>
          <table:table-cell office:value-type="float" office:value="76.149893470266" table:style-name="ce1">
            <text:p>76.149893470266</text:p>
          </table:table-cell>
          <table:table-cell office:value-type="float" office:value="78.2672655430264" table:style-name="ce1">
            <text:p>78.2672655430264</text:p>
          </table:table-cell>
          <table:table-cell office:value-type="float" office:value="76.724430053525" table:style-name="ce1">
            <text:p>76.724430053525</text:p>
          </table:table-cell>
          <table:table-cell office:value-type="float" office:value="78.7180620315639" table:style-name="ce1">
            <text:p>78.7180620315639</text:p>
          </table:table-cell>
          <table:table-cell office:value-type="float" office:value="77.6880752684791" table:style-name="ce1">
            <text:p>77.6880752684791</text:p>
          </table:table-cell>
          <table:table-cell office:value-type="float" office:value="79.4687672514376" table:style-name="ce1">
            <text:p>79.4687672514376</text:p>
          </table:table-cell>
          <table:table-cell office:value-type="float" office:value="77.5869369837645" table:style-name="ce1">
            <text:p>77.5869369837645</text:p>
          </table:table-cell>
          <table:table-cell office:value-type="float" office:value="79.645200155679" table:style-name="ce1">
            <text:p>79.645200155679</text:p>
          </table:table-cell>
          <table:table-cell office:value-type="float" office:value="77.8638840381124" table:style-name="ce1">
            <text:p>77.8638840381124</text:p>
          </table:table-cell>
          <table:table-cell office:value-type="float" office:value="79.7361378933843" table:style-name="ce1">
            <text:p>79.7361378933843</text:p>
          </table:table-cell>
          <table:table-cell office:value-type="float" office:value="78.1519440612895" table:style-name="ce1">
            <text:p>78.1519440612895</text:p>
          </table:table-cell>
          <table:table-cell office:value-type="float" office:value="80.1748317212179" table:style-name="ce1">
            <text:p>80.1748317212179</text:p>
          </table:table-cell>
          <table:table-cell office:value-type="float" office:value="78.650545243715" table:style-name="ce1">
            <text:p>78.650545243715</text:p>
          </table:table-cell>
          <table:table-cell office:value-type="float" office:value="80.5859071742404" table:style-name="ce1">
            <text:p>80.5859071742404</text:p>
          </table:table-cell>
          <table:table-cell office:value-type="float" office:value="78.7058494660899" table:style-name="ce1">
            <text:p>78.7058494660899</text:p>
          </table:table-cell>
          <table:table-cell office:value-type="float" office:value="80.5873992779644" table:style-name="ce1">
            <text:p>80.5873992779644</text:p>
          </table:table-cell>
          <table:table-cell office:value-type="float" office:value="78.8771147593435" table:style-name="ce1">
            <text:p>78.8771147593435</text:p>
          </table:table-cell>
          <table:table-cell office:value-type="float" office:value="80.7530247043684" table:style-name="ce1">
            <text:p>80.7530247043684</text:p>
          </table:table-cell>
          <table:table-cell office:value-type="float" office:value="79.3703629804212" table:style-name="ce1">
            <text:p>79.3703629804212</text:p>
          </table:table-cell>
          <table:table-cell office:value-type="float" office:value="81.2439824228898" table:style-name="ce1">
            <text:p>81.2439824228898</text:p>
          </table:table-cell>
          <table:table-cell office:value-type="float" office:value="81.7883135220632" table:style-name="ce1">
            <text:p>81.7883135220632</text:p>
          </table:table-cell>
          <table:table-cell office:value-type="float" office:value="82.3780690221109" table:style-name="ce1">
            <text:p>82.3780690221109</text:p>
          </table:table-cell>
          <table:table-cell office:value-type="float" office:value="82.92373246181" table:style-name="ce1">
            <text:p>82.92373246181</text:p>
          </table:table-cell>
          <table:table-cell office:value-type="float" office:value="83.4343557148199" table:style-name="ce1">
            <text:p>83.4343557148199</text:p>
          </table:table-cell>
          <table:table-cell office:value-type="float" office:value="83.9169482668689" table:style-name="ce1">
            <text:p>83.9169482668689</text:p>
          </table:table-cell>
          <table:table-cell office:value-type="float" office:value="84.3769401870512" table:style-name="ce1">
            <text:p>84.3769401870512</text:p>
          </table:table-cell>
          <table:table-cell office:value-type="float" office:value="84.8185401294319" table:style-name="ce1">
            <text:p>84.8185401294319</text:p>
          </table:table-cell>
          <table:table-cell office:value-type="float" office:value="85.2450121650225" table:style-name="ce1">
            <text:p>85.2450121650225</text:p>
          </table:table-cell>
          <table:table-cell office:value-type="float" office:value="85.658889847941" table:style-name="ce1">
            <text:p>85.658889847941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